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solid" svg:stroke-width="0.02cm" svg:stroke-color="#000000" draw:marker-start-width="0.23cm" draw:marker-end-width="0.23cm" draw:textarea-horizontal-align="center" draw:textarea-vertical-align="middle" fo:padding-top="0.135cm" fo:padding-bottom="0.135cm" fo:padding-left="0.26cm" fo:padding-right="0.26cm"/>
    </style:style>
    <style:style style:name="gr2" style:family="graphic" style:parent-style-name="standard">
      <style:graphic-properties draw:stroke="solid" svg:stroke-width="0.02cm" svg:stroke-color="#000000" draw:marker-start-width="0.23cm" draw:marker-end-width="0.23cm" draw:fill="none" draw:textarea-horizontal-align="center" draw:textarea-vertical-align="middle" fo:padding-top="0.135cm" fo:padding-bottom="0.135cm" fo:padding-left="0.26cm" fo:padding-right="0.26cm"/>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stroke="none" svg:stroke-color="#000000" draw:fill="none" draw:fill-color="#ffffff" fo:min-height="1.75cm"/>
    </style:style>
    <style:style style:name="gr5" style:family="graphic" style:parent-style-name="standard">
      <style:graphic-properties svg:stroke-width="0.04cm" draw:marker-start-width="0.26cm" draw:marker-end-width="0.26cm" draw:textarea-horizontal-align="center" draw:textarea-vertical-align="middle" fo:padding-top="0.145cm" fo:padding-bottom="0.145cm" fo:padding-left="0.27cm" fo:padding-right="0.2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104cm" fo:padding-top="0cm" fo:padding-bottom="0cm" fo:padding-left="0cm" fo:padding-right="0cm"/>
    </style:style>
    <style:style style:name="P1" style:family="paragraph">
      <style:paragraph-properties fo:text-align="center"/>
    </style:style>
    <style:style style:name="P2" style:family="paragraph">
      <style:text-properties fo:font-family="'DejaVu Sans Mono'" style:font-family-generic="swiss" style:font-pitch="fixed" fo:font-size="10pt" style:font-size-asian="10pt" style:font-size-complex="10pt"/>
    </style:style>
    <style:style style:name="P3" style:family="paragraph">
      <style:text-properties fo:font-size="32pt" fo:font-weight="bold" style:font-size-asian="32pt" style:font-weight-asian="bold" style:font-size-complex="32pt" style:font-weight-complex="bold"/>
    </style:style>
    <style:style style:name="P4" style:family="paragraph">
      <style:text-properties fo:color="#000000" fo:font-family="Arial" style:font-family-generic="swiss" style:font-pitch="variable" fo:font-size="7pt" fo:font-weight="normal" style:font-size-asian="7pt" style:font-weight-asian="normal" style:font-size-complex="7pt" style:font-weight-complex="normal"/>
    </style:style>
    <style:style style:name="T1" style:family="text">
      <style:text-properties fo:font-family="'DejaVu Sans Mono'" style:font-family-generic="swiss" style:font-pitch="fixed" fo:font-size="10pt" style:font-size-asian="10pt" style:font-size-complex="10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color="#000000" fo:font-family="Arial" style:font-family-generic="swiss" style:font-pitch="variable" fo:font-size="7pt" fo:font-weight="normal" style:font-size-asian="7pt" style:font-weight-asian="normal" style:font-size-complex="7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line draw:style-name="gr1" draw:text-style-name="P1" draw:layer="layout" svg:x1="28.062cm" svg:y1="10.402cm" svg:x2="28.062cm" svg:y2="1.963cm">
            <text:p/>
          </draw:line>
          <draw:line draw:style-name="gr1" draw:text-style-name="P1" draw:layer="layout" svg:x1="28.058cm" svg:y1="10.402cm" svg:x2="28.058cm" svg:y2="1.963cm">
            <text:p/>
          </draw:line>
          <draw:polyline draw:style-name="gr1" draw:text-style-name="P1" draw:layer="layout" svg:width="0.004cm" svg:height="0.001cm" svg:x="28.058cm" svg:y="1.961cm" svg:viewBox="0 0 5 2" draw:points="0,2 0,2 0,2 0,2 0,2 0,1 0,1 0,1 1,1 1,1 1,1 1,0 1,0 1,0 2,0 2,0 2,0 2,0 3,0 3,0 3,0 3,0 3,0 4,0 4,1 4,1 4,1 4,1 4,1 4,1 4,2 4,2 5,2 5,2">
            <text:p/>
          </draw:polyline>
          <draw:polyline draw:style-name="gr1" draw:text-style-name="P1" draw:layer="layout" svg:width="0.004cm" svg:height="0.001cm" svg:x="28.058cm" svg:y="10.402cm" svg:viewBox="0 0 5 2" draw:points="5,0 5,0 4,0 4,1 4,1 4,1 4,1 4,1 4,2 4,2 4,2 3,2 3,2 3,2 3,2 3,2 2,2 2,2 2,2 2,2 1,2 1,2 1,2 1,2 1,2 1,1 0,1 0,1 0,1 0,1 0,0 0,0 0,0">
            <text:p/>
          </draw:polyline>
          <draw:line draw:style-name="gr1" draw:text-style-name="P1" draw:layer="layout" svg:x1="17.866cm" svg:y1="1.965cm" svg:x2="28.06cm" svg:y2="1.965cm">
            <text:p/>
          </draw:line>
          <draw:line draw:style-name="gr1" draw:text-style-name="P1" draw:layer="layout" svg:x1="17.866cm" svg:y1="1.961cm" svg:x2="28.06cm" svg:y2="1.961cm">
            <text:p/>
          </draw:line>
          <draw:polyline draw:style-name="gr1" draw:text-style-name="P1" draw:layer="layout" svg:width="0.001cm" svg:height="0.004cm" svg:x="28.06cm" svg:y="1.961cm" svg:viewBox="0 0 2 5" draw:points="0,0 0,0 0,0 0,0 1,0 1,0 1,0 1,0 1,1 2,1 2,1 2,1 2,1 2,1 2,2 2,2 2,2 2,2 2,3 2,3 2,3 2,3 2,3 2,4 2,4 2,4 1,4 1,4 1,4 1,4 1,4 0,4 0,5 0,5">
            <text:p/>
          </draw:polyline>
          <draw:polyline draw:style-name="gr1" draw:text-style-name="P1" draw:layer="layout" svg:width="0.001cm" svg:height="0.004cm" svg:x="17.864cm" svg:y="1.961cm" svg:viewBox="0 0 2 5" draw:points="2,5 2,5 2,5 2,4 2,4 1,4 1,4 1,4 1,4 1,4 1,4 0,4 0,3 0,3 0,3 0,3 0,3 0,2 0,2 0,2 0,2 0,1 0,1 0,1 1,1 1,1 1,1 1,0 1,0 1,0 2,0 2,0 2,0 2,0">
            <text:p/>
          </draw:polyline>
          <draw:line draw:style-name="gr1" draw:text-style-name="P1" draw:layer="layout" svg:x1="17.869cm" svg:y1="10.402cm" svg:x2="17.869cm" svg:y2="1.963cm">
            <text:p/>
          </draw:line>
          <draw:line draw:style-name="gr1" draw:text-style-name="P1" draw:layer="layout" svg:x1="17.864cm" svg:y1="10.402cm" svg:x2="17.864cm" svg:y2="1.963cm">
            <text:p/>
          </draw:line>
          <draw:polyline draw:style-name="gr1" draw:text-style-name="P1" draw:layer="layout" svg:width="0.004cm" svg:height="0.001cm" svg:x="17.864cm" svg:y="1.961cm" svg:viewBox="0 0 5 2" draw:points="0,2 0,2 0,2 0,2 0,2 0,1 0,1 0,1 1,1 1,1 1,1 1,0 1,0 1,0 2,0 2,0 2,0 2,0 3,0 3,0 3,0 3,0 3,0 4,0 4,1 4,1 4,1 4,1 4,1 4,1 4,2 4,2 5,2 5,2">
            <text:p/>
          </draw:polyline>
          <draw:polyline draw:style-name="gr1" draw:text-style-name="P1" draw:layer="layout" svg:width="0.004cm" svg:height="0.001cm" svg:x="17.864cm" svg:y="10.402cm" svg:viewBox="0 0 5 2" draw:points="5,0 5,0 4,0 4,1 4,1 4,1 4,1 4,1 4,2 4,2 4,2 3,2 3,2 3,2 3,2 3,2 2,2 2,2 2,2 2,2 1,2 1,2 1,2 1,2 1,2 1,1 0,1 0,1 0,1 0,1 0,0 0,0 0,0">
            <text:p/>
          </draw:polyline>
          <draw:line draw:style-name="gr1" draw:text-style-name="P1" draw:layer="layout" svg:x1="27.95cm" svg:y1="10.515cm" svg:x2="28.062cm" svg:y2="10.403cm">
            <text:p/>
          </draw:line>
          <draw:line draw:style-name="gr1" draw:text-style-name="P1" draw:layer="layout" svg:x1="27.947cm" svg:y1="10.512cm" svg:x2="28.059cm" svg:y2="10.4cm">
            <text:p/>
          </draw:line>
          <draw:polyline draw:style-name="gr1" draw:text-style-name="P1" draw:layer="layout" svg:width="0.003cm" svg:height="0.003cm" svg:x="28.058cm" svg:y="10.4cm" svg:viewBox="0 0 4 4" draw:points="0,1 0,1 0,0 1,0 1,0 1,0 1,0 1,0 1,0 1,0 2,0 2,0 2,0 2,0 2,0 3,0 3,0 3,1 3,1 3,1 3,1 4,1 4,1 4,2 4,2 4,2 4,2 4,2 4,3 4,3 4,3 4,3 4,3 4,3 3,4 3,4 3,4">
            <text:p/>
          </draw:polyline>
          <draw:polyline draw:style-name="gr1" draw:text-style-name="P1" draw:layer="layout" svg:width="0.003cm" svg:height="0.003cm" svg:x="27.947cm" svg:y="10.512cm" svg:viewBox="0 0 4 4" draw:points="4,3 4,3 4,3 3,4 3,4 3,4 3,4 3,4 3,4 2,4 2,4 2,4 2,4 2,4 1,4 1,4 1,3 1,3 1,3 1,3 0,3 0,3 0,2 0,2 0,2 0,2 0,2 0,1 0,1 0,1 0,1 0,1 0,1 0,1 0,0 1,0 1,0">
            <text:p/>
          </draw:polyline>
          <draw:line draw:style-name="gr1" draw:text-style-name="P1" draw:layer="layout" svg:x1="17.978cm" svg:y1="10.516cm" svg:x2="27.948cm" svg:y2="10.516cm">
            <text:p/>
          </draw:line>
          <draw:line draw:style-name="gr1" draw:text-style-name="P1" draw:layer="layout" svg:x1="17.978cm" svg:y1="10.511cm" svg:x2="27.948cm" svg:y2="10.511cm">
            <text:p/>
          </draw:line>
          <draw:polyline draw:style-name="gr1" draw:text-style-name="P1" draw:layer="layout" svg:width="0.001cm" svg:height="0.004cm" svg:x="27.948cm" svg:y="10.511cm" svg:viewBox="0 0 2 5" draw:points="0,0 0,0 0,0 0,0 1,0 1,0 1,0 1,0 1,1 2,1 2,1 2,1 2,1 2,1 2,2 2,2 2,2 2,2 2,3 2,3 2,3 2,3 2,3 2,4 2,4 2,4 1,4 1,4 1,4 1,4 1,4 0,4 0,5 0,5">
            <text:p/>
          </draw:polyline>
          <draw:polyline draw:style-name="gr1" draw:text-style-name="P1" draw:layer="layout" svg:width="0.001cm" svg:height="0.004cm" svg:x="17.976cm" svg:y="10.511cm" svg:viewBox="0 0 2 5" draw:points="2,5 2,5 2,5 2,4 2,4 1,4 1,4 1,4 1,4 1,4 1,4 0,4 0,3 0,3 0,3 0,3 0,3 0,2 0,2 0,2 0,2 0,1 0,1 0,1 1,1 1,1 1,1 1,0 1,0 1,0 2,0 2,0 2,0 2,0">
            <text:p/>
          </draw:polyline>
          <draw:line draw:style-name="gr1" draw:text-style-name="P1" draw:layer="layout" svg:x1="17.865cm" svg:y1="10.403cm" svg:x2="17.977cm" svg:y2="10.515cm">
            <text:p/>
          </draw:line>
          <draw:line draw:style-name="gr1" draw:text-style-name="P1" draw:layer="layout" svg:x1="17.868cm" svg:y1="10.4cm" svg:x2="17.98cm" svg:y2="10.512cm">
            <text:p/>
          </draw:line>
          <draw:polyline draw:style-name="gr1" draw:text-style-name="P1" draw:layer="layout" svg:width="0.003cm" svg:height="0.003cm" svg:x="17.976cm" svg:y="10.512cm" svg:viewBox="0 0 4 4" draw:points="3,0 3,0 3,0 3,0 4,0 4,0 4,1 4,1 4,1 4,1 4,1 4,1 4,1 4,1 4,2 4,2 4,2 4,2 4,2 4,3 4,3 4,3 4,3 4,3 3,3 3,4 3,4 3,4 3,4 3,4 2,4 2,4 2,4 2,4 2,4 1,4 1,4 1,4 1,4 1,4 1,4 1,4 1,4 0,4 0,4 0,3 0,3 0,3 0,3">
            <text:p/>
          </draw:polyline>
          <draw:polyline draw:style-name="gr1" draw:text-style-name="P1" draw:layer="layout" svg:width="0.003cm" svg:height="0.003cm" svg:x="17.865cm" svg:y="10.4cm" svg:viewBox="0 0 4 4" draw:points="0,4 0,3 0,3 0,3 0,3 0,3 0,3 0,2 0,2 0,2 0,2 0,2 0,1 0,1 0,1 1,1 1,1 1,1 1,0 1,0 1,0 2,0 2,0 2,0 2,0 2,0 3,0 3,0 3,0 3,0 3,0 3,0 4,0">
            <text:p/>
          </draw:polyline>
          <draw:line draw:style-name="gr1" draw:text-style-name="P1" draw:layer="layout" svg:x1="25.682cm" svg:y1="3.517cm" svg:x2="25.682cm" svg:y2="3.481cm">
            <text:p/>
          </draw:line>
          <draw:line draw:style-name="gr1" draw:text-style-name="P1" draw:layer="layout" svg:x1="25.67cm" svg:y1="3.517cm" svg:x2="25.67cm" svg:y2="3.481cm">
            <text:p/>
          </draw:line>
          <draw:polyline draw:style-name="gr1" draw:text-style-name="P1" draw:layer="layout" svg:width="0.011cm" svg:height="0.005cm" svg:x="25.67cm" svg:y="3.476cm" svg:viewBox="0 0 12 6" draw:points="0,6 0,6 0,5 0,5 0,4 0,3 1,3 1,3 1,2 2,2 2,1 3,1 3,1 4,0 4,0 5,0 5,0 6,0 7,0 7,0 8,0 8,0 9,1 9,1 10,1 10,2 11,2 11,3 11,3 12,3 12,4 12,5 12,5 12,6">
            <text:p/>
          </draw:polyline>
          <draw:polyline draw:style-name="gr1" draw:text-style-name="P1" draw:layer="layout" svg:width="0.011cm" svg:height="0.004cm" svg:x="25.67cm" svg:y="3.517cm" svg:viewBox="0 0 12 5" draw:points="12,0 12,1 12,1 12,1 11,2 11,2 11,3 10,3 10,4 10,4 9,4 9,4 8,5 8,5 7,5 7,5 6,5 5,5 5,5 4,5 4,5 3,4 3,4 2,4 2,4 2,3 1,3 1,2 1,2 0,1 0,1 0,1 0,0">
            <text:p/>
          </draw:polyline>
          <draw:line draw:style-name="gr1" draw:text-style-name="P1" draw:layer="layout" svg:x1="25.676cm" svg:y1="3.522cm" svg:x2="25.711cm" svg:y2="3.522cm">
            <text:p/>
          </draw:line>
          <draw:line draw:style-name="gr1" draw:text-style-name="P1" draw:layer="layout" svg:x1="25.676cm" svg:y1="3.511cm" svg:x2="25.711cm" svg:y2="3.511cm">
            <text:p/>
          </draw:line>
          <draw:polyline draw:style-name="gr1" draw:text-style-name="P1" draw:layer="layout" svg:width="0.005cm" svg:height="0.01cm" svg:x="25.711cm" svg:y="3.511cm" svg:viewBox="0 0 6 11" draw:points="0,0 0,0 1,0 1,0 2,0 2,0 3,1 3,1 4,1 4,2 4,2 5,3 5,3 5,3 5,4 6,5 6,5 6,6 6,6 6,7 5,7 5,8 5,8 5,9 4,9 4,10 4,10 3,10 3,11 2,11 2,11 1,11 1,11 0,11">
            <text:p/>
          </draw:polyline>
          <draw:polyline draw:style-name="gr1" draw:text-style-name="P1" draw:layer="layout" svg:width="0.005cm" svg:height="0.01cm" svg:x="25.67cm" svg:y="3.511cm" svg:viewBox="0 0 6 11" draw:points="6,11 6,11 5,11 5,11 4,11 4,11 3,11 3,10 2,10 2,10 1,9 1,9 1,8 0,8 0,7 0,7 0,6 0,6 0,5 0,5 0,4 0,3 1,3 1,3 1,2 2,2 2,1 3,1 3,1 4,0 4,0 5,0 5,0 6,0">
            <text:p/>
          </draw:polyline>
          <draw:line draw:style-name="gr1" draw:text-style-name="P1" draw:layer="layout" svg:x1="25.717cm" svg:y1="3.517cm" svg:x2="25.717cm" svg:y2="3.481cm">
            <text:p/>
          </draw:line>
          <draw:line draw:style-name="gr1" draw:text-style-name="P1" draw:layer="layout" svg:x1="25.706cm" svg:y1="3.517cm" svg:x2="25.706cm" svg:y2="3.481cm">
            <text:p/>
          </draw:line>
          <draw:polyline draw:style-name="gr1" draw:text-style-name="P1" draw:layer="layout" svg:width="0.01cm" svg:height="0.005cm" svg:x="25.705cm" svg:y="3.476cm" svg:viewBox="0 0 11 6" draw:points="0,6 0,6 0,5 0,5 0,4 0,3 1,3 1,3 1,2 2,2 2,1 3,1 3,1 3,0 4,0 5,0 5,0 6,0 6,0 7,0 7,0 8,0 8,1 9,1 9,1 10,2 10,2 10,3 11,3 11,3 11,4 11,5 11,5 11,6">
            <text:p/>
          </draw:polyline>
          <draw:polyline draw:style-name="gr1" draw:text-style-name="P1" draw:layer="layout" svg:width="0.01cm" svg:height="0.004cm" svg:x="25.706cm" svg:y="3.517cm" svg:viewBox="0 0 11 5" draw:points="11,0 11,1 11,1 11,1 11,2 10,2 10,3 10,3 9,4 9,4 9,4 8,4 8,5 7,5 7,5 6,5 6,5 5,5 5,5 4,5 4,5 3,4 3,4 2,4 2,4 2,3 1,3 1,2 1,2 0,2 0,1 0,1 0,0">
            <text:p/>
          </draw:polyline>
          <draw:line draw:style-name="gr1" draw:text-style-name="P1" draw:layer="layout" svg:x1="25.676cm" svg:y1="3.488cm" svg:x2="25.711cm" svg:y2="3.488cm">
            <text:p/>
          </draw:line>
          <draw:line draw:style-name="gr1" draw:text-style-name="P1" draw:layer="layout" svg:x1="25.676cm" svg:y1="3.476cm" svg:x2="25.711cm" svg:y2="3.476cm">
            <text:p/>
          </draw:line>
          <draw:polyline draw:style-name="gr1" draw:text-style-name="P1" draw:layer="layout" svg:width="0.005cm" svg:height="0.01cm" svg:x="25.711cm" svg:y="3.476cm" svg:viewBox="0 0 6 11" draw:points="0,0 0,0 1,0 1,0 2,0 2,0 3,1 3,1 4,1 4,2 4,2 5,3 5,3 5,3 5,4 6,5 6,5 6,6 6,6 6,7 5,7 5,8 5,8 5,9 4,9 4,10 4,10 3,10 3,11 2,11 2,11 1,11 1,11 0,11">
            <text:p/>
          </draw:polyline>
          <draw:polyline draw:style-name="gr1" draw:text-style-name="P1" draw:layer="layout" svg:width="0.005cm" svg:height="0.01cm" svg:x="25.67cm" svg:y="3.476cm" svg:viewBox="0 0 6 11" draw:points="6,11 6,11 5,11 5,11 4,11 4,11 3,11 3,10 2,10 2,10 1,9 1,9 1,8 0,8 0,7 0,7 0,6 0,6 0,5 0,5 0,4 0,3 1,3 1,3 1,2 2,2 2,1 3,1 3,1 4,0 4,0 5,0 5,0 6,0">
            <text:p/>
          </draw:polyline>
          <draw:line draw:style-name="gr1" draw:text-style-name="P1" draw:layer="layout" svg:x1="25.576cm" svg:y1="3.639cm" svg:x2="25.576cm" svg:y2="3.578cm">
            <text:p/>
          </draw:line>
          <draw:line draw:style-name="gr1" draw:text-style-name="P1" draw:layer="layout" svg:x1="25.564cm" svg:y1="3.639cm" svg:x2="25.564cm" svg:y2="3.578cm">
            <text:p/>
          </draw:line>
          <draw:polyline draw:style-name="gr1" draw:text-style-name="P1" draw:layer="layout" svg:width="0.011cm" svg:height="0.005cm" svg:x="25.564cm" svg:y="3.573cm" svg:viewBox="0 0 12 6" draw:points="0,6 0,6 0,5 0,5 0,4 0,3 1,3 1,3 1,2 2,2 2,1 3,1 3,1 4,0 4,0 5,0 5,0 6,0 7,0 7,0 8,0 8,0 9,1 9,1 10,1 10,2 11,2 11,3 11,3 12,3 12,4 12,5 12,5 12,6">
            <text:p/>
          </draw:polyline>
          <draw:polyline draw:style-name="gr1" draw:text-style-name="P1" draw:layer="layout" svg:width="0.011cm" svg:height="0.005cm" svg:x="25.564cm" svg:y="3.639cm" svg:viewBox="0 0 12 6" draw:points="12,0 12,1 12,1 12,2 12,2 11,3 11,3 11,4 10,4 10,5 9,5 9,5 8,6 8,6 7,6 7,6 6,6 5,6 5,6 4,6 4,6 3,5 3,5 2,5 2,4 1,4 1,3 1,3 0,2 0,2 0,1 0,1 0,0">
            <text:p/>
          </draw:polyline>
          <draw:line draw:style-name="gr1" draw:text-style-name="P1" draw:layer="layout" svg:x1="25.57cm" svg:y1="3.646cm" svg:x2="25.614cm" svg:y2="3.646cm">
            <text:p/>
          </draw:line>
          <draw:line draw:style-name="gr1" draw:text-style-name="P1" draw:layer="layout" svg:x1="25.57cm" svg:y1="3.634cm" svg:x2="25.614cm" svg:y2="3.634cm">
            <text:p/>
          </draw:line>
          <draw:polyline draw:style-name="gr1" draw:text-style-name="P1" draw:layer="layout" svg:width="0.005cm" svg:height="0.01cm" svg:x="25.614cm" svg:y="3.634cm" svg:viewBox="0 0 6 11" draw:points="0,0 0,0 1,0 1,0 2,0 2,0 3,1 3,1 4,1 4,2 5,2 5,3 5,3 6,3 6,4 6,5 6,5 6,6 6,6 6,7 6,7 6,8 5,8 5,9 5,9 4,10 4,10 3,10 3,11 2,11 2,11 1,11 1,11 0,11">
            <text:p/>
          </draw:polyline>
          <draw:polyline draw:style-name="gr1" draw:text-style-name="P1" draw:layer="layout" svg:width="0.005cm" svg:height="0.01cm" svg:x="25.564cm" svg:y="3.634cm" svg:viewBox="0 0 6 11" draw:points="6,11 6,11 5,11 5,11 4,11 4,11 3,11 3,10 2,10 2,10 1,9 1,9 1,8 0,8 0,7 0,7 0,6 0,6 0,5 0,5 0,4 0,3 1,3 1,3 1,2 2,2 2,1 3,1 3,1 4,0 4,0 5,0 5,0 6,0">
            <text:p/>
          </draw:polyline>
          <draw:line draw:style-name="gr1" draw:text-style-name="P1" draw:layer="layout" svg:x1="25.62cm" svg:y1="3.639cm" svg:x2="25.62cm" svg:y2="3.578cm">
            <text:p/>
          </draw:line>
          <draw:line draw:style-name="gr1" draw:text-style-name="P1" draw:layer="layout" svg:x1="25.608cm" svg:y1="3.639cm" svg:x2="25.608cm" svg:y2="3.578cm">
            <text:p/>
          </draw:line>
          <draw:polyline draw:style-name="gr1" draw:text-style-name="P1" draw:layer="layout" svg:width="0.011cm" svg:height="0.005cm" svg:x="25.608cm" svg:y="3.573cm" svg:viewBox="0 0 12 6" draw:points="0,6 0,6 0,5 0,5 0,4 0,3 1,3 1,3 1,2 2,2 2,1 3,1 3,1 4,0 4,0 5,0 5,0 6,0 7,0 7,0 8,0 8,0 9,1 9,1 10,1 10,2 11,2 11,3 11,3 12,3 12,4 12,5 12,5 12,6">
            <text:p/>
          </draw:polyline>
          <draw:polyline draw:style-name="gr1" draw:text-style-name="P1" draw:layer="layout" svg:width="0.011cm" svg:height="0.005cm" svg:x="25.608cm" svg:y="3.639cm" svg:viewBox="0 0 12 6" draw:points="12,0 12,1 12,1 12,2 12,2 11,3 11,3 11,4 10,4 10,5 9,5 9,5 8,6 8,6 7,6 7,6 6,6 5,6 5,6 4,6 4,6 3,5 3,5 2,5 2,4 1,4 1,3 1,3 0,2 0,2 0,1 0,1 0,0">
            <text:p/>
          </draw:polyline>
          <draw:line draw:style-name="gr1" draw:text-style-name="P1" draw:layer="layout" svg:x1="25.57cm" svg:y1="3.584cm" svg:x2="25.614cm" svg:y2="3.584cm">
            <text:p/>
          </draw:line>
          <draw:line draw:style-name="gr1" draw:text-style-name="P1" draw:layer="layout" svg:x1="25.57cm" svg:y1="3.573cm" svg:x2="25.614cm" svg:y2="3.573cm">
            <text:p/>
          </draw:line>
          <draw:polyline draw:style-name="gr1" draw:text-style-name="P1" draw:layer="layout" svg:width="0.005cm" svg:height="0.01cm" svg:x="25.614cm" svg:y="3.573cm" svg:viewBox="0 0 6 11" draw:points="0,0 0,0 1,0 1,0 2,0 2,0 3,1 3,1 4,1 4,2 5,2 5,3 5,3 6,3 6,4 6,5 6,5 6,6 6,6 6,7 6,7 6,8 5,8 5,9 5,9 4,10 4,10 3,10 3,11 2,11 2,11 1,11 1,11 0,11">
            <text:p/>
          </draw:polyline>
          <draw:polyline draw:style-name="gr1" draw:text-style-name="P1" draw:layer="layout" svg:width="0.005cm" svg:height="0.01cm" svg:x="25.564cm" svg:y="3.573cm" svg:viewBox="0 0 6 11" draw:points="6,11 6,11 5,11 5,11 4,11 4,11 3,11 3,10 2,10 2,10 1,9 1,9 1,8 0,8 0,7 0,7 0,6 0,6 0,5 0,5 0,4 0,3 1,3 1,3 1,2 2,2 2,1 3,1 3,1 4,0 4,0 5,0 5,0 6,0">
            <text:p/>
          </draw:polyline>
          <draw:line draw:style-name="gr1" draw:text-style-name="P1" draw:layer="layout" svg:x1="25.576cm" svg:y1="3.658cm" svg:x2="25.576cm" svg:y2="3.64cm">
            <text:p/>
          </draw:line>
          <draw:line draw:style-name="gr1" draw:text-style-name="P1" draw:layer="layout" svg:x1="25.564cm" svg:y1="3.658cm" svg:x2="25.564cm" svg:y2="3.64cm">
            <text:p/>
          </draw:line>
          <draw:polyline draw:style-name="gr1" draw:text-style-name="P1" draw:layer="layout" svg:width="0.011cm" svg:height="0.005cm" svg:x="25.564cm" svg:y="3.634cm" svg:viewBox="0 0 12 6" draw:points="0,6 0,6 0,6 0,6 0,6 0,5 0,5 0,4 0,3 1,3 1,3 1,2 2,2 2,1 3,1 3,1 4,0 4,0 5,0 5,0 6,0 7,0 7,0 8,0 8,0 9,1 9,1 10,1 10,2 11,2 11,3 11,3 12,3 12,4 12,5 12,5 12,6 12,6 12,6 12,6 12,6">
            <text:p/>
          </draw:polyline>
          <draw:polyline draw:style-name="gr1" draw:text-style-name="P1" draw:layer="layout" svg:width="0.011cm" svg:height="0.004cm" svg:x="25.564cm" svg:y="3.658cm" svg:viewBox="0 0 12 5" draw:points="12,0 12,1 12,1 12,1 11,2 11,2 11,3 10,3 10,4 10,4 9,4 9,4 8,5 8,5 7,5 7,5 6,5 5,5 5,5 4,5 4,5 3,4 3,4 2,4 2,4 2,3 1,3 1,2 1,2 0,1 0,1 0,1 0,0">
            <text:p/>
          </draw:polyline>
          <draw:line draw:style-name="gr1" draw:text-style-name="P1" draw:layer="layout" svg:x1="25.57cm" svg:y1="3.664cm" svg:x2="25.781cm" svg:y2="3.664cm">
            <text:p/>
          </draw:line>
          <draw:line draw:style-name="gr1" draw:text-style-name="P1" draw:layer="layout" svg:x1="25.57cm" svg:y1="3.652cm" svg:x2="25.781cm" svg:y2="3.652cm">
            <text:p/>
          </draw:line>
          <draw:polyline draw:style-name="gr1" draw:text-style-name="P1" draw:layer="layout" svg:width="0.005cm" svg:height="0.01cm" svg:x="25.781cm" svg:y="3.652cm" svg:viewBox="0 0 6 11" draw:points="0,0 0,0 1,0 1,0 2,0 2,0 3,1 3,1 4,1 4,2 5,2 5,3 5,3 6,3 6,4 6,5 6,5 6,6 6,6 6,7 6,7 6,8 5,8 5,9 5,9 4,10 4,10 3,10 3,11 2,11 2,11 1,11 1,11 0,11">
            <text:p/>
          </draw:polyline>
          <draw:polyline draw:style-name="gr1" draw:text-style-name="P1" draw:layer="layout" svg:width="0.005cm" svg:height="0.01cm" svg:x="25.564cm" svg:y="3.652cm" svg:viewBox="0 0 6 11" draw:points="6,11 6,11 5,11 5,11 4,11 4,11 3,11 3,10 2,10 2,10 1,9 1,9 1,8 0,8 0,7 0,7 0,6 0,6 0,5 0,5 0,4 0,3 1,3 1,3 1,2 2,2 2,1 3,1 3,1 4,0 4,0 5,0 5,0 6,0">
            <text:p/>
          </draw:polyline>
          <draw:line draw:style-name="gr1" draw:text-style-name="P1" draw:layer="layout" svg:x1="25.787cm" svg:y1="3.658cm" svg:x2="25.787cm" svg:y2="3.64cm">
            <text:p/>
          </draw:line>
          <draw:line draw:style-name="gr1" draw:text-style-name="P1" draw:layer="layout" svg:x1="25.776cm" svg:y1="3.658cm" svg:x2="25.776cm" svg:y2="3.64cm">
            <text:p/>
          </draw:line>
          <draw:polyline draw:style-name="gr1" draw:text-style-name="P1" draw:layer="layout" svg:width="0.01cm" svg:height="0.006cm" svg:x="25.776cm" svg:y="3.634cm" svg:viewBox="0 0 11 7" draw:points="0,7 0,6 0,6 0,6 0,6 0,5 0,5 0,4 0,3 1,3 1,3 1,2 2,2 2,1 3,1 3,1 3,0 4,0 5,0 5,0 6,0 6,0 7,0 7,0 8,0 8,1 9,1 9,1 10,2 10,2 10,3 11,3 11,3 11,4 11,5 11,5 11,6 11,6 11,6 11,6 11,6">
            <text:p/>
          </draw:polyline>
          <draw:polyline draw:style-name="gr1" draw:text-style-name="P1" draw:layer="layout" svg:width="0.01cm" svg:height="0.004cm" svg:x="25.776cm" svg:y="3.658cm" svg:viewBox="0 0 11 5" draw:points="11,0 11,1 11,1 11,1 11,2 10,2 10,3 10,3 9,4 9,4 9,4 8,4 8,5 7,5 7,5 6,5 6,5 5,5 5,5 4,5 4,5 3,4 3,4 2,4 2,4 2,3 1,3 1,2 1,2 0,2 0,1 0,1 0,0">
            <text:p/>
          </draw:polyline>
          <draw:line draw:style-name="gr1" draw:text-style-name="P1" draw:layer="layout" svg:x1="25.57cm" svg:y1="3.646cm" svg:x2="25.781cm" svg:y2="3.646cm">
            <text:p/>
          </draw:line>
          <draw:line draw:style-name="gr1" draw:text-style-name="P1" draw:layer="layout" svg:x1="25.57cm" svg:y1="3.634cm" svg:x2="25.781cm" svg:y2="3.634cm">
            <text:p/>
          </draw:line>
          <draw:polyline draw:style-name="gr1" draw:text-style-name="P1" draw:layer="layout" svg:width="0.005cm" svg:height="0.01cm" svg:x="25.781cm" svg:y="3.634cm" svg:viewBox="0 0 6 11" draw:points="0,0 0,0 1,0 1,0 2,0 2,0 3,1 3,1 4,1 4,2 5,2 5,3 5,3 6,3 6,4 6,5 6,5 6,6 6,6 6,7 6,7 6,8 5,8 5,9 5,9 4,10 4,10 3,10 3,11 2,11 2,11 1,11 1,11 0,11">
            <text:p/>
          </draw:polyline>
          <draw:polyline draw:style-name="gr1" draw:text-style-name="P1" draw:layer="layout" svg:width="0.005cm" svg:height="0.01cm" svg:x="25.564cm" svg:y="3.634cm" svg:viewBox="0 0 6 11" draw:points="6,11 6,11 5,11 5,11 4,11 4,11 3,11 3,10 2,10 2,10 1,9 1,9 1,8 0,8 0,7 0,7 0,6 0,6 0,5 0,5 0,4 0,3 1,3 1,3 1,2 2,2 2,1 3,1 3,1 4,0 4,0 5,0 5,0 6,0">
            <text:p/>
          </draw:polyline>
          <draw:line draw:style-name="gr1" draw:text-style-name="P1" draw:layer="layout" svg:x1="25.796cm" svg:y1="3.658cm" svg:x2="25.796cm" svg:y2="3.64cm">
            <text:p/>
          </draw:line>
          <draw:line draw:style-name="gr1" draw:text-style-name="P1" draw:layer="layout" svg:x1="25.785cm" svg:y1="3.658cm" svg:x2="25.785cm" svg:y2="3.64cm">
            <text:p/>
          </draw:line>
          <draw:polyline draw:style-name="gr1" draw:text-style-name="P1" draw:layer="layout" svg:width="0.01cm" svg:height="0.006cm" svg:x="25.785cm" svg:y="3.634cm" svg:viewBox="0 0 11 7" draw:points="0,7 0,6 0,6 0,6 0,6 0,5 0,5 0,4 0,3 1,3 1,3 1,2 2,2 2,1 3,1 3,1 3,0 4,0 5,0 5,0 6,0 6,0 7,0 7,0 8,0 8,1 9,1 9,1 10,2 10,2 10,3 11,3 11,3 11,4 11,5 11,5 11,6 11,6 11,6 11,6 11,6">
            <text:p/>
          </draw:polyline>
          <draw:polyline draw:style-name="gr1" draw:text-style-name="P1" draw:layer="layout" svg:width="0.01cm" svg:height="0.004cm" svg:x="25.785cm" svg:y="3.658cm" svg:viewBox="0 0 11 5" draw:points="11,0 11,1 11,1 11,1 11,2 10,2 10,3 10,3 9,4 9,4 9,4 8,4 8,5 7,5 7,5 6,5 6,5 5,5 5,5 4,5 4,5 3,4 3,4 2,4 2,4 2,3 1,3 1,2 1,2 0,2 0,1 0,1 0,0">
            <text:p/>
          </draw:polyline>
          <draw:line draw:style-name="gr1" draw:text-style-name="P1" draw:layer="layout" svg:x1="25.79cm" svg:y1="3.664cm" svg:x2="25.816cm" svg:y2="3.664cm">
            <text:p/>
          </draw:line>
          <draw:line draw:style-name="gr1" draw:text-style-name="P1" draw:layer="layout" svg:x1="25.79cm" svg:y1="3.652cm" svg:x2="25.816cm" svg:y2="3.652cm">
            <text:p/>
          </draw:line>
          <draw:polyline draw:style-name="gr1" draw:text-style-name="P1" draw:layer="layout" svg:width="0.005cm" svg:height="0.01cm" svg:x="25.817cm" svg:y="3.652cm" svg:viewBox="0 0 6 11" draw:points="0,0 0,0 1,0 1,0 2,0 2,0 3,1 3,1 4,1 4,2 5,2 5,3 5,3 6,3 6,4 6,5 6,5 6,6 6,6 6,7 6,7 6,8 5,8 5,9 5,9 4,10 4,10 3,10 3,11 2,11 2,11 1,11 1,11 0,11">
            <text:p/>
          </draw:polyline>
          <draw:polyline draw:style-name="gr1" draw:text-style-name="P1" draw:layer="layout" svg:width="0.005cm" svg:height="0.01cm" svg:x="25.785cm" svg:y="3.652cm" svg:viewBox="0 0 6 11" draw:points="6,11 6,11 5,11 5,11 4,11 3,11 3,11 3,10 2,10 2,10 1,9 1,9 1,8 0,8 0,7 0,7 0,6 0,6 0,5 0,5 0,4 0,3 1,3 1,3 1,2 2,2 2,1 3,1 3,1 3,0 4,0 5,0 5,0 6,0">
            <text:p/>
          </draw:polyline>
          <draw:line draw:style-name="gr1" draw:text-style-name="P1" draw:layer="layout" svg:x1="25.823cm" svg:y1="3.658cm" svg:x2="25.823cm" svg:y2="3.64cm">
            <text:p/>
          </draw:line>
          <draw:line draw:style-name="gr1" draw:text-style-name="P1" draw:layer="layout" svg:x1="25.812cm" svg:y1="3.658cm" svg:x2="25.812cm" svg:y2="3.64cm">
            <text:p/>
          </draw:line>
          <draw:polyline draw:style-name="gr1" draw:text-style-name="P1" draw:layer="layout" svg:width="0.01cm" svg:height="0.006cm" svg:x="25.811cm" svg:y="3.634cm" svg:viewBox="0 0 11 7" draw:points="0,7 0,6 0,6 0,6 0,6 0,5 0,5 0,4 0,3 1,3 1,3 1,2 2,2 2,1 3,1 3,1 3,0 4,0 5,0 5,0 6,0 6,0 7,0 7,0 8,0 8,1 9,1 9,1 10,2 10,2 10,3 11,3 11,3 11,4 11,5 11,5 11,6 11,6 11,6 11,6 11,6">
            <text:p/>
          </draw:polyline>
          <draw:polyline draw:style-name="gr1" draw:text-style-name="P1" draw:layer="layout" svg:width="0.01cm" svg:height="0.004cm" svg:x="25.811cm" svg:y="3.658cm" svg:viewBox="0 0 11 5" draw:points="11,0 11,1 11,1 11,1 11,2 10,2 10,3 10,3 9,4 9,4 9,4 8,4 8,5 7,5 7,5 6,5 6,5 5,5 5,5 4,5 4,5 3,4 3,4 2,4 2,4 2,3 1,3 1,2 1,2 0,2 0,1 0,1 0,0">
            <text:p/>
          </draw:polyline>
          <draw:line draw:style-name="gr1" draw:text-style-name="P1" draw:layer="layout" svg:x1="25.79cm" svg:y1="3.646cm" svg:x2="25.816cm" svg:y2="3.646cm">
            <text:p/>
          </draw:line>
          <draw:line draw:style-name="gr1" draw:text-style-name="P1" draw:layer="layout" svg:x1="25.79cm" svg:y1="3.634cm" svg:x2="25.816cm" svg:y2="3.634cm">
            <text:p/>
          </draw:line>
          <draw:polyline draw:style-name="gr1" draw:text-style-name="P1" draw:layer="layout" svg:width="0.005cm" svg:height="0.01cm" svg:x="25.817cm" svg:y="3.634cm" svg:viewBox="0 0 6 11" draw:points="0,0 0,0 1,0 1,0 2,0 2,0 3,1 3,1 4,1 4,2 5,2 5,3 5,3 6,3 6,4 6,5 6,5 6,6 6,6 6,7 6,7 6,8 5,8 5,9 5,9 4,10 4,10 3,10 3,11 2,11 2,11 1,11 1,11 0,11">
            <text:p/>
          </draw:polyline>
          <draw:polyline draw:style-name="gr1" draw:text-style-name="P1" draw:layer="layout" svg:width="0.005cm" svg:height="0.01cm" svg:x="25.785cm" svg:y="3.634cm" svg:viewBox="0 0 6 11" draw:points="6,11 6,11 5,11 5,11 4,11 3,11 3,11 3,10 2,10 2,10 1,9 1,9 1,8 0,8 0,7 0,7 0,6 0,6 0,5 0,5 0,4 0,3 1,3 1,3 1,2 2,2 2,1 3,1 3,1 3,0 4,0 5,0 5,0 6,0">
            <text:p/>
          </draw:polyline>
          <draw:line draw:style-name="gr1" draw:text-style-name="P1" draw:layer="layout" svg:x1="25.576cm" svg:y1="3.358cm" svg:x2="25.576cm" svg:y2="3.34cm">
            <text:p/>
          </draw:line>
          <draw:line draw:style-name="gr1" draw:text-style-name="P1" draw:layer="layout" svg:x1="25.564cm" svg:y1="3.358cm" svg:x2="25.564cm" svg:y2="3.34cm">
            <text:p/>
          </draw:line>
          <draw:polyline draw:style-name="gr1" draw:text-style-name="P1" draw:layer="layout" svg:width="0.011cm" svg:height="0.005cm" svg:x="25.564cm" svg:y="3.334cm" svg:viewBox="0 0 12 6" draw:points="0,6 0,6 0,5 0,5 0,4 0,3 1,3 1,3 1,2 2,2 2,1 3,1 3,1 4,0 4,0 5,0 5,0 6,0 7,0 7,0 8,0 8,0 9,1 9,1 10,1 10,2 11,2 11,3 11,3 12,3 12,4 12,5 12,5 12,6">
            <text:p/>
          </draw:polyline>
          <draw:polyline draw:style-name="gr1" draw:text-style-name="P1" draw:layer="layout" svg:width="0.011cm" svg:height="0.005cm" svg:x="25.564cm" svg:y="3.358cm" svg:viewBox="0 0 12 6" draw:points="12,0 12,1 12,1 12,2 12,2 11,3 11,3 11,4 10,4 10,5 9,5 9,5 8,6 8,6 7,6 7,6 6,6 5,6 5,6 4,6 4,6 3,5 3,5 2,5 2,4 1,4 1,3 1,3 0,2 0,2 0,1 0,1 0,0">
            <text:p/>
          </draw:polyline>
          <draw:line draw:style-name="gr1" draw:text-style-name="P1" draw:layer="layout" svg:x1="25.57cm" svg:y1="3.364cm" svg:x2="25.781cm" svg:y2="3.364cm">
            <text:p/>
          </draw:line>
          <draw:line draw:style-name="gr1" draw:text-style-name="P1" draw:layer="layout" svg:x1="25.57cm" svg:y1="3.352cm" svg:x2="25.781cm" svg:y2="3.352cm">
            <text:p/>
          </draw:line>
          <draw:polyline draw:style-name="gr1" draw:text-style-name="P1" draw:layer="layout" svg:width="0.005cm" svg:height="0.011cm" svg:x="25.781cm" svg:y="3.352cm" svg:viewBox="0 0 6 12" draw:points="0,0 0,0 1,0 1,0 2,0 2,0 3,1 3,1 4,1 4,2 5,2 5,3 5,3 6,4 6,4 6,5 6,5 6,6 6,7 6,7 6,8 6,8 5,9 5,9 5,10 4,10 4,11 3,11 3,11 2,12 2,12 1,12 1,12 0,12">
            <text:p/>
          </draw:polyline>
          <draw:polyline draw:style-name="gr1" draw:text-style-name="P1" draw:layer="layout" svg:width="0.005cm" svg:height="0.011cm" svg:x="25.564cm" svg:y="3.352cm" svg:viewBox="0 0 6 12" draw:points="6,12 6,12 5,12 5,12 4,12 4,12 3,11 3,11 2,11 2,10 1,10 1,9 1,9 0,8 0,8 0,7 0,7 0,6 0,5 0,5 0,4 0,4 1,3 1,3 1,2 2,2 2,1 3,1 3,1 4,0 4,0 5,0 5,0 6,0">
            <text:p/>
          </draw:polyline>
          <draw:line draw:style-name="gr1" draw:text-style-name="P1" draw:layer="layout" svg:x1="25.787cm" svg:y1="3.358cm" svg:x2="25.787cm" svg:y2="3.34cm">
            <text:p/>
          </draw:line>
          <draw:line draw:style-name="gr1" draw:text-style-name="P1" draw:layer="layout" svg:x1="25.776cm" svg:y1="3.358cm" svg:x2="25.776cm" svg:y2="3.34cm">
            <text:p/>
          </draw:line>
          <draw:polyline draw:style-name="gr1" draw:text-style-name="P1" draw:layer="layout" svg:width="0.01cm" svg:height="0.005cm" svg:x="25.776cm" svg:y="3.334cm" svg:viewBox="0 0 11 6" draw:points="0,6 0,6 0,5 0,5 0,4 0,3 1,3 1,3 1,2 2,2 2,1 3,1 3,1 3,0 4,0 5,0 5,0 6,0 6,0 7,0 7,0 8,0 8,1 9,1 9,1 10,2 10,2 10,3 11,3 11,3 11,4 11,5 11,5 11,6">
            <text:p/>
          </draw:polyline>
          <draw:polyline draw:style-name="gr1" draw:text-style-name="P1" draw:layer="layout" svg:width="0.01cm" svg:height="0.005cm" svg:x="25.776cm" svg:y="3.358cm" svg:viewBox="0 0 11 6" draw:points="11,0 11,1 11,1 11,2 11,2 11,3 10,3 10,4 10,4 9,5 9,5 8,5 8,6 7,6 7,6 6,6 6,6 5,6 5,6 4,6 3,6 3,5 3,5 2,5 2,4 1,4 1,3 1,3 0,2 0,2 0,1 0,1 0,0">
            <text:p/>
          </draw:polyline>
          <draw:line draw:style-name="gr1" draw:text-style-name="P1" draw:layer="layout" svg:x1="25.57cm" svg:y1="3.346cm" svg:x2="25.781cm" svg:y2="3.346cm">
            <text:p/>
          </draw:line>
          <draw:line draw:style-name="gr1" draw:text-style-name="P1" draw:layer="layout" svg:x1="25.57cm" svg:y1="3.335cm" svg:x2="25.781cm" svg:y2="3.335cm">
            <text:p/>
          </draw:line>
          <draw:polyline draw:style-name="gr1" draw:text-style-name="P1" draw:layer="layout" svg:width="0.005cm" svg:height="0.01cm" svg:x="25.781cm" svg:y="3.334cm" svg:viewBox="0 0 6 11" draw:points="0,0 0,0 1,0 1,0 2,0 2,0 3,1 3,1 4,1 4,2 5,2 5,3 5,3 6,3 6,4 6,5 6,5 6,6 6,6 6,7 6,7 6,8 5,8 5,9 5,9 4,10 4,10 3,10 3,11 2,11 2,11 1,11 1,11 0,11">
            <text:p/>
          </draw:polyline>
          <draw:polyline draw:style-name="gr1" draw:text-style-name="P1" draw:layer="layout" svg:width="0.005cm" svg:height="0.01cm" svg:x="25.564cm" svg:y="3.334cm" svg:viewBox="0 0 6 11" draw:points="6,11 6,11 5,11 5,11 4,11 4,11 3,11 3,10 2,10 2,10 1,9 1,9 1,8 0,8 0,7 0,7 0,6 0,6 0,5 0,5 0,4 0,3 1,3 1,3 1,2 2,2 2,1 3,1 3,1 4,0 4,0 5,0 5,0 6,0">
            <text:p/>
          </draw:polyline>
          <draw:line draw:style-name="gr1" draw:text-style-name="P1" draw:layer="layout" svg:x1="25.796cm" svg:y1="3.358cm" svg:x2="25.796cm" svg:y2="3.34cm">
            <text:p/>
          </draw:line>
          <draw:line draw:style-name="gr1" draw:text-style-name="P1" draw:layer="layout" svg:x1="25.785cm" svg:y1="3.358cm" svg:x2="25.785cm" svg:y2="3.34cm">
            <text:p/>
          </draw:line>
          <draw:polyline draw:style-name="gr1" draw:text-style-name="P1" draw:layer="layout" svg:width="0.01cm" svg:height="0.005cm" svg:x="25.785cm" svg:y="3.334cm" svg:viewBox="0 0 11 6" draw:points="0,6 0,6 0,5 0,5 0,4 0,3 1,3 1,3 1,2 2,2 2,1 3,1 3,1 3,0 4,0 5,0 5,0 6,0 6,0 7,0 7,0 8,0 8,1 9,1 9,1 10,2 10,2 10,3 11,3 11,3 11,4 11,5 11,5 11,6">
            <text:p/>
          </draw:polyline>
          <draw:polyline draw:style-name="gr1" draw:text-style-name="P1" draw:layer="layout" svg:width="0.01cm" svg:height="0.005cm" svg:x="25.785cm" svg:y="3.358cm" svg:viewBox="0 0 11 6" draw:points="11,0 11,1 11,1 11,2 11,2 11,3 10,3 10,4 10,4 9,5 9,5 8,5 8,6 7,6 7,6 6,6 6,6 5,6 5,6 4,6 3,6 3,5 3,5 2,5 2,4 1,4 1,3 1,3 0,2 0,2 0,1 0,1 0,0">
            <text:p/>
          </draw:polyline>
          <draw:line draw:style-name="gr1" draw:text-style-name="P1" draw:layer="layout" svg:x1="25.79cm" svg:y1="3.364cm" svg:x2="25.816cm" svg:y2="3.364cm">
            <text:p/>
          </draw:line>
          <draw:line draw:style-name="gr1" draw:text-style-name="P1" draw:layer="layout" svg:x1="25.79cm" svg:y1="3.352cm" svg:x2="25.816cm" svg:y2="3.352cm">
            <text:p/>
          </draw:line>
          <draw:polyline draw:style-name="gr1" draw:text-style-name="P1" draw:layer="layout" svg:width="0.005cm" svg:height="0.011cm" svg:x="25.817cm" svg:y="3.352cm" svg:viewBox="0 0 6 12" draw:points="0,0 0,0 1,0 1,0 2,0 2,0 3,1 3,1 4,1 4,2 5,2 5,3 5,3 6,4 6,4 6,5 6,5 6,6 6,7 6,7 6,8 6,8 5,9 5,9 5,10 4,10 4,11 3,11 3,11 2,12 2,12 1,12 1,12 0,12">
            <text:p/>
          </draw:polyline>
          <draw:polyline draw:style-name="gr1" draw:text-style-name="P1" draw:layer="layout" svg:width="0.005cm" svg:height="0.011cm" svg:x="25.785cm" svg:y="3.352cm" svg:viewBox="0 0 6 12" draw:points="6,12 6,12 5,12 5,12 4,12 3,12 3,11 3,11 2,11 2,10 1,10 1,9 1,9 0,8 0,8 0,7 0,7 0,6 0,5 0,5 0,4 0,4 1,3 1,3 1,2 2,2 2,1 3,1 3,1 3,0 4,0 5,0 5,0 6,0">
            <text:p/>
          </draw:polyline>
          <draw:line draw:style-name="gr1" draw:text-style-name="P1" draw:layer="layout" svg:x1="25.823cm" svg:y1="3.358cm" svg:x2="25.823cm" svg:y2="3.34cm">
            <text:p/>
          </draw:line>
          <draw:line draw:style-name="gr1" draw:text-style-name="P1" draw:layer="layout" svg:x1="25.812cm" svg:y1="3.358cm" svg:x2="25.812cm" svg:y2="3.34cm">
            <text:p/>
          </draw:line>
          <draw:polyline draw:style-name="gr1" draw:text-style-name="P1" draw:layer="layout" svg:width="0.01cm" svg:height="0.005cm" svg:x="25.811cm" svg:y="3.334cm" svg:viewBox="0 0 11 6" draw:points="0,6 0,6 0,5 0,5 0,4 0,3 1,3 1,3 1,2 2,2 2,1 3,1 3,1 3,0 4,0 5,0 5,0 6,0 6,0 7,0 7,0 8,0 8,1 9,1 9,1 10,2 10,2 10,3 11,3 11,3 11,4 11,5 11,5 11,6">
            <text:p/>
          </draw:polyline>
          <draw:polyline draw:style-name="gr1" draw:text-style-name="P1" draw:layer="layout" svg:width="0.01cm" svg:height="0.005cm" svg:x="25.811cm" svg:y="3.358cm" svg:viewBox="0 0 11 6" draw:points="11,0 11,1 11,1 11,2 11,2 11,3 10,3 10,4 10,4 9,5 9,5 8,5 8,6 7,6 7,6 6,6 6,6 5,6 5,6 4,6 3,6 3,5 3,5 2,5 2,4 1,4 1,3 1,3 0,2 0,2 0,1 0,1 0,0">
            <text:p/>
          </draw:polyline>
          <draw:line draw:style-name="gr1" draw:text-style-name="P1" draw:layer="layout" svg:x1="25.79cm" svg:y1="3.346cm" svg:x2="25.816cm" svg:y2="3.346cm">
            <text:p/>
          </draw:line>
          <draw:line draw:style-name="gr1" draw:text-style-name="P1" draw:layer="layout" svg:x1="25.79cm" svg:y1="3.335cm" svg:x2="25.816cm" svg:y2="3.335cm">
            <text:p/>
          </draw:line>
          <draw:polyline draw:style-name="gr1" draw:text-style-name="P1" draw:layer="layout" svg:width="0.005cm" svg:height="0.01cm" svg:x="25.817cm" svg:y="3.334cm" svg:viewBox="0 0 6 11" draw:points="0,0 0,0 1,0 1,0 2,0 2,0 3,1 3,1 4,1 4,2 5,2 5,3 5,3 6,3 6,4 6,5 6,5 6,6 6,6 6,7 6,7 6,8 5,8 5,9 5,9 4,10 4,10 3,10 3,11 2,11 2,11 1,11 1,11 0,11">
            <text:p/>
          </draw:polyline>
          <draw:polyline draw:style-name="gr1" draw:text-style-name="P1" draw:layer="layout" svg:width="0.005cm" svg:height="0.01cm" svg:x="25.785cm" svg:y="3.334cm" svg:viewBox="0 0 6 11" draw:points="6,11 6,11 5,11 5,11 4,11 3,11 3,11 3,10 2,10 2,10 1,9 1,9 1,8 0,8 0,7 0,7 0,6 0,6 0,5 0,5 0,4 0,3 1,3 1,3 1,2 2,2 2,1 3,1 3,1 3,0 4,0 5,0 5,0 6,0">
            <text:p/>
          </draw:polyline>
          <draw:line draw:style-name="gr1" draw:text-style-name="P1" draw:layer="layout" svg:x1="25.576cm" svg:y1="3.604cm" svg:x2="25.576cm" svg:y2="3.578cm">
            <text:p/>
          </draw:line>
          <draw:line draw:style-name="gr1" draw:text-style-name="P1" draw:layer="layout" svg:x1="25.564cm" svg:y1="3.604cm" svg:x2="25.564cm" svg:y2="3.578cm">
            <text:p/>
          </draw:line>
          <draw:polyline draw:style-name="gr1" draw:text-style-name="P1" draw:layer="layout" svg:width="0.011cm" svg:height="0.005cm" svg:x="25.564cm" svg:y="3.573cm" svg:viewBox="0 0 12 6" draw:points="0,6 0,6 0,5 0,5 0,4 0,3 1,3 1,3 1,2 2,2 2,1 3,1 3,1 4,0 4,0 5,0 5,0 6,0 7,0 7,0 8,0 8,0 9,1 9,1 10,1 10,2 11,2 11,3 11,3 12,3 12,4 12,5 12,5 12,6">
            <text:p/>
          </draw:polyline>
          <draw:polyline draw:style-name="gr1" draw:text-style-name="P1" draw:layer="layout" svg:width="0.011cm" svg:height="0.005cm" svg:x="25.564cm" svg:y="3.604cm" svg:viewBox="0 0 12 6" draw:points="12,0 12,1 12,1 12,2 12,2 11,3 11,3 11,4 10,4 10,5 9,5 9,5 8,6 8,6 7,6 7,6 6,6 5,6 5,6 4,6 4,6 3,5 3,5 2,5 2,4 1,4 1,3 1,3 0,2 0,2 0,1 0,1 0,0">
            <text:p/>
          </draw:polyline>
          <draw:line draw:style-name="gr1" draw:text-style-name="P1" draw:layer="layout" svg:x1="25.57cm" svg:y1="3.611cm" svg:x2="25.614cm" svg:y2="3.611cm">
            <text:p/>
          </draw:line>
          <draw:line draw:style-name="gr1" draw:text-style-name="P1" draw:layer="layout" svg:x1="25.57cm" svg:y1="3.599cm" svg:x2="25.614cm" svg:y2="3.599cm">
            <text:p/>
          </draw:line>
          <draw:polyline draw:style-name="gr1" draw:text-style-name="P1" draw:layer="layout" svg:width="0.005cm" svg:height="0.01cm" svg:x="25.614cm" svg:y="3.599cm" svg:viewBox="0 0 6 11" draw:points="0,0 0,0 1,0 1,0 2,0 2,0 3,1 3,1 4,1 4,2 5,2 5,3 5,3 6,3 6,4 6,5 6,5 6,6 6,6 6,7 6,7 6,8 5,8 5,9 5,9 4,10 4,10 3,10 3,11 2,11 2,11 1,11 1,11 0,11">
            <text:p/>
          </draw:polyline>
          <draw:polyline draw:style-name="gr1" draw:text-style-name="P1" draw:layer="layout" svg:width="0.005cm" svg:height="0.01cm" svg:x="25.564cm" svg:y="3.599cm" svg:viewBox="0 0 6 11" draw:points="6,11 6,11 5,11 5,11 4,11 4,11 3,11 3,10 2,10 2,10 1,9 1,9 1,8 0,8 0,7 0,7 0,6 0,6 0,5 0,5 0,4 0,3 1,3 1,3 1,2 2,2 2,1 3,1 3,1 4,0 4,0 5,0 5,0 6,0">
            <text:p/>
          </draw:polyline>
          <draw:line draw:style-name="gr1" draw:text-style-name="P1" draw:layer="layout" svg:x1="25.62cm" svg:y1="3.604cm" svg:x2="25.62cm" svg:y2="3.578cm">
            <text:p/>
          </draw:line>
          <draw:line draw:style-name="gr1" draw:text-style-name="P1" draw:layer="layout" svg:x1="25.608cm" svg:y1="3.604cm" svg:x2="25.608cm" svg:y2="3.578cm">
            <text:p/>
          </draw:line>
          <draw:polyline draw:style-name="gr1" draw:text-style-name="P1" draw:layer="layout" svg:width="0.011cm" svg:height="0.005cm" svg:x="25.608cm" svg:y="3.573cm" svg:viewBox="0 0 12 6" draw:points="0,6 0,6 0,5 0,5 0,4 0,3 1,3 1,3 1,2 2,2 2,1 3,1 3,1 4,0 4,0 5,0 5,0 6,0 7,0 7,0 8,0 8,0 9,1 9,1 10,1 10,2 11,2 11,3 11,3 12,3 12,4 12,5 12,5 12,6">
            <text:p/>
          </draw:polyline>
          <draw:polyline draw:style-name="gr1" draw:text-style-name="P1" draw:layer="layout" svg:width="0.011cm" svg:height="0.005cm" svg:x="25.608cm" svg:y="3.604cm" svg:viewBox="0 0 12 6" draw:points="12,0 12,1 12,1 12,2 12,2 11,3 11,3 11,4 10,4 10,5 9,5 9,5 8,6 8,6 7,6 7,6 6,6 5,6 5,6 4,6 4,6 3,5 3,5 2,5 2,4 1,4 1,3 1,3 0,2 0,2 0,1 0,1 0,0">
            <text:p/>
          </draw:polyline>
          <draw:line draw:style-name="gr1" draw:text-style-name="P1" draw:layer="layout" svg:x1="25.57cm" svg:y1="3.584cm" svg:x2="25.614cm" svg:y2="3.584cm">
            <text:p/>
          </draw:line>
          <draw:line draw:style-name="gr1" draw:text-style-name="P1" draw:layer="layout" svg:x1="25.57cm" svg:y1="3.573cm" svg:x2="25.614cm" svg:y2="3.573cm">
            <text:p/>
          </draw:line>
          <draw:polyline draw:style-name="gr1" draw:text-style-name="P1" draw:layer="layout" svg:width="0.005cm" svg:height="0.01cm" svg:x="25.614cm" svg:y="3.573cm" svg:viewBox="0 0 6 11" draw:points="0,0 0,0 1,0 1,0 2,0 2,0 3,1 3,1 4,1 4,2 5,2 5,3 5,3 6,3 6,4 6,5 6,5 6,6 6,6 6,7 6,7 6,8 5,8 5,9 5,9 4,10 4,10 3,10 3,11 2,11 2,11 1,11 1,11 0,11">
            <text:p/>
          </draw:polyline>
          <draw:polyline draw:style-name="gr1" draw:text-style-name="P1" draw:layer="layout" svg:width="0.005cm" svg:height="0.01cm" svg:x="25.564cm" svg:y="3.573cm" svg:viewBox="0 0 6 11" draw:points="6,11 6,11 5,11 5,11 4,11 4,11 3,11 3,10 2,10 2,10 1,9 1,9 1,8 0,8 0,7 0,7 0,6 0,6 0,5 0,5 0,4 0,3 1,3 1,3 1,2 2,2 2,1 3,1 3,1 4,0 4,0 5,0 5,0 6,0">
            <text:p/>
          </draw:polyline>
          <draw:line draw:style-name="gr1" draw:text-style-name="P1" draw:layer="layout" svg:x1="25.57cm" svg:y1="3.773cm" svg:x2="25.57cm" svg:y2="3.225cm">
            <text:p/>
          </draw:line>
          <draw:line draw:style-name="gr1" draw:text-style-name="P1" draw:layer="layout" svg:x1="25.552cm" svg:y1="3.773cm" svg:x2="25.552cm" svg:y2="3.225cm">
            <text:p/>
          </draw:line>
          <draw:polyline draw:style-name="gr1" draw:text-style-name="P1" draw:layer="layout" svg:width="0.017cm" svg:height="0.008cm" svg:x="25.552cm" svg:y="3.216cm" svg:viewBox="0 0 18 9" draw:points="0,9 0,9 0,8 0,7 0,6 1,6 1,5 2,4 2,3 3,3 3,2 4,2 5,1 6,1 6,0 7,0 8,0 9,0 10,0 11,0 12,0 13,1 13,1 14,2 15,2 15,3 16,3 17,4 17,5 17,6 18,6 18,7 18,8 18,9">
            <text:p/>
          </draw:polyline>
          <draw:polyline draw:style-name="gr1" draw:text-style-name="P1" draw:layer="layout" svg:width="0.017cm" svg:height="0.008cm" svg:x="25.552cm" svg:y="3.773cm" svg:viewBox="0 0 18 9" draw:points="18,0 18,1 18,2 18,3 17,3 17,4 17,5 16,6 15,6 15,7 14,7 13,8 13,8 12,8 11,9 10,9 9,9 8,9 7,9 6,8 6,8 5,8 4,7 3,7 3,6 2,6 2,5 1,4 1,3 0,3 0,2 0,1 0,0">
            <text:p/>
          </draw:polyline>
          <draw:line draw:style-name="gr1" draw:text-style-name="P1" draw:layer="layout" svg:x1="25.561cm" svg:y1="3.234cm" svg:x2="25.826cm" svg:y2="3.234cm">
            <text:p/>
          </draw:line>
          <draw:line draw:style-name="gr1" draw:text-style-name="P1" draw:layer="layout" svg:x1="25.561cm" svg:y1="3.216cm" svg:x2="25.826cm" svg:y2="3.216cm">
            <text:p/>
          </draw:line>
          <draw:polyline draw:style-name="gr1" draw:text-style-name="P1" draw:layer="layout" svg:width="0.008cm" svg:height="0.017cm" svg:x="25.826cm" svg:y="3.216cm" svg:viewBox="0 0 9 18" draw:points="0,0 0,0 1,0 2,0 3,0 4,1 4,1 5,2 6,2 6,3 7,3 8,4 8,5 8,6 9,6 9,7 9,8 9,9 9,10 9,11 9,12 8,13 8,13 8,14 7,15 6,15 6,16 5,17 4,17 4,17 3,18 2,18 1,18 0,18">
            <text:p/>
          </draw:polyline>
          <draw:polyline draw:style-name="gr1" draw:text-style-name="P1" draw:layer="layout" svg:width="0.008cm" svg:height="0.017cm" svg:x="25.552cm" svg:y="3.216cm" svg:viewBox="0 0 9 18" draw:points="9,18 9,18 8,18 7,18 6,18 6,17 5,17 4,17 3,16 3,15 2,15 2,14 1,13 1,13 0,12 0,11 0,10 0,9 0,8 0,7 0,6 1,6 1,5 2,4 2,3 3,3 3,2 4,2 5,1 6,1 6,0 7,0 8,0 9,0">
            <text:p/>
          </draw:polyline>
          <draw:line draw:style-name="gr1" draw:text-style-name="P1" draw:layer="layout" svg:x1="25.835cm" svg:y1="3.773cm" svg:x2="25.835cm" svg:y2="3.225cm">
            <text:p/>
          </draw:line>
          <draw:line draw:style-name="gr1" draw:text-style-name="P1" draw:layer="layout" svg:x1="25.817cm" svg:y1="3.773cm" svg:x2="25.817cm" svg:y2="3.225cm">
            <text:p/>
          </draw:line>
          <draw:polyline draw:style-name="gr1" draw:text-style-name="P1" draw:layer="layout" svg:width="0.017cm" svg:height="0.008cm" svg:x="25.817cm" svg:y="3.216cm" svg:viewBox="0 0 18 9" draw:points="0,9 0,9 0,8 0,7 0,6 1,6 1,5 2,4 2,3 3,3 3,2 4,2 5,1 6,1 6,0 7,0 8,0 9,0 10,0 11,0 12,0 13,1 13,1 14,2 15,2 15,3 16,3 17,4 17,5 17,6 18,6 18,7 18,8 18,9">
            <text:p/>
          </draw:polyline>
          <draw:polyline draw:style-name="gr1" draw:text-style-name="P1" draw:layer="layout" svg:width="0.017cm" svg:height="0.008cm" svg:x="25.817cm" svg:y="3.773cm" svg:viewBox="0 0 18 9" draw:points="18,0 18,1 18,2 18,3 17,3 17,4 17,5 16,6 15,6 15,7 14,7 13,8 13,8 12,8 11,9 10,9 9,9 8,9 7,9 6,8 6,8 5,8 4,7 3,7 3,6 2,6 2,5 1,4 1,3 0,3 0,2 0,1 0,0">
            <text:p/>
          </draw:polyline>
          <draw:line draw:style-name="gr1" draw:text-style-name="P1" draw:layer="layout" svg:x1="25.561cm" svg:y1="3.782cm" svg:x2="25.826cm" svg:y2="3.782cm">
            <text:p/>
          </draw:line>
          <draw:line draw:style-name="gr1" draw:text-style-name="P1" draw:layer="layout" svg:x1="25.561cm" svg:y1="3.764cm" svg:x2="25.826cm" svg:y2="3.764cm">
            <text:p/>
          </draw:line>
          <draw:polyline draw:style-name="gr1" draw:text-style-name="P1" draw:layer="layout" svg:width="0.008cm" svg:height="0.016cm" svg:x="25.826cm" svg:y="3.764cm" svg:viewBox="0 0 9 17" draw:points="0,0 0,0 1,0 2,0 3,0 4,1 4,1 5,1 6,2 6,3 7,3 8,4 8,5 8,5 9,6 9,7 9,8 9,9 9,10 9,10 9,11 8,12 8,13 8,14 7,14 6,15 6,15 5,16 4,16 4,17 3,17 2,17 1,17 0,17">
            <text:p/>
          </draw:polyline>
          <draw:polyline draw:style-name="gr1" draw:text-style-name="P1" draw:layer="layout" svg:width="0.008cm" svg:height="0.016cm" svg:x="25.552cm" svg:y="3.764cm" svg:viewBox="0 0 9 17" draw:points="9,17 9,17 8,17 7,17 6,17 6,17 5,16 4,16 3,15 3,15 2,14 2,14 1,13 1,12 0,11 0,10 0,10 0,9 0,8 0,7 0,6 1,5 1,5 2,4 2,3 3,3 3,2 4,1 5,1 6,1 6,0 7,0 8,0 9,0">
            <text:p/>
          </draw:polyline>
          <draw:polyline draw:style-name="gr1" draw:text-style-name="P1" draw:layer="layout" svg:width="0.042cm" svg:height="0.192cm" svg:x="25.562cm" svg:y="3.403cm" svg:viewBox="0 0 43 193" draw:points="43,193 38,188 34,183 29,178 25,173 21,167 18,161 15,156 12,150 9,143 7,137 5,130 3,124 2,117 1,110 0,103 0,96 0,89 1,82 2,75 3,68 5,61 6,55 9,49 11,43 14,37 17,31 21,25 24,20 33,9 42,0">
            <text:p/>
          </draw:polyline>
          <draw:polyline draw:style-name="gr1" draw:text-style-name="P1" draw:layer="layout" svg:width="0.175cm" svg:height="0.033cm" svg:x="25.605cm" svg:y="3.368cm" svg:viewBox="0 0 176 34" draw:points="0,34 9,26 19,20 29,14 40,9 51,5 63,2 75,1 88,0 101,1 113,2 125,5 136,9 147,14 157,20 167,26 176,34">
            <text:p/>
          </draw:polyline>
          <draw:polyline draw:style-name="gr1" draw:text-style-name="P1" draw:layer="layout" svg:width="0.041cm" svg:height="0.19cm" svg:x="25.783cm" svg:y="3.404cm" svg:viewBox="0 0 42 191" draw:points="0,0 9,9 18,20 25,31 28,36 31,42 33,49 35,55 37,61 39,68 40,75 41,81 42,88 42,95 42,102 41,109 40,116 39,123 37,129 35,136 33,142 30,148 28,154 24,160 21,166 17,171 9,181 0,191">
            <text:p/>
          </draw:polyline>
          <draw:polyline draw:style-name="gr1" draw:text-style-name="P1" draw:layer="layout" svg:width="0.176cm" svg:height="0.034cm" svg:x="25.606cm" svg:y="3.594cm" svg:viewBox="0 0 177 35" draw:points="177,0 168,8 158,15 147,21 136,26 125,30 113,33 100,34 88,35 75,34 63,33 51,30 40,26 29,21 19,15 9,9 0,1">
            <text:p/>
          </draw:polyline>
          <draw:line draw:style-name="gr1" draw:text-style-name="P1" draw:layer="layout" svg:x1="18.459cm" svg:y1="6.834cm" svg:x2="18.773cm" svg:y2="6.834cm">
            <text:p/>
          </draw:line>
          <draw:line draw:style-name="gr1" draw:text-style-name="P1" draw:layer="layout" svg:x1="18.459cm" svg:y1="6.811cm" svg:x2="18.773cm" svg:y2="6.811cm">
            <text:p/>
          </draw:line>
          <draw:polyline draw:style-name="gr1" draw:text-style-name="P1" draw:layer="layout" svg:width="0.01cm" svg:height="0.022cm" svg:x="18.773cm" svg:y="6.811cm" svg:viewBox="0 0 11 23" draw:points="0,0 0,0 1,0 2,0 3,1 4,1 5,1 6,2 7,3 8,3 9,4 9,5 10,6 10,7 11,8 11,9 11,10 11,11 11,13 11,14 11,15 10,16 10,17 9,18 9,19 8,19 7,20 6,21 5,21 4,22 3,22 2,22 1,23 0,23">
            <text:p/>
          </draw:polyline>
          <draw:polyline draw:style-name="gr1" draw:text-style-name="P1" draw:layer="layout" svg:width="0.011cm" svg:height="0.022cm" svg:x="18.448cm" svg:y="6.811cm" svg:viewBox="0 0 12 23" draw:points="12,23 11,23 10,23 9,22 8,22 7,22 6,21 5,21 4,20 3,19 3,19 2,18 1,17 1,16 0,15 0,14 0,13 0,11 0,10 0,9 0,8 1,7 1,6 2,5 3,4 3,3 4,3 5,2 6,1 7,1 8,1 9,0 10,0 11,0 12,0">
            <text:p/>
          </draw:polyline>
          <draw:line draw:style-name="gr1" draw:text-style-name="P1" draw:layer="layout" svg:x1="18.47cm" svg:y1="6.823cm" svg:x2="18.47cm" svg:y2="6.284cm">
            <text:p/>
          </draw:line>
          <draw:line draw:style-name="gr1" draw:text-style-name="P1" draw:layer="layout" svg:x1="18.448cm" svg:y1="6.823cm" svg:x2="18.448cm" svg:y2="6.284cm">
            <text:p/>
          </draw:line>
          <draw:polyline draw:style-name="gr1" draw:text-style-name="P1" draw:layer="layout" svg:width="0.021cm" svg:height="0.01cm" svg:x="18.448cm" svg:y="6.272cm" svg:viewBox="0 0 22 11" draw:points="0,11 0,11 0,10 0,9 0,8 1,7 1,6 2,5 3,4 3,3 4,3 5,2 6,1 7,1 8,1 9,0 10,0 11,0 12,0 13,0 14,1 15,1 16,1 17,2 18,3 19,3 19,4 20,5 21,6 21,7 21,8 22,9 22,10 22,11">
            <text:p/>
          </draw:polyline>
          <draw:polyline draw:style-name="gr1" draw:text-style-name="P1" draw:layer="layout" svg:width="0.021cm" svg:height="0.01cm" svg:x="18.448cm" svg:y="6.822cm" svg:viewBox="0 0 22 11" draw:points="22,0 22,1 22,2 21,3 21,4 21,5 20,6 19,7 19,8 18,9 17,9 16,10 15,10 14,11 13,11 12,11 11,11 10,11 9,11 8,11 7,10 6,10 5,9 4,9 3,8 3,7 2,6 1,5 1,4 0,3 0,2 0,1 0,0">
            <text:p/>
          </draw:polyline>
          <draw:line draw:style-name="gr1" draw:text-style-name="P1" draw:layer="layout" svg:x1="18.459cm" svg:y1="6.295cm" svg:x2="18.773cm" svg:y2="6.295cm">
            <text:p/>
          </draw:line>
          <draw:line draw:style-name="gr1" draw:text-style-name="P1" draw:layer="layout" svg:x1="18.459cm" svg:y1="6.272cm" svg:x2="18.773cm" svg:y2="6.272cm">
            <text:p/>
          </draw:line>
          <draw:polyline draw:style-name="gr1" draw:text-style-name="P1" draw:layer="layout" svg:width="0.01cm" svg:height="0.022cm" svg:x="18.773cm" svg:y="6.272cm" svg:viewBox="0 0 11 23" draw:points="0,0 0,0 1,0 2,0 3,1 4,1 5,1 6,2 7,3 8,3 9,4 9,5 10,6 10,7 11,8 11,9 11,10 11,11 11,13 11,14 11,15 10,16 10,17 9,18 9,19 8,19 7,20 6,21 5,21 4,22 3,22 2,22 1,23 0,23">
            <text:p/>
          </draw:polyline>
          <draw:polyline draw:style-name="gr1" draw:text-style-name="P1" draw:layer="layout" svg:width="0.011cm" svg:height="0.022cm" svg:x="18.448cm" svg:y="6.272cm" svg:viewBox="0 0 12 23" draw:points="12,23 11,23 10,23 9,22 8,22 7,22 6,21 5,21 4,20 3,19 3,19 2,18 1,17 1,16 0,15 0,14 0,13 0,11 0,10 0,9 0,8 1,7 1,6 2,5 3,4 3,3 4,3 5,2 6,1 7,1 8,1 9,0 10,0 11,0 12,0">
            <text:p/>
          </draw:polyline>
          <draw:line draw:style-name="gr1" draw:text-style-name="P1" draw:layer="layout" svg:x1="18.785cm" svg:y1="6.823cm" svg:x2="18.785cm" svg:y2="6.284cm">
            <text:p/>
          </draw:line>
          <draw:line draw:style-name="gr1" draw:text-style-name="P1" draw:layer="layout" svg:x1="18.762cm" svg:y1="6.823cm" svg:x2="18.762cm" svg:y2="6.284cm">
            <text:p/>
          </draw:line>
          <draw:polyline draw:style-name="gr1" draw:text-style-name="P1" draw:layer="layout" svg:width="0.022cm" svg:height="0.01cm" svg:x="18.762cm" svg:y="6.272cm" svg:viewBox="0 0 23 11" draw:points="0,11 0,11 0,10 0,9 1,8 1,7 1,6 2,5 3,4 3,3 4,3 5,2 6,1 7,1 8,1 9,0 10,0 11,0 13,0 14,0 15,1 16,1 17,1 18,2 19,3 19,3 20,4 21,5 21,6 22,7 22,8 22,9 23,10 23,11">
            <text:p/>
          </draw:polyline>
          <draw:polyline draw:style-name="gr1" draw:text-style-name="P1" draw:layer="layout" svg:width="0.022cm" svg:height="0.01cm" svg:x="18.762cm" svg:y="6.822cm" svg:viewBox="0 0 23 11" draw:points="23,0 23,1 22,2 22,3 22,4 21,5 21,6 20,7 19,8 19,9 18,9 17,10 16,10 15,11 14,11 13,11 11,11 10,11 9,11 8,11 7,10 6,10 5,9 4,9 3,8 3,7 2,6 1,5 1,4 1,3 0,2 0,1 0,0">
            <text:p/>
          </draw:polyline>
          <draw:polygon draw:style-name="gr2" draw:text-style-name="P1" draw:layer="layout" svg:width="0.044cm" svg:height="0.044cm" svg:x="27.189cm" svg:y="5.52cm" svg:viewBox="0 0 45 45" draw:points="22,45 20,45 18,44 16,44 14,43 12,42 10,41 8,40 7,38 5,37 4,35 3,33 2,31 1,29 0,27 0,25 0,22 0,20 0,18 1,16 2,14 3,12 4,10 5,8 7,7 8,5 10,4 12,3 14,2 16,1 18,0 20,0 22,0 25,0 27,0 29,1 31,2 33,3 35,4 37,5 38,7 40,8 41,10 42,12 43,14 44,16 44,18 45,20 45,22 45,25 44,27 44,29 43,31 42,33 41,35 40,37 38,38 37,40 35,41 33,42 31,43 29,44 27,44 25,45">
            <text:p/>
          </draw:polygon>
          <draw:line draw:style-name="gr1" draw:text-style-name="P1" draw:layer="layout" svg:x1="27.223cm" svg:y1="5.744cm" svg:x2="27.223cm" svg:y2="5.565cm">
            <text:p/>
          </draw:line>
          <draw:line draw:style-name="gr1" draw:text-style-name="P1" draw:layer="layout" svg:x1="27.201cm" svg:y1="5.744cm" svg:x2="27.201cm" svg:y2="5.565cm">
            <text:p/>
          </draw:line>
          <draw:polyline draw:style-name="gr1" draw:text-style-name="P1" draw:layer="layout" svg:width="0.021cm" svg:height="0.01cm" svg:x="27.201cm" svg:y="5.553cm" svg:viewBox="0 0 22 11" draw:points="0,11 0,11 0,10 0,9 0,8 1,7 1,6 2,5 3,4 3,3 4,3 5,2 6,1 7,1 8,1 9,0 10,0 11,0 12,0 13,0 14,1 15,1 16,1 17,2 18,3 19,3 19,4 20,5 21,6 21,7 21,8 22,9 22,10 22,11">
            <text:p/>
          </draw:polyline>
          <draw:polyline draw:style-name="gr1" draw:text-style-name="P1" draw:layer="layout" svg:width="0.021cm" svg:height="0.01cm" svg:x="27.201cm" svg:y="5.744cm" svg:viewBox="0 0 22 11" draw:points="22,0 22,1 22,2 21,3 21,4 21,5 20,6 19,7 19,8 18,8 17,9 16,10 15,10 14,10 13,11 12,11 11,11 10,11 9,11 8,10 7,10 6,10 5,9 4,8 3,8 3,7 2,6 1,5 1,4 0,3 0,2 0,1 0,0">
            <text:p/>
          </draw:polyline>
          <draw:line draw:style-name="gr1" draw:text-style-name="P1" draw:layer="layout" svg:x1="27.212cm" svg:y1="5.576cm" svg:x2="27.481cm" svg:y2="5.576cm">
            <text:p/>
          </draw:line>
          <draw:line draw:style-name="gr1" draw:text-style-name="P1" draw:layer="layout" svg:x1="27.212cm" svg:y1="5.554cm" svg:x2="27.481cm" svg:y2="5.554cm">
            <text:p/>
          </draw:line>
          <draw:polyline draw:style-name="gr1" draw:text-style-name="P1" draw:layer="layout" svg:width="0.01cm" svg:height="0.022cm" svg:x="27.481cm" svg:y="5.553cm" svg:viewBox="0 0 11 23" draw:points="0,0 0,0 1,0 2,0 3,1 4,1 5,1 6,2 7,3 8,3 9,4 9,5 10,6 10,7 11,8 11,9 11,10 11,11 11,13 11,14 11,15 10,16 10,17 9,18 9,19 8,19 7,20 6,21 5,21 4,22 3,22 2,22 1,23 0,23">
            <text:p/>
          </draw:polyline>
          <draw:polyline draw:style-name="gr1" draw:text-style-name="P1" draw:layer="layout" svg:width="0.011cm" svg:height="0.022cm" svg:x="27.201cm" svg:y="5.553cm" svg:viewBox="0 0 12 23" draw:points="12,23 11,23 10,23 9,22 8,22 7,22 6,21 5,21 4,20 3,19 3,19 2,18 1,17 1,16 0,15 0,14 0,13 0,11 0,10 0,9 0,8 1,7 1,6 2,5 3,4 3,3 4,3 5,2 6,1 7,1 8,1 9,0 10,0 11,0 12,0">
            <text:p/>
          </draw:polyline>
          <draw:line draw:style-name="gr1" draw:text-style-name="P1" draw:layer="layout" svg:x1="27.493cm" svg:y1="5.744cm" svg:x2="27.493cm" svg:y2="5.565cm">
            <text:p/>
          </draw:line>
          <draw:line draw:style-name="gr1" draw:text-style-name="P1" draw:layer="layout" svg:x1="27.47cm" svg:y1="5.744cm" svg:x2="27.47cm" svg:y2="5.565cm">
            <text:p/>
          </draw:line>
          <draw:polyline draw:style-name="gr1" draw:text-style-name="P1" draw:layer="layout" svg:width="0.022cm" svg:height="0.01cm" svg:x="27.47cm" svg:y="5.553cm" svg:viewBox="0 0 23 11" draw:points="0,11 0,11 0,10 0,9 1,8 1,7 1,6 2,5 3,4 3,3 4,3 5,2 6,1 7,1 8,1 9,0 10,0 11,0 13,0 14,0 15,1 16,1 17,1 18,2 19,3 19,3 20,4 21,5 21,6 22,7 22,8 22,9 23,10 23,11">
            <text:p/>
          </draw:polyline>
          <draw:polyline draw:style-name="gr1" draw:text-style-name="P1" draw:layer="layout" svg:width="0.022cm" svg:height="0.01cm" svg:x="27.47cm" svg:y="5.744cm" svg:viewBox="0 0 23 11" draw:points="23,0 23,1 22,2 22,3 22,4 21,5 21,6 20,7 19,8 19,8 18,9 17,10 16,10 15,10 14,11 13,11 11,11 10,11 9,11 8,10 7,10 6,10 5,9 4,8 3,8 3,7 2,6 1,5 1,4 1,3 0,2 0,1 0,0">
            <text:p/>
          </draw:polyline>
          <draw:line draw:style-name="gr1" draw:text-style-name="P1" draw:layer="layout" svg:x1="27.493cm" svg:y1="6.103cm" svg:x2="27.493cm" svg:y2="5.924cm">
            <text:p/>
          </draw:line>
          <draw:line draw:style-name="gr1" draw:text-style-name="P1" draw:layer="layout" svg:x1="27.47cm" svg:y1="6.103cm" svg:x2="27.47cm" svg:y2="5.924cm">
            <text:p/>
          </draw:line>
          <draw:polyline draw:style-name="gr1" draw:text-style-name="P1" draw:layer="layout" svg:width="0.022cm" svg:height="0.01cm" svg:x="27.47cm" svg:y="5.913cm" svg:viewBox="0 0 23 11" draw:points="0,11 0,11 0,10 0,9 1,8 1,7 1,6 2,5 3,4 3,3 4,3 5,2 6,1 7,1 8,1 9,0 10,0 11,0 13,0 14,0 15,1 16,1 17,1 18,2 19,3 19,3 20,4 21,5 21,6 22,7 22,8 22,9 23,10 23,11">
            <text:p/>
          </draw:polyline>
          <draw:polyline draw:style-name="gr1" draw:text-style-name="P1" draw:layer="layout" svg:width="0.022cm" svg:height="0.01cm" svg:x="27.47cm" svg:y="6.103cm" svg:viewBox="0 0 23 11" draw:points="23,0 23,1 22,2 22,3 22,4 21,5 21,6 20,7 19,8 19,9 18,9 17,10 16,10 15,11 14,11 13,11 11,11 10,11 9,11 8,11 7,10 6,10 5,9 4,9 3,8 3,7 2,6 1,5 1,4 1,3 0,2 0,1 0,0">
            <text:p/>
          </draw:polyline>
          <draw:line draw:style-name="gr1" draw:text-style-name="P1" draw:layer="layout" svg:x1="27.212cm" svg:y1="6.115cm" svg:x2="27.481cm" svg:y2="6.115cm">
            <text:p/>
          </draw:line>
          <draw:line draw:style-name="gr1" draw:text-style-name="P1" draw:layer="layout" svg:x1="27.212cm" svg:y1="6.092cm" svg:x2="27.481cm" svg:y2="6.092cm">
            <text:p/>
          </draw:line>
          <draw:polyline draw:style-name="gr1" draw:text-style-name="P1" draw:layer="layout" svg:width="0.01cm" svg:height="0.022cm" svg:x="27.481cm" svg:y="6.092cm" svg:viewBox="0 0 11 23" draw:points="0,0 0,0 1,0 2,0 3,1 4,1 5,1 6,2 7,3 8,3 9,4 9,5 10,6 10,7 11,8 11,9 11,10 11,11 11,13 11,14 11,15 10,16 10,17 9,18 9,19 8,19 7,20 6,21 5,21 4,22 3,22 2,22 1,23 0,23">
            <text:p/>
          </draw:polyline>
          <draw:polyline draw:style-name="gr1" draw:text-style-name="P1" draw:layer="layout" svg:width="0.011cm" svg:height="0.022cm" svg:x="27.201cm" svg:y="6.092cm" svg:viewBox="0 0 12 23" draw:points="12,23 11,23 10,23 9,22 8,22 7,22 6,21 5,21 4,20 3,19 3,19 2,18 1,17 1,16 0,15 0,14 0,13 0,11 0,10 0,9 0,8 1,7 1,6 2,5 3,4 3,3 4,3 5,2 6,1 7,1 8,1 9,0 10,0 11,0 12,0">
            <text:p/>
          </draw:polyline>
          <draw:line draw:style-name="gr1" draw:text-style-name="P1" draw:layer="layout" svg:x1="27.223cm" svg:y1="6.103cm" svg:x2="27.223cm" svg:y2="5.924cm">
            <text:p/>
          </draw:line>
          <draw:line draw:style-name="gr1" draw:text-style-name="P1" draw:layer="layout" svg:x1="27.201cm" svg:y1="6.103cm" svg:x2="27.201cm" svg:y2="5.924cm">
            <text:p/>
          </draw:line>
          <draw:polyline draw:style-name="gr1" draw:text-style-name="P1" draw:layer="layout" svg:width="0.021cm" svg:height="0.01cm" svg:x="27.201cm" svg:y="5.913cm" svg:viewBox="0 0 22 11" draw:points="0,11 0,11 0,10 0,9 0,8 1,7 1,6 2,5 3,4 3,3 4,3 5,2 6,1 7,1 8,1 9,0 10,0 11,0 12,0 13,0 14,1 15,1 16,1 17,2 18,3 19,3 19,4 20,5 21,6 21,7 21,8 22,9 22,10 22,11">
            <text:p/>
          </draw:polyline>
          <draw:polyline draw:style-name="gr1" draw:text-style-name="P1" draw:layer="layout" svg:width="0.021cm" svg:height="0.01cm" svg:x="27.201cm" svg:y="6.103cm" svg:viewBox="0 0 22 11" draw:points="22,0 22,1 22,2 21,3 21,4 21,5 20,6 19,7 19,8 18,9 17,9 16,10 15,10 14,11 13,11 12,11 11,11 10,11 9,11 8,11 7,10 6,10 5,9 4,9 3,8 3,7 2,6 1,5 1,4 0,3 0,2 0,1 0,0">
            <text:p/>
          </draw:polyline>
          <draw:polygon draw:style-name="gr2" draw:text-style-name="P1" draw:layer="layout" svg:width="0.044cm" svg:height="0.044cm" svg:x="20.291cm" svg:y="3.257cm" svg:viewBox="0 0 45 45" draw:points="23,45 20,45 18,44 16,44 14,43 12,42 10,41 8,40 7,38 5,37 4,35 3,33 2,31 1,29 0,27 0,25 0,22 0,20 0,18 1,16 2,14 3,12 4,10 5,8 7,7 8,5 10,4 12,3 14,2 16,1 18,0 20,0 23,0 25,0 27,0 29,1 32,2 34,3 35,4 37,5 39,7 40,8 42,10 43,12 44,14 44,16 45,18 45,20 45,22 45,25 45,27 44,29 44,31 43,33 42,35 40,37 39,38 37,40 35,41 34,42 32,43 29,44 27,44 25,45">
            <text:p/>
          </draw:polygon>
          <draw:line draw:style-name="gr1" draw:text-style-name="P1" draw:layer="layout" svg:x1="20.325cm" svg:y1="3.481cm" svg:x2="20.325cm" svg:y2="3.301cm">
            <text:p/>
          </draw:line>
          <draw:line draw:style-name="gr1" draw:text-style-name="P1" draw:layer="layout" svg:x1="20.302cm" svg:y1="3.481cm" svg:x2="20.302cm" svg:y2="3.301cm">
            <text:p/>
          </draw:line>
          <draw:polyline draw:style-name="gr1" draw:text-style-name="P1" draw:layer="layout" svg:width="0.022cm" svg:height="0.01cm" svg:x="20.303cm" svg:y="3.29cm" svg:viewBox="0 0 23 11" draw:points="0,11 0,11 0,10 0,9 1,8 1,7 1,6 2,5 3,4 3,3 4,3 5,2 6,1 7,1 8,1 9,0 10,0 11,0 13,0 14,0 15,1 16,1 17,1 18,2 19,3 19,3 20,4 21,5 21,6 22,7 22,8 22,9 23,10 23,11">
            <text:p/>
          </draw:polyline>
          <draw:polyline draw:style-name="gr1" draw:text-style-name="P1" draw:layer="layout" svg:width="0.022cm" svg:height="0.009cm" svg:x="20.303cm" svg:y="3.481cm" svg:viewBox="0 0 23 10" draw:points="23,0 23,1 22,2 22,3 22,4 21,5 20,6 20,7 19,7 18,8 17,8 17,9 16,9 15,10 14,10 12,10 11,10 10,10 9,10 8,10 7,9 6,9 5,8 4,8 4,7 3,7 2,6 2,5 1,4 1,3 0,2 0,1 0,0">
            <text:p/>
          </draw:polyline>
          <draw:line draw:style-name="gr1" draw:text-style-name="P1" draw:layer="layout" svg:x1="20.314cm" svg:y1="3.313cm" svg:x2="20.583cm" svg:y2="3.313cm">
            <text:p/>
          </draw:line>
          <draw:line draw:style-name="gr1" draw:text-style-name="P1" draw:layer="layout" svg:x1="20.314cm" svg:y1="3.29cm" svg:x2="20.583cm" svg:y2="3.29cm">
            <text:p/>
          </draw:line>
          <draw:polyline draw:style-name="gr1" draw:text-style-name="P1" draw:layer="layout" svg:width="0.01cm" svg:height="0.022cm" svg:x="20.583cm" svg:y="3.29cm" svg:viewBox="0 0 11 23" draw:points="0,0 0,0 1,0 2,0 3,1 4,1 5,1 6,2 7,3 8,3 9,4 9,5 10,6 10,7 11,8 11,9 11,10 11,11 11,13 11,14 11,15 10,16 10,17 9,18 9,19 8,19 7,20 6,21 5,21 4,22 3,22 2,22 1,23 0,23">
            <text:p/>
          </draw:polyline>
          <draw:polyline draw:style-name="gr1" draw:text-style-name="P1" draw:layer="layout" svg:width="0.01cm" svg:height="0.022cm" svg:x="20.303cm" svg:y="3.29cm" svg:viewBox="0 0 11 23" draw:points="11,23 11,23 10,23 9,22 8,22 7,22 6,21 5,21 4,20 3,19 3,19 2,18 1,17 1,16 1,15 0,14 0,13 0,11 0,10 0,9 1,8 1,7 1,6 2,5 3,4 3,3 4,3 5,2 6,1 7,1 8,1 9,0 10,0 11,0">
            <text:p/>
          </draw:polyline>
          <draw:line draw:style-name="gr1" draw:text-style-name="P1" draw:layer="layout" svg:x1="20.594cm" svg:y1="3.481cm" svg:x2="20.594cm" svg:y2="3.301cm">
            <text:p/>
          </draw:line>
          <draw:line draw:style-name="gr1" draw:text-style-name="P1" draw:layer="layout" svg:x1="20.572cm" svg:y1="3.481cm" svg:x2="20.572cm" svg:y2="3.301cm">
            <text:p/>
          </draw:line>
          <draw:polyline draw:style-name="gr1" draw:text-style-name="P1" draw:layer="layout" svg:width="0.022cm" svg:height="0.01cm" svg:x="20.572cm" svg:y="3.29cm" svg:viewBox="0 0 23 11" draw:points="0,11 0,11 0,10 0,9 1,8 1,7 1,6 2,5 3,4 3,3 4,3 5,2 6,1 7,1 8,1 9,0 10,0 11,0 13,0 14,0 15,1 16,1 17,1 18,2 19,3 19,3 20,4 21,5 21,6 22,7 22,8 22,9 23,10 23,11">
            <text:p/>
          </draw:polyline>
          <draw:polyline draw:style-name="gr1" draw:text-style-name="P1" draw:layer="layout" svg:width="0.022cm" svg:height="0.009cm" svg:x="20.572cm" svg:y="3.481cm" svg:viewBox="0 0 23 10" draw:points="23,0 23,1 22,2 22,3 22,4 21,5 20,6 20,7 19,7 18,8 17,8 17,9 16,9 15,10 14,10 12,10 11,10 10,10 9,10 8,10 7,9 6,9 5,8 4,8 4,7 3,7 2,6 2,5 1,4 1,3 0,2 0,1 0,0">
            <text:p/>
          </draw:polyline>
          <draw:line draw:style-name="gr1" draw:text-style-name="P1" draw:layer="layout" svg:x1="20.594cm" svg:y1="3.841cm" svg:x2="20.594cm" svg:y2="3.661cm">
            <text:p/>
          </draw:line>
          <draw:line draw:style-name="gr1" draw:text-style-name="P1" draw:layer="layout" svg:x1="20.572cm" svg:y1="3.841cm" svg:x2="20.572cm" svg:y2="3.661cm">
            <text:p/>
          </draw:line>
          <draw:polyline draw:style-name="gr1" draw:text-style-name="P1" draw:layer="layout" svg:width="0.022cm" svg:height="0.01cm" svg:x="20.572cm" svg:y="3.649cm" svg:viewBox="0 0 23 11" draw:points="0,11 0,11 0,10 0,9 1,8 1,7 1,6 2,5 3,4 3,3 4,3 5,2 6,1 7,1 8,1 9,0 10,0 11,0 13,0 14,0 15,1 16,1 17,1 18,2 19,3 19,3 20,4 21,5 21,6 22,7 22,8 22,9 23,10 23,11">
            <text:p/>
          </draw:polyline>
          <draw:polyline draw:style-name="gr1" draw:text-style-name="P1" draw:layer="layout" svg:width="0.022cm" svg:height="0.009cm" svg:x="20.572cm" svg:y="3.841cm" svg:viewBox="0 0 23 10" draw:points="23,0 23,1 22,2 22,3 22,4 21,5 20,6 20,7 19,7 18,8 17,8 17,9 16,9 15,10 14,10 12,10 11,10 10,10 9,10 8,10 7,9 6,9 5,8 4,8 4,7 3,7 2,6 2,5 1,4 1,3 0,2 0,1 0,0">
            <text:p/>
          </draw:polyline>
          <draw:line draw:style-name="gr1" draw:text-style-name="P1" draw:layer="layout" svg:x1="20.314cm" svg:y1="3.851cm" svg:x2="20.583cm" svg:y2="3.851cm">
            <text:p/>
          </draw:line>
          <draw:line draw:style-name="gr1" draw:text-style-name="P1" draw:layer="layout" svg:x1="20.314cm" svg:y1="3.829cm" svg:x2="20.583cm" svg:y2="3.829cm">
            <text:p/>
          </draw:line>
          <draw:polyline draw:style-name="gr1" draw:text-style-name="P1" draw:layer="layout" svg:width="0.01cm" svg:height="0.021cm" svg:x="20.583cm" svg:y="3.829cm" svg:viewBox="0 0 11 22" draw:points="0,0 0,0 1,0 2,0 3,0 4,1 5,1 6,2 7,3 8,3 9,4 9,5 10,6 10,7 11,8 11,9 11,10 11,11 11,12 11,13 11,14 10,15 10,16 9,17 9,18 8,19 7,19 6,20 5,21 4,21 3,21 2,22 1,22 0,22">
            <text:p/>
          </draw:polyline>
          <draw:polyline draw:style-name="gr1" draw:text-style-name="P1" draw:layer="layout" svg:width="0.01cm" svg:height="0.021cm" svg:x="20.303cm" svg:y="3.829cm" svg:viewBox="0 0 11 22" draw:points="11,22 11,22 10,22 9,22 8,21 7,21 6,21 5,20 4,19 3,19 3,18 2,17 1,16 1,15 1,14 0,13 0,12 0,11 0,10 0,9 1,8 1,7 1,6 2,5 3,4 3,3 4,3 5,2 6,1 7,1 8,0 9,0 10,0 11,0">
            <text:p/>
          </draw:polyline>
          <draw:line draw:style-name="gr1" draw:text-style-name="P1" draw:layer="layout" svg:x1="20.325cm" svg:y1="3.841cm" svg:x2="20.325cm" svg:y2="3.661cm">
            <text:p/>
          </draw:line>
          <draw:line draw:style-name="gr1" draw:text-style-name="P1" draw:layer="layout" svg:x1="20.302cm" svg:y1="3.841cm" svg:x2="20.302cm" svg:y2="3.661cm">
            <text:p/>
          </draw:line>
          <draw:polyline draw:style-name="gr1" draw:text-style-name="P1" draw:layer="layout" svg:width="0.022cm" svg:height="0.01cm" svg:x="20.303cm" svg:y="3.649cm" svg:viewBox="0 0 23 11" draw:points="0,11 0,11 0,10 0,9 1,8 1,7 1,6 2,5 3,4 3,3 4,3 5,2 6,1 7,1 8,1 9,0 10,0 11,0 13,0 14,0 15,1 16,1 17,1 18,2 19,3 19,3 20,4 21,5 21,6 22,7 22,8 22,9 23,10 23,11">
            <text:p/>
          </draw:polyline>
          <draw:polyline draw:style-name="gr1" draw:text-style-name="P1" draw:layer="layout" svg:width="0.022cm" svg:height="0.009cm" svg:x="20.303cm" svg:y="3.841cm" svg:viewBox="0 0 23 10" draw:points="23,0 23,1 22,2 22,3 22,4 21,5 20,6 20,7 19,7 18,8 17,8 17,9 16,9 15,10 14,10 12,10 11,10 10,10 9,10 8,10 7,9 6,9 5,8 4,8 4,7 3,7 2,6 2,5 1,4 1,3 0,2 0,1 0,0">
            <text:p/>
          </draw:polyline>
          <draw:polygon draw:style-name="gr2" draw:text-style-name="P1" draw:layer="layout" svg:width="0.044cm" svg:height="0.044cm" svg:x="18.885cm" svg:y="7.186cm" svg:viewBox="0 0 45 45" draw:points="23,45 20,45 18,44 16,44 14,43 12,42 10,41 8,40 7,38 5,37 4,35 3,33 2,31 1,29 0,27 0,25 0,22 0,20 0,18 1,16 2,14 3,12 4,10 5,8 7,7 8,5 10,4 12,3 14,2 16,1 18,0 20,0 23,0 25,0 27,0 29,1 32,2 34,3 35,4 37,5 39,7 40,8 42,10 43,12 44,14 44,16 45,18 45,20 45,22 45,25 45,27 44,29 44,31 43,33 42,35 40,37 39,38 37,40 35,41 34,42 32,43 29,44 27,44 25,45">
            <text:p/>
          </draw:polygon>
          <draw:line draw:style-name="gr1" draw:text-style-name="P1" draw:layer="layout" svg:x1="18.706cm" svg:y1="7.22cm" svg:x2="18.885cm" svg:y2="7.22cm">
            <text:p/>
          </draw:line>
          <draw:line draw:style-name="gr1" draw:text-style-name="P1" draw:layer="layout" svg:x1="18.706cm" svg:y1="7.198cm" svg:x2="18.885cm" svg:y2="7.198cm">
            <text:p/>
          </draw:line>
          <draw:polyline draw:style-name="gr1" draw:text-style-name="P1" draw:layer="layout" svg:width="0.01cm" svg:height="0.021cm" svg:x="18.886cm" svg:y="7.198cm" svg:viewBox="0 0 11 22" draw:points="0,0 0,0 1,0 2,0 3,0 4,1 5,1 6,2 7,3 8,3 8,4 9,5 10,6 10,7 10,8 11,9 11,10 11,11 11,12 11,13 10,14 10,15 10,16 9,17 8,18 8,19 7,19 6,20 5,21 4,21 3,21 2,22 1,22 0,22">
            <text:p/>
          </draw:polyline>
          <draw:polyline draw:style-name="gr1" draw:text-style-name="P1" draw:layer="layout" svg:width="0.01cm" svg:height="0.021cm" svg:x="18.695cm" svg:y="7.198cm" svg:viewBox="0 0 11 22" draw:points="11,22 11,22 10,22 9,22 8,21 7,21 6,21 5,20 4,19 3,19 3,18 2,17 1,16 1,15 1,14 0,13 0,12 0,11 0,10 0,9 1,8 1,7 1,6 2,5 3,4 3,3 4,3 5,2 6,1 7,1 8,0 9,0 10,0 11,0">
            <text:p/>
          </draw:polyline>
          <draw:line draw:style-name="gr1" draw:text-style-name="P1" draw:layer="layout" svg:x1="18.897cm" svg:y1="7.478cm" svg:x2="18.897cm" svg:y2="7.209cm">
            <text:p/>
          </draw:line>
          <draw:line draw:style-name="gr1" draw:text-style-name="P1" draw:layer="layout" svg:x1="18.875cm" svg:y1="7.478cm" svg:x2="18.875cm" svg:y2="7.209cm">
            <text:p/>
          </draw:line>
          <draw:polyline draw:style-name="gr1" draw:text-style-name="P1" draw:layer="layout" svg:width="0.021cm" svg:height="0.011cm" svg:x="18.875cm" svg:y="7.198cm" svg:viewBox="0 0 22 12" draw:points="0,12 0,11 0,10 0,9 0,8 1,7 1,6 2,5 3,4 3,3 4,3 5,2 6,1 7,1 8,0 9,0 10,0 11,0 12,0 13,0 14,0 15,1 16,1 17,2 18,3 19,3 19,4 20,5 21,6 21,7 21,8 22,9 22,10 22,11 22,12">
            <text:p/>
          </draw:polyline>
          <draw:polyline draw:style-name="gr1" draw:text-style-name="P1" draw:layer="layout" svg:width="0.021cm" svg:height="0.01cm" svg:x="18.875cm" svg:y="7.478cm" svg:viewBox="0 0 22 11" draw:points="22,0 22,1 22,2 21,3 21,4 21,5 20,6 19,7 19,8 18,9 17,9 16,10 15,10 14,11 13,11 12,11 11,11 10,11 9,11 8,11 7,10 6,10 5,9 4,9 3,8 3,7 2,6 1,5 1,4 0,3 0,2 0,1 0,0">
            <text:p/>
          </draw:polyline>
          <draw:line draw:style-name="gr1" draw:text-style-name="P1" draw:layer="layout" svg:x1="18.706cm" svg:y1="7.49cm" svg:x2="18.885cm" svg:y2="7.49cm">
            <text:p/>
          </draw:line>
          <draw:line draw:style-name="gr1" draw:text-style-name="P1" draw:layer="layout" svg:x1="18.706cm" svg:y1="7.467cm" svg:x2="18.885cm" svg:y2="7.467cm">
            <text:p/>
          </draw:line>
          <draw:polyline draw:style-name="gr1" draw:text-style-name="P1" draw:layer="layout" svg:width="0.01cm" svg:height="0.022cm" svg:x="18.886cm" svg:y="7.467cm" svg:viewBox="0 0 11 23" draw:points="0,0 0,0 1,0 2,0 3,1 4,1 5,1 6,2 7,3 8,3 8,4 9,5 10,6 10,7 10,8 11,9 11,10 11,11 11,13 11,14 10,15 10,16 10,17 9,18 8,19 8,19 7,20 6,21 5,21 4,22 3,22 2,22 1,23 0,23">
            <text:p/>
          </draw:polyline>
          <draw:polyline draw:style-name="gr1" draw:text-style-name="P1" draw:layer="layout" svg:width="0.01cm" svg:height="0.022cm" svg:x="18.695cm" svg:y="7.467cm" svg:viewBox="0 0 11 23" draw:points="11,23 11,23 10,23 9,22 8,22 7,22 6,21 5,21 4,20 3,19 3,19 2,18 1,17 1,16 1,15 0,14 0,13 0,11 0,10 0,9 1,8 1,7 1,6 2,5 3,4 3,3 4,3 5,2 6,1 7,1 8,1 9,0 10,0 11,0">
            <text:p/>
          </draw:polyline>
          <draw:line draw:style-name="gr1" draw:text-style-name="P1" draw:layer="layout" svg:x1="18.347cm" svg:y1="7.49cm" svg:x2="18.527cm" svg:y2="7.49cm">
            <text:p/>
          </draw:line>
          <draw:line draw:style-name="gr1" draw:text-style-name="P1" draw:layer="layout" svg:x1="18.347cm" svg:y1="7.467cm" svg:x2="18.527cm" svg:y2="7.467cm">
            <text:p/>
          </draw:line>
          <draw:polyline draw:style-name="gr1" draw:text-style-name="P1" draw:layer="layout" svg:width="0.009cm" svg:height="0.022cm" svg:x="18.527cm" svg:y="7.467cm" svg:viewBox="0 0 10 23" draw:points="0,0 1,0 2,0 3,1 4,1 5,2 6,2 7,3 7,4 8,4 8,5 9,6 9,7 10,8 10,9 10,10 10,11 10,12 10,14 10,15 9,16 9,17 8,17 8,18 7,19 7,20 6,20 5,21 4,22 3,22 2,22 1,23 0,23">
            <text:p/>
          </draw:polyline>
          <draw:polyline draw:style-name="gr1" draw:text-style-name="P1" draw:layer="layout" svg:width="0.01cm" svg:height="0.022cm" svg:x="18.335cm" svg:y="7.467cm" svg:viewBox="0 0 11 23" draw:points="11,23 11,23 10,23 9,22 8,22 7,22 6,21 5,21 4,20 3,19 3,19 2,18 1,17 1,16 1,15 0,14 0,13 0,11 0,10 0,9 1,8 1,7 1,6 2,5 3,4 3,3 4,3 5,2 6,1 7,1 8,1 9,0 10,0 11,0">
            <text:p/>
          </draw:polyline>
          <draw:line draw:style-name="gr1" draw:text-style-name="P1" draw:layer="layout" svg:x1="18.358cm" svg:y1="7.478cm" svg:x2="18.358cm" svg:y2="7.209cm">
            <text:p/>
          </draw:line>
          <draw:line draw:style-name="gr1" draw:text-style-name="P1" draw:layer="layout" svg:x1="18.335cm" svg:y1="7.478cm" svg:x2="18.335cm" svg:y2="7.209cm">
            <text:p/>
          </draw:line>
          <draw:polyline draw:style-name="gr1" draw:text-style-name="P1" draw:layer="layout" svg:width="0.022cm" svg:height="0.011cm" svg:x="18.335cm" svg:y="7.198cm" svg:viewBox="0 0 23 12" draw:points="0,12 0,11 0,10 0,9 1,8 1,7 1,6 2,5 3,4 3,3 4,3 5,2 6,1 7,1 8,0 9,0 10,0 11,0 13,0 14,0 15,0 16,1 17,1 18,2 19,3 19,3 20,4 21,5 21,6 22,7 22,8 22,9 23,10 23,11 23,12">
            <text:p/>
          </draw:polyline>
          <draw:polyline draw:style-name="gr1" draw:text-style-name="P1" draw:layer="layout" svg:width="0.022cm" svg:height="0.01cm" svg:x="18.335cm" svg:y="7.478cm" svg:viewBox="0 0 23 11" draw:points="23,0 23,1 22,2 22,3 22,4 21,5 21,6 20,7 19,8 19,9 18,9 17,10 16,10 15,11 14,11 13,11 11,11 10,11 9,11 8,11 7,10 6,10 5,9 4,9 3,8 3,7 2,6 1,5 1,4 1,3 0,2 0,1 0,0">
            <text:p/>
          </draw:polyline>
          <draw:line draw:style-name="gr1" draw:text-style-name="P1" draw:layer="layout" svg:x1="18.347cm" svg:y1="7.22cm" svg:x2="18.527cm" svg:y2="7.22cm">
            <text:p/>
          </draw:line>
          <draw:line draw:style-name="gr1" draw:text-style-name="P1" draw:layer="layout" svg:x1="18.347cm" svg:y1="7.198cm" svg:x2="18.527cm" svg:y2="7.198cm">
            <text:p/>
          </draw:line>
          <draw:polyline draw:style-name="gr1" draw:text-style-name="P1" draw:layer="layout" svg:width="0.009cm" svg:height="0.021cm" svg:x="18.527cm" svg:y="7.198cm" svg:viewBox="0 0 10 22" draw:points="0,0 1,0 2,0 3,1 4,1 5,2 6,2 7,3 7,3 8,4 8,5 9,6 9,7 10,8 10,9 10,10 10,11 10,12 10,13 10,14 9,15 9,16 8,17 8,18 7,18 7,19 6,20 5,20 4,21 3,21 2,22 1,22 0,22">
            <text:p/>
          </draw:polyline>
          <draw:polyline draw:style-name="gr1" draw:text-style-name="P1" draw:layer="layout" svg:width="0.01cm" svg:height="0.021cm" svg:x="18.335cm" svg:y="7.198cm" svg:viewBox="0 0 11 22" draw:points="11,22 11,22 10,22 9,22 8,21 7,21 6,21 5,20 4,19 3,19 3,18 2,17 1,16 1,15 1,14 0,13 0,12 0,11 0,10 0,9 1,8 1,7 1,6 2,5 3,4 3,3 4,3 5,2 6,1 7,1 8,0 9,0 10,0 11,0">
            <text:p/>
          </draw:polyline>
          <draw:polygon draw:style-name="gr2" draw:text-style-name="P1" draw:layer="layout" svg:width="0.044cm" svg:height="0.044cm" svg:x="18.885cm" svg:y="5.605cm" svg:viewBox="0 0 45 45" draw:points="23,45 20,45 18,45 16,44 14,44 12,43 10,42 8,40 7,39 5,37 4,35 3,34 2,32 1,29 0,27 0,25 0,23 0,20 0,18 1,16 2,14 3,12 4,10 5,8 7,7 8,5 10,4 12,3 14,2 16,1 18,0 20,0 23,0 25,0 27,0 29,1 32,2 34,3 35,4 37,5 39,7 40,8 42,10 43,12 44,14 44,16 45,18 45,20 45,23 45,25 45,27 44,29 44,32 43,34 42,35 40,37 39,39 37,40 35,42 34,43 32,44 29,44 27,45 25,45">
            <text:p/>
          </draw:polygon>
          <draw:line draw:style-name="gr1" draw:text-style-name="P1" draw:layer="layout" svg:x1="18.706cm" svg:y1="5.639cm" svg:x2="18.885cm" svg:y2="5.639cm">
            <text:p/>
          </draw:line>
          <draw:line draw:style-name="gr1" draw:text-style-name="P1" draw:layer="layout" svg:x1="18.706cm" svg:y1="5.616cm" svg:x2="18.885cm" svg:y2="5.616cm">
            <text:p/>
          </draw:line>
          <draw:polyline draw:style-name="gr1" draw:text-style-name="P1" draw:layer="layout" svg:width="0.01cm" svg:height="0.022cm" svg:x="18.886cm" svg:y="5.616cm" svg:viewBox="0 0 11 23" draw:points="0,0 0,0 1,0 2,0 3,1 4,1 5,1 6,2 7,3 8,3 8,4 9,5 10,6 10,7 10,8 11,9 11,10 11,11 11,13 11,14 10,15 10,16 10,17 9,18 8,19 8,19 7,20 6,21 5,21 4,22 3,22 2,22 1,23 0,23">
            <text:p/>
          </draw:polyline>
          <draw:polyline draw:style-name="gr1" draw:text-style-name="P1" draw:layer="layout" svg:width="0.01cm" svg:height="0.022cm" svg:x="18.695cm" svg:y="5.616cm" svg:viewBox="0 0 11 23" draw:points="11,23 11,23 10,23 9,22 8,22 7,22 6,21 5,21 4,20 3,19 3,19 2,18 1,17 1,16 1,15 0,14 0,13 0,11 0,10 0,9 1,8 1,7 1,6 2,5 3,4 3,3 4,3 5,2 6,1 7,1 8,1 9,0 10,0 11,0">
            <text:p/>
          </draw:polyline>
          <draw:line draw:style-name="gr1" draw:text-style-name="P1" draw:layer="layout" svg:x1="18.897cm" svg:y1="5.897cm" svg:x2="18.897cm" svg:y2="5.628cm">
            <text:p/>
          </draw:line>
          <draw:line draw:style-name="gr1" draw:text-style-name="P1" draw:layer="layout" svg:x1="18.875cm" svg:y1="5.897cm" svg:x2="18.875cm" svg:y2="5.628cm">
            <text:p/>
          </draw:line>
          <draw:polyline draw:style-name="gr1" draw:text-style-name="P1" draw:layer="layout" svg:width="0.021cm" svg:height="0.01cm" svg:x="18.875cm" svg:y="5.616cm" svg:viewBox="0 0 22 11" draw:points="0,11 0,11 0,10 0,9 0,8 1,7 1,6 2,5 3,4 3,3 4,3 5,2 6,1 7,1 8,1 9,0 10,0 11,0 12,0 13,0 14,1 15,1 16,1 17,2 18,3 19,3 19,4 20,5 21,6 21,7 21,8 22,9 22,10 22,11">
            <text:p/>
          </draw:polyline>
          <draw:polyline draw:style-name="gr1" draw:text-style-name="P1" draw:layer="layout" svg:width="0.021cm" svg:height="0.01cm" svg:x="18.875cm" svg:y="5.897cm" svg:viewBox="0 0 22 11" draw:points="22,0 22,1 22,2 21,3 21,4 21,5 20,6 19,7 19,8 18,9 17,9 16,10 15,10 14,11 13,11 12,11 11,11 10,11 9,11 8,11 7,10 6,10 5,9 4,9 3,8 3,7 2,6 1,5 1,4 0,3 0,2 0,1 0,0">
            <text:p/>
          </draw:polyline>
          <draw:line draw:style-name="gr1" draw:text-style-name="P1" draw:layer="layout" svg:x1="18.706cm" svg:y1="5.909cm" svg:x2="18.885cm" svg:y2="5.909cm">
            <text:p/>
          </draw:line>
          <draw:line draw:style-name="gr1" draw:text-style-name="P1" draw:layer="layout" svg:x1="18.706cm" svg:y1="5.886cm" svg:x2="18.885cm" svg:y2="5.886cm">
            <text:p/>
          </draw:line>
          <draw:polyline draw:style-name="gr1" draw:text-style-name="P1" draw:layer="layout" svg:width="0.01cm" svg:height="0.022cm" svg:x="18.886cm" svg:y="5.886cm" svg:viewBox="0 0 11 23" draw:points="0,0 0,0 1,0 2,0 3,1 4,1 5,1 6,2 7,3 8,3 8,4 9,5 10,6 10,7 10,8 11,9 11,10 11,11 11,13 11,14 10,15 10,16 10,17 9,18 8,19 8,19 7,20 6,21 5,21 4,22 3,22 2,22 1,23 0,23">
            <text:p/>
          </draw:polyline>
          <draw:polyline draw:style-name="gr1" draw:text-style-name="P1" draw:layer="layout" svg:width="0.01cm" svg:height="0.022cm" svg:x="18.695cm" svg:y="5.886cm" svg:viewBox="0 0 11 23" draw:points="11,23 11,23 10,23 9,22 8,22 7,22 6,21 5,21 4,20 3,19 3,19 2,18 1,17 1,16 1,15 0,14 0,13 0,11 0,10 0,9 1,8 1,7 1,6 2,5 3,4 3,3 4,3 5,2 6,1 7,1 8,1 9,0 10,0 11,0">
            <text:p/>
          </draw:polyline>
          <draw:line draw:style-name="gr1" draw:text-style-name="P1" draw:layer="layout" svg:x1="18.347cm" svg:y1="5.909cm" svg:x2="18.527cm" svg:y2="5.909cm">
            <text:p/>
          </draw:line>
          <draw:line draw:style-name="gr1" draw:text-style-name="P1" draw:layer="layout" svg:x1="18.347cm" svg:y1="5.886cm" svg:x2="18.527cm" svg:y2="5.886cm">
            <text:p/>
          </draw:line>
          <draw:polyline draw:style-name="gr1" draw:text-style-name="P1" draw:layer="layout" svg:width="0.009cm" svg:height="0.022cm" svg:x="18.527cm" svg:y="5.886cm" svg:viewBox="0 0 10 23" draw:points="0,0 1,0 2,0 3,1 4,1 5,2 6,2 7,3 7,4 8,4 8,5 9,6 9,7 10,8 10,9 10,10 10,11 10,12 10,14 10,15 9,16 9,17 8,17 8,18 7,19 7,20 6,20 5,21 4,22 3,22 2,22 1,23 0,23">
            <text:p/>
          </draw:polyline>
          <draw:polyline draw:style-name="gr1" draw:text-style-name="P1" draw:layer="layout" svg:width="0.01cm" svg:height="0.022cm" svg:x="18.335cm" svg:y="5.886cm" svg:viewBox="0 0 11 23" draw:points="11,23 11,23 10,23 9,22 8,22 7,22 6,21 5,21 4,20 3,19 3,19 2,18 1,17 1,16 1,15 0,14 0,13 0,11 0,10 0,9 1,8 1,7 1,6 2,5 3,4 3,3 4,3 5,2 6,1 7,1 8,1 9,0 10,0 11,0">
            <text:p/>
          </draw:polyline>
          <draw:line draw:style-name="gr1" draw:text-style-name="P1" draw:layer="layout" svg:x1="18.358cm" svg:y1="5.897cm" svg:x2="18.358cm" svg:y2="5.628cm">
            <text:p/>
          </draw:line>
          <draw:line draw:style-name="gr1" draw:text-style-name="P1" draw:layer="layout" svg:x1="18.335cm" svg:y1="5.897cm" svg:x2="18.335cm" svg:y2="5.628cm">
            <text:p/>
          </draw:line>
          <draw:polyline draw:style-name="gr1" draw:text-style-name="P1" draw:layer="layout" svg:width="0.022cm" svg:height="0.01cm" svg:x="18.335cm" svg:y="5.616cm" svg:viewBox="0 0 23 11" draw:points="0,11 0,11 0,10 0,9 1,8 1,7 1,6 2,5 3,4 3,3 4,3 5,2 6,1 7,1 8,1 9,0 10,0 11,0 13,0 14,0 15,1 16,1 17,1 18,2 19,3 19,3 20,4 21,5 21,6 22,7 22,8 22,9 23,10 23,11">
            <text:p/>
          </draw:polyline>
          <draw:polyline draw:style-name="gr1" draw:text-style-name="P1" draw:layer="layout" svg:width="0.022cm" svg:height="0.01cm" svg:x="18.335cm" svg:y="5.897cm" svg:viewBox="0 0 23 11" draw:points="23,0 23,1 22,2 22,3 22,4 21,5 21,6 20,7 19,8 19,9 18,9 17,10 16,10 15,11 14,11 13,11 11,11 10,11 9,11 8,11 7,10 6,10 5,9 4,9 3,8 3,7 2,6 1,5 1,4 1,3 0,2 0,1 0,0">
            <text:p/>
          </draw:polyline>
          <draw:line draw:style-name="gr1" draw:text-style-name="P1" draw:layer="layout" svg:x1="18.347cm" svg:y1="5.639cm" svg:x2="18.527cm" svg:y2="5.639cm">
            <text:p/>
          </draw:line>
          <draw:line draw:style-name="gr1" draw:text-style-name="P1" draw:layer="layout" svg:x1="18.347cm" svg:y1="5.616cm" svg:x2="18.527cm" svg:y2="5.616cm">
            <text:p/>
          </draw:line>
          <draw:polyline draw:style-name="gr1" draw:text-style-name="P1" draw:layer="layout" svg:width="0.009cm" svg:height="0.022cm" svg:x="18.527cm" svg:y="5.616cm" svg:viewBox="0 0 10 23" draw:points="0,0 1,0 2,0 3,1 4,1 5,2 6,2 7,3 7,4 8,4 8,5 9,6 9,7 10,8 10,9 10,10 10,11 10,12 10,14 10,15 9,16 9,17 8,17 8,18 7,19 7,20 6,20 5,21 4,22 3,22 2,22 1,23 0,23">
            <text:p/>
          </draw:polyline>
          <draw:polyline draw:style-name="gr1" draw:text-style-name="P1" draw:layer="layout" svg:width="0.01cm" svg:height="0.022cm" svg:x="18.335cm" svg:y="5.616cm" svg:viewBox="0 0 11 23" draw:points="11,23 11,23 10,23 9,22 8,22 7,22 6,21 5,21 4,20 3,19 3,19 2,18 1,17 1,16 1,15 0,14 0,13 0,11 0,10 0,9 1,8 1,7 1,6 2,5 3,4 3,3 4,3 5,2 6,1 7,1 8,1 9,0 10,0 11,0">
            <text:p/>
          </draw:polyline>
          <draw:line draw:style-name="gr1" draw:text-style-name="P1" draw:layer="layout" svg:x1="27.359cm" svg:y1="4.424cm" svg:x2="27.359cm" svg:y2="4.379cm">
            <text:p/>
          </draw:line>
          <draw:line draw:style-name="gr1" draw:text-style-name="P1" draw:layer="layout" svg:x1="27.324cm" svg:y1="4.424cm" svg:x2="27.324cm" svg:y2="4.379cm">
            <text:p/>
          </draw:line>
          <draw:polyline draw:style-name="gr1" draw:text-style-name="P1" draw:layer="layout" svg:width="0.035cm" svg:height="0.017cm" svg:x="27.324cm" svg:y="4.361cm" svg:viewBox="0 0 36 18" draw:points="0,18 0,18 0,16 0,14 1,13 1,11 2,10 3,8 4,7 5,5 6,4 8,3 9,2 11,1 12,1 14,0 16,0 18,0 20,0 21,0 23,1 25,1 26,2 28,3 29,4 30,5 32,7 33,8 33,10 34,11 35,13 35,14 35,16 36,18">
            <text:p/>
          </draw:polyline>
          <draw:polyline draw:style-name="gr1" draw:text-style-name="P1" draw:layer="layout" svg:width="0.035cm" svg:height="0.017cm" svg:x="27.324cm" svg:y="4.424cm" svg:viewBox="0 0 36 18" draw:points="36,0 35,2 35,4 35,5 34,7 33,9 33,10 32,12 30,13 29,14 28,15 26,16 25,17 23,17 21,18 20,18 18,18 16,18 14,18 12,17 11,17 9,16 8,15 6,14 5,13 4,12 3,10 2,9 1,7 1,5 0,4 0,2 0,0">
            <text:p/>
          </draw:polyline>
          <draw:line draw:style-name="gr1" draw:text-style-name="P1" draw:layer="layout" svg:x1="27.359cm" svg:y1="4.2cm" svg:x2="27.359cm" svg:y2="4.155cm">
            <text:p/>
          </draw:line>
          <draw:line draw:style-name="gr1" draw:text-style-name="P1" draw:layer="layout" svg:x1="27.324cm" svg:y1="4.2cm" svg:x2="27.324cm" svg:y2="4.155cm">
            <text:p/>
          </draw:line>
          <draw:polyline draw:style-name="gr1" draw:text-style-name="P1" draw:layer="layout" svg:width="0.035cm" svg:height="0.017cm" svg:x="27.324cm" svg:y="4.136cm" svg:viewBox="0 0 36 18" draw:points="0,18 0,18 0,16 0,14 1,13 1,11 2,10 3,8 4,7 5,5 6,4 8,3 9,2 11,1 12,1 14,0 16,0 18,0 20,0 21,0 23,1 25,1 26,2 28,3 29,4 30,5 32,7 33,8 33,10 34,11 35,13 35,14 35,16 36,18">
            <text:p/>
          </draw:polyline>
          <draw:polyline draw:style-name="gr1" draw:text-style-name="P1" draw:layer="layout" svg:width="0.035cm" svg:height="0.017cm" svg:x="27.324cm" svg:y="4.199cm" svg:viewBox="0 0 36 18" draw:points="36,0 35,2 35,4 35,5 34,7 33,8 33,10 32,11 30,13 29,14 28,15 26,16 25,16 23,17 21,17 20,18 18,18 16,18 14,17 12,17 11,16 9,16 8,15 6,14 5,13 4,11 3,10 2,8 1,7 1,5 0,4 0,2 0,0">
            <text:p/>
          </draw:polyline>
          <draw:line draw:style-name="gr1" draw:text-style-name="P1" draw:layer="layout" svg:x1="26.219cm" svg:y1="4.442cm" svg:x2="27.611cm" svg:y2="4.442cm">
            <text:p/>
          </draw:line>
          <draw:line draw:style-name="gr1" draw:text-style-name="P1" draw:layer="layout" svg:x1="26.219cm" svg:y1="4.406cm" svg:x2="27.611cm" svg:y2="4.406cm">
            <text:p/>
          </draw:line>
          <draw:polyline draw:style-name="gr1" draw:text-style-name="P1" draw:layer="layout" svg:width="0.017cm" svg:height="0.035cm" svg:x="27.611cm" svg:y="4.406cm" svg:viewBox="0 0 18 36" draw:points="0,0 0,0 2,0 4,0 5,1 7,1 9,2 10,3 12,4 13,5 14,7 15,8 16,10 17,11 17,13 18,14 18,16 18,18 18,20 18,22 17,24 17,25 16,27 15,28 14,30 13,31 12,32 10,33 9,34 7,35 5,36 4,36 2,36 0,36">
            <text:p/>
          </draw:polyline>
          <draw:polyline draw:style-name="gr1" draw:text-style-name="P1" draw:layer="layout" svg:width="0.018cm" svg:height="0.035cm" svg:x="26.201cm" svg:y="4.406cm" svg:viewBox="0 0 19 36" draw:points="19,36 18,36 16,36 14,36 12,36 11,35 9,34 8,33 6,32 5,31 4,30 3,28 2,27 1,25 1,24 0,22 0,20 0,18 0,16 0,14 1,13 1,11 2,10 3,8 4,7 5,5 6,4 8,3 9,2 11,1 12,1 14,0 16,0 18,0 19,0">
            <text:p/>
          </draw:polyline>
          <draw:line draw:style-name="gr1" draw:text-style-name="P1" draw:layer="layout" svg:x1="26.237cm" svg:y1="4.424cm" svg:x2="26.237cm" svg:y2="4.155cm">
            <text:p/>
          </draw:line>
          <draw:line draw:style-name="gr1" draw:text-style-name="P1" draw:layer="layout" svg:x1="26.201cm" svg:y1="4.424cm" svg:x2="26.201cm" svg:y2="4.155cm">
            <text:p/>
          </draw:line>
          <draw:polyline draw:style-name="gr1" draw:text-style-name="P1" draw:layer="layout" svg:width="0.035cm" svg:height="0.017cm" svg:x="26.201cm" svg:y="4.136cm" svg:viewBox="0 0 36 18" draw:points="0,18 0,18 0,16 0,14 1,13 1,11 2,10 3,8 4,7 5,5 6,4 8,3 9,2 11,1 12,1 14,0 16,0 18,0 20,0 21,0 23,1 25,1 26,2 28,3 29,4 30,5 32,7 33,8 33,10 34,11 35,13 35,14 35,16 36,18">
            <text:p/>
          </draw:polyline>
          <draw:polyline draw:style-name="gr1" draw:text-style-name="P1" draw:layer="layout" svg:width="0.035cm" svg:height="0.017cm" svg:x="26.201cm" svg:y="4.424cm" svg:viewBox="0 0 36 18" draw:points="36,0 35,2 35,4 35,5 34,7 33,9 33,10 32,12 30,13 29,14 28,15 26,16 25,17 23,17 21,18 20,18 18,18 16,18 14,18 12,17 11,17 9,16 8,15 6,14 5,13 4,12 3,10 2,9 1,7 1,5 0,4 0,2 0,0">
            <text:p/>
          </draw:polyline>
          <draw:line draw:style-name="gr1" draw:text-style-name="P1" draw:layer="layout" svg:x1="26.219cm" svg:y1="4.173cm" svg:x2="27.611cm" svg:y2="4.173cm">
            <text:p/>
          </draw:line>
          <draw:line draw:style-name="gr1" draw:text-style-name="P1" draw:layer="layout" svg:x1="26.219cm" svg:y1="4.137cm" svg:x2="27.611cm" svg:y2="4.137cm">
            <text:p/>
          </draw:line>
          <draw:polyline draw:style-name="gr1" draw:text-style-name="P1" draw:layer="layout" svg:width="0.017cm" svg:height="0.035cm" svg:x="27.611cm" svg:y="4.136cm" svg:viewBox="0 0 18 36" draw:points="0,0 0,0 2,0 4,0 5,1 7,1 9,2 10,3 12,4 13,5 14,7 15,8 16,10 17,11 17,13 18,14 18,16 18,18 18,20 18,22 17,24 17,25 16,27 15,28 14,30 13,31 12,32 10,33 9,34 7,35 5,36 4,36 2,36 0,36">
            <text:p/>
          </draw:polyline>
          <draw:polyline draw:style-name="gr1" draw:text-style-name="P1" draw:layer="layout" svg:width="0.018cm" svg:height="0.035cm" svg:x="26.201cm" svg:y="4.136cm" svg:viewBox="0 0 19 36" draw:points="19,36 18,36 16,36 14,36 12,36 11,35 9,34 8,33 6,32 5,31 4,30 3,28 2,27 1,25 1,24 0,22 0,20 0,18 0,16 0,14 1,13 1,11 2,10 3,8 4,7 5,5 6,4 8,3 9,2 11,1 12,1 14,0 16,0 18,0 19,0">
            <text:p/>
          </draw:polyline>
          <draw:line draw:style-name="gr1" draw:text-style-name="P1" draw:layer="layout" svg:x1="27.63cm" svg:y1="4.424cm" svg:x2="27.63cm" svg:y2="4.155cm">
            <text:p/>
          </draw:line>
          <draw:line draw:style-name="gr1" draw:text-style-name="P1" draw:layer="layout" svg:x1="27.593cm" svg:y1="4.424cm" svg:x2="27.593cm" svg:y2="4.155cm">
            <text:p/>
          </draw:line>
          <draw:polyline draw:style-name="gr1" draw:text-style-name="P1" draw:layer="layout" svg:width="0.035cm" svg:height="0.017cm" svg:x="27.593cm" svg:y="4.136cm" svg:viewBox="0 0 36 18" draw:points="0,18 0,18 0,16 0,14 1,13 1,11 2,10 3,8 4,7 5,5 7,4 8,3 10,2 11,1 13,1 14,0 16,0 18,0 20,0 22,0 24,1 25,1 27,2 28,3 30,4 31,5 32,7 33,8 34,10 35,11 36,13 36,14 36,16 36,18">
            <text:p/>
          </draw:polyline>
          <draw:polyline draw:style-name="gr1" draw:text-style-name="P1" draw:layer="layout" svg:width="0.035cm" svg:height="0.017cm" svg:x="27.593cm" svg:y="4.424cm" svg:viewBox="0 0 36 18" draw:points="36,0 36,2 36,4 36,5 35,7 34,9 33,10 32,12 31,13 30,14 28,15 27,16 25,17 24,17 22,18 20,18 18,18 16,18 14,18 13,17 11,17 10,16 8,15 7,14 5,13 4,12 3,10 2,9 1,7 1,5 0,4 0,2 0,0">
            <text:p/>
          </draw:polyline>
          <draw:line draw:style-name="gr1" draw:text-style-name="P1" draw:layer="layout" svg:x1="18.472cm" svg:y1="2.673cm" svg:x2="19.819cm" svg:y2="2.673cm">
            <text:p/>
          </draw:line>
          <draw:line draw:style-name="gr1" draw:text-style-name="P1" draw:layer="layout" svg:x1="18.472cm" svg:y1="2.637cm" svg:x2="19.819cm" svg:y2="2.637cm">
            <text:p/>
          </draw:line>
          <draw:polyline draw:style-name="gr1" draw:text-style-name="P1" draw:layer="layout" svg:width="0.017cm" svg:height="0.035cm" svg:x="19.82cm" svg:y="2.637cm" svg:viewBox="0 0 18 36" draw:points="0,0 0,0 2,0 4,0 5,1 7,1 9,2 10,3 12,4 13,5 14,6 15,8 16,9 17,11 17,12 18,14 18,16 18,18 18,20 18,21 17,23 17,25 16,26 15,28 14,29 13,30 12,32 10,33 9,33 7,34 5,35 4,35 2,35 0,36">
            <text:p/>
          </draw:polyline>
          <draw:polyline draw:style-name="gr1" draw:text-style-name="P1" draw:layer="layout" svg:width="0.017cm" svg:height="0.035cm" svg:x="18.455cm" svg:y="2.637cm" svg:viewBox="0 0 18 36" draw:points="18,36 18,36 16,35 14,35 12,35 11,34 9,33 8,33 6,32 5,30 4,29 3,28 2,26 1,25 1,23 0,21 0,20 0,18 0,16 0,14 1,12 1,11 2,9 3,8 4,6 5,5 6,4 8,3 9,2 11,1 12,1 14,0 16,0 18,0">
            <text:p/>
          </draw:polyline>
          <draw:line draw:style-name="gr1" draw:text-style-name="P1" draw:layer="layout" svg:x1="18.49cm" svg:y1="2.654cm" svg:x2="18.49cm" svg:y2="1.981cm">
            <text:p/>
          </draw:line>
          <draw:line draw:style-name="gr1" draw:text-style-name="P1" draw:layer="layout" svg:x1="18.455cm" svg:y1="2.654cm" svg:x2="18.455cm" svg:y2="1.981cm">
            <text:p/>
          </draw:line>
          <draw:polyline draw:style-name="gr1" draw:text-style-name="P1" draw:layer="layout" svg:width="0.035cm" svg:height="0.017cm" svg:x="18.455cm" svg:y="1.963cm" svg:viewBox="0 0 36 18" draw:points="0,18 0,18 0,16 0,14 1,13 1,11 2,10 3,8 4,7 5,5 6,4 8,3 9,2 11,1 12,1 14,0 16,0 18,0 20,0 21,0 23,1 25,1 26,2 28,3 29,4 30,5 32,7 33,8 33,10 34,11 35,13 35,14 35,16 36,18">
            <text:p/>
          </draw:polyline>
          <draw:polyline draw:style-name="gr1" draw:text-style-name="P1" draw:layer="layout" svg:width="0.035cm" svg:height="0.017cm" svg:x="18.455cm" svg:y="2.655cm" svg:viewBox="0 0 36 18" draw:points="36,0 35,2 35,4 35,5 34,7 33,8 33,10 32,11 30,13 29,14 28,15 26,16 25,16 23,17 21,17 20,18 18,18 16,18 14,17 12,17 11,16 9,16 8,15 6,14 5,13 4,11 3,10 2,8 1,7 1,5 0,4 0,2 0,0">
            <text:p/>
          </draw:polyline>
          <draw:line draw:style-name="gr1" draw:text-style-name="P1" draw:layer="layout" svg:x1="18.472cm" svg:y1="1.999cm" svg:x2="19.819cm" svg:y2="1.999cm">
            <text:p/>
          </draw:line>
          <draw:line draw:style-name="gr1" draw:text-style-name="P1" draw:layer="layout" svg:x1="18.472cm" svg:y1="1.963cm" svg:x2="19.819cm" svg:y2="1.963cm">
            <text:p/>
          </draw:line>
          <draw:polyline draw:style-name="gr1" draw:text-style-name="P1" draw:layer="layout" svg:width="0.017cm" svg:height="0.035cm" svg:x="19.82cm" svg:y="1.963cm" svg:viewBox="0 0 18 36" draw:points="0,0 0,0 2,0 4,0 5,1 7,1 9,2 10,3 12,4 13,5 14,7 15,8 16,10 17,11 17,13 18,14 18,16 18,18 18,20 18,22 17,24 17,25 16,27 15,28 14,30 13,31 12,32 10,33 9,34 7,35 5,36 4,36 2,36 0,36">
            <text:p/>
          </draw:polyline>
          <draw:polyline draw:style-name="gr1" draw:text-style-name="P1" draw:layer="layout" svg:width="0.017cm" svg:height="0.035cm" svg:x="18.455cm" svg:y="1.963cm" svg:viewBox="0 0 18 36" draw:points="18,36 18,36 16,36 14,36 12,36 11,35 9,34 8,33 6,32 5,31 4,30 3,28 2,27 1,25 1,24 0,22 0,20 0,18 0,16 0,14 1,13 1,11 2,10 3,8 4,7 5,5 6,4 8,3 9,2 11,1 12,1 14,0 16,0 18,0">
            <text:p/>
          </draw:polyline>
          <draw:line draw:style-name="gr1" draw:text-style-name="P1" draw:layer="layout" svg:x1="19.838cm" svg:y1="2.654cm" svg:x2="19.838cm" svg:y2="1.981cm">
            <text:p/>
          </draw:line>
          <draw:line draw:style-name="gr1" draw:text-style-name="P1" draw:layer="layout" svg:x1="19.802cm" svg:y1="2.654cm" svg:x2="19.802cm" svg:y2="1.981cm">
            <text:p/>
          </draw:line>
          <draw:polyline draw:style-name="gr1" draw:text-style-name="P1" draw:layer="layout" svg:width="0.035cm" svg:height="0.017cm" svg:x="19.802cm" svg:y="1.963cm" svg:viewBox="0 0 36 18" draw:points="0,18 0,18 0,16 0,14 1,13 1,11 2,10 3,8 4,7 5,5 7,4 8,3 10,2 11,1 13,1 14,0 16,0 18,0 20,0 22,0 24,1 25,1 27,2 28,3 30,4 31,5 32,7 33,8 34,10 35,11 36,13 36,14 36,16 36,18">
            <text:p/>
          </draw:polyline>
          <draw:polyline draw:style-name="gr1" draw:text-style-name="P1" draw:layer="layout" svg:width="0.035cm" svg:height="0.017cm" svg:x="19.802cm" svg:y="2.655cm" svg:viewBox="0 0 36 18" draw:points="36,0 36,2 36,4 36,5 35,7 34,8 33,10 32,11 31,13 30,14 28,15 27,16 25,16 24,17 22,17 20,18 18,18 16,18 14,17 13,17 11,16 10,16 8,15 7,14 5,13 4,11 3,10 2,8 1,7 1,5 0,4 0,2 0,0">
            <text:p/>
          </draw:polyline>
          <draw:line draw:style-name="gr1" draw:text-style-name="P1" draw:layer="layout" svg:x1="20.718cm" svg:y1="2.673cm" svg:x2="22.065cm" svg:y2="2.673cm">
            <text:p/>
          </draw:line>
          <draw:line draw:style-name="gr1" draw:text-style-name="P1" draw:layer="layout" svg:x1="20.718cm" svg:y1="2.637cm" svg:x2="22.065cm" svg:y2="2.637cm">
            <text:p/>
          </draw:line>
          <draw:polyline draw:style-name="gr1" draw:text-style-name="P1" draw:layer="layout" svg:width="0.017cm" svg:height="0.035cm" svg:x="22.065cm" svg:y="2.637cm" svg:viewBox="0 0 18 36" draw:points="0,0 0,0 2,0 4,0 5,1 7,1 9,2 10,3 12,4 13,5 14,6 15,8 16,9 17,11 17,12 18,14 18,16 18,18 18,20 18,21 17,23 17,25 16,26 15,28 14,29 13,30 12,32 10,33 9,33 7,34 5,35 4,35 2,35 0,36">
            <text:p/>
          </draw:polyline>
          <draw:polyline draw:style-name="gr1" draw:text-style-name="P1" draw:layer="layout" svg:width="0.017cm" svg:height="0.035cm" svg:x="20.701cm" svg:y="2.637cm" svg:viewBox="0 0 18 36" draw:points="18,36 18,36 16,35 14,35 12,35 11,34 9,33 8,33 6,32 5,30 4,29 3,28 2,26 1,25 1,23 0,21 0,20 0,18 0,16 0,14 1,12 1,11 2,9 3,8 4,6 5,5 6,4 8,3 9,2 11,1 12,1 14,0 16,0 18,0">
            <text:p/>
          </draw:polyline>
          <draw:line draw:style-name="gr1" draw:text-style-name="P1" draw:layer="layout" svg:x1="20.736cm" svg:y1="2.654cm" svg:x2="20.736cm" svg:y2="1.981cm">
            <text:p/>
          </draw:line>
          <draw:line draw:style-name="gr1" draw:text-style-name="P1" draw:layer="layout" svg:x1="20.7cm" svg:y1="2.654cm" svg:x2="20.7cm" svg:y2="1.981cm">
            <text:p/>
          </draw:line>
          <draw:polyline draw:style-name="gr1" draw:text-style-name="P1" draw:layer="layout" svg:width="0.035cm" svg:height="0.017cm" svg:x="20.701cm" svg:y="1.963cm" svg:viewBox="0 0 36 18" draw:points="0,18 0,18 0,16 0,14 1,13 1,11 2,10 3,8 4,7 5,5 6,4 8,3 9,2 11,1 12,1 14,0 16,0 18,0 20,0 21,0 23,1 25,1 26,2 28,3 29,4 30,5 32,7 33,8 33,10 34,11 35,13 35,14 35,16 36,18">
            <text:p/>
          </draw:polyline>
          <draw:polyline draw:style-name="gr1" draw:text-style-name="P1" draw:layer="layout" svg:width="0.035cm" svg:height="0.017cm" svg:x="20.701cm" svg:y="2.655cm" svg:viewBox="0 0 36 18" draw:points="36,0 35,2 35,4 35,5 34,7 33,8 33,10 32,11 30,13 29,14 28,15 26,16 25,16 23,17 21,17 20,18 18,18 16,18 14,17 12,17 11,16 9,16 8,15 6,14 5,13 4,11 3,10 2,8 1,7 1,5 0,4 0,2 0,0">
            <text:p/>
          </draw:polyline>
          <draw:line draw:style-name="gr1" draw:text-style-name="P1" draw:layer="layout" svg:x1="20.718cm" svg:y1="1.999cm" svg:x2="22.065cm" svg:y2="1.999cm">
            <text:p/>
          </draw:line>
          <draw:line draw:style-name="gr1" draw:text-style-name="P1" draw:layer="layout" svg:x1="20.718cm" svg:y1="1.963cm" svg:x2="22.065cm" svg:y2="1.963cm">
            <text:p/>
          </draw:line>
          <draw:polyline draw:style-name="gr1" draw:text-style-name="P1" draw:layer="layout" svg:width="0.017cm" svg:height="0.035cm" svg:x="22.065cm" svg:y="1.963cm" svg:viewBox="0 0 18 36" draw:points="0,0 0,0 2,0 4,0 5,1 7,1 9,2 10,3 12,4 13,5 14,7 15,8 16,10 17,11 17,13 18,14 18,16 18,18 18,20 18,22 17,24 17,25 16,27 15,28 14,30 13,31 12,32 10,33 9,34 7,35 5,36 4,36 2,36 0,36">
            <text:p/>
          </draw:polyline>
          <draw:polyline draw:style-name="gr1" draw:text-style-name="P1" draw:layer="layout" svg:width="0.017cm" svg:height="0.035cm" svg:x="20.701cm" svg:y="1.963cm" svg:viewBox="0 0 18 36" draw:points="18,36 18,36 16,36 14,36 12,36 11,35 9,34 8,33 6,32 5,31 4,30 3,28 2,27 1,25 1,24 0,22 0,20 0,18 0,16 0,14 1,13 1,11 2,10 3,8 4,7 5,5 6,4 8,3 9,2 11,1 12,1 14,0 16,0 18,0">
            <text:p/>
          </draw:polyline>
          <draw:line draw:style-name="gr1" draw:text-style-name="P1" draw:layer="layout" svg:x1="22.083cm" svg:y1="2.654cm" svg:x2="22.083cm" svg:y2="1.981cm">
            <text:p/>
          </draw:line>
          <draw:line draw:style-name="gr1" draw:text-style-name="P1" draw:layer="layout" svg:x1="22.047cm" svg:y1="2.654cm" svg:x2="22.047cm" svg:y2="1.981cm">
            <text:p/>
          </draw:line>
          <draw:polyline draw:style-name="gr1" draw:text-style-name="P1" draw:layer="layout" svg:width="0.035cm" svg:height="0.017cm" svg:x="22.047cm" svg:y="1.963cm" svg:viewBox="0 0 36 18" draw:points="0,18 0,18 0,16 0,14 1,13 1,11 2,10 3,8 4,7 5,5 7,4 8,3 10,2 11,1 13,1 14,0 16,0 18,0 20,0 22,0 24,1 25,1 27,2 28,3 30,4 31,5 32,7 33,8 34,10 35,11 36,13 36,14 36,16 36,18">
            <text:p/>
          </draw:polyline>
          <draw:polyline draw:style-name="gr1" draw:text-style-name="P1" draw:layer="layout" svg:width="0.035cm" svg:height="0.017cm" svg:x="22.047cm" svg:y="2.655cm" svg:viewBox="0 0 36 18" draw:points="36,0 36,2 36,4 36,5 35,7 34,8 33,10 32,11 31,13 30,14 28,15 27,16 25,16 24,17 22,17 20,18 18,18 16,18 14,17 13,17 11,16 10,16 8,15 7,14 5,13 4,11 3,10 2,8 1,7 1,5 0,4 0,2 0,0">
            <text:p/>
          </draw:polyline>
          <draw:line draw:style-name="gr1" draw:text-style-name="P1" draw:layer="layout" svg:x1="23.861cm" svg:y1="2.673cm" svg:x2="25.208cm" svg:y2="2.673cm">
            <text:p/>
          </draw:line>
          <draw:line draw:style-name="gr1" draw:text-style-name="P1" draw:layer="layout" svg:x1="23.861cm" svg:y1="2.637cm" svg:x2="25.208cm" svg:y2="2.637cm">
            <text:p/>
          </draw:line>
          <draw:polyline draw:style-name="gr1" draw:text-style-name="P1" draw:layer="layout" svg:width="0.017cm" svg:height="0.035cm" svg:x="25.208cm" svg:y="2.637cm" svg:viewBox="0 0 18 36" draw:points="0,0 0,0 2,0 4,0 5,1 7,1 9,2 10,3 12,4 13,5 14,6 15,8 16,9 17,11 17,12 18,14 18,16 18,18 18,20 18,21 17,23 17,25 16,26 15,28 14,29 13,30 12,32 10,33 9,33 7,34 5,35 4,35 2,35 0,36">
            <text:p/>
          </draw:polyline>
          <draw:polyline draw:style-name="gr1" draw:text-style-name="P1" draw:layer="layout" svg:width="0.017cm" svg:height="0.035cm" svg:x="23.843cm" svg:y="2.637cm" svg:viewBox="0 0 18 36" draw:points="18,36 18,36 16,35 14,35 12,35 11,34 9,33 8,33 6,32 5,30 4,29 3,28 2,26 1,25 1,23 0,21 0,20 0,18 0,16 0,14 1,12 1,11 2,9 3,8 4,6 5,5 6,4 8,3 9,2 11,1 12,1 14,0 16,0 18,0">
            <text:p/>
          </draw:polyline>
          <draw:line draw:style-name="gr1" draw:text-style-name="P1" draw:layer="layout" svg:x1="23.879cm" svg:y1="2.654cm" svg:x2="23.879cm" svg:y2="1.981cm">
            <text:p/>
          </draw:line>
          <draw:line draw:style-name="gr1" draw:text-style-name="P1" draw:layer="layout" svg:x1="23.844cm" svg:y1="2.654cm" svg:x2="23.844cm" svg:y2="1.981cm">
            <text:p/>
          </draw:line>
          <draw:polyline draw:style-name="gr1" draw:text-style-name="P1" draw:layer="layout" svg:width="0.035cm" svg:height="0.017cm" svg:x="23.843cm" svg:y="1.963cm" svg:viewBox="0 0 36 18" draw:points="0,18 0,18 0,16 0,14 1,13 1,11 2,10 3,8 4,7 5,5 6,4 8,3 9,2 11,1 12,1 14,0 16,0 18,0 20,0 21,0 23,1 25,1 26,2 28,3 29,4 30,5 32,7 33,8 33,10 34,11 35,13 35,14 35,16 36,18">
            <text:p/>
          </draw:polyline>
          <draw:polyline draw:style-name="gr1" draw:text-style-name="P1" draw:layer="layout" svg:width="0.035cm" svg:height="0.017cm" svg:x="23.843cm" svg:y="2.655cm" svg:viewBox="0 0 36 18" draw:points="36,0 35,2 35,4 35,5 34,7 33,8 33,10 32,11 30,13 29,14 28,15 26,16 25,16 23,17 21,17 20,18 18,18 16,18 14,17 12,17 11,16 9,16 8,15 6,14 5,13 4,11 3,10 2,8 1,7 1,5 0,4 0,2 0,0">
            <text:p/>
          </draw:polyline>
          <draw:line draw:style-name="gr1" draw:text-style-name="P1" draw:layer="layout" svg:x1="23.861cm" svg:y1="1.999cm" svg:x2="25.208cm" svg:y2="1.999cm">
            <text:p/>
          </draw:line>
          <draw:line draw:style-name="gr1" draw:text-style-name="P1" draw:layer="layout" svg:x1="23.861cm" svg:y1="1.963cm" svg:x2="25.208cm" svg:y2="1.963cm">
            <text:p/>
          </draw:line>
          <draw:polyline draw:style-name="gr1" draw:text-style-name="P1" draw:layer="layout" svg:width="0.017cm" svg:height="0.035cm" svg:x="25.208cm" svg:y="1.963cm" svg:viewBox="0 0 18 36" draw:points="0,0 0,0 2,0 4,0 5,1 7,1 9,2 10,3 12,4 13,5 14,7 15,8 16,10 17,11 17,13 18,14 18,16 18,18 18,20 18,22 17,24 17,25 16,27 15,28 14,30 13,31 12,32 10,33 9,34 7,35 5,36 4,36 2,36 0,36">
            <text:p/>
          </draw:polyline>
          <draw:polyline draw:style-name="gr1" draw:text-style-name="P1" draw:layer="layout" svg:width="0.017cm" svg:height="0.035cm" svg:x="23.843cm" svg:y="1.963cm" svg:viewBox="0 0 18 36" draw:points="18,36 18,36 16,36 14,36 12,36 11,35 9,34 8,33 6,32 5,31 4,30 3,28 2,27 1,25 1,24 0,22 0,20 0,18 0,16 0,14 1,13 1,11 2,10 3,8 4,7 5,5 6,4 8,3 9,2 11,1 12,1 14,0 16,0 18,0">
            <text:p/>
          </draw:polyline>
          <draw:line draw:style-name="gr1" draw:text-style-name="P1" draw:layer="layout" svg:x1="25.227cm" svg:y1="2.654cm" svg:x2="25.227cm" svg:y2="1.981cm">
            <text:p/>
          </draw:line>
          <draw:line draw:style-name="gr1" draw:text-style-name="P1" draw:layer="layout" svg:x1="25.19cm" svg:y1="2.654cm" svg:x2="25.19cm" svg:y2="1.981cm">
            <text:p/>
          </draw:line>
          <draw:polyline draw:style-name="gr1" draw:text-style-name="P1" draw:layer="layout" svg:width="0.035cm" svg:height="0.017cm" svg:x="25.19cm" svg:y="1.963cm" svg:viewBox="0 0 36 18" draw:points="0,18 0,18 0,16 0,14 1,13 1,11 2,10 3,8 4,7 5,5 7,4 8,3 10,2 11,1 13,1 14,0 16,0 18,0 20,0 22,0 24,1 25,1 27,2 28,3 30,4 31,5 32,7 33,8 34,10 35,11 36,13 36,14 36,16 36,18">
            <text:p/>
          </draw:polyline>
          <draw:polyline draw:style-name="gr1" draw:text-style-name="P1" draw:layer="layout" svg:width="0.035cm" svg:height="0.017cm" svg:x="25.19cm" svg:y="2.655cm" svg:viewBox="0 0 36 18" draw:points="36,0 36,2 36,4 36,5 35,7 34,8 33,10 32,11 31,13 30,14 28,15 27,16 25,16 24,17 22,17 20,18 18,18 16,18 14,17 13,17 11,16 10,16 8,15 7,14 5,13 4,11 3,10 2,8 1,7 1,5 0,4 0,2 0,0">
            <text:p/>
          </draw:polyline>
          <draw:line draw:style-name="gr1" draw:text-style-name="P1" draw:layer="layout" svg:x1="26.107cm" svg:y1="2.673cm" svg:x2="27.454cm" svg:y2="2.673cm">
            <text:p/>
          </draw:line>
          <draw:line draw:style-name="gr1" draw:text-style-name="P1" draw:layer="layout" svg:x1="26.107cm" svg:y1="2.637cm" svg:x2="27.454cm" svg:y2="2.637cm">
            <text:p/>
          </draw:line>
          <draw:polyline draw:style-name="gr1" draw:text-style-name="P1" draw:layer="layout" svg:width="0.017cm" svg:height="0.035cm" svg:x="27.454cm" svg:y="2.637cm" svg:viewBox="0 0 18 36" draw:points="0,0 0,0 2,0 4,0 5,1 7,1 9,2 10,3 12,4 13,5 14,6 15,8 16,9 17,11 17,12 18,14 18,16 18,18 18,20 18,21 17,23 17,25 16,26 15,28 14,29 13,30 12,32 10,33 9,33 7,34 5,35 4,35 2,35 0,36">
            <text:p/>
          </draw:polyline>
          <draw:polyline draw:style-name="gr1" draw:text-style-name="P1" draw:layer="layout" svg:width="0.017cm" svg:height="0.035cm" svg:x="26.089cm" svg:y="2.637cm" svg:viewBox="0 0 18 36" draw:points="18,36 18,36 16,35 14,35 12,35 11,34 9,33 8,33 6,32 5,30 4,29 3,28 2,26 1,25 1,23 0,21 0,20 0,18 0,16 0,14 1,12 1,11 2,9 3,8 4,6 5,5 6,4 8,3 9,2 11,1 12,1 14,0 16,0 18,0">
            <text:p/>
          </draw:polyline>
          <draw:line draw:style-name="gr1" draw:text-style-name="P1" draw:layer="layout" svg:x1="26.125cm" svg:y1="2.654cm" svg:x2="26.125cm" svg:y2="1.981cm">
            <text:p/>
          </draw:line>
          <draw:line draw:style-name="gr1" draw:text-style-name="P1" draw:layer="layout" svg:x1="26.089cm" svg:y1="2.654cm" svg:x2="26.089cm" svg:y2="1.981cm">
            <text:p/>
          </draw:line>
          <draw:polyline draw:style-name="gr1" draw:text-style-name="P1" draw:layer="layout" svg:width="0.035cm" svg:height="0.017cm" svg:x="26.089cm" svg:y="1.963cm" svg:viewBox="0 0 36 18" draw:points="0,18 0,18 0,16 0,14 1,13 1,11 2,10 3,8 4,7 5,5 6,4 8,3 9,2 11,1 12,1 14,0 16,0 18,0 20,0 21,0 23,1 25,1 26,2 28,3 29,4 30,5 32,7 33,8 33,10 34,11 35,13 35,14 35,16 36,18">
            <text:p/>
          </draw:polyline>
          <draw:polyline draw:style-name="gr1" draw:text-style-name="P1" draw:layer="layout" svg:width="0.035cm" svg:height="0.017cm" svg:x="26.089cm" svg:y="2.655cm" svg:viewBox="0 0 36 18" draw:points="36,0 35,2 35,4 35,5 34,7 33,8 33,10 32,11 30,13 29,14 28,15 26,16 25,16 23,17 21,17 20,18 18,18 16,18 14,17 12,17 11,16 9,16 8,15 6,14 5,13 4,11 3,10 2,8 1,7 1,5 0,4 0,2 0,0">
            <text:p/>
          </draw:polyline>
          <draw:line draw:style-name="gr1" draw:text-style-name="P1" draw:layer="layout" svg:x1="26.107cm" svg:y1="1.999cm" svg:x2="27.454cm" svg:y2="1.999cm">
            <text:p/>
          </draw:line>
          <draw:line draw:style-name="gr1" draw:text-style-name="P1" draw:layer="layout" svg:x1="26.107cm" svg:y1="1.963cm" svg:x2="27.454cm" svg:y2="1.963cm">
            <text:p/>
          </draw:line>
          <draw:polyline draw:style-name="gr1" draw:text-style-name="P1" draw:layer="layout" svg:width="0.017cm" svg:height="0.035cm" svg:x="27.454cm" svg:y="1.963cm" svg:viewBox="0 0 18 36" draw:points="0,0 0,0 2,0 4,0 5,1 7,1 9,2 10,3 12,4 13,5 14,7 15,8 16,10 17,11 17,13 18,14 18,16 18,18 18,20 18,22 17,24 17,25 16,27 15,28 14,30 13,31 12,32 10,33 9,34 7,35 5,36 4,36 2,36 0,36">
            <text:p/>
          </draw:polyline>
          <draw:polyline draw:style-name="gr1" draw:text-style-name="P1" draw:layer="layout" svg:width="0.017cm" svg:height="0.035cm" svg:x="26.089cm" svg:y="1.963cm" svg:viewBox="0 0 18 36" draw:points="18,36 18,36 16,36 14,36 12,36 11,35 9,34 8,33 6,32 5,31 4,30 3,28 2,27 1,25 1,24 0,22 0,20 0,18 0,16 0,14 1,13 1,11 2,10 3,8 4,7 5,5 6,4 8,3 9,2 11,1 12,1 14,0 16,0 18,0">
            <text:p/>
          </draw:polyline>
          <draw:line draw:style-name="gr1" draw:text-style-name="P1" draw:layer="layout" svg:x1="27.472cm" svg:y1="2.654cm" svg:x2="27.472cm" svg:y2="1.981cm">
            <text:p/>
          </draw:line>
          <draw:line draw:style-name="gr1" draw:text-style-name="P1" draw:layer="layout" svg:x1="27.436cm" svg:y1="2.654cm" svg:x2="27.436cm" svg:y2="1.981cm">
            <text:p/>
          </draw:line>
          <draw:polyline draw:style-name="gr1" draw:text-style-name="P1" draw:layer="layout" svg:width="0.035cm" svg:height="0.017cm" svg:x="27.436cm" svg:y="1.963cm" svg:viewBox="0 0 36 18" draw:points="0,18 0,18 0,16 0,14 1,13 1,11 2,10 3,8 4,7 5,5 7,4 8,3 10,2 11,1 13,1 14,0 16,0 18,0 20,0 22,0 24,1 25,1 27,2 28,3 30,4 31,5 32,7 33,8 34,10 35,11 36,13 36,14 36,16 36,18">
            <text:p/>
          </draw:polyline>
          <draw:polyline draw:style-name="gr1" draw:text-style-name="P1" draw:layer="layout" svg:width="0.035cm" svg:height="0.017cm" svg:x="27.436cm" svg:y="2.655cm" svg:viewBox="0 0 36 18" draw:points="36,0 36,2 36,4 36,5 35,7 34,8 33,10 32,11 31,13 30,14 28,15 27,16 25,16 24,17 22,17 20,18 18,18 16,18 14,17 13,17 11,16 10,16 8,15 7,14 5,13 4,11 3,10 2,8 1,7 1,5 0,4 0,2 0,0">
            <text:p/>
          </draw:polyline>
          <draw:polyline draw:style-name="gr1" draw:text-style-name="P1" draw:layer="layout" svg:width="0.001cm" svg:height="0cm" svg:x="28.059cm" svg:y="-3.858cm" svg:viewBox="0 0 2 1" draw:points="0,1 0,1 0,1 0,1 0,1 0,0 0,0 0,0 0,0 0,0 0,0 1,0 1,0 1,0 1,0 1,0 1,0 1,0 1,0 1,0 1,0 2,0 2,0 2,0 2,0 2,0 2,0 2,0 2,0 2,0 2,1 2,1 2,1 2,1">
            <text:p/>
          </draw:polyline>
          <draw:polyline draw:style-name="gr1" draw:text-style-name="P1" draw:layer="layout" svg:width="0.001cm" svg:height="0cm" svg:x="28.059cm" svg:y="10.402cm" svg:viewBox="0 0 2 1" draw:points="2,0 2,0 2,0 2,0 2,0 2,0 2,0 2,0 2,1 2,1 2,1 2,1 2,1 1,1 1,1 1,1 1,1 1,1 1,1 1,1 1,1 1,1 1,1 0,1 0,1 0,0 0,0 0,0 0,0 0,0 0,0 0,0 0,0">
            <text:p/>
          </draw:polyline>
          <draw:polyline draw:style-name="gr1" draw:text-style-name="P1" draw:layer="layout" svg:width="0.001cm" svg:height="0cm" svg:x="17.866cm" svg:y="-3.858cm" svg:viewBox="0 0 2 1" draw:points="0,1 0,1 0,1 0,1 0,1 0,0 0,0 0,0 0,0 0,0 0,0 0,0 0,0 0,0 1,0 1,0 1,0 1,0 1,0 1,0 1,0 1,0 1,0 1,0 1,0 1,0 1,0 1,0 1,0 1,0 1,1 1,1 2,1 2,1">
            <text:p/>
          </draw:polyline>
          <draw:polyline draw:style-name="gr1" draw:text-style-name="P1" draw:layer="layout" svg:width="0.001cm" svg:height="0cm" svg:x="17.866cm" svg:y="10.402cm" svg:viewBox="0 0 2 1" draw:points="2,0 2,0 1,0 1,0 1,0 1,0 1,0 1,0 1,1 1,1 1,1 1,1 1,1 1,1 1,1 1,1 1,1 1,1 1,1 1,1 0,1 0,1 0,1 0,1 0,1 0,0 0,0 0,0 0,0 0,0 0,0 0,0 0,0">
            <text:p/>
          </draw:polyline>
          <draw:polygon draw:style-name="gr2" draw:text-style-name="P1" draw:layer="layout" svg:width="1.211cm" svg:height="1.211cm" svg:x="22.357cm" svg:y="1.937cm" svg:viewBox="0 0 1212 1212" draw:points="606,1212 544,1209 484,1200 426,1185 370,1164 317,1139 267,1109 221,1074 178,1035 138,992 104,945 73,895 48,842 27,786 12,728 3,668 0,606 3,544 12,484 27,426 48,370 73,317 104,267 138,221 178,178 221,138 267,104 317,73 370,48 426,27 484,12 544,3 606,0 668,3 728,12 786,27 842,48 895,73 945,104 992,138 1035,178 1074,221 1109,267 1139,317 1164,370 1185,426 1200,484 1209,544 1212,606 1209,668 1200,728 1185,786 1164,842 1139,895 1109,945 1074,992 1035,1035 992,1074 945,1109 895,1139 842,1164 786,1185 728,1200 668,1209">
            <text:p/>
          </draw:polygon>
          <draw:polyline draw:style-name="gr1" draw:text-style-name="P1" draw:layer="layout" svg:width="0cm" svg:height="0.001cm" svg:x="28.06cm" svg:y="-3.858cm" svg:viewBox="0 0 1 2" draw:points="0,0 0,0 0,0 0,0 0,0 0,0 1,0 1,0 1,0 1,0 1,0 1,0 1,0 1,0 1,1 1,1 1,1 1,1 1,1 1,1 1,1 1,1 1,1 1,1 1,1 1,1 1,1 1,1 1,1 0,1 0,1 0,1 0,2 0,2">
            <text:p/>
          </draw:polyline>
          <draw:polyline draw:style-name="gr1" draw:text-style-name="P1" draw:layer="layout" svg:width="0cm" svg:height="0.001cm" svg:x="17.866cm" svg:y="-3.858cm" svg:viewBox="0 0 1 2" draw:points="1,2 1,2 1,2 1,1 1,1 0,1 0,1 0,1 0,1 0,1 0,1 0,1 0,1 0,1 0,1 0,1 0,1 0,1 0,1 0,1 0,1 0,0 0,0 0,0 0,0 0,0 0,0 0,0 0,0 0,0 1,0 1,0 1,0 1,0">
            <text:p/>
          </draw:polyline>
          <draw:line draw:style-name="gr1" draw:text-style-name="P1" draw:layer="layout" svg:x1="17.978cm" svg:y1="10.515cm" svg:x2="27.948cm" svg:y2="10.515cm">
            <text:p/>
          </draw:line>
          <draw:line draw:style-name="gr1" draw:text-style-name="P1" draw:layer="layout" svg:x1="17.978cm" svg:y1="10.513cm" svg:x2="27.948cm" svg:y2="10.513cm">
            <text:p/>
          </draw:line>
          <draw:polyline draw:style-name="gr1" draw:text-style-name="P1" draw:layer="layout" svg:width="0cm" svg:height="0.001cm" svg:x="27.948cm" svg:y="10.513cm" svg:viewBox="0 0 1 2" draw:points="0,0 0,0 0,0 0,0 0,0 0,0 0,0 0,0 0,0 1,0 1,0 1,1 1,1 1,1 1,1 1,1 1,1 1,1 1,1 1,1 1,1 1,2 1,2 1,2 1,2 1,2 0,2 0,2 0,2 0,2 0,2 0,2 0,2 0,2">
            <text:p/>
          </draw:polyline>
          <draw:polyline draw:style-name="gr1" draw:text-style-name="P1" draw:layer="layout" svg:width="0cm" svg:height="0.001cm" svg:x="17.977cm" svg:y="10.513cm" svg:viewBox="0 0 1 2" draw:points="1,2 1,2 1,2 1,2 1,2 1,2 1,2 1,2 0,2 0,2 0,2 0,2 0,2 0,2 0,1 0,1 0,1 0,1 0,1 0,1 0,1 0,1 0,1 0,1 0,0 0,0 0,0 1,0 1,0 1,0 1,0 1,0 1,0 1,0">
            <text:p/>
          </draw:polyline>
          <draw:line draw:style-name="gr1" draw:text-style-name="P1" draw:layer="layout" svg:x1="27.949cm" svg:y1="10.515cm" svg:x2="28.061cm" svg:y2="10.403cm">
            <text:p/>
          </draw:line>
          <draw:line draw:style-name="gr1" draw:text-style-name="P1" draw:layer="layout" svg:x1="27.947cm" svg:y1="10.513cm" svg:x2="28.059cm" svg:y2="10.401cm">
            <text:p/>
          </draw:line>
          <draw:polyline draw:style-name="gr1" draw:text-style-name="P1" draw:layer="layout" svg:width="0.001cm" svg:height="0.001cm" svg:x="28.059cm" svg:y="10.401cm" svg:viewBox="0 0 2 2" draw:points="0,1 0,1 0,1 0,1 0,1 0,1 0,1 0,1 0,0 0,0 0,0 0,0 0,0 0,0 1,0 1,0 1,0 1,0 1,0 1,0 1,0 1,0 1,0 1,0 1,0 1,0 1,0 1,1 1,1 1,1 1,1 1,1 2,1 2,1 2,1 1,1 1,1 1,2 1,2 1,2 1,2 1,2 1,2 1,2 1,2 1,2 1,2 1,2 1,2 1,2">
            <text:p/>
          </draw:polyline>
          <draw:polyline draw:style-name="gr1" draw:text-style-name="P1" draw:layer="layout" svg:width="0.001cm" svg:height="0.001cm" svg:x="27.947cm" svg:y="10.513cm" svg:viewBox="0 0 2 2" draw:points="2,1 2,1 2,1 2,1 2,1 2,1 2,1 2,1 2,1 2,1 2,1 2,1 2,1 1,1 1,1 1,2 1,2 1,2 1,1 1,1 1,1 1,1 1,1 0,1 0,1 0,1 0,1 0,1 0,1 0,1 0,1 0,1 0,1 0,1 0,1 0,1 0,0 0,0 0,0 0,0 0,0 0,0 1,0 1,0 1,0 1,0 1,0 1,0 1,0">
            <text:p/>
          </draw:polyline>
          <draw:line draw:style-name="gr1" draw:text-style-name="P1" draw:layer="layout" svg:x1="17.866cm" svg:y1="10.403cm" svg:x2="17.978cm" svg:y2="10.515cm">
            <text:p/>
          </draw:line>
          <draw:line draw:style-name="gr1" draw:text-style-name="P1" draw:layer="layout" svg:x1="17.867cm" svg:y1="10.401cm" svg:x2="17.979cm" svg:y2="10.513cm">
            <text:p/>
          </draw:line>
          <draw:polyline draw:style-name="gr1" draw:text-style-name="P1" draw:layer="layout" svg:width="0.001cm" svg:height="0.001cm" svg:x="17.977cm" svg:y="10.513cm" svg:viewBox="0 0 2 2" draw:points="1,0 1,0 1,0 1,0 1,0 1,0 1,0 1,0 1,0 1,0 1,0 1,0 1,0 1,0 1,1 1,1 2,1 2,1 2,1 1,1 1,1 1,1 1,1 1,1 1,1 1,1 1,1 1,1 1,1 1,1 1,1 1,1 1,2 1,2 1,2 1,1 1,1 0,1 0,1 0,1 0,1 0,1 0,1 0,1 0,1 0,1 0,1 0,1 0,1 0,1">
            <text:p/>
          </draw:polyline>
          <draw:polyline draw:style-name="gr1" draw:text-style-name="P1" draw:layer="layout" svg:width="0.001cm" svg:height="0.001cm" svg:x="17.866cm" svg:y="10.401cm" svg:viewBox="0 0 2 2" draw:points="1,2 1,2 1,2 1,2 1,2 1,2 1,2 1,2 0,2 0,2 0,2 0,2 0,2 0,2 0,1 0,1 0,1 0,1 0,1 0,1 0,1 0,1 0,1 0,1 0,0 0,0 0,0 1,0 1,0 1,0 1,0 1,0 1,0 1,0 1,0 1,0 1,0 2,0 2,0 2,0 2,0 2,0 2,0 2,1 2,1 2,1 2,1 2,1 2,1 2,1">
            <text:p/>
          </draw:polyline>
          <draw:line draw:style-name="gr1" draw:text-style-name="P1" draw:layer="layout" svg:x1="18.024cm" svg:y1="8.729cm" svg:x2="27.904cm" svg:y2="8.729cm">
            <text:p/>
          </draw:line>
          <draw:line draw:style-name="gr1" draw:text-style-name="P1" draw:layer="layout" svg:x1="18.024cm" svg:y1="8.706cm" svg:x2="27.904cm" svg:y2="8.706cm">
            <text:p/>
          </draw:line>
          <draw:polyline draw:style-name="gr1" draw:text-style-name="P1" draw:layer="layout" svg:width="0.01cm" svg:height="0.022cm" svg:x="27.903cm" svg:y="8.706cm" svg:viewBox="0 0 11 23" draw:points="0,0 0,0 1,0 2,0 3,1 4,1 5,1 6,2 7,3 8,3 9,4 9,5 10,6 10,7 11,8 11,9 11,10 11,11 11,13 11,14 11,15 10,16 10,17 9,18 9,19 8,19 7,20 6,21 5,21 4,22 3,22 2,22 1,23 0,23">
            <text:p/>
          </draw:polyline>
          <draw:polyline draw:style-name="gr1" draw:text-style-name="P1" draw:layer="layout" svg:width="0.01cm" svg:height="0.022cm" svg:x="18.012cm" svg:y="8.706cm" svg:viewBox="0 0 11 23" draw:points="11,23 11,23 10,23 9,22 8,22 7,22 6,21 5,21 4,20 3,19 3,19 2,18 1,17 1,16 1,15 0,14 0,13 0,11 0,10 0,9 1,8 1,7 1,6 2,5 3,4 3,3 4,3 5,2 6,1 7,1 8,1 9,0 10,0 11,0">
            <text:p/>
          </draw:polyline>
          <draw:polygon draw:style-name="gr2" draw:text-style-name="P1" draw:layer="layout" svg:width="0.178cm" svg:height="0.178cm" svg:x="23.637cm" svg:y="7.123cm" svg:viewBox="0 0 179 179" draw:points="90,179 80,179 72,177 63,175 55,172 47,168 40,164 33,159 26,153 20,147 15,140 11,132 7,125 4,116 2,108 0,99 0,90 0,80 2,72 4,63 7,55 11,47 15,40 20,33 26,26 33,20 40,15 47,11 55,7 63,4 72,2 80,0 90,0 99,0 108,2 116,4 125,7 132,11 140,15 147,20 153,26 159,33 164,40 168,47 172,55 175,63 177,72 179,80 179,90 179,99 177,108 175,116 172,125 168,132 164,140 159,147 153,153 147,159 140,164 132,168 125,172 116,175 108,177 99,179">
            <text:p/>
          </draw:polygon>
          <draw:line draw:style-name="gr1" draw:text-style-name="P1" draw:layer="layout" svg:x1="23.557cm" svg:y1="7.204cm" svg:x2="23.669cm" svg:y2="7.316cm">
            <text:p/>
          </draw:line>
          <draw:line draw:style-name="gr1" draw:text-style-name="P1" draw:layer="layout" svg:x1="23.583cm" svg:y1="7.178cm" svg:x2="23.695cm" svg:y2="7.29cm">
            <text:p/>
          </draw:line>
          <draw:polyline draw:style-name="gr1" draw:text-style-name="P1" draw:layer="layout" svg:width="0.029cm" svg:height="0.029cm" svg:x="23.669cm" svg:y="7.29cm" svg:viewBox="0 0 30 30" draw:points="25,0 26,1 27,3 28,4 29,6 29,7 30,9 30,10 30,12 30,14 30,16 29,17 29,19 28,21 27,22 26,24 25,25 24,26 22,27 21,28 19,29 17,29 16,30 14,30 12,30 10,30 9,30 7,29 6,29 4,28 3,27 1,26 0,25">
            <text:p/>
          </draw:polyline>
          <draw:polyline draw:style-name="gr1" draw:text-style-name="P1" draw:layer="layout" svg:width="0.03cm" svg:height="0.03cm" svg:x="23.551cm" svg:y="7.173cm" svg:viewBox="0 0 31 31" draw:points="6,31 4,29 3,28 3,27 2,27 2,26 2,25 1,24 1,23 1,22 0,21 0,21 0,20 0,19 0,18 0,16 0,14 1,12 1,11 2,9 3,8 4,6 5,5 7,4 8,3 10,2 11,1 13,1 14,0 16,0 18,0 19,0 20,0 21,0 22,0 23,1 24,1 25,1 25,2 27,2 29,3 30,4 31,6">
            <text:p/>
          </draw:polyline>
          <draw:line draw:style-name="gr1" draw:text-style-name="P1" draw:layer="layout" svg:x1="26.027cm" svg:y1="7.245cm" svg:x2="25.982cm" svg:y2="7.29cm">
            <text:p/>
          </draw:line>
          <draw:line draw:style-name="gr1" draw:text-style-name="P1" draw:layer="layout" svg:x1="26.053cm" svg:y1="7.271cm" svg:x2="26.008cm" svg:y2="7.316cm">
            <text:p/>
          </draw:line>
          <draw:polyline draw:style-name="gr1" draw:text-style-name="P1" draw:layer="layout" svg:width="0.029cm" svg:height="0.029cm" svg:x="25.977cm" svg:y="7.29cm" svg:viewBox="0 0 30 30" draw:points="30,25 29,26 28,27 26,28 25,29 23,30 21,30 20,30 20,30 19,30 18,30 16,30 14,30 12,30 11,29 9,28 8,27 6,26 5,25 4,24 3,23 2,21 1,19 1,18 0,16 0,14 0,13 0,12 0,11 0,10 0,9 1,7 1,6 2,4 3,3 4,1 5,0">
            <text:p/>
          </draw:polyline>
          <draw:polyline draw:style-name="gr1" draw:text-style-name="P1" draw:layer="layout" svg:width="0.029cm" svg:height="0.029cm" svg:x="26.026cm" svg:y="7.241cm" svg:viewBox="0 0 30 30" draw:points="0,5 1,4 3,3 4,2 6,1 7,1 9,0 10,0 11,0 12,0 13,0 14,0 16,0 18,1 19,1 21,2 23,3 24,4 25,5 26,6 27,8 28,9 29,11 30,12 30,14 30,16 30,18 30,19 30,20 30,20 30,21 30,23 29,25 28,26 27,28 26,29 25,30">
            <text:p/>
          </draw:polyline>
          <draw:line draw:style-name="gr1" draw:text-style-name="P1" draw:layer="layout" svg:x1="26.053cm" svg:y1="4.866cm" svg:x2="26.008cm" svg:y2="4.821cm">
            <text:p/>
          </draw:line>
          <draw:line draw:style-name="gr1" draw:text-style-name="P1" draw:layer="layout" svg:x1="26.027cm" svg:y1="4.89cm" svg:x2="25.982cm" svg:y2="4.846cm">
            <text:p/>
          </draw:line>
          <draw:polyline draw:style-name="gr1" draw:text-style-name="P1" draw:layer="layout" svg:width="0.029cm" svg:height="0.03cm" svg:x="25.977cm" svg:y="4.815cm" svg:viewBox="0 0 30 31" draw:points="6,31 4,30 3,29 2,27 2,25 1,25 1,24 1,23 0,22 0,21 0,20 0,19 0,18 0,16 0,14 1,13 1,11 2,10 3,8 4,7 5,5 6,4 8,3 9,2 11,1 12,1 14,0 16,0 18,0 19,0 20,0 20,0 21,0 22,1 23,1 25,1 26,2 28,3 29,4 30,5">
            <text:p/>
          </draw:polyline>
          <draw:polyline draw:style-name="gr1" draw:text-style-name="P1" draw:layer="layout" svg:width="0.029cm" svg:height="0.03cm" svg:x="26.027cm" svg:y="4.865cm" svg:viewBox="0 0 30 31" draw:points="25,0 26,1 27,3 28,4 29,6 29,7 30,9 30,11 30,12 30,14 30,16 29,18 29,20 28,21 27,23 26,24 25,25 24,26 22,28 21,28 19,29 17,30 16,30 14,31 12,31 10,31 9,30 7,30 6,29 4,29 3,28 1,27 0,26">
            <text:p/>
          </draw:polyline>
          <draw:line draw:style-name="gr1" draw:text-style-name="P1" draw:layer="layout" svg:x1="23.602cm" svg:y1="4.821cm" svg:x2="23.557cm" svg:y2="4.866cm">
            <text:p/>
          </draw:line>
          <draw:line draw:style-name="gr1" draw:text-style-name="P1" draw:layer="layout" svg:x1="23.628cm" svg:y1="4.846cm" svg:x2="23.583cm" svg:y2="4.89cm">
            <text:p/>
          </draw:line>
          <draw:polyline draw:style-name="gr1" draw:text-style-name="P1" draw:layer="layout" svg:width="0.03cm" svg:height="0.03cm" svg:x="23.551cm" svg:y="4.864cm" svg:viewBox="0 0 31 31" draw:points="31,26 30,27 28,28 27,29 25,30 24,30 22,31 21,31 20,31 19,31 18,31 16,31 14,31 13,30 11,30 10,29 8,28 7,27 5,26 4,24 3,23 2,21 1,20 1,18 0,16 0,15 0,13 0,12 0,11 0,10 0,9 1,7 1,6 2,4 3,3 4,1 5,0">
            <text:p/>
          </draw:polyline>
          <draw:polyline draw:style-name="gr1" draw:text-style-name="P1" draw:layer="layout" svg:width="0.029cm" svg:height="0.03cm" svg:x="23.602cm" svg:y="4.815cm" svg:viewBox="0 0 30 31" draw:points="0,5 1,4 3,3 4,2 6,1 7,1 9,0 10,0 12,0 14,0 16,0 17,1 19,1 21,2 22,3 24,4 25,5 26,7 27,8 28,10 29,11 29,13 30,14 30,16 30,18 30,20 30,22 29,24 29,25 28,27 27,28 26,30 25,31">
            <text:p/>
          </draw:polyline>
          <draw:line draw:style-name="gr1" draw:text-style-name="P1" draw:layer="layout" svg:x1="23.682cm" svg:y1="7.321cm" svg:x2="25.995cm" svg:y2="7.321cm">
            <text:p/>
          </draw:line>
          <draw:line draw:style-name="gr1" draw:text-style-name="P1" draw:layer="layout" svg:x1="23.682cm" svg:y1="7.285cm" svg:x2="25.995cm" svg:y2="7.285cm">
            <text:p/>
          </draw:line>
          <draw:polyline draw:style-name="gr1" draw:text-style-name="P1" draw:layer="layout" svg:width="0.017cm" svg:height="0.035cm" svg:x="25.994cm" svg:y="7.285cm" svg:viewBox="0 0 18 36" draw:points="0,0 0,0 2,0 4,0 5,1 7,1 9,2 10,3 12,4 13,5 14,7 15,8 16,10 17,11 17,13 18,14 18,16 18,18 18,20 18,22 17,24 17,25 16,27 15,28 14,30 13,31 12,32 10,33 9,34 7,35 5,36 4,36 2,36 0,36">
            <text:p/>
          </draw:polyline>
          <draw:polyline draw:style-name="gr1" draw:text-style-name="P1" draw:layer="layout" svg:width="0.017cm" svg:height="0.035cm" svg:x="23.663cm" svg:y="7.285cm" svg:viewBox="0 0 18 36" draw:points="18,36 18,36 16,36 14,36 13,36 11,35 10,34 8,33 7,32 5,31 4,30 3,28 2,27 1,25 1,24 0,22 0,20 0,18 0,16 0,14 1,13 1,11 2,10 3,8 4,7 5,5 7,4 8,3 10,2 11,1 13,1 14,0 16,0 18,0">
            <text:p/>
          </draw:polyline>
          <draw:line draw:style-name="gr1" draw:text-style-name="P1" draw:layer="layout" svg:x1="26.057cm" svg:y1="7.258cm" svg:x2="26.057cm" svg:y2="4.878cm">
            <text:p/>
          </draw:line>
          <draw:line draw:style-name="gr1" draw:text-style-name="P1" draw:layer="layout" svg:x1="26.022cm" svg:y1="7.258cm" svg:x2="26.022cm" svg:y2="4.878cm">
            <text:p/>
          </draw:line>
          <draw:polyline draw:style-name="gr1" draw:text-style-name="P1" draw:layer="layout" svg:width="0.035cm" svg:height="0.018cm" svg:x="26.022cm" svg:y="4.86cm" svg:viewBox="0 0 36 19" draw:points="0,19 0,18 0,16 0,14 1,12 1,11 2,9 3,8 4,6 5,5 6,4 8,3 9,2 11,1 12,1 14,0 16,0 18,0 20,0 21,0 23,1 25,1 26,2 28,3 29,4 30,5 32,6 33,8 33,9 34,11 35,12 35,14 35,16 36,18 36,19">
            <text:p/>
          </draw:polyline>
          <draw:polyline draw:style-name="gr1" draw:text-style-name="P1" draw:layer="layout" svg:width="0.035cm" svg:height="0.017cm" svg:x="26.022cm" svg:y="7.258cm" svg:viewBox="0 0 36 18" draw:points="36,0 35,2 35,4 35,5 34,7 33,9 33,10 32,12 30,13 29,14 28,15 26,16 25,17 23,17 21,18 20,18 18,18 16,18 14,18 12,17 11,17 9,16 8,15 6,14 5,13 4,12 3,10 2,9 1,7 1,5 0,4 0,2 0,0">
            <text:p/>
          </draw:polyline>
          <draw:line draw:style-name="gr1" draw:text-style-name="P1" draw:layer="layout" svg:x1="23.615cm" svg:y1="4.851cm" svg:x2="25.995cm" svg:y2="4.851cm">
            <text:p/>
          </draw:line>
          <draw:line draw:style-name="gr1" draw:text-style-name="P1" draw:layer="layout" svg:x1="23.615cm" svg:y1="4.815cm" svg:x2="25.995cm" svg:y2="4.815cm">
            <text:p/>
          </draw:line>
          <draw:polyline draw:style-name="gr1" draw:text-style-name="P1" draw:layer="layout" svg:width="0.017cm" svg:height="0.035cm" svg:x="25.994cm" svg:y="4.815cm" svg:viewBox="0 0 18 36" draw:points="0,0 0,0 2,0 4,0 5,1 7,1 9,2 10,3 12,4 13,5 14,6 15,8 16,9 17,11 17,12 18,14 18,16 18,18 18,20 18,21 17,23 17,25 16,26 15,28 14,29 13,30 12,32 10,33 9,33 7,34 5,35 4,35 2,35 0,36">
            <text:p/>
          </draw:polyline>
          <draw:polyline draw:style-name="gr1" draw:text-style-name="P1" draw:layer="layout" svg:width="0.017cm" svg:height="0.035cm" svg:x="23.596cm" svg:y="4.815cm" svg:viewBox="0 0 18 36" draw:points="18,36 18,36 16,35 14,35 13,35 11,34 10,33 8,33 7,32 5,30 4,29 3,28 2,26 1,25 1,23 0,21 0,20 0,18 0,16 0,14 1,12 1,11 2,9 3,8 4,6 5,5 7,4 8,3 10,2 11,1 13,1 14,0 16,0 18,0">
            <text:p/>
          </draw:polyline>
          <draw:line draw:style-name="gr1" draw:text-style-name="P1" draw:layer="layout" svg:x1="23.587cm" svg:y1="7.191cm" svg:x2="23.587cm" svg:y2="4.878cm">
            <text:p/>
          </draw:line>
          <draw:line draw:style-name="gr1" draw:text-style-name="P1" draw:layer="layout" svg:x1="23.552cm" svg:y1="7.191cm" svg:x2="23.552cm" svg:y2="4.878cm">
            <text:p/>
          </draw:line>
          <draw:polyline draw:style-name="gr1" draw:text-style-name="P1" draw:layer="layout" svg:width="0.035cm" svg:height="0.018cm" svg:x="23.551cm" svg:y="4.86cm" svg:viewBox="0 0 36 19" draw:points="0,19 0,18 0,16 0,14 1,12 1,11 2,9 3,8 4,6 5,5 6,4 8,3 9,2 11,1 12,1 14,0 16,0 18,0 20,0 21,0 23,1 25,1 26,2 28,3 29,4 30,5 32,6 33,8 33,9 34,11 35,12 35,14 35,16 36,18 36,19">
            <text:p/>
          </draw:polyline>
          <draw:polyline draw:style-name="gr1" draw:text-style-name="P1" draw:layer="layout" svg:width="0.035cm" svg:height="0.017cm" svg:x="23.551cm" svg:y="7.191cm" svg:viewBox="0 0 36 18" draw:points="36,0 35,2 35,4 35,5 34,7 33,9 33,10 32,12 30,13 29,14 28,15 26,16 25,17 23,17 21,18 20,18 18,18 16,18 14,18 12,17 11,17 9,16 8,15 6,14 5,13 4,12 3,10 2,9 1,7 1,5 0,4 0,2 0,0">
            <text:p/>
          </draw:polyline>
          <draw:line draw:style-name="gr1" draw:text-style-name="P1" draw:layer="layout" svg:x1="19.559cm" svg:y1="4.415cm" svg:x2="21.67cm" svg:y2="4.415cm">
            <text:p/>
          </draw:line>
          <draw:line draw:style-name="gr1" draw:text-style-name="P1" draw:layer="layout" svg:x1="19.559cm" svg:y1="4.379cm" svg:x2="21.67cm" svg:y2="4.379cm">
            <text:p/>
          </draw:line>
          <draw:polyline draw:style-name="gr1" draw:text-style-name="P1" draw:layer="layout" svg:width="0.016cm" svg:height="0.035cm" svg:x="21.671cm" svg:y="4.379cm" svg:viewBox="0 0 17 36" draw:points="0,0 2,0 3,0 5,1 7,2 8,2 10,3 11,4 12,5 13,7 14,8 15,9 16,11 16,13 17,14 17,16 17,18 17,20 17,21 16,23 16,25 15,26 14,27 13,29 12,30 11,31 10,32 8,33 7,34 5,35 3,35 2,35 0,36">
            <text:p/>
          </draw:polyline>
          <draw:polyline draw:style-name="gr1" draw:text-style-name="P1" draw:layer="layout" svg:width="0.017cm" svg:height="0.035cm" svg:x="19.541cm" svg:y="4.379cm" svg:viewBox="0 0 18 36" draw:points="18,36 18,36 16,35 14,35 13,35 11,34 10,33 8,33 7,32 5,30 4,29 3,28 2,26 1,25 1,23 0,21 0,20 0,18 0,16 0,14 1,12 1,11 2,9 3,8 4,6 5,5 7,4 8,3 10,2 11,1 13,1 14,0 16,0 18,0">
            <text:p/>
          </draw:polyline>
          <draw:line draw:style-name="gr1" draw:text-style-name="P1" draw:layer="layout" svg:x1="19.559cm" svg:y1="7.559cm" svg:x2="21.67cm" svg:y2="7.559cm">
            <text:p/>
          </draw:line>
          <draw:line draw:style-name="gr1" draw:text-style-name="P1" draw:layer="layout" svg:x1="19.559cm" svg:y1="7.523cm" svg:x2="21.67cm" svg:y2="7.523cm">
            <text:p/>
          </draw:line>
          <draw:polyline draw:style-name="gr1" draw:text-style-name="P1" draw:layer="layout" svg:width="0.016cm" svg:height="0.035cm" svg:x="21.671cm" svg:y="7.523cm" svg:viewBox="0 0 17 36" draw:points="0,0 2,0 3,0 5,1 7,2 8,2 10,3 11,4 12,6 13,7 14,8 15,10 16,11 16,13 17,15 17,16 17,18 17,20 17,22 16,23 16,25 15,27 14,28 13,29 12,31 11,32 10,33 8,34 7,35 5,35 3,36 2,36 0,36">
            <text:p/>
          </draw:polyline>
          <draw:polyline draw:style-name="gr1" draw:text-style-name="P1" draw:layer="layout" svg:width="0.017cm" svg:height="0.035cm" svg:x="19.541cm" svg:y="7.523cm" svg:viewBox="0 0 18 36" draw:points="18,36 18,36 16,36 14,36 13,36 11,35 10,34 8,33 7,32 5,31 4,30 3,28 2,27 1,25 1,24 0,22 0,20 0,18 0,16 0,14 1,13 1,11 2,10 3,8 4,7 5,5 7,4 8,3 10,2 11,1 13,1 14,0 16,0 18,0">
            <text:p/>
          </draw:polyline>
          <draw:line draw:style-name="gr1" draw:text-style-name="P1" draw:layer="layout" svg:x1="19.578cm" svg:y1="7.542cm" svg:x2="19.578cm" svg:y2="4.398cm">
            <text:p/>
          </draw:line>
          <draw:line draw:style-name="gr1" draw:text-style-name="P1" draw:layer="layout" svg:x1="19.541cm" svg:y1="7.542cm" svg:x2="19.541cm" svg:y2="4.398cm">
            <text:p/>
          </draw:line>
          <draw:polyline draw:style-name="gr1" draw:text-style-name="P1" draw:layer="layout" svg:width="0.035cm" svg:height="0.018cm" svg:x="19.541cm" svg:y="4.379cm" svg:viewBox="0 0 36 19" draw:points="0,19 0,18 0,16 0,14 1,12 1,11 2,9 3,8 4,6 5,5 7,4 8,3 10,2 11,1 13,1 14,0 16,0 18,0 20,0 22,0 24,1 25,1 27,2 28,3 30,4 31,5 32,6 33,8 34,9 35,11 36,12 36,14 36,16 36,18 36,19">
            <text:p/>
          </draw:polyline>
          <draw:polyline draw:style-name="gr1" draw:text-style-name="P1" draw:layer="layout" svg:width="0.035cm" svg:height="0.017cm" svg:x="19.541cm" svg:y="7.541cm" svg:viewBox="0 0 36 18" draw:points="36,0 36,2 36,4 36,5 35,7 34,9 33,10 32,12 31,13 30,14 28,15 27,16 25,17 24,17 22,18 20,18 18,18 16,18 14,18 13,17 11,17 10,16 8,15 7,14 5,13 4,12 3,10 2,9 1,7 1,5 0,4 0,2 0,0">
            <text:p/>
          </draw:polyline>
          <draw:line draw:style-name="gr1" draw:text-style-name="P1" draw:layer="layout" svg:x1="21.688cm" svg:y1="7.542cm" svg:x2="21.688cm" svg:y2="4.398cm">
            <text:p/>
          </draw:line>
          <draw:line draw:style-name="gr1" draw:text-style-name="P1" draw:layer="layout" svg:x1="21.652cm" svg:y1="7.542cm" svg:x2="21.652cm" svg:y2="4.398cm">
            <text:p/>
          </draw:line>
          <draw:polyline draw:style-name="gr1" draw:text-style-name="P1" draw:layer="layout" svg:width="0.035cm" svg:height="0.018cm" svg:x="21.652cm" svg:y="4.379cm" svg:viewBox="0 0 36 19" draw:points="0,19 0,18 0,16 0,14 1,12 1,11 2,9 3,8 4,6 5,5 6,4 8,3 9,2 11,1 12,1 14,0 16,0 18,0 20,0 21,0 23,1 25,1 26,2 28,3 29,4 30,5 32,6 33,8 33,9 34,11 35,12 35,14 35,16 36,18 36,19">
            <text:p/>
          </draw:polyline>
          <draw:polyline draw:style-name="gr1" draw:text-style-name="P1" draw:layer="layout" svg:width="0.035cm" svg:height="0.017cm" svg:x="21.652cm" svg:y="7.541cm" svg:viewBox="0 0 36 18" draw:points="36,0 35,2 35,4 35,5 34,7 33,9 33,10 32,12 30,13 29,14 28,15 26,16 25,17 23,17 21,18 20,18 18,18 16,18 14,18 12,17 11,17 9,16 8,15 6,14 5,13 4,12 3,10 2,9 1,7 1,5 0,4 0,2 0,0">
            <text:p/>
          </draw:polyline>
          <draw:polygon draw:style-name="gr2" draw:text-style-name="P1" draw:layer="layout" svg:width="0.178cm" svg:height="0.178cm" svg:x="19.65cm" svg:y="7.272cm" svg:viewBox="0 0 179 179" draw:points="90,179 80,179 72,177 63,175 55,172 47,168 40,164 33,159 26,153 20,147 15,140 11,132 7,125 4,116 2,108 0,99 0,90 0,80 2,72 4,63 7,55 11,47 15,40 20,33 26,26 33,20 40,15 47,11 55,7 63,4 72,2 80,0 90,0 99,0 108,2 116,4 125,7 132,11 140,15 147,20 153,26 159,33 164,40 168,47 172,55 175,63 177,72 179,80 179,90 179,99 177,108 175,116 172,125 168,132 164,140 159,147 153,153 147,159 140,164 132,168 125,172 116,175 108,177 99,179">
            <text:p/>
          </draw:polygon>
          <draw:polygon draw:style-name="gr2" draw:text-style-name="P1" draw:layer="layout" svg:width="0.211cm" svg:height="0.211cm" svg:x="26.522cm" svg:y="4.686cm" svg:viewBox="0 0 212 212" draw:points="106,212 95,211 85,210 74,207 65,204 55,199 47,194 39,188 31,181 24,173 18,165 13,156 8,147 5,137 2,127 1,117 0,106 1,95 2,85 5,74 8,65 13,55 18,47 24,39 31,31 39,24 47,18 55,13 65,8 74,5 85,2 95,1 106,0 117,1 127,2 137,5 147,8 156,13 165,18 173,24 181,31 188,39 194,47 199,55 204,65 207,74 210,85 211,95 212,106 211,117 210,127 207,137 204,147 199,156 194,165 188,173 181,181 173,188 165,194 156,199 147,204 137,207 127,210 117,211">
            <text:p/>
          </draw:polygon>
          <draw:polygon draw:style-name="gr2" draw:text-style-name="P1" draw:layer="layout" svg:width="0.211cm" svg:height="0.211cm" svg:x="27.097cm" svg:y="4.686cm" svg:viewBox="0 0 212 212" draw:points="106,212 95,211 85,210 74,207 65,204 55,199 47,194 39,188 31,181 24,173 18,165 13,156 8,147 5,137 2,127 1,117 0,106 1,95 2,85 5,74 8,65 13,55 18,47 24,39 31,31 39,24 47,18 55,13 65,8 74,5 85,2 95,1 106,0 117,1 127,2 137,5 147,8 156,13 165,18 173,24 181,31 188,39 194,47 199,55 204,65 207,74 210,85 211,95 212,106 211,117 210,127 207,137 204,147 199,156 194,165 188,173 181,181 173,188 165,194 156,199 147,204 137,207 127,210 117,211">
            <text:p/>
          </draw:polygon>
          <draw:polyline draw:style-name="gr1" draw:text-style-name="P1" draw:layer="layout" svg:width="0.317cm" svg:height="0.281cm" svg:x="25.535cm" svg:y="3.107cm" svg:viewBox="0 0 318 282" draw:points="318,0 0,0 0,282 318,282 318,0">
            <text:p/>
          </draw:polyline>
          <draw:polyline draw:style-name="gr1" draw:text-style-name="P1" draw:layer="layout" svg:width="0.317cm" svg:height="0.281cm" svg:x="25.535cm" svg:y="3.609cm" svg:viewBox="0 0 318 282" draw:points="318,0 0,0 0,282 318,282 318,0">
            <text:p/>
          </draw:polyline>
          <draw:polyline draw:style-name="gr1" draw:text-style-name="P1" draw:layer="layout" svg:width="0.134cm" svg:height="0.089cm" svg:x="18.324cm" svg:y="6.34cm" svg:viewBox="0 0 135 90" draw:points="135,0 0,0 0,90 135,90 135,0">
            <text:p/>
          </draw:polyline>
          <draw:polyline draw:style-name="gr1" draw:text-style-name="P1" draw:layer="layout" svg:width="0.134cm" svg:height="0.089cm" svg:x="18.324cm" svg:y="6.676cm" svg:viewBox="0 0 135 90" draw:points="135,0 0,0 0,90 135,90 135,0">
            <text:p/>
          </draw:polyline>
          <draw:polyline draw:style-name="gr1" draw:text-style-name="P1" draw:layer="layout" svg:width="0.134cm" svg:height="0.089cm" svg:x="18.773cm" svg:y="6.34cm" svg:viewBox="0 0 135 90" draw:points="135,0 0,0 0,90 135,90 135,0">
            <text:p/>
          </draw:polyline>
          <draw:polyline draw:style-name="gr1" draw:text-style-name="P1" draw:layer="layout" svg:width="0.134cm" svg:height="0.088cm" svg:x="18.324cm" svg:y="6.508cm" svg:viewBox="0 0 135 89" draw:points="135,0 0,0 0,89 135,89 135,0">
            <text:p/>
          </draw:polyline>
          <draw:polyline draw:style-name="gr1" draw:text-style-name="P1" draw:layer="layout" svg:width="0.134cm" svg:height="0.089cm" svg:x="18.773cm" svg:y="6.676cm" svg:viewBox="0 0 135 90" draw:points="135,0 0,0 0,90 135,90 135,0">
            <text:p/>
          </draw:polyline>
          <draw:polyline draw:style-name="gr1" draw:text-style-name="P1" draw:layer="layout" svg:width="0.246cm" svg:height="0.156cm" svg:x="27.223cm" svg:y="5.588cm" svg:viewBox="0 0 247 157" draw:points="247,0 0,0 0,157 247,157 247,0">
            <text:p/>
          </draw:polyline>
          <draw:polyline draw:style-name="gr1" draw:text-style-name="P1" draw:layer="layout" svg:width="0.246cm" svg:height="0.156cm" svg:x="27.223cm" svg:y="5.924cm" svg:viewBox="0 0 247 157" draw:points="247,0 0,0 0,157 247,157 247,0">
            <text:p/>
          </draw:polyline>
          <draw:polyline draw:style-name="gr1" draw:text-style-name="P1" draw:layer="layout" svg:width="0.246cm" svg:height="0.156cm" svg:x="20.325cm" svg:y="3.324cm" svg:viewBox="0 0 247 157" draw:points="247,0 0,0 0,157 247,157 247,0">
            <text:p/>
          </draw:polyline>
          <draw:polyline draw:style-name="gr1" draw:text-style-name="P1" draw:layer="layout" svg:width="0.246cm" svg:height="0.156cm" svg:x="20.325cm" svg:y="3.661cm" svg:viewBox="0 0 247 157" draw:points="247,0 0,0 0,157 247,157 247,0">
            <text:p/>
          </draw:polyline>
          <draw:polyline draw:style-name="gr1" draw:text-style-name="P1" draw:layer="layout" svg:width="0.156cm" svg:height="0.246cm" svg:x="18.706cm" svg:y="7.22cm" svg:viewBox="0 0 157 247" draw:points="157,247 157,0 0,0 0,247 157,247">
            <text:p/>
          </draw:polyline>
          <draw:polyline draw:style-name="gr1" draw:text-style-name="P1" draw:layer="layout" svg:width="0.156cm" svg:height="0.246cm" svg:x="18.369cm" svg:y="7.22cm" svg:viewBox="0 0 157 247" draw:points="157,247 157,0 0,0 0,247 157,247">
            <text:p/>
          </draw:polyline>
          <draw:polyline draw:style-name="gr1" draw:text-style-name="P1" draw:layer="layout" svg:width="0.156cm" svg:height="0.246cm" svg:x="18.706cm" svg:y="5.639cm" svg:viewBox="0 0 157 247" draw:points="157,247 157,0 0,0 0,247 157,247">
            <text:p/>
          </draw:polyline>
          <draw:polyline draw:style-name="gr1" draw:text-style-name="P1" draw:layer="layout" svg:width="0.156cm" svg:height="0.246cm" svg:x="18.369cm" svg:y="5.639cm" svg:viewBox="0 0 157 247" draw:points="157,247 157,0 0,0 0,247 157,247">
            <text:p/>
          </draw:polyline>
          <draw:polyline draw:style-name="gr1" draw:text-style-name="P1" draw:layer="layout" svg:width="0.178cm" svg:height="0.179cm" svg:x="27.387cm" svg:y="4.199cm" svg:viewBox="0 0 179 180" draw:points="179,180 179,0 0,0 0,180 179,180">
            <text:p/>
          </draw:polyline>
          <draw:polygon draw:style-name="gr2" draw:text-style-name="P1" draw:layer="layout" svg:width="0.179cm" svg:height="0.179cm" svg:x="27.162cm" svg:y="4.199cm" svg:viewBox="0 0 180 180" draw:points="90,180 81,180 72,178 63,176 55,173 47,169 40,165 33,160 26,154 21,147 15,140 11,133 7,125 4,117 2,108 0,99 0,90 0,81 2,72 4,63 7,55 11,47 15,40 21,33 26,26 33,21 40,15 47,11 55,7 63,4 72,2 81,0 90,0 99,0 108,2 117,4 125,7 133,11 140,15 147,21 154,26 160,33 165,40 169,47 173,55 176,63 178,72 180,81 180,90 180,99 178,108 176,117 173,125 169,133 165,140 160,147 154,154 147,160 140,165 133,169 125,173 117,176 108,178 99,180">
            <text:p/>
          </draw:polygon>
          <draw:polygon draw:style-name="gr2" draw:text-style-name="P1" draw:layer="layout" svg:width="0.179cm" svg:height="0.179cm" svg:x="26.937cm" svg:y="4.199cm" svg:viewBox="0 0 180 180" draw:points="90,180 81,180 72,178 63,176 55,173 47,169 40,165 33,160 26,154 21,147 15,140 11,133 7,125 4,117 2,108 0,99 0,90 0,81 2,72 4,63 7,55 11,47 15,40 21,33 26,26 33,21 40,15 47,11 55,7 63,4 72,2 81,0 90,0 99,0 108,2 117,4 125,7 133,11 140,15 147,21 154,26 160,33 165,40 169,47 173,55 176,63 178,72 180,81 180,90 180,99 178,108 176,117 173,125 169,133 165,140 160,147 154,154 147,160 140,165 133,169 125,173 117,176 108,178 99,180">
            <text:p/>
          </draw:polygon>
          <draw:polygon draw:style-name="gr2" draw:text-style-name="P1" draw:layer="layout" svg:width="0.178cm" svg:height="0.179cm" svg:x="26.713cm" svg:y="4.199cm" svg:viewBox="0 0 179 180" draw:points="90,180 80,180 72,178 63,176 55,173 47,169 40,165 33,160 26,154 20,147 15,140 11,133 7,125 4,117 2,108 0,99 0,90 0,81 2,72 4,63 7,55 11,47 15,40 20,33 26,26 33,21 40,15 47,11 55,7 63,4 72,2 80,0 90,0 99,0 108,2 116,4 125,7 132,11 140,15 147,21 153,26 159,33 164,40 168,47 172,55 175,63 177,72 179,81 179,90 179,99 177,108 175,117 172,125 168,133 164,140 159,147 153,154 147,160 140,165 132,169 125,173 116,176 108,178 99,180">
            <text:p/>
          </draw:polygon>
          <draw:polygon draw:style-name="gr2" draw:text-style-name="P1" draw:layer="layout" svg:width="0.178cm" svg:height="0.179cm" svg:x="26.489cm" svg:y="4.199cm" svg:viewBox="0 0 179 180" draw:points="90,180 80,180 72,178 63,176 55,173 47,169 40,165 33,160 26,154 20,147 15,140 11,133 7,125 4,117 2,108 0,99 0,90 0,81 2,72 4,63 7,55 11,47 15,40 20,33 26,26 33,21 40,15 47,11 55,7 63,4 72,2 80,0 90,0 99,0 108,2 116,4 125,7 132,11 140,15 147,21 153,26 159,33 164,40 168,47 172,55 175,63 177,72 179,81 179,90 179,99 177,108 175,117 172,125 168,133 164,140 159,147 153,154 147,160 140,165 132,169 125,173 116,176 108,178 99,180">
            <text:p/>
          </draw:polygon>
          <draw:polygon draw:style-name="gr2" draw:text-style-name="P1" draw:layer="layout" svg:width="0.179cm" svg:height="0.179cm" svg:x="26.264cm" svg:y="4.199cm" svg:viewBox="0 0 180 180" draw:points="90,180 81,180 72,178 63,176 55,173 47,169 40,165 33,160 26,154 21,147 15,140 11,133 7,125 4,117 2,108 0,99 0,90 0,81 2,72 4,63 7,55 11,47 15,40 21,33 26,26 33,21 40,15 47,11 55,7 63,4 72,2 81,0 90,0 99,0 108,2 117,4 125,7 133,11 140,15 147,21 154,26 160,33 165,40 169,47 173,55 176,63 178,72 180,81 180,90 180,99 178,108 176,117 173,125 169,133 165,140 160,147 154,154 147,160 140,165 133,169 125,173 117,176 108,178 99,180">
            <text:p/>
          </draw:polygon>
          <draw:line draw:style-name="gr1" draw:text-style-name="P1" draw:layer="layout" svg:x1="18.705cm" svg:y1="2.563cm" svg:x2="18.793cm" svg:y2="2.563cm">
            <text:p/>
          </draw:line>
          <draw:line draw:style-name="gr1" draw:text-style-name="P1" draw:layer="layout" svg:x1="18.705cm" svg:y1="2.297cm" svg:x2="18.793cm" svg:y2="2.297cm">
            <text:p/>
          </draw:line>
          <draw:polyline draw:style-name="gr1" draw:text-style-name="P1" draw:layer="layout" svg:width="0.131cm" svg:height="0.265cm" svg:x="18.792cm" svg:y="2.298cm" svg:viewBox="0 0 132 266" draw:points="0,0 0,0 14,1 27,3 39,6 52,10 63,16 74,23 84,30 94,39 102,48 110,59 116,69 122,81 126,93 130,106 132,119 132,133 132,146 130,160 126,172 122,184 116,196 110,207 102,217 94,227 84,235 74,243 63,250 52,255 39,260 27,263 14,265 0,266">
            <text:p/>
          </draw:polyline>
          <draw:polyline draw:style-name="gr1" draw:text-style-name="P1" draw:layer="layout" svg:width="0.133cm" svg:height="0.265cm" svg:x="18.571cm" svg:y="2.298cm" svg:viewBox="0 0 134 266" draw:points="134,266 133,266 119,265 106,263 93,260 81,255 69,250 59,243 48,235 39,227 30,217 23,207 16,196 10,184 6,172 3,160 1,146 0,133 1,119 3,106 6,93 10,81 16,69 23,59 30,48 39,39 48,30 59,23 69,16 81,10 93,6 106,3 119,1 133,0 134,0">
            <text:p/>
          </draw:polyline>
          <draw:line draw:style-name="gr1" draw:text-style-name="P1" draw:layer="layout" svg:x1="19.5cm" svg:y1="2.563cm" svg:x2="19.589cm" svg:y2="2.563cm">
            <text:p/>
          </draw:line>
          <draw:line draw:style-name="gr1" draw:text-style-name="P1" draw:layer="layout" svg:x1="19.5cm" svg:y1="2.297cm" svg:x2="19.589cm" svg:y2="2.297cm">
            <text:p/>
          </draw:line>
          <draw:polyline draw:style-name="gr1" draw:text-style-name="P1" draw:layer="layout" svg:width="0.131cm" svg:height="0.265cm" svg:x="19.588cm" svg:y="2.298cm" svg:viewBox="0 0 132 266" draw:points="0,0 0,0 14,1 27,3 39,6 52,10 63,16 74,23 84,30 94,39 102,48 110,59 116,69 122,81 126,93 130,106 132,119 132,133 132,146 130,160 126,172 122,184 116,196 110,207 102,217 94,227 84,235 74,243 63,250 52,255 39,260 27,263 14,265 0,266">
            <text:p/>
          </draw:polyline>
          <draw:polyline draw:style-name="gr1" draw:text-style-name="P1" draw:layer="layout" svg:width="0.132cm" svg:height="0.265cm" svg:x="19.367cm" svg:y="2.298cm" svg:viewBox="0 0 133 266" draw:points="133,266 133,266 119,265 106,263 93,260 81,255 69,250 59,243 48,235 39,227 30,217 23,207 16,196 10,184 6,172 3,160 1,146 0,133 1,119 3,106 6,93 10,81 16,69 23,59 30,48 39,39 48,30 59,23 69,16 81,10 93,6 106,3 119,1 133,0">
            <text:p/>
          </draw:polyline>
          <draw:polygon draw:style-name="gr2" draw:text-style-name="P1" draw:layer="layout" svg:width="0.358cm" svg:height="0.358cm" svg:x="19.585cm" svg:y="2.693cm" svg:viewBox="0 0 359 359" draw:points="180,359 161,358 143,356 126,351 110,345 94,338 79,329 65,318 53,307 41,294 31,280 22,265 14,250 8,233 4,216 1,198 0,180 1,161 4,143 8,126 14,110 22,94 31,79 41,65 53,53 65,41 79,31 94,22 110,14 126,8 143,4 161,1 180,0 198,1 216,4 233,8 250,14 265,22 280,31 294,41 307,53 318,65 329,79 338,94 345,110 351,126 356,143 358,161 359,180 358,198 356,216 351,233 345,250 338,265 329,280 318,294 307,307 294,318 280,329 265,338 250,345 233,351 216,356 198,358">
            <text:p/>
          </draw:polygon>
          <draw:polygon draw:style-name="gr2" draw:text-style-name="P1" draw:layer="layout" svg:width="0.358cm" svg:height="0.358cm" svg:x="18.347cm" svg:y="2.693cm" svg:viewBox="0 0 359 359" draw:points="180,359 161,358 143,356 126,351 110,345 94,338 79,329 65,318 53,307 41,294 31,280 22,265 14,250 8,233 4,216 1,198 0,180 1,161 4,143 8,126 14,110 22,94 31,79 41,65 53,53 65,41 79,31 94,22 110,14 126,8 143,4 161,1 180,0 198,1 216,4 233,8 250,14 265,22 280,31 294,41 307,53 318,65 329,79 338,94 345,110 351,126 356,143 358,161 359,180 358,198 356,216 351,233 345,250 338,265 329,280 318,294 307,307 294,318 280,329 265,338 250,345 233,351 216,356 198,358">
            <text:p/>
          </draw:polygon>
          <draw:line draw:style-name="gr1" draw:text-style-name="P1" draw:layer="layout" svg:x1="20.95cm" svg:y1="2.563cm" svg:x2="21.038cm" svg:y2="2.563cm">
            <text:p/>
          </draw:line>
          <draw:line draw:style-name="gr1" draw:text-style-name="P1" draw:layer="layout" svg:x1="20.95cm" svg:y1="2.297cm" svg:x2="21.038cm" svg:y2="2.297cm">
            <text:p/>
          </draw:line>
          <draw:polyline draw:style-name="gr1" draw:text-style-name="P1" draw:layer="layout" svg:width="0.131cm" svg:height="0.265cm" svg:x="21.038cm" svg:y="2.298cm" svg:viewBox="0 0 132 266" draw:points="0,0 0,0 14,1 27,3 39,6 52,10 63,16 74,23 84,30 94,39 102,48 110,59 116,69 122,81 126,93 130,106 132,119 132,133 132,146 130,160 126,172 122,184 116,196 110,207 102,217 94,227 84,235 74,243 63,250 52,255 39,260 27,263 14,265 0,266">
            <text:p/>
          </draw:polyline>
          <draw:polyline draw:style-name="gr1" draw:text-style-name="P1" draw:layer="layout" svg:width="0.133cm" svg:height="0.265cm" svg:x="20.817cm" svg:y="2.298cm" svg:viewBox="0 0 134 266" draw:points="134,266 133,266 119,265 106,263 93,260 81,255 69,250 59,243 48,235 39,227 30,217 23,207 16,196 10,184 6,172 3,160 1,146 0,133 1,119 3,106 6,93 10,81 16,69 23,59 30,48 39,39 48,30 59,23 69,16 81,10 93,6 106,3 119,1 133,0 134,0">
            <text:p/>
          </draw:polyline>
          <draw:line draw:style-name="gr1" draw:text-style-name="P1" draw:layer="layout" svg:x1="21.745cm" svg:y1="2.563cm" svg:x2="21.834cm" svg:y2="2.563cm">
            <text:p/>
          </draw:line>
          <draw:line draw:style-name="gr1" draw:text-style-name="P1" draw:layer="layout" svg:x1="21.745cm" svg:y1="2.297cm" svg:x2="21.834cm" svg:y2="2.297cm">
            <text:p/>
          </draw:line>
          <draw:polyline draw:style-name="gr1" draw:text-style-name="P1" draw:layer="layout" svg:width="0.131cm" svg:height="0.265cm" svg:x="21.834cm" svg:y="2.298cm" svg:viewBox="0 0 132 266" draw:points="0,0 0,0 14,1 27,3 39,6 52,10 63,16 74,23 84,30 94,39 102,48 110,59 116,69 122,81 126,93 130,106 132,119 132,133 132,146 130,160 126,172 122,184 116,196 110,207 102,217 94,227 84,235 74,243 63,250 52,255 39,260 27,263 14,265 0,266">
            <text:p/>
          </draw:polyline>
          <draw:polyline draw:style-name="gr1" draw:text-style-name="P1" draw:layer="layout" svg:width="0.131cm" svg:height="0.265cm" svg:x="21.613cm" svg:y="2.298cm" svg:viewBox="0 0 132 266" draw:points="132,266 132,266 119,265 106,263 93,260 81,255 69,250 58,243 48,235 39,227 30,217 23,207 16,196 10,184 6,172 3,160 1,146 0,133 1,119 3,106 6,93 10,81 16,69 23,59 30,48 39,39 48,30 58,23 69,16 81,10 93,6 106,3 119,1 132,0">
            <text:p/>
          </draw:polyline>
          <draw:polygon draw:style-name="gr2" draw:text-style-name="P1" draw:layer="layout" svg:width="0.358cm" svg:height="0.358cm" svg:x="21.831cm" svg:y="2.693cm" svg:viewBox="0 0 359 359" draw:points="180,359 161,358 143,356 126,351 110,345 94,338 79,329 65,318 53,307 41,294 31,280 22,265 14,250 8,233 4,216 1,198 0,180 1,161 4,143 8,126 14,110 22,94 31,79 41,65 53,53 65,41 79,31 94,22 110,14 126,8 143,4 161,1 180,0 198,1 216,4 233,8 250,14 265,22 280,31 294,41 307,53 318,65 329,79 338,94 345,110 351,126 356,143 358,161 359,180 358,198 356,216 351,233 345,250 338,265 329,280 318,294 307,307 294,318 280,329 265,338 250,345 233,351 216,356 198,358">
            <text:p/>
          </draw:polygon>
          <draw:polygon draw:style-name="gr2" draw:text-style-name="P1" draw:layer="layout" svg:width="0.358cm" svg:height="0.358cm" svg:x="20.593cm" svg:y="2.693cm" svg:viewBox="0 0 359 359" draw:points="180,359 161,358 143,356 126,351 110,345 94,338 79,329 65,318 53,307 41,294 31,280 22,265 14,250 8,233 4,216 1,198 0,180 1,161 4,143 8,126 14,110 22,94 31,79 41,65 53,53 65,41 79,31 94,22 110,14 126,8 143,4 161,1 180,0 198,1 216,4 233,8 250,14 265,22 280,31 294,41 307,53 318,65 329,79 338,94 345,110 351,126 356,143 358,161 359,180 358,198 356,216 351,233 345,250 338,265 329,280 318,294 307,307 294,318 280,329 265,338 250,345 233,351 216,356 198,358">
            <text:p/>
          </draw:polygon>
          <draw:line draw:style-name="gr1" draw:text-style-name="P1" draw:layer="layout" svg:x1="24.093cm" svg:y1="2.563cm" svg:x2="24.181cm" svg:y2="2.563cm">
            <text:p/>
          </draw:line>
          <draw:line draw:style-name="gr1" draw:text-style-name="P1" draw:layer="layout" svg:x1="24.093cm" svg:y1="2.297cm" svg:x2="24.181cm" svg:y2="2.297cm">
            <text:p/>
          </draw:line>
          <draw:polyline draw:style-name="gr1" draw:text-style-name="P1" draw:layer="layout" svg:width="0.131cm" svg:height="0.265cm" svg:x="24.181cm" svg:y="2.298cm" svg:viewBox="0 0 132 266" draw:points="0,0 0,0 14,1 27,3 39,6 52,10 63,16 74,23 84,30 94,39 102,48 110,59 116,69 122,81 126,93 130,106 132,119 132,133 132,146 130,160 126,172 122,184 116,196 110,207 102,217 94,227 84,235 74,243 63,250 52,255 39,260 27,263 14,265 0,266">
            <text:p/>
          </draw:polyline>
          <draw:polyline draw:style-name="gr1" draw:text-style-name="P1" draw:layer="layout" svg:width="0.131cm" svg:height="0.265cm" svg:x="23.961cm" svg:y="2.298cm" svg:viewBox="0 0 132 266" draw:points="132,266 132,266 119,265 106,263 93,260 81,255 69,250 58,243 48,235 39,227 30,217 23,207 16,196 10,184 6,172 3,160 1,146 0,133 1,119 3,106 6,93 10,81 16,69 23,59 30,48 39,39 48,30 58,23 69,16 81,10 93,6 106,3 119,1 132,0">
            <text:p/>
          </draw:polyline>
          <draw:line draw:style-name="gr1" draw:text-style-name="P1" draw:layer="layout" svg:x1="24.889cm" svg:y1="2.563cm" svg:x2="24.977cm" svg:y2="2.563cm">
            <text:p/>
          </draw:line>
          <draw:line draw:style-name="gr1" draw:text-style-name="P1" draw:layer="layout" svg:x1="24.889cm" svg:y1="2.297cm" svg:x2="24.977cm" svg:y2="2.297cm">
            <text:p/>
          </draw:line>
          <draw:polyline draw:style-name="gr1" draw:text-style-name="P1" draw:layer="layout" svg:width="0.131cm" svg:height="0.265cm" svg:x="24.977cm" svg:y="2.298cm" svg:viewBox="0 0 132 266" draw:points="0,0 0,0 14,1 27,3 39,6 52,10 63,16 74,23 84,30 94,39 102,48 110,59 116,69 122,81 126,93 130,106 132,119 132,133 132,146 130,160 126,172 122,184 116,196 110,207 102,217 94,227 84,235 74,243 63,250 52,255 39,260 27,263 14,265 0,266">
            <text:p/>
          </draw:polyline>
          <draw:polyline draw:style-name="gr1" draw:text-style-name="P1" draw:layer="layout" svg:width="0.133cm" svg:height="0.265cm" svg:x="24.756cm" svg:y="2.298cm" svg:viewBox="0 0 134 266" draw:points="134,266 133,266 119,265 106,263 93,260 81,255 69,250 59,243 48,235 39,227 30,217 23,207 16,196 10,184 6,172 3,160 1,146 0,133 1,119 3,106 6,93 10,81 16,69 23,59 30,48 39,39 48,30 59,23 69,16 81,10 93,6 106,3 119,1 133,0 134,0">
            <text:p/>
          </draw:polyline>
          <draw:polygon draw:style-name="gr2" draw:text-style-name="P1" draw:layer="layout" svg:width="0.358cm" svg:height="0.358cm" svg:x="24.974cm" svg:y="2.693cm" svg:viewBox="0 0 359 359" draw:points="180,359 161,358 143,356 126,351 110,345 94,338 79,329 65,318 53,307 41,294 31,280 22,265 14,250 8,233 4,216 1,198 0,180 1,161 4,143 8,126 14,110 22,94 31,79 41,65 53,53 65,41 79,31 94,22 110,14 126,8 143,4 161,1 180,0 198,1 216,4 233,8 250,14 265,22 280,31 294,41 307,53 318,65 329,79 338,94 345,110 351,126 356,143 358,161 359,180 358,198 356,216 351,233 345,250 338,265 329,280 318,294 307,307 294,318 280,329 265,338 250,345 233,351 216,356 198,358">
            <text:p/>
          </draw:polygon>
          <draw:polygon draw:style-name="gr2" draw:text-style-name="P1" draw:layer="layout" svg:width="0.358cm" svg:height="0.358cm" svg:x="23.736cm" svg:y="2.693cm" svg:viewBox="0 0 359 359" draw:points="180,359 161,358 143,356 126,351 110,345 94,338 79,329 65,318 53,307 41,294 31,280 22,265 14,250 8,233 4,216 1,198 0,180 1,161 4,143 8,126 14,110 22,94 31,79 41,65 53,53 65,41 79,31 94,22 110,14 126,8 143,4 161,1 180,0 198,1 216,4 233,8 250,14 265,22 280,31 294,41 307,53 318,65 329,79 338,94 345,110 351,126 356,143 358,161 359,180 358,198 356,216 351,233 345,250 338,265 329,280 318,294 307,307 294,318 280,329 265,338 250,345 233,351 216,356 198,358">
            <text:p/>
          </draw:polygon>
          <draw:line draw:style-name="gr1" draw:text-style-name="P1" draw:layer="layout" svg:x1="26.339cm" svg:y1="2.563cm" svg:x2="26.427cm" svg:y2="2.563cm">
            <text:p/>
          </draw:line>
          <draw:line draw:style-name="gr1" draw:text-style-name="P1" draw:layer="layout" svg:x1="26.339cm" svg:y1="2.297cm" svg:x2="26.427cm" svg:y2="2.297cm">
            <text:p/>
          </draw:line>
          <draw:polyline draw:style-name="gr1" draw:text-style-name="P1" draw:layer="layout" svg:width="0.131cm" svg:height="0.265cm" svg:x="26.427cm" svg:y="2.298cm" svg:viewBox="0 0 132 266" draw:points="0,0 0,0 14,1 27,3 39,6 52,10 63,16 74,23 84,30 94,39 102,48 110,59 116,69 122,81 126,93 130,106 132,119 132,133 132,146 130,160 126,172 122,184 116,196 110,207 102,217 94,227 84,235 74,243 63,250 52,255 39,260 27,263 14,265 0,266">
            <text:p/>
          </draw:polyline>
          <draw:polyline draw:style-name="gr1" draw:text-style-name="P1" draw:layer="layout" svg:width="0.131cm" svg:height="0.265cm" svg:x="26.206cm" svg:y="2.298cm" svg:viewBox="0 0 132 266" draw:points="132,266 132,266 119,265 106,263 93,260 81,255 69,250 58,243 48,235 39,227 30,217 23,207 16,196 10,184 6,172 3,160 1,146 0,133 1,119 3,106 6,93 10,81 16,69 23,59 30,48 39,39 48,30 58,23 69,16 81,10 93,6 106,3 119,1 132,0">
            <text:p/>
          </draw:polyline>
          <draw:line draw:style-name="gr1" draw:text-style-name="P1" draw:layer="layout" svg:x1="27.134cm" svg:y1="2.563cm" svg:x2="27.223cm" svg:y2="2.563cm">
            <text:p/>
          </draw:line>
          <draw:line draw:style-name="gr1" draw:text-style-name="P1" draw:layer="layout" svg:x1="27.134cm" svg:y1="2.297cm" svg:x2="27.223cm" svg:y2="2.297cm">
            <text:p/>
          </draw:line>
          <draw:polyline draw:style-name="gr1" draw:text-style-name="P1" draw:layer="layout" svg:width="0.131cm" svg:height="0.265cm" svg:x="27.222cm" svg:y="2.298cm" svg:viewBox="0 0 132 266" draw:points="0,0 0,0 14,1 27,3 39,6 52,10 63,16 74,23 84,30 94,39 102,48 110,59 116,69 122,81 126,93 130,106 132,119 132,133 132,146 130,160 126,172 122,184 116,196 110,207 102,217 94,227 84,235 74,243 63,250 52,255 39,260 27,263 14,265 0,266">
            <text:p/>
          </draw:polyline>
          <draw:polyline draw:style-name="gr1" draw:text-style-name="P1" draw:layer="layout" svg:width="0.132cm" svg:height="0.265cm" svg:x="27.002cm" svg:y="2.298cm" svg:viewBox="0 0 133 266" draw:points="133,266 133,266 119,265 106,263 93,260 81,255 69,250 59,243 48,235 39,227 30,217 23,207 16,196 10,184 6,172 3,160 1,146 0,133 1,119 3,106 6,93 10,81 16,69 23,59 30,48 39,39 48,30 59,23 69,16 81,10 93,6 106,3 119,1 133,0">
            <text:p/>
          </draw:polyline>
          <draw:polygon draw:style-name="gr2" draw:text-style-name="P1" draw:layer="layout" svg:width="0.358cm" svg:height="0.358cm" svg:x="27.219cm" svg:y="2.693cm" svg:viewBox="0 0 359 359" draw:points="180,359 161,358 143,356 126,351 110,345 94,338 79,329 65,318 53,307 41,294 31,280 22,265 14,250 8,233 4,216 1,198 0,180 1,161 4,143 8,126 14,110 22,94 31,79 41,65 53,53 65,41 79,31 94,22 110,14 126,8 143,4 161,1 180,0 198,1 216,4 233,8 250,14 265,22 280,31 294,41 307,53 318,65 329,79 338,94 345,110 351,126 356,143 358,161 359,180 358,198 356,216 351,233 345,250 338,265 329,280 318,294 307,307 294,318 280,329 265,338 250,345 233,351 216,356 198,358">
            <text:p/>
          </draw:polygon>
          <draw:polygon draw:style-name="gr2" draw:text-style-name="P1" draw:layer="layout" svg:width="0.358cm" svg:height="0.358cm" svg:x="25.982cm" svg:y="2.693cm" svg:viewBox="0 0 359 359" draw:points="180,359 161,358 143,356 126,351 110,345 94,338 79,329 65,318 53,307 41,294 31,280 22,265 14,250 8,233 4,216 1,198 0,180 1,161 4,143 8,126 14,110 22,94 31,79 41,65 53,53 65,41 79,31 94,22 110,14 126,8 143,4 161,1 180,0 198,1 216,4 233,8 250,14 265,22 280,31 294,41 307,53 318,65 329,79 338,94 345,110 351,126 356,143 358,161 359,180 358,198 356,216 351,233 345,250 338,265 329,280 318,294 307,307 294,318 280,329 265,338 250,345 233,351 216,356 198,358">
            <text:p/>
          </draw:polygon>
          <draw:polyline draw:style-name="gr1" draw:text-style-name="P1" draw:layer="layout" svg:width="0.069cm" svg:height="0.158cm" svg:x="26.354cm" svg:y="8.205cm" svg:viewBox="0 0 70 159" draw:points="0,0 0,159 70,159 70,0 0,0">
            <text:p/>
          </draw:polyline>
          <draw:polyline draw:style-name="gr1" draw:text-style-name="P1" draw:layer="layout" svg:width="0.069cm" svg:height="0.158cm" svg:x="26.495cm" svg:y="8.205cm" svg:viewBox="0 0 70 159" draw:points="0,0 0,159 70,159 70,0 0,0">
            <text:p/>
          </draw:polyline>
          <draw:polyline draw:style-name="gr1" draw:text-style-name="P1" draw:layer="layout" svg:width="0.069cm" svg:height="0.158cm" svg:x="26.778cm" svg:y="8.205cm" svg:viewBox="0 0 70 159" draw:points="0,0 0,159 70,159 70,0 0,0">
            <text:p/>
          </draw:polyline>
          <draw:polyline draw:style-name="gr1" draw:text-style-name="P1" draw:layer="layout" svg:width="0.069cm" svg:height="0.158cm" svg:x="26.636cm" svg:y="8.205cm" svg:viewBox="0 0 70 159" draw:points="0,0 0,159 70,159 70,0 0,0">
            <text:p/>
          </draw:polyline>
          <draw:polyline draw:style-name="gr1" draw:text-style-name="P1" draw:layer="layout" svg:width="0.069cm" svg:height="0.159cm" svg:x="26.636cm" svg:y="7.904cm" svg:viewBox="0 0 70 160" draw:points="0,0 0,160 70,160 70,0 0,0">
            <text:p/>
          </draw:polyline>
          <draw:polyline draw:style-name="gr1" draw:text-style-name="P1" draw:layer="layout" svg:width="0.069cm" svg:height="0.159cm" svg:x="26.778cm" svg:y="7.904cm" svg:viewBox="0 0 70 160" draw:points="0,0 0,160 70,160 70,0 0,0">
            <text:p/>
          </draw:polyline>
          <draw:polyline draw:style-name="gr1" draw:text-style-name="P1" draw:layer="layout" svg:width="0.069cm" svg:height="0.159cm" svg:x="26.495cm" svg:y="7.904cm" svg:viewBox="0 0 70 160" draw:points="0,0 0,160 70,160 70,0 0,0">
            <text:p/>
          </draw:polyline>
          <draw:polyline draw:style-name="gr1" draw:text-style-name="P1" draw:layer="layout" svg:width="0.069cm" svg:height="0.159cm" svg:x="26.354cm" svg:y="7.904cm" svg:viewBox="0 0 70 160" draw:points="0,0 0,160 70,160 70,0 0,0">
            <text:p/>
          </draw:polyline>
          <draw:polyline draw:style-name="gr1" draw:text-style-name="P1" draw:layer="layout" svg:width="0.069cm" svg:height="0.158cm" svg:x="25.321cm" svg:y="8.205cm" svg:viewBox="0 0 70 159" draw:points="0,0 0,159 70,159 70,0 0,0">
            <text:p/>
          </draw:polyline>
          <draw:polyline draw:style-name="gr1" draw:text-style-name="P1" draw:layer="layout" svg:width="0.069cm" svg:height="0.158cm" svg:x="25.463cm" svg:y="8.205cm" svg:viewBox="0 0 70 159" draw:points="0,0 0,159 70,159 70,0 0,0">
            <text:p/>
          </draw:polyline>
          <draw:polyline draw:style-name="gr1" draw:text-style-name="P1" draw:layer="layout" svg:width="0.069cm" svg:height="0.158cm" svg:x="25.745cm" svg:y="8.205cm" svg:viewBox="0 0 70 159" draw:points="0,0 0,159 70,159 70,0 0,0">
            <text:p/>
          </draw:polyline>
          <draw:polyline draw:style-name="gr1" draw:text-style-name="P1" draw:layer="layout" svg:width="0.069cm" svg:height="0.158cm" svg:x="25.604cm" svg:y="8.205cm" svg:viewBox="0 0 70 159" draw:points="0,0 0,159 70,159 70,0 0,0">
            <text:p/>
          </draw:polyline>
          <draw:polyline draw:style-name="gr1" draw:text-style-name="P1" draw:layer="layout" svg:width="0.069cm" svg:height="0.159cm" svg:x="25.604cm" svg:y="7.904cm" svg:viewBox="0 0 70 160" draw:points="0,0 0,160 70,160 70,0 0,0">
            <text:p/>
          </draw:polyline>
          <draw:polyline draw:style-name="gr1" draw:text-style-name="P1" draw:layer="layout" svg:width="0.069cm" svg:height="0.159cm" svg:x="25.745cm" svg:y="7.904cm" svg:viewBox="0 0 70 160" draw:points="0,0 0,160 70,160 70,0 0,0">
            <text:p/>
          </draw:polyline>
          <draw:polyline draw:style-name="gr1" draw:text-style-name="P1" draw:layer="layout" svg:width="0.069cm" svg:height="0.159cm" svg:x="25.463cm" svg:y="7.904cm" svg:viewBox="0 0 70 160" draw:points="0,0 0,160 70,160 70,0 0,0">
            <text:p/>
          </draw:polyline>
          <draw:polyline draw:style-name="gr1" draw:text-style-name="P1" draw:layer="layout" svg:width="0.069cm" svg:height="0.159cm" svg:x="25.321cm" svg:y="7.904cm" svg:viewBox="0 0 70 160" draw:points="0,0 0,160 70,160 70,0 0,0">
            <text:p/>
          </draw:polyline>
          <draw:line draw:style-name="gr1" draw:text-style-name="P1" draw:layer="layout" svg:x1="18.113cm" svg:y1="9.302cm" svg:x2="18.113cm" svg:y2="10.155cm">
            <text:p/>
          </draw:line>
          <draw:line draw:style-name="gr1" draw:text-style-name="P1" draw:layer="layout" svg:x1="18.383cm" svg:y1="9.302cm" svg:x2="18.383cm" svg:y2="10.155cm">
            <text:p/>
          </draw:line>
          <draw:polyline draw:style-name="gr1" draw:text-style-name="P1" draw:layer="layout" svg:width="0.269cm" svg:height="0.133cm" svg:x="18.113cm" svg:y="10.156cm" svg:viewBox="0 0 270 134" draw:points="270,0 269,14 267,27 264,40 259,52 254,64 247,75 239,85 230,95 221,104 210,111 199,118 187,124 175,128 162,132 149,134 135,134 121,134 108,132 95,128 83,124 71,118 60,111 49,104 40,95 31,85 23,75 17,64 11,52 6,40 3,27 1,14 0,0">
            <text:p/>
          </draw:polyline>
          <draw:polyline draw:style-name="gr1" draw:text-style-name="P1" draw:layer="layout" svg:width="0.269cm" svg:height="0.134cm" svg:x="18.113cm" svg:y="9.167cm" svg:viewBox="0 0 270 135" draw:points="0,135 0,135 1,121 3,108 6,95 11,82 16,70 23,59 31,49 40,39 49,31 60,23 71,16 82,11 95,6 108,3 121,1 135,0 149,1 162,3 175,6 188,11 199,16 211,23 221,31 231,39 239,49 247,59 254,70 259,82 264,95 267,108 269,121 270,135">
            <text:p/>
          </draw:polyline>
          <draw:line draw:style-name="gr1" draw:text-style-name="P1" draw:layer="layout" svg:x1="18.562cm" svg:y1="9.302cm" svg:x2="18.562cm" svg:y2="10.155cm">
            <text:p/>
          </draw:line>
          <draw:line draw:style-name="gr1" draw:text-style-name="P1" draw:layer="layout" svg:x1="18.832cm" svg:y1="9.302cm" svg:x2="18.832cm" svg:y2="10.155cm">
            <text:p/>
          </draw:line>
          <draw:polyline draw:style-name="gr1" draw:text-style-name="P1" draw:layer="layout" svg:width="0.268cm" svg:height="0.133cm" svg:x="18.562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18.562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19.012cm" svg:y1="9.302cm" svg:x2="19.012cm" svg:y2="10.155cm">
            <text:p/>
          </draw:line>
          <draw:line draw:style-name="gr1" draw:text-style-name="P1" draw:layer="layout" svg:x1="19.281cm" svg:y1="9.302cm" svg:x2="19.281cm" svg:y2="10.155cm">
            <text:p/>
          </draw:line>
          <draw:polyline draw:style-name="gr1" draw:text-style-name="P1" draw:layer="layout" svg:width="0.268cm" svg:height="0.133cm" svg:x="19.012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19.012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19.46cm" svg:y1="9.302cm" svg:x2="19.46cm" svg:y2="10.155cm">
            <text:p/>
          </draw:line>
          <draw:line draw:style-name="gr1" draw:text-style-name="P1" draw:layer="layout" svg:x1="19.73cm" svg:y1="9.302cm" svg:x2="19.73cm" svg:y2="10.155cm">
            <text:p/>
          </draw:line>
          <draw:polyline draw:style-name="gr1" draw:text-style-name="P1" draw:layer="layout" svg:width="0.268cm" svg:height="0.133cm" svg:x="19.46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19.46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19.91cm" svg:y1="9.302cm" svg:x2="19.91cm" svg:y2="10.155cm">
            <text:p/>
          </draw:line>
          <draw:line draw:style-name="gr1" draw:text-style-name="P1" draw:layer="layout" svg:x1="20.179cm" svg:y1="9.302cm" svg:x2="20.179cm" svg:y2="10.155cm">
            <text:p/>
          </draw:line>
          <draw:polyline draw:style-name="gr1" draw:text-style-name="P1" draw:layer="layout" svg:width="0.268cm" svg:height="0.133cm" svg:x="19.91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19.91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0.358cm" svg:y1="9.302cm" svg:x2="20.358cm" svg:y2="10.155cm">
            <text:p/>
          </draw:line>
          <draw:line draw:style-name="gr1" draw:text-style-name="P1" draw:layer="layout" svg:x1="20.628cm" svg:y1="9.302cm" svg:x2="20.628cm" svg:y2="10.155cm">
            <text:p/>
          </draw:line>
          <draw:polyline draw:style-name="gr1" draw:text-style-name="P1" draw:layer="layout" svg:width="0.269cm" svg:height="0.133cm" svg:x="20.359cm" svg:y="10.156cm" svg:viewBox="0 0 270 134" draw:points="270,0 269,14 267,27 264,40 259,52 254,64 247,75 239,85 230,95 221,104 210,111 199,118 187,124 175,128 162,132 149,134 135,134 121,134 108,132 95,128 83,124 71,118 60,111 49,104 40,95 31,85 23,75 17,64 11,52 6,40 3,27 1,14 0,0">
            <text:p/>
          </draw:polyline>
          <draw:polyline draw:style-name="gr1" draw:text-style-name="P1" draw:layer="layout" svg:width="0.269cm" svg:height="0.134cm" svg:x="20.359cm" svg:y="9.167cm" svg:viewBox="0 0 270 135" draw:points="0,135 0,135 1,121 3,108 6,95 11,82 16,70 23,59 31,49 40,39 49,31 60,23 71,16 82,11 95,6 108,3 121,1 135,0 149,1 162,3 175,6 188,11 199,16 211,23 221,31 231,39 239,49 247,59 254,70 259,82 264,95 267,108 269,121 270,135">
            <text:p/>
          </draw:polyline>
          <draw:line draw:style-name="gr1" draw:text-style-name="P1" draw:layer="layout" svg:x1="20.808cm" svg:y1="9.302cm" svg:x2="20.808cm" svg:y2="10.155cm">
            <text:p/>
          </draw:line>
          <draw:line draw:style-name="gr1" draw:text-style-name="P1" draw:layer="layout" svg:x1="21.077cm" svg:y1="9.302cm" svg:x2="21.077cm" svg:y2="10.155cm">
            <text:p/>
          </draw:line>
          <draw:polyline draw:style-name="gr1" draw:text-style-name="P1" draw:layer="layout" svg:width="0.268cm" svg:height="0.133cm" svg:x="20.808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0.808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1.257cm" svg:y1="9.302cm" svg:x2="21.257cm" svg:y2="10.155cm">
            <text:p/>
          </draw:line>
          <draw:line draw:style-name="gr1" draw:text-style-name="P1" draw:layer="layout" svg:x1="21.526cm" svg:y1="9.302cm" svg:x2="21.526cm" svg:y2="10.155cm">
            <text:p/>
          </draw:line>
          <draw:polyline draw:style-name="gr1" draw:text-style-name="P1" draw:layer="layout" svg:width="0.268cm" svg:height="0.133cm" svg:x="21.257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1.257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1.706cm" svg:y1="9.302cm" svg:x2="21.706cm" svg:y2="10.155cm">
            <text:p/>
          </draw:line>
          <draw:line draw:style-name="gr1" draw:text-style-name="P1" draw:layer="layout" svg:x1="21.975cm" svg:y1="9.302cm" svg:x2="21.975cm" svg:y2="10.155cm">
            <text:p/>
          </draw:line>
          <draw:polyline draw:style-name="gr1" draw:text-style-name="P1" draw:layer="layout" svg:width="0.268cm" svg:height="0.133cm" svg:x="21.706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1.706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2.155cm" svg:y1="9.302cm" svg:x2="22.155cm" svg:y2="10.155cm">
            <text:p/>
          </draw:line>
          <draw:line draw:style-name="gr1" draw:text-style-name="P1" draw:layer="layout" svg:x1="22.424cm" svg:y1="9.302cm" svg:x2="22.424cm" svg:y2="10.155cm">
            <text:p/>
          </draw:line>
          <draw:polyline draw:style-name="gr1" draw:text-style-name="P1" draw:layer="layout" svg:width="0.268cm" svg:height="0.133cm" svg:x="22.155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2.155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2.604cm" svg:y1="9.302cm" svg:x2="22.604cm" svg:y2="10.155cm">
            <text:p/>
          </draw:line>
          <draw:line draw:style-name="gr1" draw:text-style-name="P1" draw:layer="layout" svg:x1="22.873cm" svg:y1="9.302cm" svg:x2="22.873cm" svg:y2="10.155cm">
            <text:p/>
          </draw:line>
          <draw:polyline draw:style-name="gr1" draw:text-style-name="P1" draw:layer="layout" svg:width="0.268cm" svg:height="0.133cm" svg:x="22.604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2.604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3.053cm" svg:y1="9.302cm" svg:x2="23.053cm" svg:y2="10.155cm">
            <text:p/>
          </draw:line>
          <draw:line draw:style-name="gr1" draw:text-style-name="P1" draw:layer="layout" svg:x1="23.323cm" svg:y1="9.302cm" svg:x2="23.323cm" svg:y2="10.155cm">
            <text:p/>
          </draw:line>
          <draw:polyline draw:style-name="gr1" draw:text-style-name="P1" draw:layer="layout" svg:width="0.268cm" svg:height="0.133cm" svg:x="23.053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3.053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3.503cm" svg:y1="9.302cm" svg:x2="23.503cm" svg:y2="10.155cm">
            <text:p/>
          </draw:line>
          <draw:line draw:style-name="gr1" draw:text-style-name="P1" draw:layer="layout" svg:x1="23.772cm" svg:y1="9.302cm" svg:x2="23.772cm" svg:y2="10.155cm">
            <text:p/>
          </draw:line>
          <draw:polyline draw:style-name="gr1" draw:text-style-name="P1" draw:layer="layout" svg:width="0.268cm" svg:height="0.133cm" svg:x="23.502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3.502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3.951cm" svg:y1="9.302cm" svg:x2="23.951cm" svg:y2="10.155cm">
            <text:p/>
          </draw:line>
          <draw:line draw:style-name="gr1" draw:text-style-name="P1" draw:layer="layout" svg:x1="24.221cm" svg:y1="9.302cm" svg:x2="24.221cm" svg:y2="10.155cm">
            <text:p/>
          </draw:line>
          <draw:polyline draw:style-name="gr1" draw:text-style-name="P1" draw:layer="layout" svg:width="0.268cm" svg:height="0.133cm" svg:x="23.951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3.951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4.401cm" svg:y1="9.302cm" svg:x2="24.401cm" svg:y2="10.155cm">
            <text:p/>
          </draw:line>
          <draw:line draw:style-name="gr1" draw:text-style-name="P1" draw:layer="layout" svg:x1="24.67cm" svg:y1="9.302cm" svg:x2="24.67cm" svg:y2="10.155cm">
            <text:p/>
          </draw:line>
          <draw:polyline draw:style-name="gr1" draw:text-style-name="P1" draw:layer="layout" svg:width="0.268cm" svg:height="0.133cm" svg:x="24.4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4.4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4.849cm" svg:y1="9.302cm" svg:x2="24.849cm" svg:y2="10.155cm">
            <text:p/>
          </draw:line>
          <draw:line draw:style-name="gr1" draw:text-style-name="P1" draw:layer="layout" svg:x1="25.119cm" svg:y1="9.302cm" svg:x2="25.119cm" svg:y2="10.155cm">
            <text:p/>
          </draw:line>
          <draw:polyline draw:style-name="gr1" draw:text-style-name="P1" draw:layer="layout" svg:width="0.268cm" svg:height="0.133cm" svg:x="24.849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4.849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5.299cm" svg:y1="9.302cm" svg:x2="25.299cm" svg:y2="10.155cm">
            <text:p/>
          </draw:line>
          <draw:line draw:style-name="gr1" draw:text-style-name="P1" draw:layer="layout" svg:x1="25.568cm" svg:y1="9.302cm" svg:x2="25.568cm" svg:y2="10.155cm">
            <text:p/>
          </draw:line>
          <draw:polyline draw:style-name="gr1" draw:text-style-name="P1" draw:layer="layout" svg:width="0.268cm" svg:height="0.133cm" svg:x="25.298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5.298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5.747cm" svg:y1="9.302cm" svg:x2="25.747cm" svg:y2="10.155cm">
            <text:p/>
          </draw:line>
          <draw:line draw:style-name="gr1" draw:text-style-name="P1" draw:layer="layout" svg:x1="26.017cm" svg:y1="9.302cm" svg:x2="26.017cm" svg:y2="10.155cm">
            <text:p/>
          </draw:line>
          <draw:polyline draw:style-name="gr1" draw:text-style-name="P1" draw:layer="layout" svg:width="0.269cm" svg:height="0.133cm" svg:x="25.747cm" svg:y="10.156cm" svg:viewBox="0 0 270 134" draw:points="270,0 269,14 267,27 264,40 259,52 254,64 247,75 239,85 230,95 221,104 210,111 199,118 187,124 175,128 162,132 149,134 135,134 121,134 108,132 95,128 83,124 71,118 60,111 49,104 40,95 31,85 23,75 17,64 11,52 6,40 3,27 1,14 0,0">
            <text:p/>
          </draw:polyline>
          <draw:polyline draw:style-name="gr1" draw:text-style-name="P1" draw:layer="layout" svg:width="0.269cm" svg:height="0.134cm" svg:x="25.747cm" svg:y="9.167cm" svg:viewBox="0 0 270 135" draw:points="0,135 0,135 1,121 3,108 6,95 11,82 16,70 23,59 31,49 40,39 49,31 60,23 71,16 82,11 95,6 108,3 121,1 135,0 149,1 162,3 175,6 188,11 199,16 211,23 221,31 231,39 239,49 247,59 254,70 259,82 264,95 267,108 269,121 270,135">
            <text:p/>
          </draw:polyline>
          <draw:line draw:style-name="gr1" draw:text-style-name="P1" draw:layer="layout" svg:x1="26.197cm" svg:y1="9.302cm" svg:x2="26.197cm" svg:y2="10.155cm">
            <text:p/>
          </draw:line>
          <draw:line draw:style-name="gr1" draw:text-style-name="P1" draw:layer="layout" svg:x1="26.466cm" svg:y1="9.302cm" svg:x2="26.466cm" svg:y2="10.155cm">
            <text:p/>
          </draw:line>
          <draw:polyline draw:style-name="gr1" draw:text-style-name="P1" draw:layer="layout" svg:width="0.268cm" svg:height="0.133cm" svg:x="26.197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6.197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6.646cm" svg:y1="9.302cm" svg:x2="26.646cm" svg:y2="10.155cm">
            <text:p/>
          </draw:line>
          <draw:line draw:style-name="gr1" draw:text-style-name="P1" draw:layer="layout" svg:x1="26.915cm" svg:y1="9.302cm" svg:x2="26.915cm" svg:y2="10.155cm">
            <text:p/>
          </draw:line>
          <draw:polyline draw:style-name="gr1" draw:text-style-name="P1" draw:layer="layout" svg:width="0.268cm" svg:height="0.133cm" svg:x="26.646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6.646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7.095cm" svg:y1="9.302cm" svg:x2="27.095cm" svg:y2="10.155cm">
            <text:p/>
          </draw:line>
          <draw:line draw:style-name="gr1" draw:text-style-name="P1" draw:layer="layout" svg:x1="27.364cm" svg:y1="9.302cm" svg:x2="27.364cm" svg:y2="10.155cm">
            <text:p/>
          </draw:line>
          <draw:polyline draw:style-name="gr1" draw:text-style-name="P1" draw:layer="layout" svg:width="0.268cm" svg:height="0.133cm" svg:x="27.095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7.095cm" svg:y="9.167cm" svg:viewBox="0 0 269 135" draw:points="0,135 0,135 1,121 3,108 6,95 11,82 16,70 23,59 31,49 39,39 49,31 59,23 70,16 82,11 95,6 108,3 121,1 135,0 148,1 162,3 175,6 187,11 199,16 210,23 220,31 230,39 239,49 246,59 253,70 259,82 263,95 267,108 269,121 269,135">
            <text:p/>
          </draw:polyline>
          <draw:line draw:style-name="gr1" draw:text-style-name="P1" draw:layer="layout" svg:x1="27.544cm" svg:y1="9.302cm" svg:x2="27.544cm" svg:y2="10.155cm">
            <text:p/>
          </draw:line>
          <draw:line draw:style-name="gr1" draw:text-style-name="P1" draw:layer="layout" svg:x1="27.813cm" svg:y1="9.302cm" svg:x2="27.813cm" svg:y2="10.155cm">
            <text:p/>
          </draw:line>
          <draw:polyline draw:style-name="gr1" draw:text-style-name="P1" draw:layer="layout" svg:width="0.268cm" svg:height="0.133cm" svg:x="27.544cm" svg:y="10.156cm" svg:viewBox="0 0 269 134" draw:points="269,0 269,14 266,27 263,40 259,52 253,64 246,75 238,85 230,95 220,104 210,111 199,118 187,124 175,128 162,132 148,134 135,134 121,134 108,132 95,128 82,124 71,118 60,111 49,104 40,95 31,85 23,75 16,64 11,52 6,40 3,27 1,14 0,0">
            <text:p/>
          </draw:polyline>
          <draw:polyline draw:style-name="gr1" draw:text-style-name="P1" draw:layer="layout" svg:width="0.268cm" svg:height="0.134cm" svg:x="27.544cm" svg:y="9.167cm" svg:viewBox="0 0 269 135" draw:points="0,135 0,135 1,121 3,108 6,95 11,82 16,70 23,59 31,49 39,39 49,31 59,23 70,16 82,11 95,6 108,3 121,1 135,0 148,1 162,3 175,6 187,11 199,16 210,23 220,31 230,39 239,49 246,59 253,70 259,82 263,95 267,108 269,121 269,135">
            <text:p/>
          </draw:polyline>
          <draw:polygon draw:style-name="gr2" draw:text-style-name="P1" draw:layer="layout" svg:width="0.212cm" svg:height="0.211cm" svg:x="19.48cm" svg:y="8.243cm" svg:viewBox="0 0 213 212" draw:points="106,212 95,211 85,210 75,207 65,204 56,199 47,194 39,188 31,181 24,173 18,165 13,156 8,147 5,137 2,127 1,117 0,106 1,95 2,85 5,74 8,65 13,55 18,47 24,39 31,31 39,24 47,18 56,13 65,8 75,5 85,2 95,1 106,0 117,1 128,2 138,5 148,8 157,13 166,18 174,24 181,31 188,39 194,47 200,55 204,65 208,74 210,85 212,95 213,106 212,117 210,127 208,137 204,147 200,156 194,165 188,173 181,181 174,188 166,194 157,199 148,204 138,207 128,210 117,211">
            <text:p/>
          </draw:polygon>
          <draw:polyline draw:style-name="gr1" draw:text-style-name="P1" draw:layer="layout" svg:width="0.269cm" svg:height="0.044cm" svg:x="23.3cm" svg:y="7.105cm" svg:viewBox="0 0 270 45" draw:points="270,45 270,0 0,0 0,45 270,45">
            <text:p/>
          </draw:polyline>
          <draw:polyline draw:style-name="gr1" draw:text-style-name="P1" draw:layer="layout" svg:width="0.269cm" svg:height="0.044cm" svg:x="23.3cm" svg:y="4.986cm" svg:viewBox="0 0 270 45" draw:points="270,45 270,0 0,0 0,45 270,45">
            <text:p/>
          </draw:polyline>
          <draw:polyline draw:style-name="gr1" draw:text-style-name="P1" draw:layer="layout" svg:width="0.269cm" svg:height="0.044cm" svg:x="23.3cm" svg:y="5.076cm" svg:viewBox="0 0 270 45" draw:points="270,45 270,0 0,0 0,45 270,45">
            <text:p/>
          </draw:polyline>
          <draw:polyline draw:style-name="gr1" draw:text-style-name="P1" draw:layer="layout" svg:width="0.269cm" svg:height="0.044cm" svg:x="23.3cm" svg:y="5.161cm" svg:viewBox="0 0 270 45" draw:points="270,45 270,0 0,0 0,45 270,45">
            <text:p/>
          </draw:polyline>
          <draw:polyline draw:style-name="gr1" draw:text-style-name="P1" draw:layer="layout" svg:width="0.269cm" svg:height="0.044cm" svg:x="23.3cm" svg:y="5.25cm" svg:viewBox="0 0 270 45" draw:points="270,45 270,0 0,0 0,45 270,45">
            <text:p/>
          </draw:polyline>
          <draw:polyline draw:style-name="gr1" draw:text-style-name="P1" draw:layer="layout" svg:width="0.269cm" svg:height="0.044cm" svg:x="23.3cm" svg:y="5.34cm" svg:viewBox="0 0 270 45" draw:points="270,45 270,0 0,0 0,45 270,45">
            <text:p/>
          </draw:polyline>
          <draw:polyline draw:style-name="gr1" draw:text-style-name="P1" draw:layer="layout" svg:width="0.269cm" svg:height="0.044cm" svg:x="23.3cm" svg:y="5.426cm" svg:viewBox="0 0 270 45" draw:points="270,45 270,0 0,0 0,45 270,45">
            <text:p/>
          </draw:polyline>
          <draw:polyline draw:style-name="gr1" draw:text-style-name="P1" draw:layer="layout" svg:width="0.269cm" svg:height="0.044cm" svg:x="23.3cm" svg:y="5.516cm" svg:viewBox="0 0 270 45" draw:points="270,45 270,0 0,0 0,45 270,45">
            <text:p/>
          </draw:polyline>
          <draw:polyline draw:style-name="gr1" draw:text-style-name="P1" draw:layer="layout" svg:width="0.269cm" svg:height="0.044cm" svg:x="23.3cm" svg:y="5.605cm" svg:viewBox="0 0 270 45" draw:points="270,45 270,0 0,0 0,45 270,45">
            <text:p/>
          </draw:polyline>
          <draw:polyline draw:style-name="gr1" draw:text-style-name="P1" draw:layer="layout" svg:width="0.269cm" svg:height="0.044cm" svg:x="23.3cm" svg:y="5.691cm" svg:viewBox="0 0 270 45" draw:points="270,45 270,0 0,0 0,45 270,45">
            <text:p/>
          </draw:polyline>
          <draw:polyline draw:style-name="gr1" draw:text-style-name="P1" draw:layer="layout" svg:width="0.269cm" svg:height="0.044cm" svg:x="23.3cm" svg:y="5.781cm" svg:viewBox="0 0 270 45" draw:points="270,45 270,0 0,0 0,45 270,45">
            <text:p/>
          </draw:polyline>
          <draw:polyline draw:style-name="gr1" draw:text-style-name="P1" draw:layer="layout" svg:width="0.269cm" svg:height="0.044cm" svg:x="23.3cm" svg:y="5.871cm" svg:viewBox="0 0 270 45" draw:points="270,45 270,0 0,0 0,45 270,45">
            <text:p/>
          </draw:polyline>
          <draw:polyline draw:style-name="gr1" draw:text-style-name="P1" draw:layer="layout" svg:width="0.269cm" svg:height="0.044cm" svg:x="23.3cm" svg:y="5.96cm" svg:viewBox="0 0 270 45" draw:points="270,45 270,0 0,0 0,45 270,45">
            <text:p/>
          </draw:polyline>
          <draw:polyline draw:style-name="gr1" draw:text-style-name="P1" draw:layer="layout" svg:width="0.269cm" svg:height="0.044cm" svg:x="23.3cm" svg:y="6.045cm" svg:viewBox="0 0 270 45" draw:points="270,45 270,0 0,0 0,45 270,45">
            <text:p/>
          </draw:polyline>
          <draw:polyline draw:style-name="gr1" draw:text-style-name="P1" draw:layer="layout" svg:width="0.269cm" svg:height="0.044cm" svg:x="23.3cm" svg:y="6.135cm" svg:viewBox="0 0 270 45" draw:points="270,45 270,0 0,0 0,45 270,45">
            <text:p/>
          </draw:polyline>
          <draw:polyline draw:style-name="gr1" draw:text-style-name="P1" draw:layer="layout" svg:width="0.269cm" svg:height="0.044cm" svg:x="23.3cm" svg:y="6.226cm" svg:viewBox="0 0 270 45" draw:points="270,45 270,0 0,0 0,45 270,45">
            <text:p/>
          </draw:polyline>
          <draw:polyline draw:style-name="gr1" draw:text-style-name="P1" draw:layer="layout" svg:width="0.269cm" svg:height="0.044cm" svg:x="23.3cm" svg:y="6.31cm" svg:viewBox="0 0 270 45" draw:points="270,45 270,0 0,0 0,45 270,45">
            <text:p/>
          </draw:polyline>
          <draw:polyline draw:style-name="gr1" draw:text-style-name="P1" draw:layer="layout" svg:width="0.269cm" svg:height="0.044cm" svg:x="23.3cm" svg:y="6.4cm" svg:viewBox="0 0 270 45" draw:points="270,45 270,0 0,0 0,45 270,45">
            <text:p/>
          </draw:polyline>
          <draw:polyline draw:style-name="gr1" draw:text-style-name="P1" draw:layer="layout" svg:width="0.269cm" svg:height="0.044cm" svg:x="23.3cm" svg:y="6.49cm" svg:viewBox="0 0 270 45" draw:points="270,45 270,0 0,0 0,45 270,45">
            <text:p/>
          </draw:polyline>
          <draw:polyline draw:style-name="gr1" draw:text-style-name="P1" draw:layer="layout" svg:width="0.269cm" svg:height="0.044cm" svg:x="23.3cm" svg:y="6.576cm" svg:viewBox="0 0 270 45" draw:points="270,45 270,0 0,0 0,45 270,45">
            <text:p/>
          </draw:polyline>
          <draw:polyline draw:style-name="gr1" draw:text-style-name="P1" draw:layer="layout" svg:width="0.269cm" svg:height="0.044cm" svg:x="23.3cm" svg:y="6.665cm" svg:viewBox="0 0 270 45" draw:points="270,45 270,0 0,0 0,45 270,45">
            <text:p/>
          </draw:polyline>
          <draw:polyline draw:style-name="gr1" draw:text-style-name="P1" draw:layer="layout" svg:width="0.269cm" svg:height="0.044cm" svg:x="23.3cm" svg:y="6.755cm" svg:viewBox="0 0 270 45" draw:points="270,45 270,0 0,0 0,45 270,45">
            <text:p/>
          </draw:polyline>
          <draw:polyline draw:style-name="gr1" draw:text-style-name="P1" draw:layer="layout" svg:width="0.269cm" svg:height="0.044cm" svg:x="23.3cm" svg:y="6.841cm" svg:viewBox="0 0 270 45" draw:points="270,45 270,0 0,0 0,45 270,45">
            <text:p/>
          </draw:polyline>
          <draw:polyline draw:style-name="gr1" draw:text-style-name="P1" draw:layer="layout" svg:width="0.269cm" svg:height="0.044cm" svg:x="23.3cm" svg:y="6.93cm" svg:viewBox="0 0 270 45" draw:points="270,45 270,0 0,0 0,45 270,45">
            <text:p/>
          </draw:polyline>
          <draw:polyline draw:style-name="gr1" draw:text-style-name="P1" draw:layer="layout" svg:width="0.269cm" svg:height="0.044cm" svg:x="23.3cm" svg:y="7.02cm" svg:viewBox="0 0 270 45" draw:points="270,45 270,0 0,0 0,45 270,45">
            <text:p/>
          </draw:polyline>
          <draw:polyline draw:style-name="gr1" draw:text-style-name="P1" draw:layer="layout" svg:width="0.044cm" svg:height="0.268cm" svg:x="23.722cm" svg:y="4.563cm" svg:viewBox="0 0 45 269" draw:points="45,269 45,0 0,0 0,269 45,269">
            <text:p/>
          </draw:polyline>
          <draw:polyline draw:style-name="gr1" draw:text-style-name="P1" draw:layer="layout" svg:width="0.044cm" svg:height="0.268cm" svg:x="25.842cm" svg:y="4.563cm" svg:viewBox="0 0 45 269" draw:points="45,269 45,0 0,0 0,269 45,269">
            <text:p/>
          </draw:polyline>
          <draw:polyline draw:style-name="gr1" draw:text-style-name="P1" draw:layer="layout" svg:width="0.044cm" svg:height="0.268cm" svg:x="25.752cm" svg:y="4.563cm" svg:viewBox="0 0 45 269" draw:points="45,269 45,0 0,0 0,269 45,269">
            <text:p/>
          </draw:polyline>
          <draw:polyline draw:style-name="gr1" draw:text-style-name="P1" draw:layer="layout" svg:width="0.044cm" svg:height="0.268cm" svg:x="25.667cm" svg:y="4.563cm" svg:viewBox="0 0 45 269" draw:points="45,269 45,0 0,0 0,269 45,269">
            <text:p/>
          </draw:polyline>
          <draw:polyline draw:style-name="gr1" draw:text-style-name="P1" draw:layer="layout" svg:width="0.044cm" svg:height="0.268cm" svg:x="25.577cm" svg:y="4.563cm" svg:viewBox="0 0 45 269" draw:points="45,269 45,0 0,0 0,269 45,269">
            <text:p/>
          </draw:polyline>
          <draw:polyline draw:style-name="gr1" draw:text-style-name="P1" draw:layer="layout" svg:width="0.044cm" svg:height="0.268cm" svg:x="25.487cm" svg:y="4.563cm" svg:viewBox="0 0 45 269" draw:points="45,269 45,0 0,0 0,269 45,269">
            <text:p/>
          </draw:polyline>
          <draw:polyline draw:style-name="gr1" draw:text-style-name="P1" draw:layer="layout" svg:width="0.044cm" svg:height="0.268cm" svg:x="25.402cm" svg:y="4.563cm" svg:viewBox="0 0 45 269" draw:points="45,269 45,0 0,0 0,269 45,269">
            <text:p/>
          </draw:polyline>
          <draw:polyline draw:style-name="gr1" draw:text-style-name="P1" draw:layer="layout" svg:width="0.044cm" svg:height="0.268cm" svg:x="25.312cm" svg:y="4.563cm" svg:viewBox="0 0 45 269" draw:points="45,269 45,0 0,0 0,269 45,269">
            <text:p/>
          </draw:polyline>
          <draw:polyline draw:style-name="gr1" draw:text-style-name="P1" draw:layer="layout" svg:width="0.044cm" svg:height="0.268cm" svg:x="25.222cm" svg:y="4.563cm" svg:viewBox="0 0 45 269" draw:points="45,269 45,0 0,0 0,269 45,269">
            <text:p/>
          </draw:polyline>
          <draw:polyline draw:style-name="gr1" draw:text-style-name="P1" draw:layer="layout" svg:width="0.044cm" svg:height="0.268cm" svg:x="25.137cm" svg:y="4.563cm" svg:viewBox="0 0 45 269" draw:points="45,269 45,0 0,0 0,269 45,269">
            <text:p/>
          </draw:polyline>
          <draw:polyline draw:style-name="gr1" draw:text-style-name="P1" draw:layer="layout" svg:width="0.044cm" svg:height="0.268cm" svg:x="25.047cm" svg:y="4.563cm" svg:viewBox="0 0 45 269" draw:points="45,269 45,0 0,0 0,269 45,269">
            <text:p/>
          </draw:polyline>
          <draw:polyline draw:style-name="gr1" draw:text-style-name="P1" draw:layer="layout" svg:width="0.044cm" svg:height="0.268cm" svg:x="24.957cm" svg:y="4.563cm" svg:viewBox="0 0 45 269" draw:points="45,269 45,0 0,0 0,269 45,269">
            <text:p/>
          </draw:polyline>
          <draw:polyline draw:style-name="gr1" draw:text-style-name="P1" draw:layer="layout" svg:width="0.044cm" svg:height="0.268cm" svg:x="24.867cm" svg:y="4.563cm" svg:viewBox="0 0 45 269" draw:points="45,269 45,0 0,0 0,269 45,269">
            <text:p/>
          </draw:polyline>
          <draw:polyline draw:style-name="gr1" draw:text-style-name="P1" draw:layer="layout" svg:width="0.044cm" svg:height="0.268cm" svg:x="24.782cm" svg:y="4.563cm" svg:viewBox="0 0 45 269" draw:points="45,269 45,0 0,0 0,269 45,269">
            <text:p/>
          </draw:polyline>
          <draw:polyline draw:style-name="gr1" draw:text-style-name="P1" draw:layer="layout" svg:width="0.044cm" svg:height="0.268cm" svg:x="24.693cm" svg:y="4.563cm" svg:viewBox="0 0 45 269" draw:points="45,269 45,0 0,0 0,269 45,269">
            <text:p/>
          </draw:polyline>
          <draw:polyline draw:style-name="gr1" draw:text-style-name="P1" draw:layer="layout" svg:width="0.044cm" svg:height="0.268cm" svg:x="24.603cm" svg:y="4.563cm" svg:viewBox="0 0 45 269" draw:points="45,269 45,0 0,0 0,269 45,269">
            <text:p/>
          </draw:polyline>
          <draw:polyline draw:style-name="gr1" draw:text-style-name="P1" draw:layer="layout" svg:width="0.044cm" svg:height="0.268cm" svg:x="24.517cm" svg:y="4.563cm" svg:viewBox="0 0 45 269" draw:points="45,269 45,0 0,0 0,269 45,269">
            <text:p/>
          </draw:polyline>
          <draw:polyline draw:style-name="gr1" draw:text-style-name="P1" draw:layer="layout" svg:width="0.044cm" svg:height="0.268cm" svg:x="24.427cm" svg:y="4.563cm" svg:viewBox="0 0 45 269" draw:points="45,269 45,0 0,0 0,269 45,269">
            <text:p/>
          </draw:polyline>
          <draw:polyline draw:style-name="gr1" draw:text-style-name="P1" draw:layer="layout" svg:width="0.044cm" svg:height="0.268cm" svg:x="24.338cm" svg:y="4.563cm" svg:viewBox="0 0 45 269" draw:points="45,269 45,0 0,0 0,269 45,269">
            <text:p/>
          </draw:polyline>
          <draw:polyline draw:style-name="gr1" draw:text-style-name="P1" draw:layer="layout" svg:width="0.044cm" svg:height="0.268cm" svg:x="24.252cm" svg:y="4.563cm" svg:viewBox="0 0 45 269" draw:points="45,269 45,0 0,0 0,269 45,269">
            <text:p/>
          </draw:polyline>
          <draw:polyline draw:style-name="gr1" draw:text-style-name="P1" draw:layer="layout" svg:width="0.044cm" svg:height="0.268cm" svg:x="24.162cm" svg:y="4.563cm" svg:viewBox="0 0 45 269" draw:points="45,269 45,0 0,0 0,269 45,269">
            <text:p/>
          </draw:polyline>
          <draw:polyline draw:style-name="gr1" draw:text-style-name="P1" draw:layer="layout" svg:width="0.044cm" svg:height="0.268cm" svg:x="24.072cm" svg:y="4.563cm" svg:viewBox="0 0 45 269" draw:points="45,269 45,0 0,0 0,269 45,269">
            <text:p/>
          </draw:polyline>
          <draw:polyline draw:style-name="gr1" draw:text-style-name="P1" draw:layer="layout" svg:width="0.044cm" svg:height="0.268cm" svg:x="23.988cm" svg:y="4.563cm" svg:viewBox="0 0 45 269" draw:points="45,269 45,0 0,0 0,269 45,269">
            <text:p/>
          </draw:polyline>
          <draw:polyline draw:style-name="gr1" draw:text-style-name="P1" draw:layer="layout" svg:width="0.044cm" svg:height="0.268cm" svg:x="23.897cm" svg:y="4.563cm" svg:viewBox="0 0 45 269" draw:points="45,269 45,0 0,0 0,269 45,269">
            <text:p/>
          </draw:polyline>
          <draw:polyline draw:style-name="gr1" draw:text-style-name="P1" draw:layer="layout" svg:width="0.044cm" svg:height="0.268cm" svg:x="23.807cm" svg:y="4.563cm" svg:viewBox="0 0 45 269" draw:points="45,269 45,0 0,0 0,269 45,269">
            <text:p/>
          </draw:polyline>
          <draw:polyline draw:style-name="gr1" draw:text-style-name="P1" draw:layer="layout" svg:width="0.044cm" svg:height="0.268cm" svg:x="23.722cm" svg:y="7.303cm" svg:viewBox="0 0 45 269" draw:points="45,269 45,0 0,0 0,269 45,269">
            <text:p/>
          </draw:polyline>
          <draw:polyline draw:style-name="gr1" draw:text-style-name="P1" draw:layer="layout" svg:width="0.044cm" svg:height="0.268cm" svg:x="23.812cm" svg:y="7.303cm" svg:viewBox="0 0 45 269" draw:points="45,269 45,0 0,0 0,269 45,269">
            <text:p/>
          </draw:polyline>
          <draw:polyline draw:style-name="gr1" draw:text-style-name="P1" draw:layer="layout" svg:width="0.044cm" svg:height="0.268cm" svg:x="23.897cm" svg:y="7.303cm" svg:viewBox="0 0 45 269" draw:points="45,269 45,0 0,0 0,269 45,269">
            <text:p/>
          </draw:polyline>
          <draw:polyline draw:style-name="gr1" draw:text-style-name="P1" draw:layer="layout" svg:width="0.044cm" svg:height="0.268cm" svg:x="23.988cm" svg:y="7.303cm" svg:viewBox="0 0 45 269" draw:points="45,269 45,0 0,0 0,269 45,269">
            <text:p/>
          </draw:polyline>
          <draw:polyline draw:style-name="gr1" draw:text-style-name="P1" draw:layer="layout" svg:width="0.044cm" svg:height="0.268cm" svg:x="24.077cm" svg:y="7.303cm" svg:viewBox="0 0 45 269" draw:points="45,269 45,0 0,0 0,269 45,269">
            <text:p/>
          </draw:polyline>
          <draw:polyline draw:style-name="gr1" draw:text-style-name="P1" draw:layer="layout" svg:width="0.044cm" svg:height="0.268cm" svg:x="24.162cm" svg:y="7.303cm" svg:viewBox="0 0 45 269" draw:points="45,269 45,0 0,0 0,269 45,269">
            <text:p/>
          </draw:polyline>
          <draw:polyline draw:style-name="gr1" draw:text-style-name="P1" draw:layer="layout" svg:width="0.044cm" svg:height="0.268cm" svg:x="24.252cm" svg:y="7.303cm" svg:viewBox="0 0 45 269" draw:points="45,269 45,0 0,0 0,269 45,269">
            <text:p/>
          </draw:polyline>
          <draw:polyline draw:style-name="gr1" draw:text-style-name="P1" draw:layer="layout" svg:width="0.044cm" svg:height="0.268cm" svg:x="24.342cm" svg:y="7.303cm" svg:viewBox="0 0 45 269" draw:points="45,269 45,0 0,0 0,269 45,269">
            <text:p/>
          </draw:polyline>
          <draw:polyline draw:style-name="gr1" draw:text-style-name="P1" draw:layer="layout" svg:width="0.044cm" svg:height="0.268cm" svg:x="24.427cm" svg:y="7.303cm" svg:viewBox="0 0 45 269" draw:points="45,269 45,0 0,0 0,269 45,269">
            <text:p/>
          </draw:polyline>
          <draw:polyline draw:style-name="gr1" draw:text-style-name="P1" draw:layer="layout" svg:width="0.044cm" svg:height="0.268cm" svg:x="24.517cm" svg:y="7.303cm" svg:viewBox="0 0 45 269" draw:points="45,269 45,0 0,0 0,269 45,269">
            <text:p/>
          </draw:polyline>
          <draw:polyline draw:style-name="gr1" draw:text-style-name="P1" draw:layer="layout" svg:width="0.044cm" svg:height="0.268cm" svg:x="24.607cm" svg:y="7.303cm" svg:viewBox="0 0 45 269" draw:points="45,269 45,0 0,0 0,269 45,269">
            <text:p/>
          </draw:polyline>
          <draw:polyline draw:style-name="gr1" draw:text-style-name="P1" draw:layer="layout" svg:width="0.044cm" svg:height="0.268cm" svg:x="24.696cm" svg:y="7.303cm" svg:viewBox="0 0 45 269" draw:points="45,269 45,0 0,0 0,269 45,269">
            <text:p/>
          </draw:polyline>
          <draw:polyline draw:style-name="gr1" draw:text-style-name="P1" draw:layer="layout" svg:width="0.044cm" svg:height="0.268cm" svg:x="24.782cm" svg:y="7.303cm" svg:viewBox="0 0 45 269" draw:points="45,269 45,0 0,0 0,269 45,269">
            <text:p/>
          </draw:polyline>
          <draw:polyline draw:style-name="gr1" draw:text-style-name="P1" draw:layer="layout" svg:width="0.044cm" svg:height="0.268cm" svg:x="24.872cm" svg:y="7.303cm" svg:viewBox="0 0 45 269" draw:points="45,269 45,0 0,0 0,269 45,269">
            <text:p/>
          </draw:polyline>
          <draw:polyline draw:style-name="gr1" draw:text-style-name="P1" draw:layer="layout" svg:width="0.044cm" svg:height="0.268cm" svg:x="24.962cm" svg:y="7.303cm" svg:viewBox="0 0 45 269" draw:points="45,269 45,0 0,0 0,269 45,269">
            <text:p/>
          </draw:polyline>
          <draw:polyline draw:style-name="gr1" draw:text-style-name="P1" draw:layer="layout" svg:width="0.044cm" svg:height="0.268cm" svg:x="25.047cm" svg:y="7.303cm" svg:viewBox="0 0 45 269" draw:points="45,269 45,0 0,0 0,269 45,269">
            <text:p/>
          </draw:polyline>
          <draw:polyline draw:style-name="gr1" draw:text-style-name="P1" draw:layer="layout" svg:width="0.044cm" svg:height="0.268cm" svg:x="25.137cm" svg:y="7.303cm" svg:viewBox="0 0 45 269" draw:points="45,269 45,0 0,0 0,269 45,269">
            <text:p/>
          </draw:polyline>
          <draw:polyline draw:style-name="gr1" draw:text-style-name="P1" draw:layer="layout" svg:width="0.044cm" svg:height="0.268cm" svg:x="25.227cm" svg:y="7.303cm" svg:viewBox="0 0 45 269" draw:points="45,269 45,0 0,0 0,269 45,269">
            <text:p/>
          </draw:polyline>
          <draw:polyline draw:style-name="gr1" draw:text-style-name="P1" draw:layer="layout" svg:width="0.044cm" svg:height="0.268cm" svg:x="25.312cm" svg:y="7.303cm" svg:viewBox="0 0 45 269" draw:points="45,269 45,0 0,0 0,269 45,269">
            <text:p/>
          </draw:polyline>
          <draw:polyline draw:style-name="gr1" draw:text-style-name="P1" draw:layer="layout" svg:width="0.044cm" svg:height="0.268cm" svg:x="25.402cm" svg:y="7.303cm" svg:viewBox="0 0 45 269" draw:points="45,269 45,0 0,0 0,269 45,269">
            <text:p/>
          </draw:polyline>
          <draw:polyline draw:style-name="gr1" draw:text-style-name="P1" draw:layer="layout" svg:width="0.044cm" svg:height="0.268cm" svg:x="25.492cm" svg:y="7.303cm" svg:viewBox="0 0 45 269" draw:points="45,269 45,0 0,0 0,269 45,269">
            <text:p/>
          </draw:polyline>
          <draw:polyline draw:style-name="gr1" draw:text-style-name="P1" draw:layer="layout" svg:width="0.044cm" svg:height="0.268cm" svg:x="25.577cm" svg:y="7.303cm" svg:viewBox="0 0 45 269" draw:points="45,269 45,0 0,0 0,269 45,269">
            <text:p/>
          </draw:polyline>
          <draw:polyline draw:style-name="gr1" draw:text-style-name="P1" draw:layer="layout" svg:width="0.044cm" svg:height="0.268cm" svg:x="25.667cm" svg:y="7.303cm" svg:viewBox="0 0 45 269" draw:points="45,269 45,0 0,0 0,269 45,269">
            <text:p/>
          </draw:polyline>
          <draw:polyline draw:style-name="gr1" draw:text-style-name="P1" draw:layer="layout" svg:width="0.044cm" svg:height="0.268cm" svg:x="25.756cm" svg:y="7.303cm" svg:viewBox="0 0 45 269" draw:points="45,269 45,0 0,0 0,269 45,269">
            <text:p/>
          </draw:polyline>
          <draw:polyline draw:style-name="gr1" draw:text-style-name="P1" draw:layer="layout" svg:width="0.044cm" svg:height="0.268cm" svg:x="25.842cm" svg:y="7.303cm" svg:viewBox="0 0 45 269" draw:points="45,269 45,0 0,0 0,269 45,269">
            <text:p/>
          </draw:polyline>
          <draw:polyline draw:style-name="gr1" draw:text-style-name="P1" draw:layer="layout" svg:width="0.268cm" svg:height="0.044cm" svg:x="26.039cm" svg:y="7.105cm" svg:viewBox="0 0 269 45" draw:points="269,45 269,0 0,0 0,45 269,45">
            <text:p/>
          </draw:polyline>
          <draw:polyline draw:style-name="gr1" draw:text-style-name="P1" draw:layer="layout" svg:width="0.268cm" svg:height="0.044cm" svg:x="26.039cm" svg:y="7.015cm" svg:viewBox="0 0 269 45" draw:points="269,45 269,0 0,0 0,45 269,45">
            <text:p/>
          </draw:polyline>
          <draw:polyline draw:style-name="gr1" draw:text-style-name="P1" draw:layer="layout" svg:width="0.268cm" svg:height="0.044cm" svg:x="26.039cm" svg:y="6.93cm" svg:viewBox="0 0 269 45" draw:points="269,45 269,0 0,0 0,45 269,45">
            <text:p/>
          </draw:polyline>
          <draw:polyline draw:style-name="gr1" draw:text-style-name="P1" draw:layer="layout" svg:width="0.268cm" svg:height="0.044cm" svg:x="26.039cm" svg:y="6.841cm" svg:viewBox="0 0 269 45" draw:points="269,45 269,0 0,0 0,45 269,45">
            <text:p/>
          </draw:polyline>
          <draw:polyline draw:style-name="gr1" draw:text-style-name="P1" draw:layer="layout" svg:width="0.268cm" svg:height="0.044cm" svg:x="26.039cm" svg:y="6.751cm" svg:viewBox="0 0 269 45" draw:points="269,45 269,0 0,0 0,45 269,45">
            <text:p/>
          </draw:polyline>
          <draw:polyline draw:style-name="gr1" draw:text-style-name="P1" draw:layer="layout" svg:width="0.268cm" svg:height="0.044cm" svg:x="26.039cm" svg:y="6.665cm" svg:viewBox="0 0 269 45" draw:points="269,45 269,0 0,0 0,45 269,45">
            <text:p/>
          </draw:polyline>
          <draw:polyline draw:style-name="gr1" draw:text-style-name="P1" draw:layer="layout" svg:width="0.268cm" svg:height="0.044cm" svg:x="26.039cm" svg:y="6.576cm" svg:viewBox="0 0 269 45" draw:points="269,45 269,0 0,0 0,45 269,45">
            <text:p/>
          </draw:polyline>
          <draw:polyline draw:style-name="gr1" draw:text-style-name="P1" draw:layer="layout" svg:width="0.268cm" svg:height="0.044cm" svg:x="26.039cm" svg:y="6.486cm" svg:viewBox="0 0 269 45" draw:points="269,45 269,0 0,0 0,45 269,45">
            <text:p/>
          </draw:polyline>
          <draw:polyline draw:style-name="gr1" draw:text-style-name="P1" draw:layer="layout" svg:width="0.268cm" svg:height="0.044cm" svg:x="26.039cm" svg:y="6.4cm" svg:viewBox="0 0 269 45" draw:points="269,45 269,0 0,0 0,45 269,45">
            <text:p/>
          </draw:polyline>
          <draw:polyline draw:style-name="gr1" draw:text-style-name="P1" draw:layer="layout" svg:width="0.268cm" svg:height="0.044cm" svg:x="26.039cm" svg:y="6.31cm" svg:viewBox="0 0 269 45" draw:points="269,45 269,0 0,0 0,45 269,45">
            <text:p/>
          </draw:polyline>
          <draw:polyline draw:style-name="gr1" draw:text-style-name="P1" draw:layer="layout" svg:width="0.268cm" svg:height="0.044cm" svg:x="26.039cm" svg:y="6.221cm" svg:viewBox="0 0 269 45" draw:points="269,45 269,0 0,0 0,45 269,45">
            <text:p/>
          </draw:polyline>
          <draw:polyline draw:style-name="gr1" draw:text-style-name="P1" draw:layer="layout" svg:width="0.268cm" svg:height="0.044cm" svg:x="26.039cm" svg:y="6.131cm" svg:viewBox="0 0 269 45" draw:points="269,45 269,0 0,0 0,45 269,45">
            <text:p/>
          </draw:polyline>
          <draw:polyline draw:style-name="gr1" draw:text-style-name="P1" draw:layer="layout" svg:width="0.268cm" svg:height="0.044cm" svg:x="26.039cm" svg:y="6.045cm" svg:viewBox="0 0 269 45" draw:points="269,45 269,0 0,0 0,45 269,45">
            <text:p/>
          </draw:polyline>
          <draw:polyline draw:style-name="gr1" draw:text-style-name="P1" draw:layer="layout" svg:width="0.268cm" svg:height="0.044cm" svg:x="26.039cm" svg:y="5.955cm" svg:viewBox="0 0 269 45" draw:points="269,45 269,0 0,0 0,45 269,45">
            <text:p/>
          </draw:polyline>
          <draw:polyline draw:style-name="gr1" draw:text-style-name="P1" draw:layer="layout" svg:width="0.268cm" svg:height="0.044cm" svg:x="26.039cm" svg:y="5.866cm" svg:viewBox="0 0 269 45" draw:points="269,45 269,0 0,0 0,45 269,45">
            <text:p/>
          </draw:polyline>
          <draw:polyline draw:style-name="gr1" draw:text-style-name="P1" draw:layer="layout" svg:width="0.268cm" svg:height="0.044cm" svg:x="26.039cm" svg:y="5.781cm" svg:viewBox="0 0 269 45" draw:points="269,45 269,0 0,0 0,45 269,45">
            <text:p/>
          </draw:polyline>
          <draw:polyline draw:style-name="gr1" draw:text-style-name="P1" draw:layer="layout" svg:width="0.268cm" svg:height="0.044cm" svg:x="26.039cm" svg:y="5.691cm" svg:viewBox="0 0 269 45" draw:points="269,45 269,0 0,0 0,45 269,45">
            <text:p/>
          </draw:polyline>
          <draw:polyline draw:style-name="gr1" draw:text-style-name="P1" draw:layer="layout" svg:width="0.268cm" svg:height="0.044cm" svg:x="26.039cm" svg:y="5.601cm" svg:viewBox="0 0 269 45" draw:points="269,45 269,0 0,0 0,45 269,45">
            <text:p/>
          </draw:polyline>
          <draw:polyline draw:style-name="gr1" draw:text-style-name="P1" draw:layer="layout" svg:width="0.268cm" svg:height="0.044cm" svg:x="26.039cm" svg:y="5.516cm" svg:viewBox="0 0 269 45" draw:points="269,45 269,0 0,0 0,45 269,45">
            <text:p/>
          </draw:polyline>
          <draw:polyline draw:style-name="gr1" draw:text-style-name="P1" draw:layer="layout" svg:width="0.268cm" svg:height="0.044cm" svg:x="26.039cm" svg:y="5.426cm" svg:viewBox="0 0 269 45" draw:points="269,45 269,0 0,0 0,45 269,45">
            <text:p/>
          </draw:polyline>
          <draw:polyline draw:style-name="gr1" draw:text-style-name="P1" draw:layer="layout" svg:width="0.268cm" svg:height="0.044cm" svg:x="26.039cm" svg:y="5.336cm" svg:viewBox="0 0 269 45" draw:points="269,45 269,0 0,0 0,45 269,45">
            <text:p/>
          </draw:polyline>
          <draw:polyline draw:style-name="gr1" draw:text-style-name="P1" draw:layer="layout" svg:width="0.268cm" svg:height="0.044cm" svg:x="26.039cm" svg:y="5.25cm" svg:viewBox="0 0 269 45" draw:points="269,45 269,0 0,0 0,45 269,45">
            <text:p/>
          </draw:polyline>
          <draw:polyline draw:style-name="gr1" draw:text-style-name="P1" draw:layer="layout" svg:width="0.268cm" svg:height="0.044cm" svg:x="26.039cm" svg:y="5.161cm" svg:viewBox="0 0 269 45" draw:points="269,45 269,0 0,0 0,45 269,45">
            <text:p/>
          </draw:polyline>
          <draw:polyline draw:style-name="gr1" draw:text-style-name="P1" draw:layer="layout" svg:width="0.268cm" svg:height="0.044cm" svg:x="26.039cm" svg:y="5.071cm" svg:viewBox="0 0 269 45" draw:points="269,45 269,0 0,0 0,45 269,45">
            <text:p/>
          </draw:polyline>
          <draw:polyline draw:style-name="gr1" draw:text-style-name="P1" draw:layer="layout" svg:width="0.268cm" svg:height="0.044cm" svg:x="26.039cm" svg:y="4.986cm" svg:viewBox="0 0 269 45" draw:points="269,45 269,0 0,0 0,45 269,45">
            <text:p/>
          </draw:polyline>
          <draw:polyline draw:style-name="gr1" draw:text-style-name="P1" draw:layer="layout" svg:width="0.048cm" svg:height="0.268cm" svg:x="19.574cm" svg:y="4.106cm" svg:viewBox="0 0 49 269" draw:points="0,0 0,269 49,269 49,0 0,0">
            <text:p/>
          </draw:polyline>
          <draw:polyline draw:style-name="gr1" draw:text-style-name="P1" draw:layer="layout" svg:width="0.048cm" svg:height="0.268cm" svg:x="19.662cm" svg:y="4.106cm" svg:viewBox="0 0 49 269" draw:points="0,0 0,269 49,269 49,0 0,0">
            <text:p/>
          </draw:polyline>
          <draw:polyline draw:style-name="gr1" draw:text-style-name="P1" draw:layer="layout" svg:width="0.048cm" svg:height="0.268cm" svg:x="19.751cm" svg:y="4.106cm" svg:viewBox="0 0 49 269" draw:points="0,0 0,269 49,269 49,0 0,0">
            <text:p/>
          </draw:polyline>
          <draw:polyline draw:style-name="gr1" draw:text-style-name="P1" draw:layer="layout" svg:width="0.048cm" svg:height="0.268cm" svg:x="19.839cm" svg:y="4.106cm" svg:viewBox="0 0 49 269" draw:points="0,0 0,269 49,269 49,0 0,0">
            <text:p/>
          </draw:polyline>
          <draw:polyline draw:style-name="gr1" draw:text-style-name="P1" draw:layer="layout" svg:width="0.048cm" svg:height="0.268cm" svg:x="19.928cm" svg:y="4.106cm" svg:viewBox="0 0 49 269" draw:points="0,0 0,269 49,269 49,0 0,0">
            <text:p/>
          </draw:polyline>
          <draw:polyline draw:style-name="gr1" draw:text-style-name="P1" draw:layer="layout" svg:width="0.048cm" svg:height="0.268cm" svg:x="20.016cm" svg:y="4.106cm" svg:viewBox="0 0 49 269" draw:points="0,0 0,269 49,269 49,0 0,0">
            <text:p/>
          </draw:polyline>
          <draw:polyline draw:style-name="gr1" draw:text-style-name="P1" draw:layer="layout" svg:width="0.048cm" svg:height="0.268cm" svg:x="20.104cm" svg:y="4.106cm" svg:viewBox="0 0 49 269" draw:points="0,0 0,269 49,269 49,0 0,0">
            <text:p/>
          </draw:polyline>
          <draw:polyline draw:style-name="gr1" draw:text-style-name="P1" draw:layer="layout" svg:width="0.048cm" svg:height="0.268cm" svg:x="20.193cm" svg:y="4.106cm" svg:viewBox="0 0 49 269" draw:points="0,0 0,269 49,269 49,0 0,0">
            <text:p/>
          </draw:polyline>
          <draw:polyline draw:style-name="gr1" draw:text-style-name="P1" draw:layer="layout" svg:width="0.048cm" svg:height="0.268cm" svg:x="20.281cm" svg:y="4.106cm" svg:viewBox="0 0 49 269" draw:points="0,0 0,269 49,269 49,0 0,0">
            <text:p/>
          </draw:polyline>
          <draw:polyline draw:style-name="gr1" draw:text-style-name="P1" draw:layer="layout" svg:width="0.048cm" svg:height="0.268cm" svg:x="20.37cm" svg:y="4.106cm" svg:viewBox="0 0 49 269" draw:points="0,0 0,269 49,269 49,0 0,0">
            <text:p/>
          </draw:polyline>
          <draw:polyline draw:style-name="gr1" draw:text-style-name="P1" draw:layer="layout" svg:width="0.048cm" svg:height="0.268cm" svg:x="20.458cm" svg:y="4.106cm" svg:viewBox="0 0 49 269" draw:points="0,0 0,269 49,269 49,0 0,0">
            <text:p/>
          </draw:polyline>
          <draw:polyline draw:style-name="gr1" draw:text-style-name="P1" draw:layer="layout" svg:width="0.048cm" svg:height="0.268cm" svg:x="20.547cm" svg:y="4.106cm" svg:viewBox="0 0 49 269" draw:points="0,0 0,269 49,269 49,0 0,0">
            <text:p/>
          </draw:polyline>
          <draw:polyline draw:style-name="gr1" draw:text-style-name="P1" draw:layer="layout" svg:width="0.048cm" svg:height="0.268cm" svg:x="20.635cm" svg:y="4.106cm" svg:viewBox="0 0 49 269" draw:points="0,0 0,269 49,269 49,0 0,0">
            <text:p/>
          </draw:polyline>
          <draw:polyline draw:style-name="gr1" draw:text-style-name="P1" draw:layer="layout" svg:width="0.048cm" svg:height="0.268cm" svg:x="20.723cm" svg:y="4.106cm" svg:viewBox="0 0 49 269" draw:points="0,0 0,269 49,269 49,0 0,0">
            <text:p/>
          </draw:polyline>
          <draw:polyline draw:style-name="gr1" draw:text-style-name="P1" draw:layer="layout" svg:width="0.049cm" svg:height="0.268cm" svg:x="20.812cm" svg:y="4.106cm" svg:viewBox="0 0 50 269" draw:points="0,0 0,269 50,269 50,0 0,0">
            <text:p/>
          </draw:polyline>
          <draw:polyline draw:style-name="gr1" draw:text-style-name="P1" draw:layer="layout" svg:width="0.048cm" svg:height="0.268cm" svg:x="20.9cm" svg:y="4.106cm" svg:viewBox="0 0 49 269" draw:points="0,0 0,269 49,269 49,0 0,0">
            <text:p/>
          </draw:polyline>
          <draw:polyline draw:style-name="gr1" draw:text-style-name="P1" draw:layer="layout" svg:width="0.048cm" svg:height="0.268cm" svg:x="20.989cm" svg:y="4.106cm" svg:viewBox="0 0 49 269" draw:points="0,0 0,269 49,269 49,0 0,0">
            <text:p/>
          </draw:polyline>
          <draw:polyline draw:style-name="gr1" draw:text-style-name="P1" draw:layer="layout" svg:width="0.048cm" svg:height="0.268cm" svg:x="21.077cm" svg:y="4.106cm" svg:viewBox="0 0 49 269" draw:points="0,0 0,269 49,269 49,0 0,0">
            <text:p/>
          </draw:polyline>
          <draw:polyline draw:style-name="gr1" draw:text-style-name="P1" draw:layer="layout" svg:width="0.048cm" svg:height="0.268cm" svg:x="21.166cm" svg:y="4.106cm" svg:viewBox="0 0 49 269" draw:points="0,0 0,269 49,269 49,0 0,0">
            <text:p/>
          </draw:polyline>
          <draw:polyline draw:style-name="gr1" draw:text-style-name="P1" draw:layer="layout" svg:width="0.049cm" svg:height="0.268cm" svg:x="21.253cm" svg:y="4.106cm" svg:viewBox="0 0 50 269" draw:points="0,0 0,269 50,269 50,0 0,0">
            <text:p/>
          </draw:polyline>
          <draw:polyline draw:style-name="gr1" draw:text-style-name="P1" draw:layer="layout" svg:width="0.049cm" svg:height="0.268cm" svg:x="21.342cm" svg:y="4.106cm" svg:viewBox="0 0 50 269" draw:points="0,0 0,269 50,269 50,0 0,0">
            <text:p/>
          </draw:polyline>
          <draw:polyline draw:style-name="gr1" draw:text-style-name="P1" draw:layer="layout" svg:width="0.048cm" svg:height="0.268cm" svg:x="21.43cm" svg:y="4.106cm" svg:viewBox="0 0 49 269" draw:points="0,0 0,269 49,269 49,0 0,0">
            <text:p/>
          </draw:polyline>
          <draw:polyline draw:style-name="gr1" draw:text-style-name="P1" draw:layer="layout" svg:width="0.049cm" svg:height="0.268cm" svg:x="21.519cm" svg:y="4.106cm" svg:viewBox="0 0 50 269" draw:points="0,0 0,269 50,269 50,0 0,0">
            <text:p/>
          </draw:polyline>
          <draw:polyline draw:style-name="gr1" draw:text-style-name="P1" draw:layer="layout" svg:width="0.048cm" svg:height="0.268cm" svg:x="21.607cm" svg:y="4.106cm" svg:viewBox="0 0 49 269" draw:points="0,0 0,269 49,269 49,0 0,0">
            <text:p/>
          </draw:polyline>
          <draw:polyline draw:style-name="gr1" draw:text-style-name="P1" draw:layer="layout" svg:width="0.049cm" svg:height="0.268cm" svg:x="19.574cm" svg:y="7.559cm" svg:viewBox="0 0 50 269" draw:points="0,0 0,269 50,269 50,0 0,0">
            <text:p/>
          </draw:polyline>
          <draw:polyline draw:style-name="gr1" draw:text-style-name="P1" draw:layer="layout" svg:width="0.048cm" svg:height="0.268cm" svg:x="19.839cm" svg:y="7.559cm" svg:viewBox="0 0 49 269" draw:points="0,0 0,269 49,269 49,0 0,0">
            <text:p/>
          </draw:polyline>
          <draw:polyline draw:style-name="gr1" draw:text-style-name="P1" draw:layer="layout" svg:width="0.048cm" svg:height="0.268cm" svg:x="19.751cm" svg:y="7.559cm" svg:viewBox="0 0 49 269" draw:points="0,0 0,269 49,269 49,0 0,0">
            <text:p/>
          </draw:polyline>
          <draw:polyline draw:style-name="gr1" draw:text-style-name="P1" draw:layer="layout" svg:width="0.048cm" svg:height="0.268cm" svg:x="19.662cm" svg:y="7.559cm" svg:viewBox="0 0 49 269" draw:points="0,0 0,269 49,269 49,0 0,0">
            <text:p/>
          </draw:polyline>
          <draw:polyline draw:style-name="gr1" draw:text-style-name="P1" draw:layer="layout" svg:width="0.048cm" svg:height="0.268cm" svg:x="19.928cm" svg:y="7.559cm" svg:viewBox="0 0 49 269" draw:points="0,0 0,269 49,269 49,0 0,0">
            <text:p/>
          </draw:polyline>
          <draw:polyline draw:style-name="gr1" draw:text-style-name="P1" draw:layer="layout" svg:width="0.049cm" svg:height="0.268cm" svg:x="20.016cm" svg:y="7.559cm" svg:viewBox="0 0 50 269" draw:points="0,0 0,269 50,269 50,0 0,0">
            <text:p/>
          </draw:polyline>
          <draw:polyline draw:style-name="gr1" draw:text-style-name="P1" draw:layer="layout" svg:width="0.049cm" svg:height="0.268cm" svg:x="20.104cm" svg:y="7.559cm" svg:viewBox="0 0 50 269" draw:points="0,0 0,269 50,269 50,0 0,0">
            <text:p/>
          </draw:polyline>
          <draw:polyline draw:style-name="gr1" draw:text-style-name="P1" draw:layer="layout" svg:width="0.049cm" svg:height="0.268cm" svg:x="20.193cm" svg:y="7.559cm" svg:viewBox="0 0 50 269" draw:points="0,0 0,269 50,269 50,0 0,0">
            <text:p/>
          </draw:polyline>
          <draw:polyline draw:style-name="gr1" draw:text-style-name="P1" draw:layer="layout" svg:width="0.049cm" svg:height="0.268cm" svg:x="20.281cm" svg:y="7.559cm" svg:viewBox="0 0 50 269" draw:points="0,0 0,269 50,269 50,0 0,0">
            <text:p/>
          </draw:polyline>
          <draw:polyline draw:style-name="gr1" draw:text-style-name="P1" draw:layer="layout" svg:width="0.048cm" svg:height="0.268cm" svg:x="20.37cm" svg:y="7.559cm" svg:viewBox="0 0 49 269" draw:points="0,0 0,269 49,269 49,0 0,0">
            <text:p/>
          </draw:polyline>
          <draw:polyline draw:style-name="gr1" draw:text-style-name="P1" draw:layer="layout" svg:width="0.048cm" svg:height="0.268cm" svg:x="20.458cm" svg:y="7.559cm" svg:viewBox="0 0 49 269" draw:points="0,0 0,269 49,269 49,0 0,0">
            <text:p/>
          </draw:polyline>
          <draw:polyline draw:style-name="gr1" draw:text-style-name="P1" draw:layer="layout" svg:width="0.048cm" svg:height="0.268cm" svg:x="20.547cm" svg:y="7.559cm" svg:viewBox="0 0 49 269" draw:points="0,0 0,269 49,269 49,0 0,0">
            <text:p/>
          </draw:polyline>
          <draw:polyline draw:style-name="gr1" draw:text-style-name="P1" draw:layer="layout" svg:width="0.049cm" svg:height="0.268cm" svg:x="20.634cm" svg:y="7.559cm" svg:viewBox="0 0 50 269" draw:points="0,0 0,269 50,269 50,0 0,0">
            <text:p/>
          </draw:polyline>
          <draw:polyline draw:style-name="gr1" draw:text-style-name="P1" draw:layer="layout" svg:width="0.049cm" svg:height="0.268cm" svg:x="20.723cm" svg:y="7.559cm" svg:viewBox="0 0 50 269" draw:points="0,0 0,269 50,269 50,0 0,0">
            <text:p/>
          </draw:polyline>
          <draw:polyline draw:style-name="gr1" draw:text-style-name="P1" draw:layer="layout" svg:width="0.049cm" svg:height="0.268cm" svg:x="20.812cm" svg:y="7.559cm" svg:viewBox="0 0 50 269" draw:points="0,0 0,269 50,269 50,0 0,0">
            <text:p/>
          </draw:polyline>
          <draw:polyline draw:style-name="gr1" draw:text-style-name="P1" draw:layer="layout" svg:width="0.049cm" svg:height="0.268cm" svg:x="20.9cm" svg:y="7.559cm" svg:viewBox="0 0 50 269" draw:points="0,0 0,269 50,269 50,0 0,0">
            <text:p/>
          </draw:polyline>
          <draw:polyline draw:style-name="gr1" draw:text-style-name="P1" draw:layer="layout" svg:width="0.048cm" svg:height="0.268cm" svg:x="20.989cm" svg:y="7.559cm" svg:viewBox="0 0 49 269" draw:points="0,0 0,269 49,269 49,0 0,0">
            <text:p/>
          </draw:polyline>
          <draw:polyline draw:style-name="gr1" draw:text-style-name="P1" draw:layer="layout" svg:width="0.048cm" svg:height="0.268cm" svg:x="21.077cm" svg:y="7.559cm" svg:viewBox="0 0 49 269" draw:points="0,0 0,269 49,269 49,0 0,0">
            <text:p/>
          </draw:polyline>
          <draw:polyline draw:style-name="gr1" draw:text-style-name="P1" draw:layer="layout" svg:width="0.049cm" svg:height="0.268cm" svg:x="21.165cm" svg:y="7.559cm" svg:viewBox="0 0 50 269" draw:points="0,0 0,269 50,269 50,0 0,0">
            <text:p/>
          </draw:polyline>
          <draw:polyline draw:style-name="gr1" draw:text-style-name="P1" draw:layer="layout" svg:width="0.049cm" svg:height="0.268cm" svg:x="21.253cm" svg:y="7.559cm" svg:viewBox="0 0 50 269" draw:points="0,0 0,269 50,269 50,0 0,0">
            <text:p/>
          </draw:polyline>
          <draw:polyline draw:style-name="gr1" draw:text-style-name="P1" draw:layer="layout" svg:width="0.049cm" svg:height="0.268cm" svg:x="21.342cm" svg:y="7.559cm" svg:viewBox="0 0 50 269" draw:points="0,0 0,269 50,269 50,0 0,0">
            <text:p/>
          </draw:polyline>
          <draw:polyline draw:style-name="gr1" draw:text-style-name="P1" draw:layer="layout" svg:width="0.049cm" svg:height="0.268cm" svg:x="21.43cm" svg:y="7.559cm" svg:viewBox="0 0 50 269" draw:points="0,0 0,269 50,269 50,0 0,0">
            <text:p/>
          </draw:polyline>
          <draw:polyline draw:style-name="gr1" draw:text-style-name="P1" draw:layer="layout" svg:width="0.049cm" svg:height="0.268cm" svg:x="21.519cm" svg:y="7.559cm" svg:viewBox="0 0 50 269" draw:points="0,0 0,269 50,269 50,0 0,0">
            <text:p/>
          </draw:polyline>
          <draw:polyline draw:style-name="gr1" draw:text-style-name="P1" draw:layer="layout" svg:width="0.048cm" svg:height="0.268cm" svg:x="21.607cm" svg:y="7.559cm" svg:viewBox="0 0 49 269" draw:points="0,0 0,269 49,269 49,0 0,0">
            <text:p/>
          </draw:polyline>
          <draw:polyline draw:style-name="gr1" draw:text-style-name="P1" draw:layer="layout" svg:width="0.073cm" svg:height="0.111cm" svg:x="26.791cm" svg:y="4.726cm" svg:viewBox="0 0 74 112" draw:points="0,112 0,0 48,0 64,5 69,11 74,21 74,37 69,48 64,53 48,58 0,58">
            <text:p/>
          </draw:polyline>
          <draw:polyline draw:style-name="gr1" draw:text-style-name="P1" draw:layer="layout" svg:width="0.074cm" svg:height="0.111cm" svg:x="26.898cm" svg:y="4.726cm" svg:viewBox="0 0 75 112" draw:points="64,0 11,0 5,48 11,42 26,37 43,37 59,42 70,53 75,70 75,80 70,96 59,107 43,112 26,112 11,107 5,101 0,91">
            <text:p/>
          </draw:polyline>
          <draw:polyline draw:style-name="gr1" draw:text-style-name="P1" draw:layer="layout" svg:width="0.074cm" svg:height="0.112cm" svg:x="26.593cm" svg:y="4.95cm" svg:viewBox="0 0 75 113" draw:points="0,113 0,0 48,0 64,5 70,11 75,22 75,38 70,48 64,54 48,59 0,59">
            <text:p/>
          </draw:polyline>
          <draw:polyline draw:style-name="gr1" draw:text-style-name="P1" draw:layer="layout" svg:width="0.073cm" svg:height="0.111cm" svg:x="27.366cm" svg:y="4.726cm" svg:viewBox="0 0 74 112" draw:points="0,112 0,0 48,0 64,5 69,11 74,21 74,37 69,48 64,53 48,58 0,58">
            <text:p/>
          </draw:polyline>
          <draw:polyline draw:style-name="gr1" draw:text-style-name="P1" draw:layer="layout" svg:width="0.079cm" svg:height="0.111cm" svg:x="27.473cm" svg:y="4.726cm" svg:viewBox="0 0 80 112" draw:points="80,75 0,75 54,0 54,112">
            <text:p/>
          </draw:polyline>
          <draw:polyline draw:style-name="gr1" draw:text-style-name="P1" draw:layer="layout" svg:width="0.074cm" svg:height="0.112cm" svg:x="27.168cm" svg:y="4.95cm" svg:viewBox="0 0 75 113" draw:points="0,113 0,0 48,0 64,5 69,11 75,22 75,38 69,48 64,54 48,59 0,59">
            <text:p/>
          </draw:polyline>
          <draw:polyline draw:style-name="gr1" draw:text-style-name="P1" draw:layer="layout" svg:width="0.134cm" svg:height="0.089cm" svg:x="25.883cm" svg:y="3.56cm" svg:viewBox="0 0 135 90" draw:points="135,90 0,90 0,45 7,26 20,13 33,6 51,0 84,0 103,6 116,13 129,26 135,45 135,90">
            <text:p/>
          </draw:polyline>
          <draw:polyline draw:style-name="gr1" draw:text-style-name="P1" draw:layer="layout" svg:width="0.134cm" svg:height="0.032cm" svg:x="25.883cm" svg:y="3.47cm" svg:viewBox="0 0 135 33" draw:points="26,33 20,20 0,0 135,0">
            <text:p/>
          </draw:polyline>
          <draw:polyline draw:style-name="gr1" draw:text-style-name="P1" draw:layer="layout" svg:width="0.134cm" svg:height="0.076cm" svg:x="25.344cm" svg:y="4.286cm" svg:viewBox="0 0 135 77" draw:points="0,77 135,77 135,0">
            <text:p/>
          </draw:polyline>
          <draw:polyline draw:style-name="gr1" draw:text-style-name="P1" draw:layer="layout" svg:width="0.134cm" svg:height="0.083cm" svg:x="25.344cm" svg:y="4.17cm" svg:viewBox="0 0 135 84" draw:points="135,84 0,84 0,0">
            <text:p/>
          </draw:polyline>
          <draw:line draw:style-name="gr1" draw:text-style-name="P1" draw:layer="layout" svg:x1="25.408cm" svg:y1="4.253cm" svg:x2="25.408cm" svg:y2="4.202cm">
            <text:p/>
          </draw:line>
          <draw:line draw:style-name="gr1" draw:text-style-name="P1" draw:layer="layout" svg:x1="25.479cm" svg:y1="4.254cm" svg:x2="25.479cm" svg:y2="4.17cm">
            <text:p/>
          </draw:line>
          <draw:polyline draw:style-name="gr1" draw:text-style-name="P1" draw:layer="layout" svg:width="0.134cm" svg:height="0.089cm" svg:x="25.344cm" svg:y="4.042cm" svg:viewBox="0 0 135 90" draw:points="135,90 0,90 0,45 7,26 19,13 33,6 51,0 83,0 103,6 116,13 129,26 135,45 135,90">
            <text:p/>
          </draw:polyline>
          <draw:polyline draw:style-name="gr1" draw:text-style-name="P1" draw:layer="layout" svg:width="0.038cm" svg:height="0.013cm" svg:x="25.466cm" svg:y="3.984cm" svg:viewBox="0 0 39 14" draw:points="7,0 13,7 7,14 0,7 7,0 20,0 32,7 39,14">
            <text:p/>
          </draw:polyline>
          <draw:line draw:style-name="gr1" draw:text-style-name="P1" draw:layer="layout" svg:x1="25.492cm" svg:y1="3.959cm" svg:x2="25.492cm" svg:y2="3.856cm">
            <text:p/>
          </draw:line>
          <draw:polyline draw:style-name="gr1" draw:text-style-name="P1" draw:layer="layout" svg:width="0.134cm" svg:height="0.089cm" svg:x="25.344cm" svg:y="3.746cm" svg:viewBox="0 0 135 90" draw:points="33,84 26,84 13,78 7,71 0,58 0,33 7,20 13,14 26,7 39,7 51,14 71,26 135,90 135,0">
            <text:p/>
          </draw:polyline>
          <draw:line draw:style-name="gr1" draw:text-style-name="P1" draw:layer="layout" svg:x1="25.492cm" svg:y1="3.727cm" svg:x2="25.492cm" svg:y2="3.624cm">
            <text:p/>
          </draw:line>
          <draw:line draw:style-name="gr1" draw:text-style-name="P1" draw:layer="layout" svg:x1="25.389cm" svg:y1="3.599cm" svg:x2="25.479cm" svg:y2="3.599cm">
            <text:p/>
          </draw:line>
          <draw:polyline draw:style-name="gr1" draw:text-style-name="P1" draw:layer="layout" svg:width="0.089cm" svg:height="0.069cm" svg:x="25.389cm" svg:y="3.528cm" svg:viewBox="0 0 90 70" draw:points="26,70 7,51 0,38 0,19 7,6 26,0 90,0">
            <text:p/>
          </draw:polyline>
          <draw:polyline draw:style-name="gr1" draw:text-style-name="P1" draw:layer="layout" svg:width="0.089cm" svg:height="0.069cm" svg:x="25.389cm" svg:y="3.458cm" svg:viewBox="0 0 90 70" draw:points="26,70 7,51 0,38 0,19 7,6 26,0 90,0">
            <text:p/>
          </draw:polyline>
          <draw:polyline draw:style-name="gr1" draw:text-style-name="P1" draw:layer="layout" svg:width="0.134cm" svg:height="0.102cm" svg:x="25.344cm" svg:y="3.323cm" svg:viewBox="0 0 135 103" draw:points="135,103 0,51 135,0">
            <text:p/>
          </draw:polyline>
          <draw:line draw:style-name="gr1" draw:text-style-name="P1" draw:layer="layout" svg:x1="25.434cm" svg:y1="3.406cm" svg:x2="25.434cm" svg:y2="3.342cm">
            <text:p/>
          </draw:line>
          <draw:polyline draw:style-name="gr1" draw:text-style-name="P1" draw:layer="layout" svg:width="0.038cm" svg:height="0.012cm" svg:x="25.466cm" svg:y="3.278cm" svg:viewBox="0 0 39 13" draw:points="7,0 13,7 7,13 0,7 7,0 20,0 32,7 39,13">
            <text:p/>
          </draw:polyline>
          <draw:line draw:style-name="gr1" draw:text-style-name="P1" draw:layer="layout" svg:x1="25.492cm" svg:y1="3.252cm" svg:x2="25.492cm" svg:y2="3.149cm">
            <text:p/>
          </draw:line>
          <draw:polyline draw:style-name="gr1" draw:text-style-name="P1" draw:layer="layout" svg:width="0.134cm" svg:height="0.031cm" svg:x="25.344cm" svg:y="3.079cm" svg:viewBox="0 0 135 32" draw:points="26,32 19,19 0,0 135,0">
            <text:p/>
          </draw:polyline>
          <draw:polyline draw:style-name="gr1" draw:text-style-name="P1" draw:layer="layout" svg:width="0.012cm" svg:height="0.012cm" svg:x="25.466cm" svg:y="2.982cm" svg:viewBox="0 0 13 13" draw:points="0,7 7,13 13,7 7,0 0,7">
            <text:p/>
          </draw:polyline>
          <draw:polyline draw:style-name="gr1" draw:text-style-name="P1" draw:layer="layout" svg:width="0.134cm" svg:height="0.089cm" svg:x="25.344cm" svg:y="2.847cm" svg:viewBox="0 0 135 90" draw:points="0,58 7,77 19,83 33,83 45,77 51,64 57,39 64,20 77,6 90,0 109,0 122,6 129,13 135,33 135,58 129,77 122,83 109,90 90,90 77,83 64,70 57,51 51,26 45,13 33,6 19,6 7,13 0,33 0,58">
            <text:p/>
          </draw:polyline>
          <draw:line draw:style-name="gr1" draw:text-style-name="P1" draw:layer="layout" svg:x1="25.492cm" svg:y1="2.829cm" svg:x2="25.492cm" svg:y2="2.726cm">
            <text:p/>
          </draw:line>
          <draw:polyline draw:style-name="gr1" draw:text-style-name="P1" draw:layer="layout" svg:width="0.134cm" svg:height="0.102cm" svg:x="25.344cm" svg:y="2.616cm" svg:viewBox="0 0 135 103" draw:points="0,103 135,51 0,0">
            <text:p/>
          </draw:polyline>
          <draw:polyline draw:style-name="gr1" draw:text-style-name="P1" draw:layer="layout" svg:width="0.134cm" svg:height="0.074cm" svg:x="19.003cm" svg:y="6.569cm" svg:viewBox="0 0 135 75" draw:points="0,75 97,75 116,70 129,59 135,43 135,32 129,16 116,5 97,0 0,0">
            <text:p/>
          </draw:polyline>
          <draw:polyline draw:style-name="gr1" draw:text-style-name="P1" draw:layer="layout" svg:width="0.134cm" svg:height="0.078cm" svg:x="19.003cm" svg:y="6.452cm" svg:viewBox="0 0 135 79" draw:points="90,0 90,79 0,26 135,26">
            <text:p/>
          </draw:polyline>
          <draw:polyline draw:style-name="gr1" draw:text-style-name="P1" draw:layer="layout" svg:width="0.112cm" svg:height="0.05cm" svg:x="18.057cm" svg:y="6.856cm" svg:viewBox="0 0 113 51" draw:points="0,51 113,51 113,0">
            <text:p/>
          </draw:polyline>
          <draw:line draw:style-name="gr1" draw:text-style-name="P1" draw:layer="layout" svg:x1="18.057cm" svg:y1="6.839cm" svg:x2="18.17cm" svg:y2="6.779cm">
            <text:p/>
          </draw:line>
          <draw:line draw:style-name="gr1" draw:text-style-name="P1" draw:layer="layout" svg:x1="18.057cm" svg:y1="6.779cm" svg:x2="18.17cm" svg:y2="6.839cm">
            <text:p/>
          </draw:line>
          <draw:polyline draw:style-name="gr1" draw:text-style-name="P1" draw:layer="layout" svg:width="0.112cm" svg:height="0.059cm" svg:x="18.057cm" svg:y="6.694cm" svg:viewBox="0 0 113 60" draw:points="0,39 5,51 17,56 27,56 38,51 43,43 48,26 54,13 64,5 75,0 92,0 101,5 107,9 113,22 113,39 107,51 101,56 92,60 75,60 64,56 54,48 48,34 43,17 38,9 27,5 17,5 5,9 0,22 0,39">
            <text:p/>
          </draw:polyline>
          <draw:polyline draw:style-name="gr1" draw:text-style-name="P1" draw:layer="layout" svg:width="0.112cm" svg:height="0.059cm" svg:x="18.057cm" svg:y="6.608cm" svg:viewBox="0 0 113 60" draw:points="27,56 22,56 11,51 5,48 0,39 0,22 5,14 11,9 22,5 33,5 43,9 59,17 113,60 113,0">
            <text:p/>
          </draw:polyline>
          <draw:polyline draw:style-name="gr1" draw:text-style-name="P1" draw:layer="layout" svg:width="0.112cm" svg:height="0.02cm" svg:x="18.057cm" svg:y="6.549cm" svg:viewBox="0 0 113 21" draw:points="22,21 17,13 0,0 113,0">
            <text:p/>
          </draw:polyline>
          <draw:polyline draw:style-name="gr1" draw:text-style-name="P1" draw:layer="layout" svg:width="0.112cm" svg:height="0.059cm" svg:x="18.057cm" svg:y="6.438cm" svg:viewBox="0 0 113 60" draw:points="0,51 0,5 43,30 43,17 48,8 54,5 70,0 80,0 96,5 107,13 113,26 113,39 107,51 101,56 92,60">
            <text:p/>
          </draw:polyline>
          <draw:line draw:style-name="gr1" draw:text-style-name="P1" draw:layer="layout" svg:x1="18.121cm" svg:y1="6.408cm" svg:x2="18.121cm" svg:y2="6.331cm">
            <text:p/>
          </draw:line>
          <draw:polyline draw:style-name="gr1" draw:text-style-name="P1" draw:layer="layout" svg:width="0.112cm" svg:height="0.059cm" svg:x="18.057cm" svg:y="6.241cm" svg:viewBox="0 0 113 60" draw:points="0,51 0,5 43,30 43,17 48,8 54,5 70,0 80,0 96,5 107,13 113,26 113,39 107,51 101,56 92,60">
            <text:p/>
          </draw:polyline>
          <draw:polyline draw:style-name="gr1" draw:text-style-name="P1" draw:layer="layout" svg:width="0.112cm" svg:height="0.059cm" svg:x="18.057cm" svg:y="6.156cm" svg:viewBox="0 0 113 60" draw:points="0,51 0,5 43,30 43,17 48,8 54,5 70,0 80,0 96,5 107,13 113,26 113,39 107,51 101,56 92,60">
            <text:p/>
          </draw:polyline>
          <draw:polyline draw:style-name="gr1" draw:text-style-name="P1" draw:layer="layout" svg:width="0.111cm" svg:height="0.079cm" svg:x="27.531cm" svg:y="5.848cm" svg:viewBox="0 0 112 80" draw:points="26,0 16,5 5,16 0,26 0,48 5,59 16,69 26,74 42,80 70,80 85,74 96,69 107,59 112,48 112,26 107,16 96,5 85,0">
            <text:p/>
          </draw:polyline>
          <draw:polyline draw:style-name="gr1" draw:text-style-name="P1" draw:layer="layout" svg:width="0.111cm" svg:height="0.073cm" svg:x="27.531cm" svg:y="5.741cm" svg:viewBox="0 0 112 74" draw:points="0,74 0,0 112,53">
            <text:p/>
          </draw:polyline>
          <draw:polyline draw:style-name="gr1" draw:text-style-name="P1" draw:layer="layout" svg:width="0.112cm" svg:height="0.026cm" svg:x="27.279cm" svg:y="5.986cm" svg:viewBox="0 0 113 27" draw:points="22,27 17,17 0,0 113,0">
            <text:p/>
          </draw:polyline>
          <draw:polyline draw:style-name="gr1" draw:text-style-name="P1" draw:layer="layout" svg:width="0.112cm" svg:height="0.073cm" svg:x="27.279cm" svg:y="5.848cm" svg:viewBox="0 0 113 74" draw:points="0,42 5,59 22,69 48,74 64,74 92,69 107,59 113,42 113,32 107,16 92,5 64,0 48,0 22,5 5,16 0,32 0,42">
            <text:p/>
          </draw:polyline>
          <draw:polyline draw:style-name="gr1" draw:text-style-name="P1" draw:layer="layout" svg:width="0.112cm" svg:height="0.073cm" svg:x="27.279cm" svg:y="5.741cm" svg:viewBox="0 0 113 74" draw:points="0,42 5,58 22,69 48,74 64,74 92,69 107,58 113,42 113,32 107,15 92,5 64,0 48,0 22,5 5,15 0,32 0,42">
            <text:p/>
          </draw:polyline>
          <draw:line draw:style-name="gr1" draw:text-style-name="P1" draw:layer="layout" svg:x1="27.317cm" svg:y1="5.703cm" svg:x2="27.392cm" svg:y2="5.703cm">
            <text:p/>
          </draw:line>
          <draw:polyline draw:style-name="gr1" draw:text-style-name="P1" draw:layer="layout" svg:width="0.074cm" svg:height="0.058cm" svg:x="27.317cm" svg:y="5.644cm" svg:viewBox="0 0 75 59" draw:points="21,59 5,43 0,33 0,16 5,5 21,0 75,0">
            <text:p/>
          </draw:polyline>
          <draw:polyline draw:style-name="gr1" draw:text-style-name="P1" draw:layer="layout" svg:width="0.111cm" svg:height="0.078cm" svg:x="20.633cm" svg:y="3.638cm" svg:viewBox="0 0 112 79" draw:points="27,0 16,5 5,16 0,26 0,48 5,59 16,69 27,74 42,79 70,79 85,74 96,69 107,59 112,48 112,26 107,16 96,5 85,0">
            <text:p/>
          </draw:polyline>
          <draw:polyline draw:style-name="gr1" draw:text-style-name="P1" draw:layer="layout" svg:width="0.111cm" svg:height="0.025cm" svg:x="20.633cm" svg:y="3.563cm" svg:viewBox="0 0 112 26" draw:points="22,26 16,16 0,0 112,0">
            <text:p/>
          </draw:polyline>
          <draw:polyline draw:style-name="gr1" draw:text-style-name="P1" draw:layer="layout" svg:width="0.111cm" svg:height="0.074cm" svg:x="20.633cm" svg:y="3.424cm" svg:viewBox="0 0 112 75" draw:points="0,43 5,59 22,70 48,75 64,75 92,70 107,59 112,43 112,32 107,16 92,5 64,0 48,0 22,5 5,16 0,32 0,43">
            <text:p/>
          </draw:polyline>
          <draw:polyline draw:style-name="gr1" draw:text-style-name="P1" draw:layer="layout" svg:width="0.111cm" svg:height="0.025cm" svg:x="20.382cm" svg:y="3.724cm" svg:viewBox="0 0 112 26" draw:points="21,26 16,16 0,0 112,0">
            <text:p/>
          </draw:polyline>
          <draw:polyline draw:style-name="gr1" draw:text-style-name="P1" draw:layer="layout" svg:width="0.111cm" svg:height="0.074cm" svg:x="20.382cm" svg:y="3.584cm" svg:viewBox="0 0 112 75" draw:points="0,43 5,59 21,70 48,75 64,75 91,70 107,59 112,43 112,32 107,16 91,5 64,0 48,0 21,5 5,16 0,32 0,43">
            <text:p/>
          </draw:polyline>
          <draw:polyline draw:style-name="gr1" draw:text-style-name="P1" draw:layer="layout" svg:width="0.111cm" svg:height="0.073cm" svg:x="20.382cm" svg:y="3.478cm" svg:viewBox="0 0 112 74" draw:points="0,42 5,59 21,69 48,74 64,74 91,69 107,59 112,42 112,32 107,16 91,5 64,0 48,0 21,5 5,16 0,32 0,42">
            <text:p/>
          </draw:polyline>
          <draw:line draw:style-name="gr1" draw:text-style-name="P1" draw:layer="layout" svg:x1="20.42cm" svg:y1="3.44cm" svg:x2="20.494cm" svg:y2="3.44cm">
            <text:p/>
          </draw:line>
          <draw:polyline draw:style-name="gr1" draw:text-style-name="P1" draw:layer="layout" svg:width="0.073cm" svg:height="0.058cm" svg:x="20.42cm" svg:y="3.381cm" svg:viewBox="0 0 74 59" draw:points="20,59 5,43 0,33 0,17 5,5 20,0 74,0">
            <text:p/>
          </draw:polyline>
          <draw:polyline draw:style-name="gr1" draw:text-style-name="P1" draw:layer="layout" svg:width="0.078cm" svg:height="0.112cm" svg:x="18.954cm" svg:y="7.276cm" svg:viewBox="0 0 79 113" draw:points="79,27 74,17 64,5 53,0 32,0 21,5 11,17 5,27 0,43 0,70 5,86 11,96 21,107 32,113 53,113 64,107 74,96 79,86">
            <text:p/>
          </draw:polyline>
          <draw:polyline draw:style-name="gr1" draw:text-style-name="P1" draw:layer="layout" svg:width="0.025cm" svg:height="0.112cm" svg:x="19.082cm" svg:y="7.276cm" svg:viewBox="0 0 26 113" draw:points="0,22 11,17 26,0 26,113">
            <text:p/>
          </draw:polyline>
          <draw:polyline draw:style-name="gr1" draw:text-style-name="P1" draw:layer="layout" svg:width="0.025cm" svg:height="0.112cm" svg:x="18.544cm" svg:y="7.276cm" svg:viewBox="0 0 26 113" draw:points="0,22 11,17 26,0 26,113">
            <text:p/>
          </draw:polyline>
          <draw:polyline draw:style-name="gr1" draw:text-style-name="P1" draw:layer="layout" svg:width="0.058cm" svg:height="0.074cm" svg:x="18.64cm" svg:y="7.314cm" svg:viewBox="0 0 59 75" draw:points="0,0 0,54 5,69 16,75 32,75 43,69 59,54">
            <text:p/>
          </draw:polyline>
          <draw:line draw:style-name="gr1" draw:text-style-name="P1" draw:layer="layout" svg:x1="18.699cm" svg:y1="7.314cm" svg:x2="18.699cm" svg:y2="7.389cm">
            <text:p/>
          </draw:line>
          <draw:polyline draw:style-name="gr1" draw:text-style-name="P1" draw:layer="layout" svg:width="0.079cm" svg:height="0.111cm" svg:x="18.99cm" svg:y="5.696cm" svg:viewBox="0 0 80 112" draw:points="80,26 75,16 64,5 54,0 32,0 21,5 11,16 5,26 0,42 0,70 5,85 11,96 21,107 32,112 54,112 64,107 75,96 80,85">
            <text:p/>
          </draw:polyline>
          <draw:polyline draw:style-name="gr1" draw:text-style-name="P1" draw:layer="layout" svg:width="0.073cm" svg:height="0.111cm" svg:x="19.102cm" svg:y="5.696cm" svg:viewBox="0 0 74 112" draw:points="5,26 5,21 11,11 15,5 26,0 48,0 58,5 64,11 69,21 69,32 64,42 53,58 0,112 74,112">
            <text:p/>
          </draw:polyline>
          <draw:polyline draw:style-name="gr1" draw:text-style-name="P1" draw:layer="layout" svg:width="0.025cm" svg:height="0.111cm" svg:x="18.544cm" svg:y="5.696cm" svg:viewBox="0 0 26 112" draw:points="0,21 11,16 26,0 26,112">
            <text:p/>
          </draw:polyline>
          <draw:polyline draw:style-name="gr1" draw:text-style-name="P1" draw:layer="layout" svg:width="0.058cm" svg:height="0.073cm" svg:x="18.64cm" svg:y="5.734cm" svg:viewBox="0 0 59 74" draw:points="0,0 0,53 5,69 16,74 32,74 43,69 59,53">
            <text:p/>
          </draw:polyline>
          <draw:line draw:style-name="gr1" draw:text-style-name="P1" draw:layer="layout" svg:x1="18.699cm" svg:y1="5.734cm" svg:x2="18.699cm" svg:y2="5.808cm">
            <text:p/>
          </draw:line>
          <draw:polyline draw:style-name="gr1" draw:text-style-name="P1" draw:layer="layout" svg:width="0.073cm" svg:height="0.111cm" svg:x="26.863cm" svg:y="4.474cm" svg:viewBox="0 0 74 112" draw:points="0,112 0,0 48,0 64,5 69,11 74,22 74,38 69,48 64,54 48,59 0,59">
            <text:p/>
          </draw:polyline>
          <draw:polyline draw:style-name="gr1" draw:text-style-name="P1" draw:layer="layout" svg:width="0.026cm" svg:height="0.111cm" svg:x="26.986cm" svg:y="4.474cm" svg:viewBox="0 0 27 112" draw:points="0,22 11,16 27,0 27,112">
            <text:p/>
          </draw:polyline>
          <draw:polyline draw:style-name="gr1" draw:text-style-name="P1" draw:layer="layout" svg:width="0.052cm" svg:height="0.111cm" svg:x="26.737cm" svg:y="3.954cm" svg:viewBox="0 0 53 112" draw:points="53,0 53,85 48,101 42,107 32,112 20,112 11,107 5,101 0,85 0,75">
            <text:p/>
          </draw:polyline>
          <draw:line draw:style-name="gr1" draw:text-style-name="P1" draw:layer="layout" svg:x1="26.853cm" svg:y1="3.954cm" svg:x2="26.853cm" svg:y2="4.066cm">
            <text:p/>
          </draw:line>
          <draw:line draw:style-name="gr1" draw:text-style-name="P1" draw:layer="layout" svg:x1="26.816cm" svg:y1="3.954cm" svg:x2="26.891cm" svg:y2="3.954cm">
            <text:p/>
          </draw:line>
          <draw:polyline draw:style-name="gr1" draw:text-style-name="P1" draw:layer="layout" svg:width="0.084cm" svg:height="0.111cm" svg:x="26.902cm" svg:y="3.954cm" svg:viewBox="0 0 85 112" draw:points="0,112 42,0 85,112">
            <text:p/>
          </draw:polyline>
          <draw:line draw:style-name="gr1" draw:text-style-name="P1" draw:layer="layout" svg:x1="26.918cm" svg:y1="4.028cm" svg:x2="26.972cm" svg:y2="4.028cm">
            <text:p/>
          </draw:line>
          <draw:polyline draw:style-name="gr1" draw:text-style-name="P1" draw:layer="layout" svg:width="0.079cm" svg:height="0.111cm" svg:x="27.008cm" svg:y="3.954cm" svg:viewBox="0 0 80 112" draw:points="80,26 75,16 64,5 54,0 32,0 21,5 11,16 5,26 0,42 0,70 5,85 11,96 21,107 32,112 54,112 64,107 75,96 80,85 80,70 54,70">
            <text:p/>
          </draw:polyline>
          <draw:polyline draw:style-name="gr1" draw:text-style-name="P1" draw:layer="layout" svg:width="0.074cm" svg:height="0.111cm" svg:x="18.938cm" svg:y="2.813cm" svg:viewBox="0 0 75 112" draw:points="75,16 64,5 48,0 26,0 11,5 0,16 0,26 5,38 11,42 21,48 54,59 64,64 70,70 75,80 75,96 64,107 48,112 26,112 11,107 0,96">
            <text:p/>
          </draw:polyline>
          <draw:polyline draw:style-name="gr1" draw:text-style-name="P1" draw:layer="layout" svg:width="0.106cm" svg:height="0.111cm" svg:x="19.039cm" svg:y="2.813cm" svg:viewBox="0 0 107 112" draw:points="0,0 26,112 54,0 80,112 107,0">
            <text:p/>
          </draw:polyline>
          <draw:polyline draw:style-name="gr1" draw:text-style-name="P1" draw:layer="layout" svg:width="0.026cm" svg:height="0.111cm" svg:x="19.189cm" svg:y="2.813cm" svg:viewBox="0 0 27 112" draw:points="0,21 11,16 27,0 27,112">
            <text:p/>
          </draw:polyline>
          <draw:polyline draw:style-name="gr1" draw:text-style-name="P1" draw:layer="layout" svg:width="0.073cm" svg:height="0.111cm" svg:x="19.28cm" svg:y="2.813cm" svg:viewBox="0 0 74 112" draw:points="32,0 15,5 5,21 0,48 0,64 5,91 15,107 32,112 42,112 58,107 69,91 74,64 74,48 69,21 58,5 42,0 32,0">
            <text:p/>
          </draw:polyline>
          <draw:polyline draw:style-name="gr1" draw:text-style-name="P1" draw:layer="layout" svg:width="0.084cm" svg:height="0.111cm" svg:x="19.103cm" svg:y="3.149cm" svg:viewBox="0 0 85 112" draw:points="0,112 43,0 85,112">
            <text:p/>
          </draw:polyline>
          <draw:line draw:style-name="gr1" draw:text-style-name="P1" draw:layer="layout" svg:x1="19.12cm" svg:y1="3.224cm" svg:x2="19.173cm" svg:y2="3.224cm">
            <text:p/>
          </draw:line>
          <draw:polyline draw:style-name="gr1" draw:text-style-name="P1" draw:layer="layout" svg:width="0.074cm" svg:height="0.111cm" svg:x="21.183cm" svg:y="2.813cm" svg:viewBox="0 0 75 112" draw:points="75,16 64,5 48,0 26,0 11,5 0,16 0,26 5,38 11,42 21,48 54,59 64,64 70,70 75,80 75,96 64,107 48,112 26,112 11,107 0,96">
            <text:p/>
          </draw:polyline>
          <draw:polyline draw:style-name="gr1" draw:text-style-name="P1" draw:layer="layout" svg:width="0.106cm" svg:height="0.111cm" svg:x="21.284cm" svg:y="2.813cm" svg:viewBox="0 0 107 112" draw:points="0,0 26,112 54,0 80,112 107,0">
            <text:p/>
          </draw:polyline>
          <draw:polyline draw:style-name="gr1" draw:text-style-name="P1" draw:layer="layout" svg:width="0.026cm" svg:height="0.111cm" svg:x="21.434cm" svg:y="2.813cm" svg:viewBox="0 0 27 112" draw:points="0,21 11,16 27,0 27,112">
            <text:p/>
          </draw:polyline>
          <draw:polyline draw:style-name="gr1" draw:text-style-name="P1" draw:layer="layout" svg:width="0.026cm" svg:height="0.111cm" svg:x="21.541cm" svg:y="2.813cm" svg:viewBox="0 0 27 112" draw:points="0,21 11,16 27,0 27,112">
            <text:p/>
          </draw:polyline>
          <draw:polyline draw:style-name="gr1" draw:text-style-name="P1" draw:layer="layout" svg:width="0.073cm" svg:height="0.111cm" svg:x="21.357cm" svg:y="3.149cm" svg:viewBox="0 0 74 112" draw:points="0,112 0,0 48,0 64,5 69,11 74,21 74,33 69,42 64,48 48,54 0,54">
            <text:p/>
          </draw:polyline>
          <draw:polyline draw:style-name="gr1" draw:text-style-name="P1" draw:layer="layout" svg:width="0.073cm" svg:height="0.057cm" svg:x="21.357cm" svg:y="3.203cm" svg:viewBox="0 0 74 58" draw:points="48,0 64,5 69,11 74,21 74,37 69,48 64,53 48,58 0,58">
            <text:p/>
          </draw:polyline>
          <draw:polyline draw:style-name="gr1" draw:text-style-name="P1" draw:layer="layout" svg:width="0.074cm" svg:height="0.111cm" svg:x="24.326cm" svg:y="2.813cm" svg:viewBox="0 0 75 112" draw:points="75,16 64,5 48,0 26,0 11,5 0,16 0,26 5,38 11,42 21,48 54,59 64,64 70,70 75,80 75,96 64,107 48,112 26,112 11,107 0,96">
            <text:p/>
          </draw:polyline>
          <draw:polyline draw:style-name="gr1" draw:text-style-name="P1" draw:layer="layout" svg:width="0.106cm" svg:height="0.111cm" svg:x="24.428cm" svg:y="2.813cm" svg:viewBox="0 0 107 112" draw:points="0,0 27,112 54,0 80,112 107,0">
            <text:p/>
          </draw:polyline>
          <draw:polyline draw:style-name="gr1" draw:text-style-name="P1" draw:layer="layout" svg:width="0.026cm" svg:height="0.111cm" svg:x="24.578cm" svg:y="2.813cm" svg:viewBox="0 0 27 112" draw:points="0,21 11,16 27,0 27,112">
            <text:p/>
          </draw:polyline>
          <draw:polyline draw:style-name="gr1" draw:text-style-name="P1" draw:layer="layout" svg:width="0.073cm" svg:height="0.111cm" svg:x="24.669cm" svg:y="2.813cm" svg:viewBox="0 0 74 112" draw:points="5,26 5,21 11,11 15,5 26,0 48,0 58,5 64,11 69,21 69,33 64,42 53,59 0,112 74,112">
            <text:p/>
          </draw:polyline>
          <draw:polyline draw:style-name="gr1" draw:text-style-name="P1" draw:layer="layout" svg:width="0.079cm" svg:height="0.111cm" svg:x="24.495cm" svg:y="3.149cm" svg:viewBox="0 0 80 112" draw:points="80,27 74,16 64,5 54,0 32,0 21,5 11,16 5,27 0,42 0,70 5,85 11,96 21,107 32,112 54,112 64,107 74,96 80,85">
            <text:p/>
          </draw:polyline>
          <draw:polyline draw:style-name="gr1" draw:text-style-name="P1" draw:layer="layout" svg:width="0.074cm" svg:height="0.111cm" svg:x="26.572cm" svg:y="2.813cm" svg:viewBox="0 0 75 112" draw:points="75,16 64,5 48,0 26,0 11,5 0,16 0,26 5,38 11,42 21,48 54,59 64,64 70,70 75,80 75,96 64,107 48,112 26,112 11,107 0,96">
            <text:p/>
          </draw:polyline>
          <draw:polyline draw:style-name="gr1" draw:text-style-name="P1" draw:layer="layout" svg:width="0.106cm" svg:height="0.111cm" svg:x="26.673cm" svg:y="2.813cm" svg:viewBox="0 0 107 112" draw:points="0,0 26,112 54,0 80,112 107,0">
            <text:p/>
          </draw:polyline>
          <draw:polyline draw:style-name="gr1" draw:text-style-name="P1" draw:layer="layout" svg:width="0.026cm" svg:height="0.111cm" svg:x="26.823cm" svg:y="2.813cm" svg:viewBox="0 0 27 112" draw:points="0,21 11,16 27,0 27,112">
            <text:p/>
          </draw:polyline>
          <draw:polyline draw:style-name="gr1" draw:text-style-name="P1" draw:layer="layout" svg:width="0.073cm" svg:height="0.111cm" svg:x="26.915cm" svg:y="2.813cm" svg:viewBox="0 0 74 112" draw:points="11,0 69,0 37,42 53,42 64,48 69,53 74,70 74,80 69,96 58,107 42,112 26,112 11,107 5,101 0,91">
            <text:p/>
          </draw:polyline>
          <draw:polyline draw:style-name="gr1" draw:text-style-name="P1" draw:layer="layout" svg:width="0.074cm" svg:height="0.111cm" svg:x="26.746cm" svg:y="3.149cm" svg:viewBox="0 0 75 112" draw:points="0,112 0,0 37,0 54,5 64,16 69,27 75,42 75,70 69,85 64,96 54,107 37,112 0,112">
            <text:p/>
          </draw:polyline>
          <draw:polyline draw:style-name="gr1" draw:text-style-name="P1" draw:layer="layout" svg:width="0.074cm" svg:height="0.111cm" svg:x="26.473cm" svg:y="8.445cm" svg:viewBox="0 0 75 112" draw:points="0,112 0,0 48,0 64,5 70,11 75,21 75,32 70,42 64,48 48,53 0,53">
            <text:p/>
          </draw:polyline>
          <draw:line draw:style-name="gr1" draw:text-style-name="P1" draw:layer="layout" svg:x1="26.51cm" svg:y1="8.497cm" svg:x2="26.548cm" svg:y2="8.556cm">
            <text:p/>
          </draw:line>
          <draw:polyline draw:style-name="gr1" draw:text-style-name="P1" draw:layer="layout" svg:width="0.074cm" svg:height="0.111cm" svg:x="26.579cm" svg:y="8.445cm" svg:viewBox="0 0 75 112" draw:points="5,26 5,21 11,11 16,5 26,0 48,0 59,5 64,11 70,21 70,32 64,42 54,58 0,112 75,112">
            <text:p/>
          </draw:polyline>
          <draw:polyline draw:style-name="gr1" draw:text-style-name="P1" draw:layer="layout" svg:width="0.026cm" svg:height="0.111cm" svg:x="26.702cm" svg:y="8.445cm" svg:viewBox="0 0 27 112" draw:points="0,21 11,16 27,0 27,112">
            <text:p/>
          </draw:polyline>
          <draw:polyline draw:style-name="gr1" draw:text-style-name="P1" draw:layer="layout" svg:width="0.079cm" svg:height="0.112cm" svg:x="26.398cm" svg:y="7.68cm" svg:viewBox="0 0 80 113" draw:points="80,76 0,76 54,0 54,113">
            <text:p/>
          </draw:polyline>
          <draw:line draw:style-name="gr1" draw:text-style-name="P1" draw:layer="layout" svg:x1="26.505cm" svg:y1="7.718cm" svg:x2="26.564cm" svg:y2="7.793cm">
            <text:p/>
          </draw:line>
          <draw:line draw:style-name="gr1" draw:text-style-name="P1" draw:layer="layout" svg:x1="26.564cm" svg:y1="7.718cm" svg:x2="26.505cm" svg:y2="7.793cm">
            <text:p/>
          </draw:line>
          <draw:polyline draw:style-name="gr1" draw:text-style-name="P1" draw:layer="layout" svg:width="0.079cm" svg:height="0.112cm" svg:x="26.595cm" svg:y="7.68cm" svg:viewBox="0 0 80 113" draw:points="80,76 0,76 54,0 54,113">
            <text:p/>
          </draw:polyline>
          <draw:polyline draw:style-name="gr1" draw:text-style-name="P1" draw:layer="layout" svg:width="0.074cm" svg:height="0.112cm" svg:x="26.702cm" svg:y="7.68cm" svg:viewBox="0 0 75 113" draw:points="0,0 75,0 21,113">
            <text:p/>
          </draw:polyline>
          <draw:polyline draw:style-name="gr1" draw:text-style-name="P1" draw:layer="layout" svg:width="0.073cm" svg:height="0.111cm" svg:x="25.44cm" svg:y="8.445cm" svg:viewBox="0 0 74 112" draw:points="0,112 0,0 48,0 64,5 69,11 74,21 74,32 69,42 64,48 48,53 0,53">
            <text:p/>
          </draw:polyline>
          <draw:line draw:style-name="gr1" draw:text-style-name="P1" draw:layer="layout" svg:x1="25.477cm" svg:y1="8.497cm" svg:x2="25.514cm" svg:y2="8.556cm">
            <text:p/>
          </draw:line>
          <draw:polyline draw:style-name="gr1" draw:text-style-name="P1" draw:layer="layout" svg:width="0.074cm" svg:height="0.111cm" svg:x="25.547cm" svg:y="8.445cm" svg:viewBox="0 0 75 112" draw:points="5,26 5,21 11,11 16,5 26,0 48,0 59,5 64,11 70,21 70,32 64,42 54,58 0,112 75,112">
            <text:p/>
          </draw:polyline>
          <draw:polyline draw:style-name="gr1" draw:text-style-name="P1" draw:layer="layout" svg:width="0.074cm" svg:height="0.111cm" svg:x="25.653cm" svg:y="8.445cm" svg:viewBox="0 0 75 112" draw:points="33,0 16,5 6,21 0,48 0,64 6,91 16,107 33,112 43,112 59,107 70,91 75,64 75,48 70,21 59,5 43,0 33,0">
            <text:p/>
          </draw:polyline>
          <draw:polyline draw:style-name="gr1" draw:text-style-name="P1" draw:layer="layout" svg:width="0.078cm" svg:height="0.112cm" svg:x="25.365cm" svg:y="7.68cm" svg:viewBox="0 0 79 113" draw:points="79,76 0,76 53,0 53,113">
            <text:p/>
          </draw:polyline>
          <draw:line draw:style-name="gr1" draw:text-style-name="P1" draw:layer="layout" svg:x1="25.472cm" svg:y1="7.718cm" svg:x2="25.531cm" svg:y2="7.793cm">
            <text:p/>
          </draw:line>
          <draw:line draw:style-name="gr1" draw:text-style-name="P1" draw:layer="layout" svg:x1="25.531cm" svg:y1="7.718cm" svg:x2="25.472cm" svg:y2="7.793cm">
            <text:p/>
          </draw:line>
          <draw:polyline draw:style-name="gr1" draw:text-style-name="P1" draw:layer="layout" svg:width="0.079cm" svg:height="0.112cm" svg:x="25.563cm" svg:y="7.68cm" svg:viewBox="0 0 80 113" draw:points="80,76 0,76 54,0 54,113">
            <text:p/>
          </draw:polyline>
          <draw:polyline draw:style-name="gr1" draw:text-style-name="P1" draw:layer="layout" svg:width="0.074cm" svg:height="0.112cm" svg:x="25.669cm" svg:y="7.68cm" svg:viewBox="0 0 75 113" draw:points="0,0 75,0 21,113">
            <text:p/>
          </draw:polyline>
          <draw:polyline draw:style-name="gr1" draw:text-style-name="P1" draw:layer="layout" svg:width="0.085cm" svg:height="0.178cm" svg:x="23.882cm" svg:y="8.802cm" svg:viewBox="0 0 86 179" draw:points="86,0 86,137 77,163 69,171 51,179 34,179 17,171 9,163 0,137 0,120">
            <text:p/>
          </draw:polyline>
          <draw:polyline draw:style-name="gr1" draw:text-style-name="P1" draw:layer="layout" svg:width="0.042cm" svg:height="0.178cm" svg:x="24.053cm" svg:y="8.802cm" svg:viewBox="0 0 43 179" draw:points="0,34 17,26 43,0 43,179">
            <text:p/>
          </draw:polyline>
          <draw:polyline draw:style-name="gr1" draw:text-style-name="P1" draw:layer="layout" svg:width="0.111cm" svg:height="0.179cm" svg:x="21.383cm" svg:y="8.797cm" svg:viewBox="0 0 112 180" draw:points="0,180 0,0 112,0">
            <text:p/>
          </draw:polyline>
          <draw:line draw:style-name="gr1" draw:text-style-name="P1" draw:layer="layout" svg:x1="21.383cm" svg:y1="8.883cm" svg:x2="21.452cm" svg:y2="8.883cm">
            <text:p/>
          </draw:line>
          <draw:line draw:style-name="gr1" draw:text-style-name="P1" draw:layer="layout" svg:x1="21.383cm" svg:y1="8.977cm" svg:x2="21.495cm" svg:y2="8.977cm">
            <text:p/>
          </draw:line>
          <draw:line draw:style-name="gr1" draw:text-style-name="P1" draw:layer="layout" svg:x1="21.537cm" svg:y1="8.797cm" svg:x2="21.657cm" svg:y2="8.977cm">
            <text:p/>
          </draw:line>
          <draw:line draw:style-name="gr1" draw:text-style-name="P1" draw:layer="layout" svg:x1="21.657cm" svg:y1="8.797cm" svg:x2="21.537cm" svg:y2="8.977cm">
            <text:p/>
          </draw:line>
          <draw:polyline draw:style-name="gr1" draw:text-style-name="P1" draw:layer="layout" svg:width="0.119cm" svg:height="0.179cm" svg:x="21.716cm" svg:y="8.797cm" svg:viewBox="0 0 120 180" draw:points="0,180 0,0 77,0 103,8 112,17 120,34 120,60 112,77 103,85 77,94 0,94">
            <text:p/>
          </draw:polyline>
          <draw:polyline draw:style-name="gr1" draw:text-style-name="P1" draw:layer="layout" svg:width="0.136cm" svg:height="0.179cm" svg:x="21.871cm" svg:y="8.797cm" svg:viewBox="0 0 137 180" draw:points="0,180 68,0 137,180">
            <text:p/>
          </draw:polyline>
          <draw:line draw:style-name="gr1" draw:text-style-name="P1" draw:layer="layout" svg:x1="21.896cm" svg:y1="8.917cm" svg:x2="21.981cm" svg:y2="8.917cm">
            <text:p/>
          </draw:line>
          <draw:polyline draw:style-name="gr1" draw:text-style-name="P1" draw:layer="layout" svg:width="0.119cm" svg:height="0.179cm" svg:x="22.05cm" svg:y="8.797cm" svg:viewBox="0 0 120 180" draw:points="0,180 0,0 120,180 120,0">
            <text:p/>
          </draw:polyline>
          <draw:polyline draw:style-name="gr1" draw:text-style-name="P1" draw:layer="layout" svg:width="0.119cm" svg:height="0.179cm" svg:x="22.23cm" svg:y="8.797cm" svg:viewBox="0 0 120 180" draw:points="120,26 103,8 77,0 42,0 17,8 0,26 0,42 8,60 17,68 34,77 85,94 103,102 111,111 120,129 120,154 103,171 77,180 42,180 17,171 0,154">
            <text:p/>
          </draw:polyline>
          <draw:line draw:style-name="gr1" draw:text-style-name="P1" draw:layer="layout" svg:x1="22.409cm" svg:y1="8.797cm" svg:x2="22.409cm" svg:y2="8.977cm">
            <text:p/>
          </draw:line>
          <draw:polyline draw:style-name="gr1" draw:text-style-name="P1" draw:layer="layout" svg:width="0.136cm" svg:height="0.179cm" svg:x="22.469cm" svg:y="8.797cm" svg:viewBox="0 0 137 180" draw:points="51,0 34,8 17,26 9,42 0,68 0,111 9,137 17,154 34,171 51,180 86,180 103,171 120,154 129,137 137,111 137,68 129,42 120,26 103,8 86,0 51,0">
            <text:p/>
          </draw:polyline>
          <draw:polyline draw:style-name="gr1" draw:text-style-name="P1" draw:layer="layout" svg:width="0.119cm" svg:height="0.179cm" svg:x="22.666cm" svg:y="8.797cm" svg:viewBox="0 0 120 180" draw:points="0,180 0,0 120,180 120,0">
            <text:p/>
          </draw:polyline>
          <draw:line draw:style-name="gr1" draw:text-style-name="P1" draw:layer="layout" svg:x1="22.82cm" svg:y1="8.994cm" svg:x2="22.957cm" svg:y2="8.994cm">
            <text:p/>
          </draw:line>
          <draw:polyline draw:style-name="gr1" draw:text-style-name="P1" draw:layer="layout" svg:width="0.119cm" svg:height="0.179cm" svg:x="22.991cm" svg:y="8.797cm" svg:viewBox="0 0 120 180" draw:points="0,180 0,0 77,0 103,8 111,17 120,34 120,60 111,77 103,85 77,94 0,94">
            <text:p/>
          </draw:polyline>
          <draw:polyline draw:style-name="gr1" draw:text-style-name="P1" draw:layer="layout" svg:width="0.136cm" svg:height="0.179cm" svg:x="23.162cm" svg:y="8.797cm" svg:viewBox="0 0 137 180" draw:points="51,0 34,8 17,26 8,42 0,68 0,111 8,137 17,154 34,171 51,180 86,180 103,171 120,154 129,137 137,111 137,68 129,42 120,26 103,8 86,0 51,0">
            <text:p/>
          </draw:polyline>
          <draw:polyline draw:style-name="gr1" draw:text-style-name="P1" draw:layer="layout" svg:width="0.119cm" svg:height="0.179cm" svg:x="23.359cm" svg:y="8.797cm" svg:viewBox="0 0 120 180" draw:points="0,180 0,0 77,0 103,8 111,17 120,34 120,51 111,68 103,77 77,85 0,85">
            <text:p/>
          </draw:polyline>
          <draw:line draw:style-name="gr1" draw:text-style-name="P1" draw:layer="layout" svg:x1="23.419cm" svg:y1="8.883cm" svg:x2="23.479cm" svg:y2="8.978cm">
            <text:p/>
          </draw:line>
          <draw:line draw:style-name="gr1" draw:text-style-name="P1" draw:layer="layout" svg:x1="23.573cm" svg:y1="8.797cm" svg:x2="23.573cm" svg:y2="8.977cm">
            <text:p/>
          </draw:line>
          <draw:line draw:style-name="gr1" draw:text-style-name="P1" draw:layer="layout" svg:x1="23.513cm" svg:y1="8.797cm" svg:x2="23.633cm" svg:y2="8.797cm">
            <text:p/>
          </draw:line>
          <draw:polyline draw:style-name="gr1" draw:text-style-name="P1" draw:layer="layout" svg:width="0.074cm" svg:height="0.111cm" svg:x="19.498cm" svg:y="8.058cm" svg:viewBox="0 0 75 112" draw:points="0,112 0,0 48,0 64,5 69,11 75,22 75,38 69,48 64,54 48,59 0,59">
            <text:p/>
          </draw:polyline>
          <draw:polyline draw:style-name="gr1" draw:text-style-name="P1" draw:layer="layout" svg:width="0.069cm" svg:height="0.111cm" svg:x="19.61cm" svg:y="8.058cm" svg:viewBox="0 0 70 112" draw:points="64,16 59,5 43,0 33,0 16,5 6,22 0,48 0,75 6,96 16,107 33,112 38,112 54,107 64,96 70,80 70,75 64,59 54,48 38,42 33,42 16,48 6,59 0,75">
            <text:p/>
          </draw:polyline>
          <draw:polyline draw:style-name="gr1" draw:text-style-name="P1" draw:layer="layout" svg:width="0.073cm" svg:height="0.111cm" svg:x="19.552cm" svg:y="8.507cm" svg:viewBox="0 0 74 112" draw:points="0,112 0,0 48,0 64,5 69,11 74,21 74,37 69,48 64,53 48,58 0,58">
            <text:p/>
          </draw:polyline>
          <draw:polyline draw:style-name="gr1" draw:text-style-name="P1" draw:layer="layout" svg:width="0.119cm" svg:height="0.268cm" svg:x="24.659cm" svg:y="6.244cm" svg:viewBox="0 0 120 269" draw:points="0,0 0,192 8,231 25,256 51,269 68,269 94,256 111,231 120,192 120,0">
            <text:p/>
          </draw:polyline>
          <draw:polyline draw:style-name="gr1" draw:text-style-name="P1" draw:layer="layout" svg:width="0.042cm" svg:height="0.268cm" svg:x="24.864cm" svg:y="6.244cm" svg:viewBox="0 0 43 269" draw:points="0,51 17,39 43,0 43,269">
            <text:p/>
          </draw:polyline>
          <draw:line draw:style-name="gr1" draw:text-style-name="P1" draw:layer="layout" svg:x1="23.539cm" svg:y1="5.458cm" svg:x2="23.659cm" svg:y2="5.727cm">
            <text:p/>
          </draw:line>
          <draw:line draw:style-name="gr1" draw:text-style-name="P1" draw:layer="layout" svg:x1="23.659cm" svg:y1="5.458cm" svg:x2="23.539cm" svg:y2="5.727cm">
            <text:p/>
          </draw:line>
          <draw:polyline draw:style-name="gr1" draw:text-style-name="P1" draw:layer="layout" svg:width="0.128cm" svg:height="0.268cm" svg:x="23.71cm" svg:y="5.458cm" svg:viewBox="0 0 129 269" draw:points="129,64 120,39 103,13 85,0 51,0 34,13 17,39 8,64 0,103 0,166 8,206 17,231 34,256 51,269 85,269 103,256 120,231 129,206">
            <text:p/>
          </draw:polyline>
          <draw:polyline draw:style-name="gr1" draw:text-style-name="P1" draw:layer="layout" svg:width="0.11cm" svg:height="0.268cm" svg:x="23.889cm" svg:y="5.458cm" svg:viewBox="0 0 111 269" draw:points="111,90 103,129 86,154 60,166 51,166 26,154 8,129 0,90 0,77 8,39 26,13 51,0 60,0 86,13 103,39 111,90 111,154 103,219 86,256 60,269 43,269 17,256 8,231">
            <text:p/>
          </draw:polyline>
          <draw:polyline draw:style-name="gr1" draw:text-style-name="P1" draw:layer="layout" svg:width="0.119cm" svg:height="0.268cm" svg:x="24.06cm" svg:y="5.458cm" svg:viewBox="0 0 120 269" draw:points="103,0 17,0 9,116 17,103 43,90 69,90 95,103 112,129 120,166 120,192 112,231 95,256 69,269 43,269 17,256 9,244 0,219">
            <text:p/>
          </draw:polyline>
          <draw:polyline draw:style-name="gr1" draw:text-style-name="P1" draw:layer="layout" svg:width="0.042cm" svg:height="0.268cm" svg:x="24.257cm" svg:y="5.458cm" svg:viewBox="0 0 43 269" draw:points="0,51 17,39 43,0 43,269">
            <text:p/>
          </draw:polyline>
          <draw:polyline draw:style-name="gr1" draw:text-style-name="P1" draw:layer="layout" svg:width="0.127cm" svg:height="0.268cm" svg:x="24.403cm" svg:y="5.458cm" svg:viewBox="0 0 128 269" draw:points="128,180 0,180 85,0 85,269">
            <text:p/>
          </draw:polyline>
          <draw:polyline draw:style-name="gr1" draw:text-style-name="P1" draw:layer="layout" svg:width="0.128cm" svg:height="0.268cm" svg:x="24.574cm" svg:y="5.458cm" svg:viewBox="0 0 129 269" draw:points="129,180 0,180 85,0 85,269">
            <text:p/>
          </draw:polyline>
          <draw:line draw:style-name="gr1" draw:text-style-name="P1" draw:layer="layout" svg:x1="24.745cm" svg:y1="5.458cm" svg:x2="24.865cm" svg:y2="5.727cm">
            <text:p/>
          </draw:line>
          <draw:line draw:style-name="gr1" draw:text-style-name="P1" draw:layer="layout" svg:x1="24.865cm" svg:y1="5.458cm" svg:x2="24.745cm" svg:y2="5.727cm">
            <text:p/>
          </draw:line>
          <draw:polyline draw:style-name="gr1" draw:text-style-name="P1" draw:layer="layout" svg:width="0.102cm" svg:height="0.268cm" svg:x="24.924cm" svg:y="5.458cm" svg:viewBox="0 0 103 269" draw:points="0,0 0,269 103,269">
            <text:p/>
          </draw:polyline>
          <draw:line draw:style-name="gr1" draw:text-style-name="P1" draw:layer="layout" svg:x1="25.07cm" svg:y1="5.613cm" svg:x2="25.224cm" svg:y2="5.613cm">
            <text:p/>
          </draw:line>
          <draw:line draw:style-name="gr1" draw:text-style-name="P1" draw:layer="layout" svg:x1="25.327cm" svg:y1="5.458cm" svg:x2="25.327cm" svg:y2="5.727cm">
            <text:p/>
          </draw:line>
          <draw:line draw:style-name="gr1" draw:text-style-name="P1" draw:layer="layout" svg:x1="25.267cm" svg:y1="5.458cm" svg:x2="25.387cm" svg:y2="5.458cm">
            <text:p/>
          </draw:line>
          <draw:polyline draw:style-name="gr1" draw:text-style-name="P1" draw:layer="layout" svg:width="0.136cm" svg:height="0.268cm" svg:x="25.42cm" svg:y="5.458cm" svg:viewBox="0 0 137 269" draw:points="51,0 34,13 17,39 9,64 0,103 0,166 9,206 17,231 34,256 51,269 86,269 103,256 120,231 129,206 137,166 137,103 129,64 120,39 103,13 86,0 51,0">
            <text:p/>
          </draw:polyline>
          <draw:line draw:style-name="gr1" draw:text-style-name="P1" draw:layer="layout" svg:x1="25.498cm" svg:y1="5.677cm" svg:x2="25.549cm" svg:y2="5.753cm">
            <text:p/>
          </draw:line>
          <draw:polyline draw:style-name="gr1" draw:text-style-name="P1" draw:layer="layout" svg:width="0.042cm" svg:height="0.268cm" svg:x="25.635cm" svg:y="5.458cm" svg:viewBox="0 0 43 269" draw:points="0,51 17,39 43,0 43,269">
            <text:p/>
          </draw:polyline>
          <draw:polyline draw:style-name="gr1" draw:text-style-name="P1" draw:layer="layout" svg:width="0.119cm" svg:height="0.268cm" svg:x="25.78cm" svg:y="5.458cm" svg:viewBox="0 0 120 269" draw:points="51,0 26,13 8,51 0,116 0,154 8,219 26,256 51,269 69,269 95,256 111,219 120,154 120,116 111,51 95,13 69,0 51,0">
            <text:p/>
          </draw:polyline>
          <draw:polyline draw:style-name="gr1" draw:text-style-name="P1" draw:layer="layout" svg:width="0.119cm" svg:height="0.268cm" svg:x="25.951cm" svg:y="5.458cm" svg:viewBox="0 0 120 269" draw:points="51,0 26,13 9,51 0,116 0,154 9,219 26,256 51,269 69,269 95,256 112,219 120,154 120,116 112,51 95,13 69,0 51,0">
            <text:p/>
          </draw:polyline>
          <draw:polyline draw:style-name="gr1" draw:text-style-name="P1" draw:layer="layout" svg:width="0.268cm" svg:height="0.164cm" svg:x="20.14cm" svg:y="5.915cm" svg:viewBox="0 0 269 165" draw:points="0,165 192,165 231,153 256,129 269,94 269,71 256,36 231,12 192,0 0,0">
            <text:p/>
          </draw:polyline>
          <draw:polyline draw:style-name="gr1" draw:text-style-name="P1" draw:layer="layout" svg:width="0.268cm" svg:height="0.163cm" svg:x="20.14cm" svg:y="5.668cm" svg:viewBox="0 0 269 164" draw:points="64,153 51,153 26,141 13,129 0,105 0,59 13,35 26,23 51,11 77,11 103,23 141,47 269,164 269,0">
            <text:p/>
          </draw:polyline>
          <draw:polyline draw:style-name="gr1" draw:text-style-name="P1" draw:layer="layout" svg:width="0.268cm" svg:height="0.204cm" svg:x="20.701cm" svg:y="6.797cm" svg:viewBox="0 0 269 205" draw:points="269,205 0,205 269,102 0,0 269,0">
            <text:p/>
          </draw:polyline>
          <draw:polyline draw:style-name="gr1" draw:text-style-name="P1" draw:layer="layout" svg:width="0.268cm" svg:height="0.178cm" svg:x="20.701cm" svg:y="6.527cm" svg:viewBox="0 0 269 179" draw:points="64,167 51,167 26,154 13,141 0,115 0,64 13,39 26,26 51,13 77,13 103,26 141,51 269,179 269,0">
            <text:p/>
          </draw:polyline>
          <draw:polyline draw:style-name="gr1" draw:text-style-name="P1" draw:layer="layout" svg:width="0.268cm" svg:height="0.165cm" svg:x="20.701cm" svg:y="6.283cm" svg:viewBox="0 0 269 166" draw:points="90,0 129,13 154,39 167,77 167,90 154,129 129,154 90,166 77,166 39,154 13,129 0,90 0,77 13,39 39,13 90,0 154,0 219,13 256,39 269,77 269,102 256,141 231,154">
            <text:p/>
          </draw:polyline>
          <draw:polyline draw:style-name="gr1" draw:text-style-name="P1" draw:layer="layout" svg:width="0.268cm" svg:height="0.256cm" svg:x="20.701cm" svg:y="5.949cm" svg:viewBox="0 0 269 257" draw:points="0,257 269,193 0,129 269,64 0,0">
            <text:p/>
          </draw:polyline>
          <draw:polyline draw:style-name="gr1" draw:text-style-name="P1" draw:layer="layout" svg:width="0.268cm" svg:height="0.063cm" svg:x="20.701cm" svg:y="5.783cm" svg:viewBox="0 0 269 64" draw:points="51,64 39,38 0,0 269,0">
            <text:p/>
          </draw:polyline>
          <draw:polyline draw:style-name="gr1" draw:text-style-name="P1" draw:layer="layout" svg:width="0.268cm" svg:height="0.166cm" svg:x="20.701cm" svg:y="5.449cm" svg:viewBox="0 0 269 167" draw:points="39,13 13,26 0,64 0,90 13,129 51,154 116,167 180,167 231,154 256,129 269,90 269,77 256,39 231,13 192,0 180,0 141,13 116,39 103,77 103,90 116,129 141,154 180,167">
            <text:p/>
          </draw:polyline>
          <draw:polyline draw:style-name="gr1" draw:text-style-name="P1" draw:layer="layout" svg:width="0.268cm" svg:height="0.178cm" svg:x="20.701cm" svg:y="5.193cm" svg:viewBox="0 0 269 179" draw:points="0,103 13,141 51,167 116,179 154,179 219,167 256,141 269,103 269,77 256,39 219,13 154,0 116,0 51,13 13,39 0,77 0,103">
            <text:p/>
          </draw:polyline>
          <draw:polyline draw:style-name="gr1" draw:text-style-name="P1" draw:layer="layout" svg:width="0.268cm" svg:height="0.166cm" svg:x="20.701cm" svg:y="4.936cm" svg:viewBox="0 0 269 167" draw:points="269,167 0,167 0,0">
            <text:p/>
          </draw:polyline>
          <draw:line draw:style-name="gr1" draw:text-style-name="P1" draw:layer="layout" svg:x1="20.83cm" svg:y1="5.104cm" svg:x2="20.83cm" svg:y2="5.001cm">
            <text:p/>
          </draw:line>
          <draw:line draw:style-name="gr1" draw:text-style-name="P1" draw:layer="layout" svg:x1="20.97cm" svg:y1="5.103cm" svg:x2="20.97cm" svg:y2="4.936cm">
            <text:p/>
          </draw:line>
          <draw:line draw:style-name="gr1" draw:text-style-name="P1" draw:layer="layout" svg:x1="20.701cm" svg:y1="4.808cm" svg:x2="20.97cm" svg:y2="4.808cm">
            <text:p/>
          </draw:line>
          <draw:line draw:style-name="gr1" draw:text-style-name="P1" draw:layer="layout" svg:x1="20.701cm" svg:y1="4.898cm" svg:x2="20.701cm" svg:y2="4.718cm">
            <text:p/>
          </draw:line>
        </draw:g>
        <draw:frame draw:style-name="gr3" draw:text-style-name="P2" draw:layer="layout" svg:width="16.5cm" svg:height="14.225cm" svg:x="2.5cm" svg:y="4.292cm">
          <draw:text-box>
            <text:p><text:span text:style-name="T1">Amount <text:s/>Reference <text:s text:c="10"/>Value <text:s text:c="14"/>Digikey</text:span></text:p>
            <text:p><text:span text:style-name="T1"><text:s text:c="8"/></text:span><text:span text:style-name="T1">C1, C2</text:span></text:p>
            <text:p><text:span text:style-name="T1">6 <text:s text:c="6"/>C11, C12, C13, C14 <text:s/>CAP CER 1 uF <text:s text:c="7"/>490-1739-1-ND</text:span></text:p>
            <text:p><text:span text:style-name="T1"/></text:p>
            <text:p><text:span text:style-name="T1"><text:s text:c="8"/></text:span><text:span text:style-name="T1">C3, C4, C5, C6,</text:span></text:p>
            <text:p><text:span text:style-name="T1">8 <text:s text:c="6"/>C7, C8, C9, C10 <text:s text:c="4"/>CAP CER 100 nF <text:s text:c="5"/>490-1673-1-ND</text:span></text:p>
            <text:p><text:span text:style-name="T1"/></text:p>
            <text:p><text:span text:style-name="T1">1 <text:s text:c="6"/>D1 <text:s text:c="17"/>LED, 2 mA, 1.8 V <text:s text:c="3"/>475-2510-1-ND</text:span></text:p>
            <text:p><text:span text:style-name="T1"/></text:p>
            <text:p><text:span text:style-name="T1">1 <text:s text:c="6"/>P1 <text:s text:c="17"/>JTAG Connection <text:s text:c="4"/>S9014E-06-ND</text:span></text:p>
            <text:p><text:span text:style-name="T1"/></text:p>
            <text:p><text:span text:style-name="T1">5 <text:s text:c="6"/>P2, P3, P4, P5, P6 <text:s/>Test Points</text:span></text:p>
            <text:p><text:span text:style-name="T1"/></text:p>
            <text:p><text:span text:style-name="T1">1 <text:s text:c="6"/>R1 <text:s text:c="17"/>Resistor 750 R <text:s text:c="5"/>RHM750ARCT-ND</text:span></text:p>
            <text:p><text:span text:style-name="T1"/></text:p>
            <text:p><text:span text:style-name="T1">4 <text:s text:c="6"/>R2, R4, R6, R8 <text:s text:c="5"/>Resistor 1 k <text:s text:c="7"/>RHM1.0KARCT-ND</text:span></text:p>
            <text:p><text:span text:style-name="T1"/></text:p>
            <text:p><text:span text:style-name="T1">4 <text:s text:c="6"/>R3, R5, R7, R9 <text:s text:c="5"/>Resistor 33.0 k <text:s text:c="4"/>RHM33KARCT-ND</text:span></text:p>
            <text:p><text:span text:style-name="T1"/></text:p>
            <text:p><text:span text:style-name="T1">2 <text:s text:c="6"/>R20, R21 <text:s text:c="11"/>Resistor Array 4x47 CRA6P847CT-ND</text:span></text:p>
            <text:p><text:span text:style-name="T1"/></text:p>
            <text:p><text:span text:style-name="T1">4 <text:s text:c="6"/>SW10, SW11, SW12, </text:span></text:p>
            <text:p><text:span text:style-name="T1"><text:s text:c="8"/></text:span><text:span text:style-name="T1">SW13 <text:s text:c="15"/>Tact Switch <text:s text:c="8"/>CKN9115-ND</text:span></text:p>
            <text:p><text:span text:style-name="T1"/></text:p>
            <text:p><text:span text:style-name="T1">1 <text:s text:c="6"/>U1 <text:s text:c="17"/>XC95144XL-TQ100 <text:s text:c="4"/>122-1372-ND</text:span></text:p>
            <text:p><text:span text:style-name="T1"/></text:p>
            <text:p><text:span text:style-name="T1">1 <text:s text:c="6"/>U2 <text:s text:c="17"/>M29W160ET <text:s text:c="10"/>M29W160ET70N6FCT-ND</text:span></text:p>
            <text:p><text:span text:style-name="T1"/></text:p>
            <text:p><text:span text:style-name="T1">1 <text:s text:c="6"/>U3 <text:s text:c="17"/>CY7C1049DV33 <text:s text:c="7"/>428-1982-ND</text:span></text:p>
            <text:p><text:span text:style-name="T1"/></text:p>
            <text:p><text:span text:style-name="T1">1 <text:s text:c="6"/>U4 <text:s text:c="17"/>LX8213-33 <text:s text:c="10"/>LX8213-33ISECT-ND</text:span></text:p>
            <text:p><text:span text:style-name="T1"/></text:p>
            <text:p><text:span text:style-name="T1">1 <text:s text:c="6"/>U5 <text:s text:c="17"/>74LVC14 <text:s text:c="12"/>568-2269-1-ND</text:span></text:p>
            <text:p><text:span text:style-name="T1"/></text:p>
          </draw:text-box>
        </draw:frame>
        <draw:frame draw:style-name="gr4" draw:text-style-name="P3" draw:layer="layout" svg:width="12.375cm" svg:height="2cm" svg:x="2.5cm" svg:y="2cm">
          <draw:text-box>
            <text:p><text:span text:style-name="T2">EF2 </text:span><text:span text:style-name="T3">© 2009 Thomas 'skoe' Giesel</text:span></text:p>
          </draw:text-box>
        </draw:frame>
        <draw:line draw:style-name="gr5" draw:text-style-name="P1" draw:layer="layout" svg:x1="25.564cm" svg:y1="3.664cm" svg:x2="25.659cm" svg:y2="3.78cm">
          <text:p/>
        </draw:line>
        <draw:frame draw:style-name="gr6" draw:text-style-name="P4" draw:layer="layout" svg:width="0.167cm" svg:height="0.276cm" svg:x="25.609cm" svg:y="3.894cm">
          <draw:text-box>
            <text:p><text:span text:style-name="T4">K</text:span></text:p>
          </draw:text-box>
        </draw:frame>
        <draw:frame draw:style-name="gr7" draw:text-style-name="P4" draw:layer="layout" svg:width="0.167cm" svg:height="0.276cm" svg:x="25.609cm" svg:y="2.883cm">
          <draw:text-box>
            <text:p><text:span text:style-name="T4">A</text:span></text:p>
          </draw:text-box>
        </draw:frame>
        <draw:g>
          <draw:line draw:style-name="gr1" draw:text-style-name="P1" draw:layer="layout" svg:x1="17.85cm" svg:y1="19.302cm" svg:x2="17.85cm" svg:y2="10.904cm">
            <text:p/>
          </draw:line>
          <draw:line draw:style-name="gr1" draw:text-style-name="P1" draw:layer="layout" svg:x1="17.854cm" svg:y1="19.302cm" svg:x2="17.854cm" svg:y2="10.904cm">
            <text:p/>
          </draw:line>
          <draw:polyline draw:style-name="gr1" draw:text-style-name="P1" draw:layer="layout" svg:width="0.003cm" svg:height="0.001cm" svg:x="17.85cm" svg:y="10.902cm" svg:viewBox="0 0 4 2" draw:points="4,2 4,2 4,2 4,2 4,2 4,1 4,1 4,1 4,1 4,1 4,1 3,0 3,0 3,0 3,0 3,0 2,0 2,0 2,0 2,0 2,0 1,0 1,0 1,0 1,1 1,1 1,1 0,1 0,1 0,1 0,2 0,2 0,2 0,2">
            <text:p/>
          </draw:polyline>
          <draw:polyline draw:style-name="gr1" draw:text-style-name="P1" draw:layer="layout" svg:width="0.003cm" svg:height="0.001cm" svg:x="17.85cm" svg:y="19.302cm" svg:viewBox="0 0 4 2" draw:points="0,0 0,0 0,0 0,1 0,1 0,1 0,1 1,1 1,2 1,2 1,2 1,2 1,2 2,2 2,2 2,2 2,2 2,2 3,2 3,2 3,2 3,2 3,2 4,2 4,2 4,1 4,1 4,1 4,1 4,1 4,0 4,0 4,0">
            <text:p/>
          </draw:polyline>
          <draw:line draw:style-name="gr1" draw:text-style-name="P1" draw:layer="layout" svg:x1="27.998cm" svg:y1="10.906cm" svg:x2="17.852cm" svg:y2="10.906cm">
            <text:p/>
          </draw:line>
          <draw:line draw:style-name="gr1" draw:text-style-name="P1" draw:layer="layout" svg:x1="27.998cm" svg:y1="10.902cm" svg:x2="17.852cm" svg:y2="10.902cm">
            <text:p/>
          </draw:line>
          <draw:polyline draw:style-name="gr1" draw:text-style-name="P1" draw:layer="layout" svg:width="0.001cm" svg:height="0.003cm" svg:x="17.85cm" svg:y="10.902cm" svg:viewBox="0 0 2 4" draw:points="2,0 2,0 2,0 2,0 2,0 1,0 1,0 1,0 1,1 1,1 1,1 0,1 0,1 0,1 0,2 0,2 0,2 0,2 0,2 0,3 0,3 0,3 0,3 0,3 1,4 1,4 1,4 1,4 1,4 1,4 2,4 2,4 2,4 2,4">
            <text:p/>
          </draw:polyline>
          <draw:polyline draw:style-name="gr1" draw:text-style-name="P1" draw:layer="layout" svg:width="0.001cm" svg:height="0.003cm" svg:x="27.998cm" svg:y="10.902cm" svg:viewBox="0 0 2 4" draw:points="0,4 0,4 0,4 0,4 1,4 1,4 1,4 1,4 1,4 2,4 2,4 2,3 2,3 2,3 2,3 2,3 2,2 2,2 2,2 2,2 2,2 2,1 2,1 2,1 2,1 2,1 1,1 1,0 1,0 1,0 1,0 0,0 0,0 0,0">
            <text:p/>
          </draw:polyline>
          <draw:line draw:style-name="gr1" draw:text-style-name="P1" draw:layer="layout" svg:x1="27.996cm" svg:y1="19.302cm" svg:x2="27.996cm" svg:y2="10.904cm">
            <text:p/>
          </draw:line>
          <draw:line draw:style-name="gr1" draw:text-style-name="P1" draw:layer="layout" svg:x1="28cm" svg:y1="19.302cm" svg:x2="28cm" svg:y2="10.904cm">
            <text:p/>
          </draw:line>
          <draw:polyline draw:style-name="gr1" draw:text-style-name="P1" draw:layer="layout" svg:width="0.003cm" svg:height="0.001cm" svg:x="27.996cm" svg:y="10.902cm" svg:viewBox="0 0 4 2" draw:points="4,2 4,2 4,2 4,2 4,2 4,1 4,1 4,1 4,1 4,1 4,1 3,0 3,0 3,0 3,0 3,0 2,0 2,0 2,0 2,0 2,0 1,0 1,0 1,0 1,1 1,1 1,1 0,1 0,1 0,1 0,2 0,2 0,2 0,2">
            <text:p/>
          </draw:polyline>
          <draw:polyline draw:style-name="gr1" draw:text-style-name="P1" draw:layer="layout" svg:width="0.003cm" svg:height="0.001cm" svg:x="27.996cm" svg:y="19.302cm" svg:viewBox="0 0 4 2" draw:points="0,0 0,0 0,0 0,1 0,1 0,1 0,1 1,1 1,2 1,2 1,2 1,2 1,2 2,2 2,2 2,2 2,2 2,2 3,2 3,2 3,2 3,2 3,2 4,2 4,2 4,1 4,1 4,1 4,1 4,1 4,0 4,0 4,0">
            <text:p/>
          </draw:polyline>
          <draw:line draw:style-name="gr1" draw:text-style-name="P1" draw:layer="layout" svg:x1="17.962cm" svg:y1="19.415cm" svg:x2="17.851cm" svg:y2="19.304cm">
            <text:p/>
          </draw:line>
          <draw:line draw:style-name="gr1" draw:text-style-name="P1" draw:layer="layout" svg:x1="17.965cm" svg:y1="19.412cm" svg:x2="17.854cm" svg:y2="19.301cm">
            <text:p/>
          </draw:line>
          <draw:polyline draw:style-name="gr1" draw:text-style-name="P1" draw:layer="layout" svg:width="0.003cm" svg:height="0.003cm" svg:x="17.85cm" svg:y="19.301cm" svg:viewBox="0 0 4 4" draw:points="4,1 4,1 3,0 3,0 3,0 3,0 3,0 3,0 2,0 2,0 2,0 2,0 2,0 2,0 1,0 1,0 1,0 1,1 1,1 1,1 0,1 0,1 0,1 0,2 0,2 0,2 0,2 0,2 0,2 0,3 0,3 0,3 0,3 0,3 0,3 1,4 1,4">
            <text:p/>
          </draw:polyline>
          <draw:polyline draw:style-name="gr1" draw:text-style-name="P1" draw:layer="layout" svg:width="0.003cm" svg:height="0.003cm" svg:x="17.962cm" svg:y="19.412cm" svg:viewBox="0 0 4 4" draw:points="0,3 0,3 0,3 1,4 1,4 1,4 1,4 1,4 1,4 1,4 2,4 2,4 2,4 2,4 2,4 3,4 3,3 3,3 3,3 3,3 3,3 4,3 4,2 4,2 4,2 4,2 4,2 4,1 4,1 4,1 4,1 4,1 4,1 4,1 3,0 3,0 3,0">
            <text:p/>
          </draw:polyline>
          <draw:line draw:style-name="gr1" draw:text-style-name="P1" draw:layer="layout" svg:x1="27.886cm" svg:y1="19.416cm" svg:x2="17.964cm" svg:y2="19.416cm">
            <text:p/>
          </draw:line>
          <draw:line draw:style-name="gr1" draw:text-style-name="P1" draw:layer="layout" svg:x1="27.886cm" svg:y1="19.412cm" svg:x2="17.964cm" svg:y2="19.412cm">
            <text:p/>
          </draw:line>
          <draw:polyline draw:style-name="gr1" draw:text-style-name="P1" draw:layer="layout" svg:width="0.001cm" svg:height="0.003cm" svg:x="17.962cm" svg:y="19.412cm" svg:viewBox="0 0 2 4" draw:points="2,0 2,0 2,0 2,0 2,0 1,0 1,0 1,0 1,1 1,1 1,1 0,1 0,1 0,1 0,2 0,2 0,2 0,2 0,2 0,3 0,3 0,3 0,3 0,3 1,4 1,4 1,4 1,4 1,4 1,4 2,4 2,4 2,4 2,4">
            <text:p/>
          </draw:polyline>
          <draw:polyline draw:style-name="gr1" draw:text-style-name="P1" draw:layer="layout" svg:width="0.001cm" svg:height="0.003cm" svg:x="27.886cm" svg:y="19.412cm" svg:viewBox="0 0 2 4" draw:points="0,4 0,4 0,4 0,4 1,4 1,4 1,4 1,4 1,4 2,4 2,4 2,3 2,3 2,3 2,3 2,3 2,2 2,2 2,2 2,2 2,2 2,1 2,1 2,1 2,1 2,1 1,1 1,0 1,0 1,0 1,0 0,0 0,0 0,0">
            <text:p/>
          </draw:polyline>
          <draw:line draw:style-name="gr1" draw:text-style-name="P1" draw:layer="layout" svg:x1="27.999cm" svg:y1="19.304cm" svg:x2="27.888cm" svg:y2="19.415cm">
            <text:p/>
          </draw:line>
          <draw:line draw:style-name="gr1" draw:text-style-name="P1" draw:layer="layout" svg:x1="27.996cm" svg:y1="19.301cm" svg:x2="27.885cm" svg:y2="19.412cm">
            <text:p/>
          </draw:line>
          <draw:polyline draw:style-name="gr1" draw:text-style-name="P1" draw:layer="layout" svg:width="0.003cm" svg:height="0.003cm" svg:x="27.884cm" svg:y="19.412cm" svg:viewBox="0 0 4 4" draw:points="1,0 1,0 0,0 0,1 0,1 0,1 0,1 0,1 0,1 0,1 0,2 0,2 0,2 0,2 0,2 0,3 0,3 1,3 1,3 1,3 1,3 1,4 1,4 2,4 2,4 2,4 2,4 2,4 2,4 3,4 3,4 3,4 3,4 3,4 3,3 4,3 4,3">
            <text:p/>
          </draw:polyline>
          <draw:polyline draw:style-name="gr1" draw:text-style-name="P1" draw:layer="layout" svg:width="0.003cm" svg:height="0.003cm" svg:x="27.996cm" svg:y="19.301cm" svg:viewBox="0 0 4 4" draw:points="3,4 3,4 3,3 4,3 4,3 4,3 4,3 4,3 4,2 4,2 4,2 4,2 4,2 4,2 4,1 4,1 3,1 3,1 3,1 3,1 3,0 3,0 2,0 2,0 2,0 2,0 2,0 1,0 1,0 1,0 1,0 1,0 1,0 1,0 0,0 0,1 0,1">
            <text:p/>
          </draw:polyline>
          <draw:polygon draw:style-name="gr2" draw:text-style-name="P1" draw:layer="layout" svg:width="0.044cm" svg:height="0.044cm" svg:x="21.356cm" svg:y="12.773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1.367cm" svg:y1="12.773cm" svg:x2="21.367cm" svg:y2="12.594cm">
            <text:p/>
          </draw:line>
          <draw:line draw:style-name="gr1" draw:text-style-name="P1" draw:layer="layout" svg:x1="21.39cm" svg:y1="12.773cm" svg:x2="21.39cm" svg:y2="12.594cm">
            <text:p/>
          </draw:line>
          <draw:polyline draw:style-name="gr1" draw:text-style-name="P1" draw:layer="layout" svg:width="0.021cm" svg:height="0.01cm" svg:x="21.368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368cm" svg:y="12.773cm" svg:viewBox="0 0 22 11" draw:points="0,0 0,1 0,2 1,3 1,4 1,5 2,6 3,7 3,8 4,9 5,9 6,10 7,10 8,11 9,11 10,11 11,11 12,11 13,11 15,11 16,10 17,10 17,9 18,9 19,8 20,7 20,6 21,5 22,4 22,3 22,2 22,1 22,0">
            <text:p/>
          </draw:polyline>
          <draw:line draw:style-name="gr1" draw:text-style-name="P1" draw:layer="layout" svg:x1="21.378cm" svg:y1="12.784cm" svg:x2="21.11cm" svg:y2="12.784cm">
            <text:p/>
          </draw:line>
          <draw:line draw:style-name="gr1" draw:text-style-name="P1" draw:layer="layout" svg:x1="21.378cm" svg:y1="12.761cm" svg:x2="21.11cm" svg:y2="12.761cm">
            <text:p/>
          </draw:line>
          <draw:polyline draw:style-name="gr1" draw:text-style-name="P1" draw:layer="layout" svg:width="0.01cm" svg:height="0.021cm" svg:x="21.099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1.379cm" svg:y="12.761cm" svg:viewBox="0 0 11 22" draw:points="0,22 0,22 1,22 2,22 3,22 4,22 5,21 6,20 7,20 8,19 9,18 9,17 10,17 10,16 11,15 11,13 11,12 11,11 11,10 11,9 11,8 10,7 10,6 9,5 9,4 8,3 7,3 6,2 5,1 4,1 3,1 2,0 1,0 0,0">
            <text:p/>
          </draw:polyline>
          <draw:line draw:style-name="gr1" draw:text-style-name="P1" draw:layer="layout" svg:x1="21.099cm" svg:y1="12.773cm" svg:x2="21.099cm" svg:y2="12.594cm">
            <text:p/>
          </draw:line>
          <draw:line draw:style-name="gr1" draw:text-style-name="P1" draw:layer="layout" svg:x1="21.121cm" svg:y1="12.773cm" svg:x2="21.121cm" svg:y2="12.594cm">
            <text:p/>
          </draw:line>
          <draw:polyline draw:style-name="gr1" draw:text-style-name="P1" draw:layer="layout" svg:width="0.021cm" svg:height="0.01cm" svg:x="21.099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099cm" svg:y="12.773cm" svg:viewBox="0 0 22 11" draw:points="0,0 0,1 0,2 1,3 1,4 1,5 2,6 3,7 3,8 4,9 5,9 6,10 7,10 8,11 9,11 10,11 11,11 12,11 13,11 15,11 16,10 17,10 17,9 18,9 19,8 20,7 20,6 21,5 22,4 22,3 22,2 22,1 22,0">
            <text:p/>
          </draw:polyline>
          <draw:line draw:style-name="gr1" draw:text-style-name="P1" draw:layer="layout" svg:x1="21.099cm" svg:y1="12.415cm" svg:x2="21.099cm" svg:y2="12.236cm">
            <text:p/>
          </draw:line>
          <draw:line draw:style-name="gr1" draw:text-style-name="P1" draw:layer="layout" svg:x1="21.121cm" svg:y1="12.415cm" svg:x2="21.121cm" svg:y2="12.236cm">
            <text:p/>
          </draw:line>
          <draw:polyline draw:style-name="gr1" draw:text-style-name="P1" draw:layer="layout" svg:width="0.021cm" svg:height="0.01cm" svg:x="21.099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099cm" svg:y="12.415cm" svg:viewBox="0 0 22 11" draw:points="0,0 0,1 0,2 1,3 1,4 1,5 2,6 3,7 3,8 4,9 5,9 6,10 7,10 8,11 9,11 10,11 11,11 12,11 13,11 15,11 16,10 17,10 17,9 18,9 19,8 20,7 20,6 21,5 22,4 22,3 22,2 22,1 22,0">
            <text:p/>
          </draw:polyline>
          <draw:line draw:style-name="gr1" draw:text-style-name="P1" draw:layer="layout" svg:x1="21.378cm" svg:y1="12.247cm" svg:x2="21.11cm" svg:y2="12.247cm">
            <text:p/>
          </draw:line>
          <draw:line draw:style-name="gr1" draw:text-style-name="P1" draw:layer="layout" svg:x1="21.378cm" svg:y1="12.225cm" svg:x2="21.11cm" svg:y2="12.225cm">
            <text:p/>
          </draw:line>
          <draw:polyline draw:style-name="gr1" draw:text-style-name="P1" draw:layer="layout" svg:width="0.01cm" svg:height="0.021cm" svg:x="21.099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1.379cm" svg:y="12.225cm" svg:viewBox="0 0 11 22" draw:points="0,22 0,22 1,22 2,22 3,22 4,22 5,21 6,20 7,20 8,19 9,18 9,17 10,17 10,16 11,15 11,13 11,12 11,11 11,10 11,9 11,8 10,7 10,6 9,5 9,4 8,3 7,3 6,2 5,1 4,1 3,1 2,0 1,0 0,0">
            <text:p/>
          </draw:polyline>
          <draw:line draw:style-name="gr1" draw:text-style-name="P1" draw:layer="layout" svg:x1="21.367cm" svg:y1="12.415cm" svg:x2="21.367cm" svg:y2="12.236cm">
            <text:p/>
          </draw:line>
          <draw:line draw:style-name="gr1" draw:text-style-name="P1" draw:layer="layout" svg:x1="21.39cm" svg:y1="12.415cm" svg:x2="21.39cm" svg:y2="12.236cm">
            <text:p/>
          </draw:line>
          <draw:polyline draw:style-name="gr1" draw:text-style-name="P1" draw:layer="layout" svg:width="0.021cm" svg:height="0.01cm" svg:x="21.368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368cm" svg:y="12.415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27.291cm" svg:y="12.773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7.303cm" svg:y1="12.773cm" svg:x2="27.303cm" svg:y2="12.594cm">
            <text:p/>
          </draw:line>
          <draw:line draw:style-name="gr1" draw:text-style-name="P1" draw:layer="layout" svg:x1="27.325cm" svg:y1="12.773cm" svg:x2="27.325cm" svg:y2="12.594cm">
            <text:p/>
          </draw:line>
          <draw:polyline draw:style-name="gr1" draw:text-style-name="P1" draw:layer="layout" svg:width="0.021cm" svg:height="0.01cm" svg:x="27.303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7.303cm" svg:y="12.773cm" svg:viewBox="0 0 22 11" draw:points="0,0 0,1 0,2 1,3 1,4 1,5 2,6 3,7 3,8 4,9 5,9 6,10 7,10 8,11 9,11 10,11 11,11 12,11 13,11 15,11 16,10 17,10 17,9 18,9 19,8 20,7 20,6 21,5 22,4 22,3 22,2 22,1 22,0">
            <text:p/>
          </draw:polyline>
          <draw:line draw:style-name="gr1" draw:text-style-name="P1" draw:layer="layout" svg:x1="27.314cm" svg:y1="12.784cm" svg:x2="27.046cm" svg:y2="12.784cm">
            <text:p/>
          </draw:line>
          <draw:line draw:style-name="gr1" draw:text-style-name="P1" draw:layer="layout" svg:x1="27.314cm" svg:y1="12.761cm" svg:x2="27.046cm" svg:y2="12.761cm">
            <text:p/>
          </draw:line>
          <draw:polyline draw:style-name="gr1" draw:text-style-name="P1" draw:layer="layout" svg:width="0.01cm" svg:height="0.021cm" svg:x="27.035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7.314cm" svg:y="12.761cm" svg:viewBox="0 0 11 22" draw:points="0,22 0,22 1,22 2,22 3,22 4,22 5,21 6,20 7,20 8,19 9,18 9,17 10,17 10,16 11,15 11,13 11,12 11,11 11,10 11,9 11,8 10,7 10,6 9,5 9,4 8,3 7,3 6,2 5,1 4,1 3,1 2,0 1,0 0,0">
            <text:p/>
          </draw:polyline>
          <draw:line draw:style-name="gr1" draw:text-style-name="P1" draw:layer="layout" svg:x1="27.035cm" svg:y1="12.773cm" svg:x2="27.035cm" svg:y2="12.594cm">
            <text:p/>
          </draw:line>
          <draw:line draw:style-name="gr1" draw:text-style-name="P1" draw:layer="layout" svg:x1="27.057cm" svg:y1="12.773cm" svg:x2="27.057cm" svg:y2="12.594cm">
            <text:p/>
          </draw:line>
          <draw:polyline draw:style-name="gr1" draw:text-style-name="P1" draw:layer="layout" svg:width="0.021cm" svg:height="0.01cm" svg:x="27.035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7.035cm" svg:y="12.773cm" svg:viewBox="0 0 22 11" draw:points="0,0 0,1 0,2 1,3 1,4 1,5 2,6 3,7 3,8 4,9 5,9 6,10 7,10 8,11 9,11 10,11 11,11 12,11 13,11 15,11 16,10 17,10 17,9 18,9 19,8 20,7 20,6 21,5 22,4 22,3 22,2 22,1 22,0">
            <text:p/>
          </draw:polyline>
          <draw:line draw:style-name="gr1" draw:text-style-name="P1" draw:layer="layout" svg:x1="27.035cm" svg:y1="12.415cm" svg:x2="27.035cm" svg:y2="12.236cm">
            <text:p/>
          </draw:line>
          <draw:line draw:style-name="gr1" draw:text-style-name="P1" draw:layer="layout" svg:x1="27.057cm" svg:y1="12.415cm" svg:x2="27.057cm" svg:y2="12.236cm">
            <text:p/>
          </draw:line>
          <draw:polyline draw:style-name="gr1" draw:text-style-name="P1" draw:layer="layout" svg:width="0.021cm" svg:height="0.01cm" svg:x="27.035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7.035cm" svg:y="12.415cm" svg:viewBox="0 0 22 11" draw:points="0,0 0,1 0,2 1,3 1,4 1,5 2,6 3,7 3,8 4,9 5,9 6,10 7,10 8,11 9,11 10,11 11,11 12,11 13,11 15,11 16,10 17,10 17,9 18,9 19,8 20,7 20,6 21,5 22,4 22,3 22,2 22,1 22,0">
            <text:p/>
          </draw:polyline>
          <draw:line draw:style-name="gr1" draw:text-style-name="P1" draw:layer="layout" svg:x1="27.314cm" svg:y1="12.247cm" svg:x2="27.046cm" svg:y2="12.247cm">
            <text:p/>
          </draw:line>
          <draw:line draw:style-name="gr1" draw:text-style-name="P1" draw:layer="layout" svg:x1="27.314cm" svg:y1="12.225cm" svg:x2="27.046cm" svg:y2="12.225cm">
            <text:p/>
          </draw:line>
          <draw:polyline draw:style-name="gr1" draw:text-style-name="P1" draw:layer="layout" svg:width="0.01cm" svg:height="0.021cm" svg:x="27.035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7.314cm" svg:y="12.225cm" svg:viewBox="0 0 11 22" draw:points="0,22 0,22 1,22 2,22 3,22 4,22 5,21 6,20 7,20 8,19 9,18 9,17 10,17 10,16 11,15 11,13 11,12 11,11 11,10 11,9 11,8 10,7 10,6 9,5 9,4 8,3 7,3 6,2 5,1 4,1 3,1 2,0 1,0 0,0">
            <text:p/>
          </draw:polyline>
          <draw:line draw:style-name="gr1" draw:text-style-name="P1" draw:layer="layout" svg:x1="27.303cm" svg:y1="12.415cm" svg:x2="27.303cm" svg:y2="12.236cm">
            <text:p/>
          </draw:line>
          <draw:line draw:style-name="gr1" draw:text-style-name="P1" draw:layer="layout" svg:x1="27.325cm" svg:y1="12.415cm" svg:x2="27.325cm" svg:y2="12.236cm">
            <text:p/>
          </draw:line>
          <draw:polyline draw:style-name="gr1" draw:text-style-name="P1" draw:layer="layout" svg:width="0.021cm" svg:height="0.01cm" svg:x="27.303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7.303cm" svg:y="12.415cm" svg:viewBox="0 0 22 11" draw:points="0,0 0,1 0,2 1,3 1,4 1,5 2,6 3,7 3,8 4,9 5,9 6,10 7,10 8,11 9,11 10,11 11,11 12,11 13,11 15,11 16,10 17,10 17,9 18,9 19,8 20,7 20,6 21,5 22,4 22,3 22,2 22,1 22,0">
            <text:p/>
          </draw:polyline>
          <draw:polygon draw:style-name="gr2" draw:text-style-name="P1" draw:layer="layout" svg:width="0.043cm" svg:height="0.044cm" svg:x="24.217cm" svg:y="12.773cm" svg:viewBox="0 0 44 45" draw:points="22,45 24,45 27,44 29,44 31,43 33,42 35,41 36,40 38,38 39,37 41,35 42,33 43,31 43,29 44,27 44,25 44,22 44,20 44,18 43,16 43,14 42,12 41,10 39,8 38,7 36,5 35,4 33,3 31,2 29,1 27,0 24,0 22,0 20,0 18,0 16,1 14,2 12,3 10,4 8,5 6,7 5,8 4,10 3,12 2,14 1,16 0,18 0,20 0,22 0,25 0,27 1,29 2,31 3,33 4,35 5,37 6,38 8,40 10,41 12,42 14,43 16,44 18,44 20,45">
            <text:p/>
          </draw:polygon>
          <draw:line draw:style-name="gr1" draw:text-style-name="P1" draw:layer="layout" svg:x1="24.228cm" svg:y1="12.773cm" svg:x2="24.228cm" svg:y2="12.594cm">
            <text:p/>
          </draw:line>
          <draw:line draw:style-name="gr1" draw:text-style-name="P1" draw:layer="layout" svg:x1="24.25cm" svg:y1="12.773cm" svg:x2="24.25cm" svg:y2="12.594cm">
            <text:p/>
          </draw:line>
          <draw:polyline draw:style-name="gr1" draw:text-style-name="P1" draw:layer="layout" svg:width="0.021cm" svg:height="0.01cm" svg:x="24.228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4.228cm" svg:y="12.773cm" svg:viewBox="0 0 22 11" draw:points="0,0 0,1 0,2 1,3 1,4 1,5 2,6 3,7 3,8 4,9 5,9 6,10 7,10 8,11 9,11 10,11 11,11 12,11 13,11 15,11 16,10 17,10 17,9 18,9 19,8 20,7 20,6 21,5 22,4 22,3 22,2 22,1 22,0">
            <text:p/>
          </draw:polyline>
          <draw:line draw:style-name="gr1" draw:text-style-name="P1" draw:layer="layout" svg:x1="24.239cm" svg:y1="12.784cm" svg:x2="23.971cm" svg:y2="12.784cm">
            <text:p/>
          </draw:line>
          <draw:line draw:style-name="gr1" draw:text-style-name="P1" draw:layer="layout" svg:x1="24.239cm" svg:y1="12.761cm" svg:x2="23.971cm" svg:y2="12.761cm">
            <text:p/>
          </draw:line>
          <draw:polyline draw:style-name="gr1" draw:text-style-name="P1" draw:layer="layout" svg:width="0.01cm" svg:height="0.021cm" svg:x="23.959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4.239cm" svg:y="12.761cm" svg:viewBox="0 0 11 22" draw:points="0,22 0,22 1,22 2,22 3,22 4,22 5,21 6,20 7,20 8,19 9,18 9,17 10,17 10,16 11,15 11,13 11,12 11,11 11,10 11,9 11,8 10,7 10,6 9,5 9,4 8,3 7,3 6,2 5,1 4,1 3,1 2,0 1,0 0,0">
            <text:p/>
          </draw:polyline>
          <draw:line draw:style-name="gr1" draw:text-style-name="P1" draw:layer="layout" svg:x1="23.96cm" svg:y1="12.773cm" svg:x2="23.96cm" svg:y2="12.594cm">
            <text:p/>
          </draw:line>
          <draw:line draw:style-name="gr1" draw:text-style-name="P1" draw:layer="layout" svg:x1="23.982cm" svg:y1="12.773cm" svg:x2="23.982cm" svg:y2="12.594cm">
            <text:p/>
          </draw:line>
          <draw:polyline draw:style-name="gr1" draw:text-style-name="P1" draw:layer="layout" svg:width="0.021cm" svg:height="0.01cm" svg:x="23.959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959cm" svg:y="12.773cm" svg:viewBox="0 0 22 11" draw:points="0,0 0,1 0,2 1,3 1,4 1,5 2,6 3,7 3,8 4,9 5,9 6,10 7,10 8,11 9,11 10,11 11,11 12,11 13,11 15,11 16,10 17,10 17,9 18,9 19,8 20,7 20,6 21,5 22,4 22,3 22,2 22,1 22,0">
            <text:p/>
          </draw:polyline>
          <draw:line draw:style-name="gr1" draw:text-style-name="P1" draw:layer="layout" svg:x1="23.96cm" svg:y1="12.415cm" svg:x2="23.96cm" svg:y2="12.236cm">
            <text:p/>
          </draw:line>
          <draw:line draw:style-name="gr1" draw:text-style-name="P1" draw:layer="layout" svg:x1="23.982cm" svg:y1="12.415cm" svg:x2="23.982cm" svg:y2="12.236cm">
            <text:p/>
          </draw:line>
          <draw:polyline draw:style-name="gr1" draw:text-style-name="P1" draw:layer="layout" svg:width="0.021cm" svg:height="0.01cm" svg:x="23.959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959cm" svg:y="12.415cm" svg:viewBox="0 0 22 11" draw:points="0,0 0,1 0,2 1,3 1,4 1,5 2,6 3,7 3,8 4,9 5,9 6,10 7,10 8,11 9,11 10,11 11,11 12,11 13,11 15,11 16,10 17,10 17,9 18,9 19,8 20,7 20,6 21,5 22,4 22,3 22,2 22,1 22,0">
            <text:p/>
          </draw:polyline>
          <draw:line draw:style-name="gr1" draw:text-style-name="P1" draw:layer="layout" svg:x1="24.239cm" svg:y1="12.247cm" svg:x2="23.971cm" svg:y2="12.247cm">
            <text:p/>
          </draw:line>
          <draw:line draw:style-name="gr1" draw:text-style-name="P1" draw:layer="layout" svg:x1="24.239cm" svg:y1="12.225cm" svg:x2="23.971cm" svg:y2="12.225cm">
            <text:p/>
          </draw:line>
          <draw:polyline draw:style-name="gr1" draw:text-style-name="P1" draw:layer="layout" svg:width="0.01cm" svg:height="0.021cm" svg:x="23.959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4.239cm" svg:y="12.225cm" svg:viewBox="0 0 11 22" draw:points="0,22 0,22 1,22 2,22 3,22 4,22 5,21 6,20 7,20 8,19 9,18 9,17 10,17 10,16 11,15 11,13 11,12 11,11 11,10 11,9 11,8 10,7 10,6 9,5 9,4 8,3 7,3 6,2 5,1 4,1 3,1 2,0 1,0 0,0">
            <text:p/>
          </draw:polyline>
          <draw:line draw:style-name="gr1" draw:text-style-name="P1" draw:layer="layout" svg:x1="24.228cm" svg:y1="12.415cm" svg:x2="24.228cm" svg:y2="12.236cm">
            <text:p/>
          </draw:line>
          <draw:line draw:style-name="gr1" draw:text-style-name="P1" draw:layer="layout" svg:x1="24.25cm" svg:y1="12.415cm" svg:x2="24.25cm" svg:y2="12.236cm">
            <text:p/>
          </draw:line>
          <draw:polyline draw:style-name="gr1" draw:text-style-name="P1" draw:layer="layout" svg:width="0.021cm" svg:height="0.01cm" svg:x="24.228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4.228cm" svg:y="12.415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21.821cm" svg:y="12.773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1.832cm" svg:y1="12.773cm" svg:x2="21.832cm" svg:y2="12.594cm">
            <text:p/>
          </draw:line>
          <draw:line draw:style-name="gr1" draw:text-style-name="P1" draw:layer="layout" svg:x1="21.855cm" svg:y1="12.773cm" svg:x2="21.855cm" svg:y2="12.594cm">
            <text:p/>
          </draw:line>
          <draw:polyline draw:style-name="gr1" draw:text-style-name="P1" draw:layer="layout" svg:width="0.021cm" svg:height="0.01cm" svg:x="21.832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832cm" svg:y="12.773cm" svg:viewBox="0 0 22 11" draw:points="0,0 0,1 0,2 1,3 1,4 1,5 2,6 3,7 3,8 4,9 5,9 6,10 7,10 8,11 9,11 10,11 11,11 12,11 13,11 15,11 16,10 17,10 17,9 18,9 19,8 20,7 20,6 21,5 22,4 22,3 22,2 22,1 22,0">
            <text:p/>
          </draw:polyline>
          <draw:line draw:style-name="gr1" draw:text-style-name="P1" draw:layer="layout" svg:x1="21.843cm" svg:y1="12.784cm" svg:x2="21.575cm" svg:y2="12.784cm">
            <text:p/>
          </draw:line>
          <draw:line draw:style-name="gr1" draw:text-style-name="P1" draw:layer="layout" svg:x1="21.843cm" svg:y1="12.761cm" svg:x2="21.575cm" svg:y2="12.761cm">
            <text:p/>
          </draw:line>
          <draw:polyline draw:style-name="gr1" draw:text-style-name="P1" draw:layer="layout" svg:width="0.01cm" svg:height="0.021cm" svg:x="21.564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1.844cm" svg:y="12.761cm" svg:viewBox="0 0 11 22" draw:points="0,22 0,22 1,22 2,22 3,22 4,22 5,21 6,20 7,20 8,19 9,18 9,17 10,17 10,16 11,15 11,13 11,12 11,11 11,10 11,9 11,8 10,7 10,6 9,5 9,4 8,3 7,3 6,2 5,1 4,1 3,1 2,0 1,0 0,0">
            <text:p/>
          </draw:polyline>
          <draw:line draw:style-name="gr1" draw:text-style-name="P1" draw:layer="layout" svg:x1="21.564cm" svg:y1="12.773cm" svg:x2="21.564cm" svg:y2="12.594cm">
            <text:p/>
          </draw:line>
          <draw:line draw:style-name="gr1" draw:text-style-name="P1" draw:layer="layout" svg:x1="21.587cm" svg:y1="12.773cm" svg:x2="21.587cm" svg:y2="12.594cm">
            <text:p/>
          </draw:line>
          <draw:polyline draw:style-name="gr1" draw:text-style-name="P1" draw:layer="layout" svg:width="0.021cm" svg:height="0.01cm" svg:x="21.564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564cm" svg:y="12.773cm" svg:viewBox="0 0 22 11" draw:points="0,0 0,1 0,2 1,3 1,4 1,5 2,6 3,7 3,8 4,9 5,9 6,10 7,10 8,11 9,11 10,11 11,11 12,11 13,11 15,11 16,10 17,10 17,9 18,9 19,8 20,7 20,6 21,5 22,4 22,3 22,2 22,1 22,0">
            <text:p/>
          </draw:polyline>
          <draw:line draw:style-name="gr1" draw:text-style-name="P1" draw:layer="layout" svg:x1="21.564cm" svg:y1="12.415cm" svg:x2="21.564cm" svg:y2="12.236cm">
            <text:p/>
          </draw:line>
          <draw:line draw:style-name="gr1" draw:text-style-name="P1" draw:layer="layout" svg:x1="21.587cm" svg:y1="12.415cm" svg:x2="21.587cm" svg:y2="12.236cm">
            <text:p/>
          </draw:line>
          <draw:polyline draw:style-name="gr1" draw:text-style-name="P1" draw:layer="layout" svg:width="0.021cm" svg:height="0.01cm" svg:x="21.564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564cm" svg:y="12.415cm" svg:viewBox="0 0 22 11" draw:points="0,0 0,1 0,2 1,3 1,4 1,5 2,6 3,7 3,8 4,9 5,9 6,10 7,10 8,11 9,11 10,11 11,11 12,11 13,11 15,11 16,10 17,10 17,9 18,9 19,8 20,7 20,6 21,5 22,4 22,3 22,2 22,1 22,0">
            <text:p/>
          </draw:polyline>
          <draw:line draw:style-name="gr1" draw:text-style-name="P1" draw:layer="layout" svg:x1="21.843cm" svg:y1="12.247cm" svg:x2="21.575cm" svg:y2="12.247cm">
            <text:p/>
          </draw:line>
          <draw:line draw:style-name="gr1" draw:text-style-name="P1" draw:layer="layout" svg:x1="21.843cm" svg:y1="12.225cm" svg:x2="21.575cm" svg:y2="12.225cm">
            <text:p/>
          </draw:line>
          <draw:polyline draw:style-name="gr1" draw:text-style-name="P1" draw:layer="layout" svg:width="0.01cm" svg:height="0.021cm" svg:x="21.564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1.844cm" svg:y="12.225cm" svg:viewBox="0 0 11 22" draw:points="0,22 0,22 1,22 2,22 3,22 4,22 5,21 6,20 7,20 8,19 9,18 9,17 10,17 10,16 11,15 11,13 11,12 11,11 11,10 11,9 11,8 10,7 10,6 9,5 9,4 8,3 7,3 6,2 5,1 4,1 3,1 2,0 1,0 0,0">
            <text:p/>
          </draw:polyline>
          <draw:line draw:style-name="gr1" draw:text-style-name="P1" draw:layer="layout" svg:x1="21.832cm" svg:y1="12.415cm" svg:x2="21.832cm" svg:y2="12.236cm">
            <text:p/>
          </draw:line>
          <draw:line draw:style-name="gr1" draw:text-style-name="P1" draw:layer="layout" svg:x1="21.855cm" svg:y1="12.415cm" svg:x2="21.855cm" svg:y2="12.236cm">
            <text:p/>
          </draw:line>
          <draw:polyline draw:style-name="gr1" draw:text-style-name="P1" draw:layer="layout" svg:width="0.021cm" svg:height="0.01cm" svg:x="21.832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832cm" svg:y="12.415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18.782cm" svg:y="12.773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18.793cm" svg:y1="12.773cm" svg:x2="18.793cm" svg:y2="12.594cm">
            <text:p/>
          </draw:line>
          <draw:line draw:style-name="gr1" draw:text-style-name="P1" draw:layer="layout" svg:x1="18.815cm" svg:y1="12.773cm" svg:x2="18.815cm" svg:y2="12.594cm">
            <text:p/>
          </draw:line>
          <draw:polyline draw:style-name="gr1" draw:text-style-name="P1" draw:layer="layout" svg:width="0.021cm" svg:height="0.01cm" svg:x="18.793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18.793cm" svg:y="12.773cm" svg:viewBox="0 0 22 11" draw:points="0,0 0,1 0,2 1,3 1,4 1,5 2,6 3,7 3,8 4,9 5,9 6,10 7,10 8,11 9,11 10,11 11,11 12,11 13,11 15,11 16,10 17,10 17,9 18,9 19,8 20,7 20,6 21,5 22,4 22,3 22,2 22,1 22,0">
            <text:p/>
          </draw:polyline>
          <draw:line draw:style-name="gr1" draw:text-style-name="P1" draw:layer="layout" svg:x1="18.804cm" svg:y1="12.784cm" svg:x2="18.536cm" svg:y2="12.784cm">
            <text:p/>
          </draw:line>
          <draw:line draw:style-name="gr1" draw:text-style-name="P1" draw:layer="layout" svg:x1="18.804cm" svg:y1="12.761cm" svg:x2="18.536cm" svg:y2="12.761cm">
            <text:p/>
          </draw:line>
          <draw:polyline draw:style-name="gr1" draw:text-style-name="P1" draw:layer="layout" svg:width="0.01cm" svg:height="0.021cm" svg:x="18.525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18.804cm" svg:y="12.761cm" svg:viewBox="0 0 11 22" draw:points="0,22 0,22 1,22 2,22 3,22 4,22 5,21 6,20 7,20 8,19 9,18 9,17 10,17 10,16 11,15 11,13 11,12 11,11 11,10 11,9 11,8 10,7 10,6 9,5 9,4 8,3 7,3 6,2 5,1 4,1 3,1 2,0 1,0 0,0">
            <text:p/>
          </draw:polyline>
          <draw:line draw:style-name="gr1" draw:text-style-name="P1" draw:layer="layout" svg:x1="18.525cm" svg:y1="12.773cm" svg:x2="18.525cm" svg:y2="12.594cm">
            <text:p/>
          </draw:line>
          <draw:line draw:style-name="gr1" draw:text-style-name="P1" draw:layer="layout" svg:x1="18.547cm" svg:y1="12.773cm" svg:x2="18.547cm" svg:y2="12.594cm">
            <text:p/>
          </draw:line>
          <draw:polyline draw:style-name="gr1" draw:text-style-name="P1" draw:layer="layout" svg:width="0.021cm" svg:height="0.01cm" svg:x="18.525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18.525cm" svg:y="12.773cm" svg:viewBox="0 0 22 11" draw:points="0,0 0,1 0,2 1,3 1,4 1,5 2,6 3,7 3,8 4,9 5,9 6,10 7,10 8,11 9,11 10,11 11,11 12,11 13,11 15,11 16,10 17,10 17,9 18,9 19,8 20,7 20,6 21,5 22,4 22,3 22,2 22,1 22,0">
            <text:p/>
          </draw:polyline>
          <draw:line draw:style-name="gr1" draw:text-style-name="P1" draw:layer="layout" svg:x1="18.525cm" svg:y1="12.415cm" svg:x2="18.525cm" svg:y2="12.236cm">
            <text:p/>
          </draw:line>
          <draw:line draw:style-name="gr1" draw:text-style-name="P1" draw:layer="layout" svg:x1="18.547cm" svg:y1="12.415cm" svg:x2="18.547cm" svg:y2="12.236cm">
            <text:p/>
          </draw:line>
          <draw:polyline draw:style-name="gr1" draw:text-style-name="P1" draw:layer="layout" svg:width="0.021cm" svg:height="0.01cm" svg:x="18.525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18.525cm" svg:y="12.415cm" svg:viewBox="0 0 22 11" draw:points="0,0 0,1 0,2 1,3 1,4 1,5 2,6 3,7 3,8 4,9 5,9 6,10 7,10 8,11 9,11 10,11 11,11 12,11 13,11 15,11 16,10 17,10 17,9 18,9 19,8 20,7 20,6 21,5 22,4 22,3 22,2 22,1 22,0">
            <text:p/>
          </draw:polyline>
          <draw:line draw:style-name="gr1" draw:text-style-name="P1" draw:layer="layout" svg:x1="18.804cm" svg:y1="12.247cm" svg:x2="18.536cm" svg:y2="12.247cm">
            <text:p/>
          </draw:line>
          <draw:line draw:style-name="gr1" draw:text-style-name="P1" draw:layer="layout" svg:x1="18.804cm" svg:y1="12.225cm" svg:x2="18.536cm" svg:y2="12.225cm">
            <text:p/>
          </draw:line>
          <draw:polyline draw:style-name="gr1" draw:text-style-name="P1" draw:layer="layout" svg:width="0.01cm" svg:height="0.021cm" svg:x="18.525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18.804cm" svg:y="12.225cm" svg:viewBox="0 0 11 22" draw:points="0,22 0,22 1,22 2,22 3,22 4,22 5,21 6,20 7,20 8,19 9,18 9,17 10,17 10,16 11,15 11,13 11,12 11,11 11,10 11,9 11,8 10,7 10,6 9,5 9,4 8,3 7,3 6,2 5,1 4,1 3,1 2,0 1,0 0,0">
            <text:p/>
          </draw:polyline>
          <draw:line draw:style-name="gr1" draw:text-style-name="P1" draw:layer="layout" svg:x1="18.793cm" svg:y1="12.415cm" svg:x2="18.793cm" svg:y2="12.236cm">
            <text:p/>
          </draw:line>
          <draw:line draw:style-name="gr1" draw:text-style-name="P1" draw:layer="layout" svg:x1="18.815cm" svg:y1="12.415cm" svg:x2="18.815cm" svg:y2="12.236cm">
            <text:p/>
          </draw:line>
          <draw:polyline draw:style-name="gr1" draw:text-style-name="P1" draw:layer="layout" svg:width="0.021cm" svg:height="0.01cm" svg:x="18.793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18.793cm" svg:y="12.415cm" svg:viewBox="0 0 22 11" draw:points="0,0 0,1 0,2 1,3 1,4 1,5 2,6 3,7 3,8 4,9 5,9 6,10 7,10 8,11 9,11 10,11 11,11 12,11 13,11 15,11 16,10 17,10 17,9 18,9 19,8 20,7 20,6 21,5 22,4 22,3 22,2 22,1 22,0">
            <text:p/>
          </draw:polyline>
          <draw:polygon draw:style-name="gr2" draw:text-style-name="P1" draw:layer="layout" svg:width="0.043cm" svg:height="0.044cm" svg:x="26.559cm" svg:y="12.191cm" svg:viewBox="0 0 44 45" draw:points="22,45 24,45 27,44 29,44 31,43 33,42 35,41 36,40 38,38 39,37 41,35 42,33 43,31 43,29 44,27 44,25 44,22 44,20 44,18 43,16 43,14 42,12 41,10 39,8 38,7 36,5 35,4 33,3 31,2 29,1 27,0 24,0 22,0 20,0 18,0 16,1 14,2 12,3 10,4 8,5 6,7 5,8 4,10 3,12 2,14 1,16 0,18 0,20 0,22 0,25 0,27 1,29 2,31 3,33 4,35 5,37 6,38 8,40 10,41 12,42 14,43 16,44 18,44 20,45">
            <text:p/>
          </draw:polygon>
          <draw:line draw:style-name="gr1" draw:text-style-name="P1" draw:layer="layout" svg:x1="26.57cm" svg:y1="12.415cm" svg:x2="26.57cm" svg:y2="12.236cm">
            <text:p/>
          </draw:line>
          <draw:line draw:style-name="gr1" draw:text-style-name="P1" draw:layer="layout" svg:x1="26.592cm" svg:y1="12.415cm" svg:x2="26.592cm" svg:y2="12.236cm">
            <text:p/>
          </draw:line>
          <draw:polyline draw:style-name="gr1" draw:text-style-name="P1" draw:layer="layout" svg:width="0.021cm" svg:height="0.01cm" svg:x="26.57cm" svg:y="12.225cm" svg:viewBox="0 0 22 11" draw:points="22,11 22,11 22,10 22,9 21,8 21,7 21,6 20,5 19,4 19,3 18,3 17,2 16,1 15,1 14,1 13,0 12,0 11,0 10,0 9,0 8,1 7,1 6,1 5,2 4,3 3,3 3,4 2,5 1,6 1,7 0,8 0,9 0,10 0,11">
            <text:p/>
          </draw:polyline>
          <draw:polyline draw:style-name="gr1" draw:text-style-name="P1" draw:layer="layout" svg:width="0.021cm" svg:height="0.01cm" svg:x="26.57cm" svg:y="12.415cm" svg:viewBox="0 0 22 11" draw:points="0,0 0,1 0,2 0,3 1,4 1,5 2,6 3,7 3,8 4,9 5,9 6,10 7,10 8,11 9,11 10,11 11,11 12,11 13,11 14,11 15,10 16,10 17,9 18,9 19,8 19,7 20,6 21,5 21,4 21,3 22,2 22,1 22,0">
            <text:p/>
          </draw:polyline>
          <draw:line draw:style-name="gr1" draw:text-style-name="P1" draw:layer="layout" svg:x1="26.849cm" svg:y1="12.247cm" svg:x2="26.581cm" svg:y2="12.247cm">
            <text:p/>
          </draw:line>
          <draw:line draw:style-name="gr1" draw:text-style-name="P1" draw:layer="layout" svg:x1="26.849cm" svg:y1="12.225cm" svg:x2="26.581cm" svg:y2="12.225cm">
            <text:p/>
          </draw:line>
          <draw:polyline draw:style-name="gr1" draw:text-style-name="P1" draw:layer="layout" svg:width="0.01cm" svg:height="0.021cm" svg:x="26.57cm" svg:y="12.225cm" svg:viewBox="0 0 11 22" draw:points="11,0 11,0 10,0 9,0 8,1 7,1 6,1 5,2 4,3 3,3 3,4 2,5 1,6 1,7 0,8 0,9 0,10 0,11 0,12 0,13 0,15 1,16 1,17 2,17 3,18 3,19 4,20 5,20 6,21 7,22 8,22 9,22 10,22 11,22">
            <text:p/>
          </draw:polyline>
          <draw:polyline draw:style-name="gr1" draw:text-style-name="P1" draw:layer="layout" svg:width="0.01cm" svg:height="0.021cm" svg:x="26.849cm" svg:y="12.225cm" svg:viewBox="0 0 11 22" draw:points="0,22 0,22 1,22 2,22 3,22 4,22 5,21 6,20 7,20 8,19 9,18 9,17 10,17 10,16 11,15 11,13 11,12 11,11 11,10 11,9 11,8 10,7 10,6 9,5 9,4 8,3 7,3 6,2 5,1 4,1 3,1 2,0 1,0 0,0">
            <text:p/>
          </draw:polyline>
          <draw:line draw:style-name="gr1" draw:text-style-name="P1" draw:layer="layout" svg:x1="26.838cm" svg:y1="12.415cm" svg:x2="26.838cm" svg:y2="12.236cm">
            <text:p/>
          </draw:line>
          <draw:line draw:style-name="gr1" draw:text-style-name="P1" draw:layer="layout" svg:x1="26.86cm" svg:y1="12.415cm" svg:x2="26.86cm" svg:y2="12.236cm">
            <text:p/>
          </draw:line>
          <draw:polyline draw:style-name="gr1" draw:text-style-name="P1" draw:layer="layout" svg:width="0.021cm" svg:height="0.01cm" svg:x="26.838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6.838cm" svg:y="12.415cm" svg:viewBox="0 0 22 11" draw:points="0,0 0,1 0,2 1,3 1,4 1,5 2,6 3,7 3,8 4,9 5,9 6,10 7,10 8,11 9,11 10,11 11,11 12,11 13,11 15,11 16,10 17,10 17,9 18,9 19,8 20,7 20,6 21,5 22,4 22,3 22,2 22,1 22,0">
            <text:p/>
          </draw:polyline>
          <draw:line draw:style-name="gr1" draw:text-style-name="P1" draw:layer="layout" svg:x1="26.838cm" svg:y1="12.773cm" svg:x2="26.838cm" svg:y2="12.594cm">
            <text:p/>
          </draw:line>
          <draw:line draw:style-name="gr1" draw:text-style-name="P1" draw:layer="layout" svg:x1="26.86cm" svg:y1="12.773cm" svg:x2="26.86cm" svg:y2="12.594cm">
            <text:p/>
          </draw:line>
          <draw:polyline draw:style-name="gr1" draw:text-style-name="P1" draw:layer="layout" svg:width="0.021cm" svg:height="0.01cm" svg:x="26.838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6.838cm" svg:y="12.773cm" svg:viewBox="0 0 22 11" draw:points="0,0 0,1 0,2 1,3 1,4 1,5 2,6 3,7 3,8 4,9 5,9 6,10 7,10 8,11 9,11 10,11 11,11 12,11 13,11 15,11 16,10 17,10 17,9 18,9 19,8 20,7 20,6 21,5 22,4 22,3 22,2 22,1 22,0">
            <text:p/>
          </draw:polyline>
          <draw:line draw:style-name="gr1" draw:text-style-name="P1" draw:layer="layout" svg:x1="26.849cm" svg:y1="12.784cm" svg:x2="26.581cm" svg:y2="12.784cm">
            <text:p/>
          </draw:line>
          <draw:line draw:style-name="gr1" draw:text-style-name="P1" draw:layer="layout" svg:x1="26.849cm" svg:y1="12.761cm" svg:x2="26.581cm" svg:y2="12.761cm">
            <text:p/>
          </draw:line>
          <draw:polyline draw:style-name="gr1" draw:text-style-name="P1" draw:layer="layout" svg:width="0.01cm" svg:height="0.021cm" svg:x="26.57cm" svg:y="12.761cm" svg:viewBox="0 0 11 22" draw:points="11,0 11,0 10,0 9,0 8,1 7,1 6,1 5,2 4,3 3,3 3,4 2,5 1,6 1,7 0,8 0,9 0,10 0,11 0,12 0,13 0,15 1,16 1,17 2,17 3,18 3,19 4,20 5,20 6,21 7,22 8,22 9,22 10,22 11,22">
            <text:p/>
          </draw:polyline>
          <draw:polyline draw:style-name="gr1" draw:text-style-name="P1" draw:layer="layout" svg:width="0.01cm" svg:height="0.021cm" svg:x="26.849cm" svg:y="12.761cm" svg:viewBox="0 0 11 22" draw:points="0,22 0,22 1,22 2,22 3,22 4,22 5,21 6,20 7,20 8,19 9,18 9,17 10,17 10,16 11,15 11,13 11,12 11,11 11,10 11,9 11,8 10,7 10,6 9,5 9,4 8,3 7,3 6,2 5,1 4,1 3,1 2,0 1,0 0,0">
            <text:p/>
          </draw:polyline>
          <draw:line draw:style-name="gr1" draw:text-style-name="P1" draw:layer="layout" svg:x1="26.57cm" svg:y1="12.773cm" svg:x2="26.57cm" svg:y2="12.594cm">
            <text:p/>
          </draw:line>
          <draw:line draw:style-name="gr1" draw:text-style-name="P1" draw:layer="layout" svg:x1="26.592cm" svg:y1="12.773cm" svg:x2="26.592cm" svg:y2="12.594cm">
            <text:p/>
          </draw:line>
          <draw:polyline draw:style-name="gr1" draw:text-style-name="P1" draw:layer="layout" svg:width="0.021cm" svg:height="0.01cm" svg:x="26.57cm" svg:y="12.583cm" svg:viewBox="0 0 22 11" draw:points="22,11 22,11 22,10 22,9 21,8 21,7 21,6 20,5 19,4 19,3 18,3 17,2 16,1 15,1 14,1 13,0 12,0 11,0 10,0 9,0 8,1 7,1 6,1 5,2 4,3 3,3 3,4 2,5 1,6 1,7 0,8 0,9 0,10 0,11">
            <text:p/>
          </draw:polyline>
          <draw:polyline draw:style-name="gr1" draw:text-style-name="P1" draw:layer="layout" svg:width="0.021cm" svg:height="0.01cm" svg:x="26.57cm" svg:y="12.773cm" svg:viewBox="0 0 22 11" draw:points="0,0 0,1 0,2 0,3 1,4 1,5 2,6 3,7 3,8 4,9 5,9 6,10 7,10 8,11 9,11 10,11 11,11 12,11 13,11 14,11 15,10 16,10 17,9 18,9 19,8 19,7 20,6 21,5 21,4 21,3 22,2 22,1 22,0">
            <text:p/>
          </draw:polyline>
          <draw:polygon draw:style-name="gr2" draw:text-style-name="P1" draw:layer="layout" svg:width="0.044cm" svg:height="0.044cm" svg:x="26.362cm" svg:y="12.773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6.373cm" svg:y1="12.773cm" svg:x2="26.373cm" svg:y2="12.594cm">
            <text:p/>
          </draw:line>
          <draw:line draw:style-name="gr1" draw:text-style-name="P1" draw:layer="layout" svg:x1="26.396cm" svg:y1="12.773cm" svg:x2="26.396cm" svg:y2="12.594cm">
            <text:p/>
          </draw:line>
          <draw:polyline draw:style-name="gr1" draw:text-style-name="P1" draw:layer="layout" svg:width="0.021cm" svg:height="0.01cm" svg:x="26.373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6.373cm" svg:y="12.773cm" svg:viewBox="0 0 22 11" draw:points="0,0 0,1 0,2 1,3 1,4 1,5 2,6 3,7 3,8 4,9 5,9 6,10 7,10 8,11 9,11 10,11 11,11 12,11 13,11 15,11 16,10 17,10 17,9 18,9 19,8 20,7 20,6 21,5 22,4 22,3 22,2 22,1 22,0">
            <text:p/>
          </draw:polyline>
          <draw:line draw:style-name="gr1" draw:text-style-name="P1" draw:layer="layout" svg:x1="26.384cm" svg:y1="12.784cm" svg:x2="26.116cm" svg:y2="12.784cm">
            <text:p/>
          </draw:line>
          <draw:line draw:style-name="gr1" draw:text-style-name="P1" draw:layer="layout" svg:x1="26.384cm" svg:y1="12.761cm" svg:x2="26.116cm" svg:y2="12.761cm">
            <text:p/>
          </draw:line>
          <draw:polyline draw:style-name="gr1" draw:text-style-name="P1" draw:layer="layout" svg:width="0.01cm" svg:height="0.021cm" svg:x="26.105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6.384cm" svg:y="12.761cm" svg:viewBox="0 0 11 22" draw:points="0,22 0,22 1,22 2,22 3,22 4,22 5,21 6,20 7,20 8,19 9,18 9,17 10,17 10,16 11,15 11,13 11,12 11,11 11,10 11,9 11,8 10,7 10,6 9,5 9,4 8,3 7,3 6,2 5,1 4,1 3,1 2,0 1,0 0,0">
            <text:p/>
          </draw:polyline>
          <draw:line draw:style-name="gr1" draw:text-style-name="P1" draw:layer="layout" svg:x1="26.105cm" svg:y1="12.773cm" svg:x2="26.105cm" svg:y2="12.594cm">
            <text:p/>
          </draw:line>
          <draw:line draw:style-name="gr1" draw:text-style-name="P1" draw:layer="layout" svg:x1="26.127cm" svg:y1="12.773cm" svg:x2="26.127cm" svg:y2="12.594cm">
            <text:p/>
          </draw:line>
          <draw:polyline draw:style-name="gr1" draw:text-style-name="P1" draw:layer="layout" svg:width="0.021cm" svg:height="0.01cm" svg:x="26.105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6.105cm" svg:y="12.773cm" svg:viewBox="0 0 22 11" draw:points="0,0 0,1 0,2 1,3 1,4 1,5 2,6 3,7 3,8 4,9 5,9 6,10 7,10 8,11 9,11 10,11 11,11 12,11 13,11 15,11 16,10 17,10 17,9 18,9 19,8 20,7 20,6 21,5 22,4 22,3 22,2 22,1 22,0">
            <text:p/>
          </draw:polyline>
          <draw:line draw:style-name="gr1" draw:text-style-name="P1" draw:layer="layout" svg:x1="26.105cm" svg:y1="12.415cm" svg:x2="26.105cm" svg:y2="12.236cm">
            <text:p/>
          </draw:line>
          <draw:line draw:style-name="gr1" draw:text-style-name="P1" draw:layer="layout" svg:x1="26.127cm" svg:y1="12.415cm" svg:x2="26.127cm" svg:y2="12.236cm">
            <text:p/>
          </draw:line>
          <draw:polyline draw:style-name="gr1" draw:text-style-name="P1" draw:layer="layout" svg:width="0.021cm" svg:height="0.01cm" svg:x="26.105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6.105cm" svg:y="12.415cm" svg:viewBox="0 0 22 11" draw:points="0,0 0,1 0,2 1,3 1,4 1,5 2,6 3,7 3,8 4,9 5,9 6,10 7,10 8,11 9,11 10,11 11,11 12,11 13,11 15,11 16,10 17,10 17,9 18,9 19,8 20,7 20,6 21,5 22,4 22,3 22,2 22,1 22,0">
            <text:p/>
          </draw:polyline>
          <draw:line draw:style-name="gr1" draw:text-style-name="P1" draw:layer="layout" svg:x1="26.384cm" svg:y1="12.247cm" svg:x2="26.116cm" svg:y2="12.247cm">
            <text:p/>
          </draw:line>
          <draw:line draw:style-name="gr1" draw:text-style-name="P1" draw:layer="layout" svg:x1="26.384cm" svg:y1="12.225cm" svg:x2="26.116cm" svg:y2="12.225cm">
            <text:p/>
          </draw:line>
          <draw:polyline draw:style-name="gr1" draw:text-style-name="P1" draw:layer="layout" svg:width="0.01cm" svg:height="0.021cm" svg:x="26.105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6.384cm" svg:y="12.225cm" svg:viewBox="0 0 11 22" draw:points="0,22 0,22 1,22 2,22 3,22 4,22 5,21 6,20 7,20 8,19 9,18 9,17 10,17 10,16 11,15 11,13 11,12 11,11 11,10 11,9 11,8 10,7 10,6 9,5 9,4 8,3 7,3 6,2 5,1 4,1 3,1 2,0 1,0 0,0">
            <text:p/>
          </draw:polyline>
          <draw:line draw:style-name="gr1" draw:text-style-name="P1" draw:layer="layout" svg:x1="26.373cm" svg:y1="12.415cm" svg:x2="26.373cm" svg:y2="12.236cm">
            <text:p/>
          </draw:line>
          <draw:line draw:style-name="gr1" draw:text-style-name="P1" draw:layer="layout" svg:x1="26.396cm" svg:y1="12.415cm" svg:x2="26.396cm" svg:y2="12.236cm">
            <text:p/>
          </draw:line>
          <draw:polyline draw:style-name="gr1" draw:text-style-name="P1" draw:layer="layout" svg:width="0.021cm" svg:height="0.01cm" svg:x="26.373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6.373cm" svg:y="12.415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23.483cm" svg:y="12.191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3.495cm" svg:y1="12.415cm" svg:x2="23.495cm" svg:y2="12.236cm">
            <text:p/>
          </draw:line>
          <draw:line draw:style-name="gr1" draw:text-style-name="P1" draw:layer="layout" svg:x1="23.517cm" svg:y1="12.415cm" svg:x2="23.517cm" svg:y2="12.236cm">
            <text:p/>
          </draw:line>
          <draw:polyline draw:style-name="gr1" draw:text-style-name="P1" draw:layer="layout" svg:width="0.021cm" svg:height="0.01cm" svg:x="23.495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495cm" svg:y="12.415cm" svg:viewBox="0 0 22 11" draw:points="0,0 0,1 0,2 1,3 1,4 1,5 2,6 3,7 3,8 4,9 5,9 6,10 7,10 8,11 9,11 10,11 11,11 12,11 13,11 15,11 16,10 17,10 17,9 18,9 19,8 20,7 20,6 21,5 22,4 22,3 22,2 22,1 22,0">
            <text:p/>
          </draw:polyline>
          <draw:line draw:style-name="gr1" draw:text-style-name="P1" draw:layer="layout" svg:x1="23.774cm" svg:y1="12.247cm" svg:x2="23.506cm" svg:y2="12.247cm">
            <text:p/>
          </draw:line>
          <draw:line draw:style-name="gr1" draw:text-style-name="P1" draw:layer="layout" svg:x1="23.774cm" svg:y1="12.225cm" svg:x2="23.506cm" svg:y2="12.225cm">
            <text:p/>
          </draw:line>
          <draw:polyline draw:style-name="gr1" draw:text-style-name="P1" draw:layer="layout" svg:width="0.01cm" svg:height="0.021cm" svg:x="23.495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3.774cm" svg:y="12.225cm" svg:viewBox="0 0 11 22" draw:points="0,22 0,22 1,22 2,22 3,22 4,22 5,21 6,20 7,20 8,19 9,18 9,17 10,17 10,16 11,15 11,13 11,12 11,11 11,10 11,9 11,8 10,7 10,6 9,5 9,4 8,3 7,3 6,2 5,1 4,1 3,1 2,0 1,0 0,0">
            <text:p/>
          </draw:polyline>
          <draw:line draw:style-name="gr1" draw:text-style-name="P1" draw:layer="layout" svg:x1="23.763cm" svg:y1="12.415cm" svg:x2="23.763cm" svg:y2="12.236cm">
            <text:p/>
          </draw:line>
          <draw:line draw:style-name="gr1" draw:text-style-name="P1" draw:layer="layout" svg:x1="23.785cm" svg:y1="12.415cm" svg:x2="23.785cm" svg:y2="12.236cm">
            <text:p/>
          </draw:line>
          <draw:polyline draw:style-name="gr1" draw:text-style-name="P1" draw:layer="layout" svg:width="0.021cm" svg:height="0.01cm" svg:x="23.763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763cm" svg:y="12.415cm" svg:viewBox="0 0 22 11" draw:points="0,0 0,1 0,2 1,3 1,4 1,5 2,6 3,7 3,8 4,9 5,9 6,10 7,10 8,11 9,11 10,11 11,11 12,11 13,11 15,11 16,10 17,10 17,9 18,9 19,8 20,7 20,6 21,5 22,4 22,3 22,2 22,1 22,0">
            <text:p/>
          </draw:polyline>
          <draw:line draw:style-name="gr1" draw:text-style-name="P1" draw:layer="layout" svg:x1="23.763cm" svg:y1="12.773cm" svg:x2="23.763cm" svg:y2="12.594cm">
            <text:p/>
          </draw:line>
          <draw:line draw:style-name="gr1" draw:text-style-name="P1" draw:layer="layout" svg:x1="23.785cm" svg:y1="12.773cm" svg:x2="23.785cm" svg:y2="12.594cm">
            <text:p/>
          </draw:line>
          <draw:polyline draw:style-name="gr1" draw:text-style-name="P1" draw:layer="layout" svg:width="0.021cm" svg:height="0.01cm" svg:x="23.763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763cm" svg:y="12.773cm" svg:viewBox="0 0 22 11" draw:points="0,0 0,1 0,2 1,3 1,4 1,5 2,6 3,7 3,8 4,9 5,9 6,10 7,10 8,11 9,11 10,11 11,11 12,11 13,11 15,11 16,10 17,10 17,9 18,9 19,8 20,7 20,6 21,5 22,4 22,3 22,2 22,1 22,0">
            <text:p/>
          </draw:polyline>
          <draw:line draw:style-name="gr1" draw:text-style-name="P1" draw:layer="layout" svg:x1="23.774cm" svg:y1="12.784cm" svg:x2="23.506cm" svg:y2="12.784cm">
            <text:p/>
          </draw:line>
          <draw:line draw:style-name="gr1" draw:text-style-name="P1" draw:layer="layout" svg:x1="23.774cm" svg:y1="12.761cm" svg:x2="23.506cm" svg:y2="12.761cm">
            <text:p/>
          </draw:line>
          <draw:polyline draw:style-name="gr1" draw:text-style-name="P1" draw:layer="layout" svg:width="0.01cm" svg:height="0.021cm" svg:x="23.495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3.774cm" svg:y="12.761cm" svg:viewBox="0 0 11 22" draw:points="0,22 0,22 1,22 2,22 3,22 4,22 5,21 6,20 7,20 8,19 9,18 9,17 10,17 10,16 11,15 11,13 11,12 11,11 11,10 11,9 11,8 10,7 10,6 9,5 9,4 8,3 7,3 6,2 5,1 4,1 3,1 2,0 1,0 0,0">
            <text:p/>
          </draw:polyline>
          <draw:line draw:style-name="gr1" draw:text-style-name="P1" draw:layer="layout" svg:x1="23.495cm" svg:y1="12.773cm" svg:x2="23.495cm" svg:y2="12.594cm">
            <text:p/>
          </draw:line>
          <draw:line draw:style-name="gr1" draw:text-style-name="P1" draw:layer="layout" svg:x1="23.517cm" svg:y1="12.773cm" svg:x2="23.517cm" svg:y2="12.594cm">
            <text:p/>
          </draw:line>
          <draw:polyline draw:style-name="gr1" draw:text-style-name="P1" draw:layer="layout" svg:width="0.021cm" svg:height="0.01cm" svg:x="23.495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495cm" svg:y="12.773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23.287cm" svg:y="12.773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3.298cm" svg:y1="12.773cm" svg:x2="23.298cm" svg:y2="12.594cm">
            <text:p/>
          </draw:line>
          <draw:line draw:style-name="gr1" draw:text-style-name="P1" draw:layer="layout" svg:x1="23.32cm" svg:y1="12.773cm" svg:x2="23.32cm" svg:y2="12.594cm">
            <text:p/>
          </draw:line>
          <draw:polyline draw:style-name="gr1" draw:text-style-name="P1" draw:layer="layout" svg:width="0.021cm" svg:height="0.01cm" svg:x="23.298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298cm" svg:y="12.773cm" svg:viewBox="0 0 22 11" draw:points="0,0 0,1 0,2 1,3 1,4 1,5 2,6 3,7 3,8 4,9 5,9 6,10 7,10 8,11 9,11 10,11 11,11 12,11 13,11 15,11 16,10 17,10 17,9 18,9 19,8 20,7 20,6 21,5 22,4 22,3 22,2 22,1 22,0">
            <text:p/>
          </draw:polyline>
          <draw:line draw:style-name="gr1" draw:text-style-name="P1" draw:layer="layout" svg:x1="23.309cm" svg:y1="12.784cm" svg:x2="23.041cm" svg:y2="12.784cm">
            <text:p/>
          </draw:line>
          <draw:line draw:style-name="gr1" draw:text-style-name="P1" draw:layer="layout" svg:x1="23.309cm" svg:y1="12.761cm" svg:x2="23.041cm" svg:y2="12.761cm">
            <text:p/>
          </draw:line>
          <draw:polyline draw:style-name="gr1" draw:text-style-name="P1" draw:layer="layout" svg:width="0.01cm" svg:height="0.021cm" svg:x="23.03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3.309cm" svg:y="12.761cm" svg:viewBox="0 0 11 22" draw:points="0,22 0,22 1,22 2,22 3,22 4,22 5,21 6,20 7,20 8,19 9,18 9,17 10,17 10,16 11,15 11,13 11,12 11,11 11,10 11,9 11,8 10,7 10,6 9,5 9,4 8,3 7,3 6,2 5,1 4,1 3,1 2,0 1,0 0,0">
            <text:p/>
          </draw:polyline>
          <draw:line draw:style-name="gr1" draw:text-style-name="P1" draw:layer="layout" svg:x1="23.03cm" svg:y1="12.773cm" svg:x2="23.03cm" svg:y2="12.594cm">
            <text:p/>
          </draw:line>
          <draw:line draw:style-name="gr1" draw:text-style-name="P1" draw:layer="layout" svg:x1="23.052cm" svg:y1="12.773cm" svg:x2="23.052cm" svg:y2="12.594cm">
            <text:p/>
          </draw:line>
          <draw:polyline draw:style-name="gr1" draw:text-style-name="P1" draw:layer="layout" svg:width="0.021cm" svg:height="0.01cm" svg:x="23.03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03cm" svg:y="12.773cm" svg:viewBox="0 0 22 11" draw:points="0,0 0,1 0,2 1,3 1,4 1,5 2,6 3,7 3,8 4,9 5,9 6,10 7,10 8,11 9,11 10,11 11,11 12,11 13,11 15,11 16,10 17,10 17,9 18,9 19,8 20,7 20,6 21,5 22,4 22,3 22,2 22,1 22,0">
            <text:p/>
          </draw:polyline>
          <draw:line draw:style-name="gr1" draw:text-style-name="P1" draw:layer="layout" svg:x1="23.03cm" svg:y1="12.415cm" svg:x2="23.03cm" svg:y2="12.236cm">
            <text:p/>
          </draw:line>
          <draw:line draw:style-name="gr1" draw:text-style-name="P1" draw:layer="layout" svg:x1="23.052cm" svg:y1="12.415cm" svg:x2="23.052cm" svg:y2="12.236cm">
            <text:p/>
          </draw:line>
          <draw:polyline draw:style-name="gr1" draw:text-style-name="P1" draw:layer="layout" svg:width="0.021cm" svg:height="0.01cm" svg:x="23.03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03cm" svg:y="12.415cm" svg:viewBox="0 0 22 11" draw:points="0,0 0,1 0,2 1,3 1,4 1,5 2,6 3,7 3,8 4,9 5,9 6,10 7,10 8,11 9,11 10,11 11,11 12,11 13,11 15,11 16,10 17,10 17,9 18,9 19,8 20,7 20,6 21,5 22,4 22,3 22,2 22,1 22,0">
            <text:p/>
          </draw:polyline>
          <draw:line draw:style-name="gr1" draw:text-style-name="P1" draw:layer="layout" svg:x1="23.309cm" svg:y1="12.247cm" svg:x2="23.041cm" svg:y2="12.247cm">
            <text:p/>
          </draw:line>
          <draw:line draw:style-name="gr1" draw:text-style-name="P1" draw:layer="layout" svg:x1="23.309cm" svg:y1="12.225cm" svg:x2="23.041cm" svg:y2="12.225cm">
            <text:p/>
          </draw:line>
          <draw:polyline draw:style-name="gr1" draw:text-style-name="P1" draw:layer="layout" svg:width="0.01cm" svg:height="0.021cm" svg:x="23.03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3.309cm" svg:y="12.225cm" svg:viewBox="0 0 11 22" draw:points="0,22 0,22 1,22 2,22 3,22 4,22 5,21 6,20 7,20 8,19 9,18 9,17 10,17 10,16 11,15 11,13 11,12 11,11 11,10 11,9 11,8 10,7 10,6 9,5 9,4 8,3 7,3 6,2 5,1 4,1 3,1 2,0 1,0 0,0">
            <text:p/>
          </draw:polyline>
          <draw:line draw:style-name="gr1" draw:text-style-name="P1" draw:layer="layout" svg:x1="23.298cm" svg:y1="12.415cm" svg:x2="23.298cm" svg:y2="12.236cm">
            <text:p/>
          </draw:line>
          <draw:line draw:style-name="gr1" draw:text-style-name="P1" draw:layer="layout" svg:x1="23.32cm" svg:y1="12.415cm" svg:x2="23.32cm" svg:y2="12.236cm">
            <text:p/>
          </draw:line>
          <draw:polyline draw:style-name="gr1" draw:text-style-name="P1" draw:layer="layout" svg:width="0.021cm" svg:height="0.01cm" svg:x="23.298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3.298cm" svg:y="12.415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22.018cm" svg:y="12.191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2.029cm" svg:y1="12.415cm" svg:x2="22.029cm" svg:y2="12.236cm">
            <text:p/>
          </draw:line>
          <draw:line draw:style-name="gr1" draw:text-style-name="P1" draw:layer="layout" svg:x1="22.051cm" svg:y1="12.415cm" svg:x2="22.051cm" svg:y2="12.236cm">
            <text:p/>
          </draw:line>
          <draw:polyline draw:style-name="gr1" draw:text-style-name="P1" draw:layer="layout" svg:width="0.021cm" svg:height="0.01cm" svg:x="22.029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029cm" svg:y="12.415cm" svg:viewBox="0 0 22 11" draw:points="0,0 0,1 0,2 1,3 1,4 1,5 2,6 3,7 3,8 4,9 5,9 6,10 7,10 8,11 9,11 10,11 11,11 12,11 13,11 15,11 16,10 17,10 17,9 18,9 19,8 20,7 20,6 21,5 22,4 22,3 22,2 22,1 22,0">
            <text:p/>
          </draw:polyline>
          <draw:line draw:style-name="gr1" draw:text-style-name="P1" draw:layer="layout" svg:x1="22.308cm" svg:y1="12.247cm" svg:x2="22.04cm" svg:y2="12.247cm">
            <text:p/>
          </draw:line>
          <draw:line draw:style-name="gr1" draw:text-style-name="P1" draw:layer="layout" svg:x1="22.308cm" svg:y1="12.225cm" svg:x2="22.04cm" svg:y2="12.225cm">
            <text:p/>
          </draw:line>
          <draw:polyline draw:style-name="gr1" draw:text-style-name="P1" draw:layer="layout" svg:width="0.01cm" svg:height="0.021cm" svg:x="22.029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2.308cm" svg:y="12.225cm" svg:viewBox="0 0 11 22" draw:points="0,22 0,22 1,22 2,22 3,22 4,22 5,21 6,20 7,20 8,19 9,18 9,17 10,17 10,16 11,15 11,13 11,12 11,11 11,10 11,9 11,8 10,7 10,6 9,5 9,4 8,3 7,3 6,2 5,1 4,1 3,1 2,0 1,0 0,0">
            <text:p/>
          </draw:polyline>
          <draw:line draw:style-name="gr1" draw:text-style-name="P1" draw:layer="layout" svg:x1="22.297cm" svg:y1="12.415cm" svg:x2="22.297cm" svg:y2="12.236cm">
            <text:p/>
          </draw:line>
          <draw:line draw:style-name="gr1" draw:text-style-name="P1" draw:layer="layout" svg:x1="22.319cm" svg:y1="12.415cm" svg:x2="22.319cm" svg:y2="12.236cm">
            <text:p/>
          </draw:line>
          <draw:polyline draw:style-name="gr1" draw:text-style-name="P1" draw:layer="layout" svg:width="0.021cm" svg:height="0.01cm" svg:x="22.297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297cm" svg:y="12.415cm" svg:viewBox="0 0 22 11" draw:points="0,0 0,1 0,2 1,3 1,4 1,5 2,6 3,7 3,8 4,9 5,9 6,10 7,10 8,11 9,11 10,11 11,11 12,11 13,11 15,11 16,10 17,10 17,9 18,9 19,8 20,7 20,6 21,5 22,4 22,3 22,2 22,1 22,0">
            <text:p/>
          </draw:polyline>
          <draw:line draw:style-name="gr1" draw:text-style-name="P1" draw:layer="layout" svg:x1="22.297cm" svg:y1="12.773cm" svg:x2="22.297cm" svg:y2="12.594cm">
            <text:p/>
          </draw:line>
          <draw:line draw:style-name="gr1" draw:text-style-name="P1" draw:layer="layout" svg:x1="22.319cm" svg:y1="12.773cm" svg:x2="22.319cm" svg:y2="12.594cm">
            <text:p/>
          </draw:line>
          <draw:polyline draw:style-name="gr1" draw:text-style-name="P1" draw:layer="layout" svg:width="0.021cm" svg:height="0.01cm" svg:x="22.297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297cm" svg:y="12.773cm" svg:viewBox="0 0 22 11" draw:points="0,0 0,1 0,2 1,3 1,4 1,5 2,6 3,7 3,8 4,9 5,9 6,10 7,10 8,11 9,11 10,11 11,11 12,11 13,11 15,11 16,10 17,10 17,9 18,9 19,8 20,7 20,6 21,5 22,4 22,3 22,2 22,1 22,0">
            <text:p/>
          </draw:polyline>
          <draw:line draw:style-name="gr1" draw:text-style-name="P1" draw:layer="layout" svg:x1="22.308cm" svg:y1="12.784cm" svg:x2="22.04cm" svg:y2="12.784cm">
            <text:p/>
          </draw:line>
          <draw:line draw:style-name="gr1" draw:text-style-name="P1" draw:layer="layout" svg:x1="22.308cm" svg:y1="12.761cm" svg:x2="22.04cm" svg:y2="12.761cm">
            <text:p/>
          </draw:line>
          <draw:polyline draw:style-name="gr1" draw:text-style-name="P1" draw:layer="layout" svg:width="0.01cm" svg:height="0.021cm" svg:x="22.029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2.308cm" svg:y="12.761cm" svg:viewBox="0 0 11 22" draw:points="0,22 0,22 1,22 2,22 3,22 4,22 5,21 6,20 7,20 8,19 9,18 9,17 10,17 10,16 11,15 11,13 11,12 11,11 11,10 11,9 11,8 10,7 10,6 9,5 9,4 8,3 7,3 6,2 5,1 4,1 3,1 2,0 1,0 0,0">
            <text:p/>
          </draw:polyline>
          <draw:line draw:style-name="gr1" draw:text-style-name="P1" draw:layer="layout" svg:x1="22.029cm" svg:y1="12.773cm" svg:x2="22.029cm" svg:y2="12.594cm">
            <text:p/>
          </draw:line>
          <draw:line draw:style-name="gr1" draw:text-style-name="P1" draw:layer="layout" svg:x1="22.051cm" svg:y1="12.773cm" svg:x2="22.051cm" svg:y2="12.594cm">
            <text:p/>
          </draw:line>
          <draw:polyline draw:style-name="gr1" draw:text-style-name="P1" draw:layer="layout" svg:width="0.021cm" svg:height="0.01cm" svg:x="22.029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029cm" svg:y="12.773cm" svg:viewBox="0 0 22 11" draw:points="0,0 0,1 0,2 1,3 1,4 1,5 2,6 3,7 3,8 4,9 5,9 6,10 7,10 8,11 9,11 10,11 11,11 12,11 13,11 15,11 16,10 17,10 17,9 18,9 19,8 20,7 20,6 21,5 22,4 22,3 22,2 22,1 22,0">
            <text:p/>
          </draw:polyline>
          <draw:polygon draw:style-name="gr2" draw:text-style-name="P1" draw:layer="layout" svg:width="0.043cm" svg:height="0.044cm" svg:x="22.751cm" svg:y="12.773cm" svg:viewBox="0 0 44 45" draw:points="22,45 24,45 27,44 29,44 31,43 33,42 35,41 36,40 38,38 39,37 41,35 42,33 43,31 43,29 44,27 44,25 44,22 44,20 44,18 43,16 43,14 42,12 41,10 39,8 38,7 36,5 35,4 33,3 31,2 29,1 27,0 24,0 22,0 20,0 18,0 16,1 14,2 12,3 10,4 8,5 6,7 5,8 4,10 3,12 2,14 1,16 0,18 0,20 0,22 0,25 0,27 1,29 2,31 3,33 4,35 5,37 6,38 8,40 10,41 12,42 14,43 16,44 18,44 20,45">
            <text:p/>
          </draw:polygon>
          <draw:line draw:style-name="gr1" draw:text-style-name="P1" draw:layer="layout" svg:x1="22.762cm" svg:y1="12.773cm" svg:x2="22.762cm" svg:y2="12.594cm">
            <text:p/>
          </draw:line>
          <draw:line draw:style-name="gr1" draw:text-style-name="P1" draw:layer="layout" svg:x1="22.784cm" svg:y1="12.773cm" svg:x2="22.784cm" svg:y2="12.594cm">
            <text:p/>
          </draw:line>
          <draw:polyline draw:style-name="gr1" draw:text-style-name="P1" draw:layer="layout" svg:width="0.021cm" svg:height="0.01cm" svg:x="22.762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762cm" svg:y="12.773cm" svg:viewBox="0 0 22 11" draw:points="0,0 0,1 0,2 1,3 1,4 1,5 2,6 3,7 3,8 4,9 5,9 6,10 7,10 8,11 9,11 10,11 11,11 12,11 13,11 15,11 16,10 17,10 17,9 18,9 19,8 20,7 20,6 21,5 22,4 22,3 22,2 22,1 22,0">
            <text:p/>
          </draw:polyline>
          <draw:line draw:style-name="gr1" draw:text-style-name="P1" draw:layer="layout" svg:x1="22.773cm" svg:y1="12.784cm" svg:x2="22.505cm" svg:y2="12.784cm">
            <text:p/>
          </draw:line>
          <draw:line draw:style-name="gr1" draw:text-style-name="P1" draw:layer="layout" svg:x1="22.773cm" svg:y1="12.761cm" svg:x2="22.505cm" svg:y2="12.761cm">
            <text:p/>
          </draw:line>
          <draw:polyline draw:style-name="gr1" draw:text-style-name="P1" draw:layer="layout" svg:width="0.01cm" svg:height="0.021cm" svg:x="22.494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22.773cm" svg:y="12.761cm" svg:viewBox="0 0 11 22" draw:points="0,22 0,22 1,22 2,22 3,22 4,22 5,21 6,20 7,20 8,19 9,18 9,17 10,17 10,16 11,15 11,13 11,12 11,11 11,10 11,9 11,8 10,7 10,6 9,5 9,4 8,3 7,3 6,2 5,1 4,1 3,1 2,0 1,0 0,0">
            <text:p/>
          </draw:polyline>
          <draw:line draw:style-name="gr1" draw:text-style-name="P1" draw:layer="layout" svg:x1="22.494cm" svg:y1="12.773cm" svg:x2="22.494cm" svg:y2="12.594cm">
            <text:p/>
          </draw:line>
          <draw:line draw:style-name="gr1" draw:text-style-name="P1" draw:layer="layout" svg:x1="22.516cm" svg:y1="12.773cm" svg:x2="22.516cm" svg:y2="12.594cm">
            <text:p/>
          </draw:line>
          <draw:polyline draw:style-name="gr1" draw:text-style-name="P1" draw:layer="layout" svg:width="0.021cm" svg:height="0.01cm" svg:x="22.494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494cm" svg:y="12.773cm" svg:viewBox="0 0 22 11" draw:points="0,0 0,1 0,2 1,3 1,4 1,5 2,6 3,7 3,8 4,9 5,9 6,10 7,10 8,11 9,11 10,11 11,11 12,11 13,11 15,11 16,10 17,10 17,9 18,9 19,8 20,7 20,6 21,5 22,4 22,3 22,2 22,1 22,0">
            <text:p/>
          </draw:polyline>
          <draw:line draw:style-name="gr1" draw:text-style-name="P1" draw:layer="layout" svg:x1="22.494cm" svg:y1="12.415cm" svg:x2="22.494cm" svg:y2="12.236cm">
            <text:p/>
          </draw:line>
          <draw:line draw:style-name="gr1" draw:text-style-name="P1" draw:layer="layout" svg:x1="22.516cm" svg:y1="12.415cm" svg:x2="22.516cm" svg:y2="12.236cm">
            <text:p/>
          </draw:line>
          <draw:polyline draw:style-name="gr1" draw:text-style-name="P1" draw:layer="layout" svg:width="0.021cm" svg:height="0.01cm" svg:x="22.494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494cm" svg:y="12.415cm" svg:viewBox="0 0 22 11" draw:points="0,0 0,1 0,2 1,3 1,4 1,5 2,6 3,7 3,8 4,9 5,9 6,10 7,10 8,11 9,11 10,11 11,11 12,11 13,11 15,11 16,10 17,10 17,9 18,9 19,8 20,7 20,6 21,5 22,4 22,3 22,2 22,1 22,0">
            <text:p/>
          </draw:polyline>
          <draw:line draw:style-name="gr1" draw:text-style-name="P1" draw:layer="layout" svg:x1="22.773cm" svg:y1="12.247cm" svg:x2="22.505cm" svg:y2="12.247cm">
            <text:p/>
          </draw:line>
          <draw:line draw:style-name="gr1" draw:text-style-name="P1" draw:layer="layout" svg:x1="22.773cm" svg:y1="12.225cm" svg:x2="22.505cm" svg:y2="12.225cm">
            <text:p/>
          </draw:line>
          <draw:polyline draw:style-name="gr1" draw:text-style-name="P1" draw:layer="layout" svg:width="0.01cm" svg:height="0.021cm" svg:x="22.494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22.773cm" svg:y="12.225cm" svg:viewBox="0 0 11 22" draw:points="0,22 0,22 1,22 2,22 3,22 4,22 5,21 6,20 7,20 8,19 9,18 9,17 10,17 10,16 11,15 11,13 11,12 11,11 11,10 11,9 11,8 10,7 10,6 9,5 9,4 8,3 7,3 6,2 5,1 4,1 3,1 2,0 1,0 0,0">
            <text:p/>
          </draw:polyline>
          <draw:line draw:style-name="gr1" draw:text-style-name="P1" draw:layer="layout" svg:x1="22.762cm" svg:y1="12.415cm" svg:x2="22.762cm" svg:y2="12.236cm">
            <text:p/>
          </draw:line>
          <draw:line draw:style-name="gr1" draw:text-style-name="P1" draw:layer="layout" svg:x1="22.784cm" svg:y1="12.415cm" svg:x2="22.784cm" svg:y2="12.236cm">
            <text:p/>
          </draw:line>
          <draw:polyline draw:style-name="gr1" draw:text-style-name="P1" draw:layer="layout" svg:width="0.021cm" svg:height="0.01cm" svg:x="22.762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762cm" svg:y="12.415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18.978cm" svg:y="12.191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18.99cm" svg:y1="12.415cm" svg:x2="18.99cm" svg:y2="12.236cm">
            <text:p/>
          </draw:line>
          <draw:line draw:style-name="gr1" draw:text-style-name="P1" draw:layer="layout" svg:x1="19.012cm" svg:y1="12.415cm" svg:x2="19.012cm" svg:y2="12.236cm">
            <text:p/>
          </draw:line>
          <draw:polyline draw:style-name="gr1" draw:text-style-name="P1" draw:layer="layout" svg:width="0.021cm" svg:height="0.01cm" svg:x="18.99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18.99cm" svg:y="12.415cm" svg:viewBox="0 0 22 11" draw:points="0,0 0,1 0,2 1,3 1,4 1,5 2,6 3,7 3,8 4,9 5,9 6,10 7,10 8,11 9,11 10,11 11,11 12,11 13,11 15,11 16,10 17,10 17,9 18,9 19,8 20,7 20,6 21,5 22,4 22,3 22,2 22,1 22,0">
            <text:p/>
          </draw:polyline>
          <draw:line draw:style-name="gr1" draw:text-style-name="P1" draw:layer="layout" svg:x1="19.269cm" svg:y1="12.247cm" svg:x2="19.001cm" svg:y2="12.247cm">
            <text:p/>
          </draw:line>
          <draw:line draw:style-name="gr1" draw:text-style-name="P1" draw:layer="layout" svg:x1="19.269cm" svg:y1="12.225cm" svg:x2="19.001cm" svg:y2="12.225cm">
            <text:p/>
          </draw:line>
          <draw:polyline draw:style-name="gr1" draw:text-style-name="P1" draw:layer="layout" svg:width="0.01cm" svg:height="0.021cm" svg:x="18.99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19.269cm" svg:y="12.225cm" svg:viewBox="0 0 11 22" draw:points="0,22 0,22 2,22 3,22 4,22 5,22 6,21 7,20 7,20 8,19 9,18 10,17 10,17 11,16 11,15 11,13 11,12 11,11 11,10 11,9 11,8 11,7 10,6 10,5 9,4 8,3 7,3 7,2 6,1 5,1 4,1 3,0 2,0 0,0 0,0">
            <text:p/>
          </draw:polyline>
          <draw:line draw:style-name="gr1" draw:text-style-name="P1" draw:layer="layout" svg:x1="19.258cm" svg:y1="12.415cm" svg:x2="19.258cm" svg:y2="12.236cm">
            <text:p/>
          </draw:line>
          <draw:line draw:style-name="gr1" draw:text-style-name="P1" draw:layer="layout" svg:x1="19.28cm" svg:y1="12.415cm" svg:x2="19.28cm" svg:y2="12.236cm">
            <text:p/>
          </draw:line>
          <draw:polyline draw:style-name="gr1" draw:text-style-name="P1" draw:layer="layout" svg:width="0.021cm" svg:height="0.01cm" svg:x="19.258cm" svg:y="12.225cm" svg:viewBox="0 0 22 11" draw:points="22,11 22,11 22,10 22,9 21,8 21,7 21,6 20,5 19,4 19,3 18,3 17,2 16,1 15,1 14,1 13,0 12,0 11,0 10,0 9,0 8,1 7,1 6,1 5,2 4,3 3,3 3,4 2,5 1,6 1,7 0,8 0,9 0,10 0,11">
            <text:p/>
          </draw:polyline>
          <draw:polyline draw:style-name="gr1" draw:text-style-name="P1" draw:layer="layout" svg:width="0.021cm" svg:height="0.01cm" svg:x="19.258cm" svg:y="12.415cm" svg:viewBox="0 0 22 11" draw:points="0,0 0,1 0,2 0,3 1,4 1,5 2,6 3,7 3,8 4,9 5,9 6,10 7,10 8,11 9,11 10,11 11,11 12,11 13,11 14,11 15,10 16,10 17,9 18,9 19,8 19,7 20,6 21,5 21,4 21,3 22,2 22,1 22,0">
            <text:p/>
          </draw:polyline>
          <draw:line draw:style-name="gr1" draw:text-style-name="P1" draw:layer="layout" svg:x1="19.258cm" svg:y1="12.773cm" svg:x2="19.258cm" svg:y2="12.594cm">
            <text:p/>
          </draw:line>
          <draw:line draw:style-name="gr1" draw:text-style-name="P1" draw:layer="layout" svg:x1="19.28cm" svg:y1="12.773cm" svg:x2="19.28cm" svg:y2="12.594cm">
            <text:p/>
          </draw:line>
          <draw:polyline draw:style-name="gr1" draw:text-style-name="P1" draw:layer="layout" svg:width="0.021cm" svg:height="0.01cm" svg:x="19.258cm" svg:y="12.583cm" svg:viewBox="0 0 22 11" draw:points="22,11 22,11 22,10 22,9 21,8 21,7 21,6 20,5 19,4 19,3 18,3 17,2 16,1 15,1 14,1 13,0 12,0 11,0 10,0 9,0 8,1 7,1 6,1 5,2 4,3 3,3 3,4 2,5 1,6 1,7 0,8 0,9 0,10 0,11">
            <text:p/>
          </draw:polyline>
          <draw:polyline draw:style-name="gr1" draw:text-style-name="P1" draw:layer="layout" svg:width="0.021cm" svg:height="0.01cm" svg:x="19.258cm" svg:y="12.773cm" svg:viewBox="0 0 22 11" draw:points="0,0 0,1 0,2 0,3 1,4 1,5 2,6 3,7 3,8 4,9 5,9 6,10 7,10 8,11 9,11 10,11 11,11 12,11 13,11 14,11 15,10 16,10 17,9 18,9 19,8 19,7 20,6 21,5 21,4 21,3 22,2 22,1 22,0">
            <text:p/>
          </draw:polyline>
          <draw:line draw:style-name="gr1" draw:text-style-name="P1" draw:layer="layout" svg:x1="19.269cm" svg:y1="12.784cm" svg:x2="19.001cm" svg:y2="12.784cm">
            <text:p/>
          </draw:line>
          <draw:line draw:style-name="gr1" draw:text-style-name="P1" draw:layer="layout" svg:x1="19.269cm" svg:y1="12.761cm" svg:x2="19.001cm" svg:y2="12.761cm">
            <text:p/>
          </draw:line>
          <draw:polyline draw:style-name="gr1" draw:text-style-name="P1" draw:layer="layout" svg:width="0.01cm" svg:height="0.021cm" svg:x="18.99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19.269cm" svg:y="12.761cm" svg:viewBox="0 0 11 22" draw:points="0,22 0,22 2,22 3,22 4,22 5,22 6,21 7,20 7,20 8,19 9,18 10,17 10,17 11,16 11,15 11,13 11,12 11,11 11,10 11,9 11,8 11,7 10,6 10,5 9,4 8,3 7,3 7,2 6,1 5,1 4,1 3,0 2,0 0,0 0,0">
            <text:p/>
          </draw:polyline>
          <draw:line draw:style-name="gr1" draw:text-style-name="P1" draw:layer="layout" svg:x1="18.99cm" svg:y1="12.773cm" svg:x2="18.99cm" svg:y2="12.594cm">
            <text:p/>
          </draw:line>
          <draw:line draw:style-name="gr1" draw:text-style-name="P1" draw:layer="layout" svg:x1="19.012cm" svg:y1="12.773cm" svg:x2="19.012cm" svg:y2="12.594cm">
            <text:p/>
          </draw:line>
          <draw:polyline draw:style-name="gr1" draw:text-style-name="P1" draw:layer="layout" svg:width="0.021cm" svg:height="0.01cm" svg:x="18.99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18.99cm" svg:y="12.773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19.712cm" svg:y="12.773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19.723cm" svg:y1="12.773cm" svg:x2="19.723cm" svg:y2="12.594cm">
            <text:p/>
          </draw:line>
          <draw:line draw:style-name="gr1" draw:text-style-name="P1" draw:layer="layout" svg:x1="19.745cm" svg:y1="12.773cm" svg:x2="19.745cm" svg:y2="12.594cm">
            <text:p/>
          </draw:line>
          <draw:polyline draw:style-name="gr1" draw:text-style-name="P1" draw:layer="layout" svg:width="0.021cm" svg:height="0.01cm" svg:x="19.723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19.723cm" svg:y="12.773cm" svg:viewBox="0 0 22 11" draw:points="0,0 0,1 0,2 1,3 1,4 1,5 2,6 3,7 3,8 4,9 5,9 6,10 7,10 8,11 9,11 10,11 11,11 12,11 13,11 15,11 16,10 17,10 17,9 18,9 19,8 20,7 20,6 21,5 22,4 22,3 22,2 22,1 22,0">
            <text:p/>
          </draw:polyline>
          <draw:line draw:style-name="gr1" draw:text-style-name="P1" draw:layer="layout" svg:x1="19.734cm" svg:y1="12.784cm" svg:x2="19.466cm" svg:y2="12.784cm">
            <text:p/>
          </draw:line>
          <draw:line draw:style-name="gr1" draw:text-style-name="P1" draw:layer="layout" svg:x1="19.734cm" svg:y1="12.761cm" svg:x2="19.466cm" svg:y2="12.761cm">
            <text:p/>
          </draw:line>
          <draw:polyline draw:style-name="gr1" draw:text-style-name="P1" draw:layer="layout" svg:width="0.01cm" svg:height="0.021cm" svg:x="19.454cm" svg:y="12.761cm" svg:viewBox="0 0 11 22" draw:points="11,0 11,0 10,0 9,0 8,1 7,1 6,1 5,2 4,3 3,3 3,4 2,5 1,6 1,7 1,8 0,9 0,10 0,11 0,12 0,13 1,15 1,16 1,17 2,17 3,18 3,19 4,20 5,20 6,21 7,22 8,22 9,22 10,22 11,22">
            <text:p/>
          </draw:polyline>
          <draw:polyline draw:style-name="gr1" draw:text-style-name="P1" draw:layer="layout" svg:width="0.01cm" svg:height="0.021cm" svg:x="19.734cm" svg:y="12.761cm" svg:viewBox="0 0 11 22" draw:points="0,22 0,22 1,22 2,22 3,22 4,22 5,21 6,20 7,20 8,19 9,18 9,17 10,17 10,16 11,15 11,13 11,12 11,11 11,10 11,9 11,8 10,7 10,6 9,5 9,4 8,3 7,3 6,2 5,1 4,1 3,1 2,0 1,0 0,0">
            <text:p/>
          </draw:polyline>
          <draw:line draw:style-name="gr1" draw:text-style-name="P1" draw:layer="layout" svg:x1="19.454cm" svg:y1="12.773cm" svg:x2="19.454cm" svg:y2="12.594cm">
            <text:p/>
          </draw:line>
          <draw:line draw:style-name="gr1" draw:text-style-name="P1" draw:layer="layout" svg:x1="19.477cm" svg:y1="12.773cm" svg:x2="19.477cm" svg:y2="12.594cm">
            <text:p/>
          </draw:line>
          <draw:polyline draw:style-name="gr1" draw:text-style-name="P1" draw:layer="layout" svg:width="0.021cm" svg:height="0.01cm" svg:x="19.454cm" svg:y="12.583cm" svg:viewBox="0 0 22 11" draw:points="22,11 22,11 22,10 22,9 22,8 22,7 21,6 20,5 20,4 19,3 18,3 17,2 17,1 16,1 15,1 13,0 12,0 11,0 10,0 9,0 8,1 7,1 6,1 5,2 4,3 3,3 3,4 2,5 1,6 1,7 1,8 0,9 0,10 0,11">
            <text:p/>
          </draw:polyline>
          <draw:polyline draw:style-name="gr1" draw:text-style-name="P1" draw:layer="layout" svg:width="0.021cm" svg:height="0.01cm" svg:x="19.454cm" svg:y="12.773cm" svg:viewBox="0 0 22 11" draw:points="0,0 0,1 0,2 1,3 1,4 1,5 2,6 3,7 3,8 4,9 5,9 6,10 7,10 8,11 9,11 10,11 11,11 12,11 13,11 15,11 16,10 17,10 17,9 18,9 19,8 20,7 20,6 21,5 22,4 22,3 22,2 22,1 22,0">
            <text:p/>
          </draw:polyline>
          <draw:line draw:style-name="gr1" draw:text-style-name="P1" draw:layer="layout" svg:x1="19.454cm" svg:y1="12.415cm" svg:x2="19.454cm" svg:y2="12.236cm">
            <text:p/>
          </draw:line>
          <draw:line draw:style-name="gr1" draw:text-style-name="P1" draw:layer="layout" svg:x1="19.477cm" svg:y1="12.415cm" svg:x2="19.477cm" svg:y2="12.236cm">
            <text:p/>
          </draw:line>
          <draw:polyline draw:style-name="gr1" draw:text-style-name="P1" draw:layer="layout" svg:width="0.021cm" svg:height="0.01cm" svg:x="19.454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19.454cm" svg:y="12.415cm" svg:viewBox="0 0 22 11" draw:points="0,0 0,1 0,2 1,3 1,4 1,5 2,6 3,7 3,8 4,9 5,9 6,10 7,10 8,11 9,11 10,11 11,11 12,11 13,11 15,11 16,10 17,10 17,9 18,9 19,8 20,7 20,6 21,5 22,4 22,3 22,2 22,1 22,0">
            <text:p/>
          </draw:polyline>
          <draw:line draw:style-name="gr1" draw:text-style-name="P1" draw:layer="layout" svg:x1="19.734cm" svg:y1="12.247cm" svg:x2="19.466cm" svg:y2="12.247cm">
            <text:p/>
          </draw:line>
          <draw:line draw:style-name="gr1" draw:text-style-name="P1" draw:layer="layout" svg:x1="19.734cm" svg:y1="12.225cm" svg:x2="19.466cm" svg:y2="12.225cm">
            <text:p/>
          </draw:line>
          <draw:polyline draw:style-name="gr1" draw:text-style-name="P1" draw:layer="layout" svg:width="0.01cm" svg:height="0.021cm" svg:x="19.454cm" svg:y="12.225cm" svg:viewBox="0 0 11 22" draw:points="11,0 11,0 10,0 9,0 8,1 7,1 6,1 5,2 4,3 3,3 3,4 2,5 1,6 1,7 1,8 0,9 0,10 0,11 0,12 0,13 1,15 1,16 1,17 2,17 3,18 3,19 4,20 5,20 6,21 7,22 8,22 9,22 10,22 11,22">
            <text:p/>
          </draw:polyline>
          <draw:polyline draw:style-name="gr1" draw:text-style-name="P1" draw:layer="layout" svg:width="0.01cm" svg:height="0.021cm" svg:x="19.734cm" svg:y="12.225cm" svg:viewBox="0 0 11 22" draw:points="0,22 0,22 1,22 2,22 3,22 4,22 5,21 6,20 7,20 8,19 9,18 9,17 10,17 10,16 11,15 11,13 11,12 11,11 11,10 11,9 11,8 10,7 10,6 9,5 9,4 8,3 7,3 6,2 5,1 4,1 3,1 2,0 1,0 0,0">
            <text:p/>
          </draw:polyline>
          <draw:line draw:style-name="gr1" draw:text-style-name="P1" draw:layer="layout" svg:x1="19.723cm" svg:y1="12.415cm" svg:x2="19.723cm" svg:y2="12.236cm">
            <text:p/>
          </draw:line>
          <draw:line draw:style-name="gr1" draw:text-style-name="P1" draw:layer="layout" svg:x1="19.745cm" svg:y1="12.415cm" svg:x2="19.745cm" svg:y2="12.236cm">
            <text:p/>
          </draw:line>
          <draw:polyline draw:style-name="gr1" draw:text-style-name="P1" draw:layer="layout" svg:width="0.021cm" svg:height="0.01cm" svg:x="19.723cm" svg:y="12.225cm" svg:viewBox="0 0 22 11" draw:points="22,11 22,11 22,10 22,9 22,8 22,7 21,6 20,5 20,4 19,3 18,3 17,2 17,1 16,1 15,1 13,0 12,0 11,0 10,0 9,0 8,1 7,1 6,1 5,2 4,3 3,3 3,4 2,5 1,6 1,7 1,8 0,9 0,10 0,11">
            <text:p/>
          </draw:polyline>
          <draw:polyline draw:style-name="gr1" draw:text-style-name="P1" draw:layer="layout" svg:width="0.021cm" svg:height="0.01cm" svg:x="19.723cm" svg:y="12.415cm" svg:viewBox="0 0 22 11" draw:points="0,0 0,1 0,2 1,3 1,4 1,5 2,6 3,7 3,8 4,9 5,9 6,10 7,10 8,11 9,11 10,11 11,11 12,11 13,11 15,11 16,10 17,10 17,9 18,9 19,8 20,7 20,6 21,5 22,4 22,3 22,2 22,1 22,0">
            <text:p/>
          </draw:polyline>
          <draw:polygon draw:style-name="gr2" draw:text-style-name="P1" draw:layer="layout" svg:width="0.198cm" svg:height="0.198cm" svg:x="23.353cm" svg:y="15.462cm" svg:viewBox="0 0 199 199" draw:points="100,199 110,198 120,197 129,195 139,191 147,187 155,182 163,176 170,170 177,163 182,155 187,147 192,138 195,129 197,120 199,110 199,99 199,89 197,79 195,70 192,61 187,52 182,44 177,36 170,29 163,23 155,17 147,12 139,8 129,4 120,2 110,1 100,0 90,1 80,2 70,4 61,8 52,12 44,17 36,23 29,29 23,36 17,44 12,52 8,61 4,70 2,79 1,89 0,99 1,110 2,120 4,129 8,138 12,147 17,155 23,163 29,170 36,176 44,182 52,187 61,191 70,195 80,197 90,198">
            <text:p/>
          </draw:polygon>
          <draw:line draw:style-name="gr1" draw:text-style-name="P1" draw:layer="layout" svg:x1="26.34cm" svg:y1="15.785cm" svg:x2="26.34cm" svg:y2="13.997cm">
            <text:p/>
          </draw:line>
          <draw:line draw:style-name="gr1" draw:text-style-name="P1" draw:layer="layout" svg:x1="26.375cm" svg:y1="15.785cm" svg:x2="26.375cm" svg:y2="13.997cm">
            <text:p/>
          </draw:line>
          <draw:polyline draw:style-name="gr1" draw:text-style-name="P1" draw:layer="layout" svg:width="0.035cm" svg:height="0.017cm" svg:x="26.34cm" svg:y="13.98cm" svg:viewBox="0 0 36 18" draw:points="36,18 36,18 36,16 35,14 35,12 34,11 34,9 33,8 32,6 31,5 29,4 28,3 26,2 25,1 23,1 22,0 20,0 18,0 16,0 14,0 13,1 11,1 9,2 8,3 7,4 5,5 4,6 3,8 2,9 1,11 1,12 0,14 0,16 0,18">
            <text:p/>
          </draw:polyline>
          <draw:polyline draw:style-name="gr1" draw:text-style-name="P1" draw:layer="layout" svg:width="0.035cm" svg:height="0.017cm" svg:x="26.34cm" svg:y="15.785cm" svg:viewBox="0 0 36 18" draw:points="0,0 0,2 0,4 1,5 1,7 2,9 3,10 4,11 5,13 7,14 8,15 9,16 11,17 13,17 14,18 16,18 18,18 20,18 22,18 23,17 25,17 26,16 28,15 29,14 31,13 32,11 33,10 34,9 34,7 35,5 35,4 36,2 36,0">
            <text:p/>
          </draw:polyline>
          <draw:line draw:style-name="gr1" draw:text-style-name="P1" draw:layer="layout" svg:x1="26.357cm" svg:y1="15.803cm" svg:x2="23.229cm" svg:y2="15.803cm">
            <text:p/>
          </draw:line>
          <draw:line draw:style-name="gr1" draw:text-style-name="P1" draw:layer="layout" svg:x1="26.357cm" svg:y1="15.767cm" svg:x2="23.229cm" svg:y2="15.767cm">
            <text:p/>
          </draw:line>
          <draw:polyline draw:style-name="gr1" draw:text-style-name="P1" draw:layer="layout" svg:width="0.017cm" svg:height="0.035cm" svg:x="23.211cm" svg:y="15.767cm" svg:viewBox="0 0 18 36" draw:points="18,0 18,0 16,0 14,0 13,1 11,1 9,2 8,3 7,4 5,5 4,7 3,8 2,9 1,11 1,13 0,14 0,16 0,18 0,20 0,22 1,23 1,25 2,26 3,28 4,29 5,31 7,32 8,33 9,34 11,34 13,35 14,35 16,36 18,36">
            <text:p/>
          </draw:polyline>
          <draw:polyline draw:style-name="gr1" draw:text-style-name="P1" draw:layer="layout" svg:width="0.017cm" svg:height="0.035cm" svg:x="26.357cm" svg:y="15.767cm" svg:viewBox="0 0 18 36" draw:points="0,36 0,36 2,36 4,35 5,35 7,34 9,34 10,33 11,32 13,31 14,29 15,28 16,26 17,25 17,23 18,22 18,20 18,18 18,16 18,14 17,13 17,11 16,9 15,8 14,7 13,5 11,4 10,3 9,2 7,1 5,1 4,0 2,0 0,0">
            <text:p/>
          </draw:polyline>
          <draw:line draw:style-name="gr1" draw:text-style-name="P1" draw:layer="layout" svg:x1="23.211cm" svg:y1="15.785cm" svg:x2="23.211cm" svg:y2="13.997cm">
            <text:p/>
          </draw:line>
          <draw:line draw:style-name="gr1" draw:text-style-name="P1" draw:layer="layout" svg:x1="23.247cm" svg:y1="15.785cm" svg:x2="23.247cm" svg:y2="13.997cm">
            <text:p/>
          </draw:line>
          <draw:polyline draw:style-name="gr1" draw:text-style-name="P1" draw:layer="layout" svg:width="0.035cm" svg:height="0.017cm" svg:x="23.211cm" svg:y="13.98cm" svg:viewBox="0 0 36 18" draw:points="36,18 36,18 36,16 35,14 35,12 34,11 34,9 33,8 32,6 31,5 29,4 28,3 26,2 25,1 23,1 22,0 20,0 18,0 16,0 14,0 13,1 11,1 9,2 8,3 7,4 5,5 4,6 3,8 2,9 1,11 1,12 0,14 0,16 0,18">
            <text:p/>
          </draw:polyline>
          <draw:polyline draw:style-name="gr1" draw:text-style-name="P1" draw:layer="layout" svg:width="0.035cm" svg:height="0.017cm" svg:x="23.211cm" svg:y="15.785cm" svg:viewBox="0 0 36 18" draw:points="0,0 0,2 0,4 1,5 1,7 2,9 3,10 4,11 5,13 7,14 8,15 9,16 11,17 13,17 14,18 16,18 18,18 20,18 22,18 23,17 25,17 26,16 28,15 29,14 31,13 32,11 33,10 34,9 34,7 35,5 35,4 36,2 36,0">
            <text:p/>
          </draw:polyline>
          <draw:line draw:style-name="gr1" draw:text-style-name="P1" draw:layer="layout" svg:x1="26.357cm" svg:y1="14.015cm" svg:x2="23.229cm" svg:y2="14.015cm">
            <text:p/>
          </draw:line>
          <draw:line draw:style-name="gr1" draw:text-style-name="P1" draw:layer="layout" svg:x1="26.357cm" svg:y1="13.979cm" svg:x2="23.229cm" svg:y2="13.979cm">
            <text:p/>
          </draw:line>
          <draw:polyline draw:style-name="gr1" draw:text-style-name="P1" draw:layer="layout" svg:width="0.017cm" svg:height="0.034cm" svg:x="23.211cm" svg:y="13.98cm" svg:viewBox="0 0 18 35" draw:points="18,0 18,0 16,0 14,0 13,1 11,1 9,2 8,3 7,4 5,5 4,6 3,8 2,9 1,11 1,12 0,14 0,16 0,18 0,20 0,21 1,23 1,25 2,26 3,28 4,29 5,30 7,31 8,32 9,33 11,34 13,35 14,35 16,35 18,35">
            <text:p/>
          </draw:polyline>
          <draw:polyline draw:style-name="gr1" draw:text-style-name="P1" draw:layer="layout" svg:width="0.017cm" svg:height="0.034cm" svg:x="26.357cm" svg:y="13.98cm" svg:viewBox="0 0 18 35" draw:points="0,35 0,35 2,35 4,35 5,35 7,34 9,33 10,32 11,31 13,30 14,29 15,28 16,26 17,25 17,23 18,21 18,20 18,18 18,16 18,14 17,12 17,11 16,9 15,8 14,6 13,5 11,4 10,3 9,2 7,1 5,1 4,0 2,0 0,0">
            <text:p/>
          </draw:polyline>
          <draw:polygon draw:style-name="gr2" draw:text-style-name="P1" draw:layer="layout" svg:width="0.043cm" svg:height="0.043cm" svg:x="25.061cm" svg:y="16.299cm" svg:viewBox="0 0 44 44" draw:points="22,44 24,44 27,44 29,43 31,43 33,42 35,41 36,39 38,38 39,36 41,35 42,33 43,31 43,29 44,27 44,24 44,22 44,20 44,18 43,16 43,14 42,12 41,10 39,8 38,6 36,5 35,4 33,3 31,2 29,1 27,0 24,0 22,0 20,0 18,0 16,1 14,2 12,3 10,4 8,5 6,6 5,8 4,10 3,12 2,14 1,16 0,18 0,20 0,22 0,24 0,27 1,29 2,31 3,33 4,35 5,36 6,38 8,39 10,41 12,42 14,43 16,43 18,44 20,44">
            <text:p/>
          </draw:polygon>
          <draw:line draw:style-name="gr1" draw:text-style-name="P1" draw:layer="layout" svg:x1="25.062cm" svg:y1="16.332cm" svg:x2="24.883cm" svg:y2="16.332cm">
            <text:p/>
          </draw:line>
          <draw:line draw:style-name="gr1" draw:text-style-name="P1" draw:layer="layout" svg:x1="25.062cm" svg:y1="16.31cm" svg:x2="24.883cm" svg:y2="16.31cm">
            <text:p/>
          </draw:line>
          <draw:polyline draw:style-name="gr1" draw:text-style-name="P1" draw:layer="layout" svg:width="0.01cm" svg:height="0.021cm" svg:x="24.871cm" svg:y="16.31cm" svg:viewBox="0 0 11 22" draw:points="11,0 11,0 10,0 9,0 8,0 7,1 6,1 5,2 4,3 3,3 3,4 2,5 1,6 1,7 1,8 0,9 0,10 0,11 0,12 0,13 1,14 1,15 1,16 2,17 3,18 3,19 4,19 5,20 6,21 7,21 8,21 9,22 10,22 11,22">
            <text:p/>
          </draw:polyline>
          <draw:polyline draw:style-name="gr1" draw:text-style-name="P1" draw:layer="layout" svg:width="0.01cm" svg:height="0.021cm" svg:x="25.061cm" svg:y="16.31cm" svg:viewBox="0 0 11 22" draw:points="0,22 0,22 1,22 2,22 3,21 4,21 5,21 6,20 7,19 8,19 9,18 9,17 10,16 10,15 11,14 11,13 11,12 11,11 11,10 11,9 11,8 10,7 10,6 9,5 9,4 8,3 7,3 6,2 5,1 4,1 3,0 2,0 1,0 0,0">
            <text:p/>
          </draw:polyline>
          <draw:line draw:style-name="gr1" draw:text-style-name="P1" draw:layer="layout" svg:x1="25.05cm" svg:y1="16.589cm" svg:x2="25.05cm" svg:y2="16.321cm">
            <text:p/>
          </draw:line>
          <draw:line draw:style-name="gr1" draw:text-style-name="P1" draw:layer="layout" svg:x1="25.073cm" svg:y1="16.589cm" svg:x2="25.073cm" svg:y2="16.321cm">
            <text:p/>
          </draw:line>
          <draw:polyline draw:style-name="gr1" draw:text-style-name="P1" draw:layer="layout" svg:width="0.021cm" svg:height="0.01cm" svg:x="25.05cm" svg:y="16.31cm" svg:viewBox="0 0 22 11" draw:points="22,11 22,11 22,10 22,9 22,8 22,7 21,6 20,5 20,4 19,3 18,3 17,2 17,1 16,1 15,0 13,0 12,0 11,0 10,0 9,0 8,0 7,1 6,1 5,2 4,3 3,3 3,4 2,5 1,6 1,7 1,8 0,9 0,10 0,11 0,11">
            <text:p/>
          </draw:polyline>
          <draw:polyline draw:style-name="gr1" draw:text-style-name="P1" draw:layer="layout" svg:width="0.021cm" svg:height="0.01cm" svg:x="25.05cm" svg:y="16.589cm" svg:viewBox="0 0 22 11" draw:points="0,0 0,1 0,2 1,3 1,4 1,5 2,6 3,7 3,8 4,9 5,9 6,10 7,10 8,11 9,11 10,11 11,11 12,11 13,11 15,11 16,10 17,10 17,9 18,9 19,8 20,7 20,6 21,5 22,4 22,3 22,2 22,1 22,0">
            <text:p/>
          </draw:polyline>
          <draw:line draw:style-name="gr1" draw:text-style-name="P1" draw:layer="layout" svg:x1="25.062cm" svg:y1="16.601cm" svg:x2="24.883cm" svg:y2="16.601cm">
            <text:p/>
          </draw:line>
          <draw:line draw:style-name="gr1" draw:text-style-name="P1" draw:layer="layout" svg:x1="25.062cm" svg:y1="16.578cm" svg:x2="24.883cm" svg:y2="16.578cm">
            <text:p/>
          </draw:line>
          <draw:polyline draw:style-name="gr1" draw:text-style-name="P1" draw:layer="layout" svg:width="0.01cm" svg:height="0.021cm" svg:x="24.871cm" svg:y="16.578cm" svg:viewBox="0 0 11 22" draw:points="11,0 11,0 10,0 9,0 8,1 7,1 6,1 5,2 4,3 3,3 3,4 2,5 1,6 1,7 1,8 0,9 0,10 0,11 0,12 0,13 1,15 1,16 1,17 2,17 3,18 3,19 4,20 5,20 6,21 7,22 8,22 9,22 10,22 11,22">
            <text:p/>
          </draw:polyline>
          <draw:polyline draw:style-name="gr1" draw:text-style-name="P1" draw:layer="layout" svg:width="0.01cm" svg:height="0.021cm" svg:x="25.061cm" svg:y="16.578cm" svg:viewBox="0 0 11 22" draw:points="0,22 0,22 1,22 2,22 3,22 4,22 5,21 6,20 7,20 8,19 9,18 9,17 10,17 10,16 11,15 11,13 11,12 11,11 11,10 11,9 11,8 10,7 10,6 9,5 9,4 8,3 7,3 6,2 5,1 4,1 3,1 2,0 1,0 0,0">
            <text:p/>
          </draw:polyline>
          <draw:line draw:style-name="gr1" draw:text-style-name="P1" draw:layer="layout" svg:x1="24.704cm" svg:y1="16.601cm" svg:x2="24.525cm" svg:y2="16.601cm">
            <text:p/>
          </draw:line>
          <draw:line draw:style-name="gr1" draw:text-style-name="P1" draw:layer="layout" svg:x1="24.704cm" svg:y1="16.578cm" svg:x2="24.525cm" svg:y2="16.578cm">
            <text:p/>
          </draw:line>
          <draw:polyline draw:style-name="gr1" draw:text-style-name="P1" draw:layer="layout" svg:width="0.01cm" svg:height="0.021cm" svg:x="24.514cm" svg:y="16.578cm" svg:viewBox="0 0 11 22" draw:points="11,0 11,0 10,0 9,0 8,1 7,1 6,1 5,2 4,3 3,3 3,4 2,5 1,6 1,7 1,8 0,9 0,10 0,11 0,12 0,13 1,15 1,16 1,17 2,17 3,18 3,19 4,20 5,20 6,21 7,22 8,22 9,22 10,22 11,22">
            <text:p/>
          </draw:polyline>
          <draw:polyline draw:style-name="gr1" draw:text-style-name="P1" draw:layer="layout" svg:width="0.01cm" svg:height="0.021cm" svg:x="24.704cm" svg:y="16.578cm" svg:viewBox="0 0 11 22" draw:points="0,22 0,22 1,22 2,22 3,22 4,22 5,21 6,20 7,20 8,19 9,18 9,17 10,17 10,16 11,15 11,13 11,12 11,11 11,10 11,9 11,8 10,7 10,6 9,5 9,4 8,3 7,3 6,2 5,1 4,1 3,1 2,0 1,0 0,0">
            <text:p/>
          </draw:polyline>
          <draw:line draw:style-name="gr1" draw:text-style-name="P1" draw:layer="layout" svg:x1="24.514cm" svg:y1="16.589cm" svg:x2="24.514cm" svg:y2="16.321cm">
            <text:p/>
          </draw:line>
          <draw:line draw:style-name="gr1" draw:text-style-name="P1" draw:layer="layout" svg:x1="24.536cm" svg:y1="16.589cm" svg:x2="24.536cm" svg:y2="16.321cm">
            <text:p/>
          </draw:line>
          <draw:polyline draw:style-name="gr1" draw:text-style-name="P1" draw:layer="layout" svg:width="0.021cm" svg:height="0.01cm" svg:x="24.514cm" svg:y="16.31cm" svg:viewBox="0 0 22 11" draw:points="22,11 22,11 22,10 22,9 22,8 22,7 21,6 20,5 20,4 19,3 18,3 17,2 17,1 16,1 15,0 13,0 12,0 11,0 10,0 9,0 8,0 7,1 6,1 5,2 4,3 3,3 3,4 2,5 1,6 1,7 1,8 0,9 0,10 0,11 0,11">
            <text:p/>
          </draw:polyline>
          <draw:polyline draw:style-name="gr1" draw:text-style-name="P1" draw:layer="layout" svg:width="0.021cm" svg:height="0.01cm" svg:x="24.514cm" svg:y="16.589cm" svg:viewBox="0 0 22 11" draw:points="0,0 0,1 0,2 1,3 1,4 1,5 2,6 3,7 3,8 4,9 5,9 6,10 7,10 8,11 9,11 10,11 11,11 12,11 13,11 15,11 16,10 17,10 17,9 18,9 19,8 20,7 20,6 21,5 22,4 22,3 22,2 22,1 22,0">
            <text:p/>
          </draw:polyline>
          <draw:line draw:style-name="gr1" draw:text-style-name="P1" draw:layer="layout" svg:x1="24.704cm" svg:y1="16.332cm" svg:x2="24.525cm" svg:y2="16.332cm">
            <text:p/>
          </draw:line>
          <draw:line draw:style-name="gr1" draw:text-style-name="P1" draw:layer="layout" svg:x1="24.704cm" svg:y1="16.31cm" svg:x2="24.525cm" svg:y2="16.31cm">
            <text:p/>
          </draw:line>
          <draw:polyline draw:style-name="gr1" draw:text-style-name="P1" draw:layer="layout" svg:width="0.01cm" svg:height="0.021cm" svg:x="24.514cm" svg:y="16.31cm" svg:viewBox="0 0 11 22" draw:points="11,0 11,0 10,0 9,0 8,0 7,1 6,1 5,2 4,3 3,3 3,4 2,5 1,6 1,7 1,8 0,9 0,10 0,11 0,12 0,13 1,14 1,15 1,16 2,17 3,18 3,19 4,19 5,20 6,21 7,21 8,21 9,22 10,22 11,22">
            <text:p/>
          </draw:polyline>
          <draw:polyline draw:style-name="gr1" draw:text-style-name="P1" draw:layer="layout" svg:width="0.01cm" svg:height="0.021cm" svg:x="24.704cm" svg:y="16.31cm" svg:viewBox="0 0 11 22" draw:points="0,22 0,22 1,22 2,22 3,21 4,21 5,21 6,20 7,19 8,19 9,18 9,17 10,16 10,15 11,14 11,13 11,12 11,11 11,10 11,9 11,8 10,7 10,6 9,5 9,4 8,3 7,3 6,2 5,1 4,1 3,0 2,0 1,0 0,0">
            <text:p/>
          </draw:polyline>
          <draw:polygon draw:style-name="gr2" draw:text-style-name="P1" draw:layer="layout" svg:width="0.044cm" svg:height="0.044cm" svg:x="24.686cm" svg:y="13.26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4.91cm" svg:y1="13.293cm" svg:x2="24.731cm" svg:y2="13.293cm">
            <text:p/>
          </draw:line>
          <draw:line draw:style-name="gr1" draw:text-style-name="P1" draw:layer="layout" svg:x1="24.91cm" svg:y1="13.271cm" svg:x2="24.731cm" svg:y2="13.271cm">
            <text:p/>
          </draw:line>
          <draw:polyline draw:style-name="gr1" draw:text-style-name="P1" draw:layer="layout" svg:width="0.01cm" svg:height="0.021cm" svg:x="24.719cm" svg:y="13.271cm" svg:viewBox="0 0 11 22" draw:points="11,0 11,0 10,0 9,0 8,1 7,1 6,1 5,2 4,3 3,3 3,4 2,5 1,6 1,7 1,8 0,9 0,10 0,11 0,12 0,13 1,15 1,16 1,17 2,17 3,18 3,19 4,20 5,20 6,21 7,22 8,22 9,22 10,22 11,22">
            <text:p/>
          </draw:polyline>
          <draw:polyline draw:style-name="gr1" draw:text-style-name="P1" draw:layer="layout" svg:width="0.01cm" svg:height="0.021cm" svg:x="24.909cm" svg:y="13.271cm" svg:viewBox="0 0 11 22" draw:points="0,22 0,22 1,22 2,22 3,22 4,22 5,21 6,20 7,20 8,19 9,18 9,17 10,17 10,16 11,15 11,13 11,12 11,11 11,10 11,9 11,8 10,7 10,6 9,5 9,4 8,3 7,3 6,2 5,1 4,1 3,1 2,0 1,0 0,0">
            <text:p/>
          </draw:polyline>
          <draw:line draw:style-name="gr1" draw:text-style-name="P1" draw:layer="layout" svg:x1="24.72cm" svg:y1="13.282cm" svg:x2="24.72cm" svg:y2="13.014cm">
            <text:p/>
          </draw:line>
          <draw:line draw:style-name="gr1" draw:text-style-name="P1" draw:layer="layout" svg:x1="24.742cm" svg:y1="13.282cm" svg:x2="24.742cm" svg:y2="13.014cm">
            <text:p/>
          </draw:line>
          <draw:polyline draw:style-name="gr1" draw:text-style-name="P1" draw:layer="layout" svg:width="0.021cm" svg:height="0.01cm" svg:x="24.719cm" svg:y="13.00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4.719cm" svg:y="13.282cm" svg:viewBox="0 0 22 11" draw:points="0,0 0,1 0,2 1,3 1,4 1,5 2,6 3,7 3,8 4,9 5,9 6,10 7,10 8,11 9,11 10,11 11,11 12,11 13,11 15,11 16,10 17,10 17,9 18,9 19,8 20,7 20,6 21,5 22,4 22,3 22,2 22,1 22,0">
            <text:p/>
          </draw:polyline>
          <draw:line draw:style-name="gr1" draw:text-style-name="P1" draw:layer="layout" svg:x1="24.91cm" svg:y1="13.025cm" svg:x2="24.731cm" svg:y2="13.025cm">
            <text:p/>
          </draw:line>
          <draw:line draw:style-name="gr1" draw:text-style-name="P1" draw:layer="layout" svg:x1="24.91cm" svg:y1="13.002cm" svg:x2="24.731cm" svg:y2="13.002cm">
            <text:p/>
          </draw:line>
          <draw:polyline draw:style-name="gr1" draw:text-style-name="P1" draw:layer="layout" svg:width="0.01cm" svg:height="0.021cm" svg:x="24.719cm" svg:y="13.003cm" svg:viewBox="0 0 11 22" draw:points="11,0 11,0 10,0 9,0 8,1 7,1 6,1 5,2 4,3 3,3 3,4 2,5 1,6 1,7 1,8 0,9 0,10 0,11 0,12 0,13 1,15 1,16 1,17 2,17 3,18 3,19 4,20 5,20 6,21 7,22 8,22 9,22 10,22 11,22">
            <text:p/>
          </draw:polyline>
          <draw:polyline draw:style-name="gr1" draw:text-style-name="P1" draw:layer="layout" svg:width="0.01cm" svg:height="0.021cm" svg:x="24.909cm" svg:y="13.003cm" svg:viewBox="0 0 11 22" draw:points="0,22 0,22 1,22 2,22 3,22 4,22 5,21 6,20 7,20 8,19 9,18 9,17 10,17 10,16 11,15 11,13 11,12 11,11 11,10 11,9 11,8 10,7 10,6 9,5 9,4 8,3 7,3 6,2 5,1 4,1 3,1 2,0 1,0 0,0">
            <text:p/>
          </draw:polyline>
          <draw:line draw:style-name="gr1" draw:text-style-name="P1" draw:layer="layout" svg:x1="25.267cm" svg:y1="13.025cm" svg:x2="25.088cm" svg:y2="13.025cm">
            <text:p/>
          </draw:line>
          <draw:line draw:style-name="gr1" draw:text-style-name="P1" draw:layer="layout" svg:x1="25.267cm" svg:y1="13.002cm" svg:x2="25.088cm" svg:y2="13.002cm">
            <text:p/>
          </draw:line>
          <draw:polyline draw:style-name="gr1" draw:text-style-name="P1" draw:layer="layout" svg:width="0.01cm" svg:height="0.021cm" svg:x="25.077cm" svg:y="13.003cm" svg:viewBox="0 0 11 22" draw:points="11,0 9,0 8,0 7,1 6,1 5,1 5,2 4,3 3,3 2,4 2,5 1,6 1,7 0,8 0,9 0,10 0,11 0,12 0,13 0,14 1,15 1,16 2,17 2,18 3,19 4,20 5,20 5,21 6,21 7,22 8,22 9,22 11,22">
            <text:p/>
          </draw:polyline>
          <draw:polyline draw:style-name="gr1" draw:text-style-name="P1" draw:layer="layout" svg:width="0.01cm" svg:height="0.021cm" svg:x="25.267cm" svg:y="13.003cm" svg:viewBox="0 0 11 22" draw:points="0,22 0,22 1,22 2,22 3,22 4,22 5,21 6,20 7,20 8,19 9,18 9,17 10,17 10,16 11,15 11,13 11,12 11,11 11,10 11,9 11,8 10,7 10,6 9,5 9,4 8,3 7,3 6,2 5,1 4,1 3,1 2,0 1,0 0,0">
            <text:p/>
          </draw:polyline>
          <draw:line draw:style-name="gr1" draw:text-style-name="P1" draw:layer="layout" svg:x1="25.256cm" svg:y1="13.282cm" svg:x2="25.256cm" svg:y2="13.014cm">
            <text:p/>
          </draw:line>
          <draw:line draw:style-name="gr1" draw:text-style-name="P1" draw:layer="layout" svg:x1="25.278cm" svg:y1="13.282cm" svg:x2="25.278cm" svg:y2="13.014cm">
            <text:p/>
          </draw:line>
          <draw:polyline draw:style-name="gr1" draw:text-style-name="P1" draw:layer="layout" svg:width="0.021cm" svg:height="0.01cm" svg:x="25.255cm" svg:y="13.003cm" svg:viewBox="0 0 22 11" draw:points="22,11 22,11 22,10 22,9 22,8 22,7 21,6 20,5 20,4 19,3 18,3 17,2 17,1 16,1 15,1 13,0 12,0 11,0 10,0 9,0 8,1 7,1 6,1 5,2 4,3 3,3 3,4 2,5 1,6 1,7 1,8 0,9 0,10 0,11">
            <text:p/>
          </draw:polyline>
          <draw:polyline draw:style-name="gr1" draw:text-style-name="P1" draw:layer="layout" svg:width="0.021cm" svg:height="0.01cm" svg:x="25.255cm" svg:y="13.282cm" svg:viewBox="0 0 22 11" draw:points="0,0 0,1 0,2 1,3 1,4 1,5 2,6 3,7 3,8 4,9 5,9 6,10 7,10 8,11 9,11 10,11 11,11 12,11 13,11 15,11 16,10 17,10 17,9 18,9 19,8 20,7 20,6 21,5 22,4 22,3 22,2 22,1 22,0">
            <text:p/>
          </draw:polyline>
          <draw:line draw:style-name="gr1" draw:text-style-name="P1" draw:layer="layout" svg:x1="25.267cm" svg:y1="13.293cm" svg:x2="25.088cm" svg:y2="13.293cm">
            <text:p/>
          </draw:line>
          <draw:line draw:style-name="gr1" draw:text-style-name="P1" draw:layer="layout" svg:x1="25.267cm" svg:y1="13.271cm" svg:x2="25.088cm" svg:y2="13.271cm">
            <text:p/>
          </draw:line>
          <draw:polyline draw:style-name="gr1" draw:text-style-name="P1" draw:layer="layout" svg:width="0.01cm" svg:height="0.021cm" svg:x="25.077cm" svg:y="13.271cm" svg:viewBox="0 0 11 22" draw:points="11,0 9,0 8,0 7,1 6,1 5,1 5,2 4,3 3,3 2,4 2,5 1,6 1,7 0,8 0,9 0,10 0,11 0,12 0,13 0,14 1,15 1,16 2,17 2,18 3,19 4,20 5,20 5,21 6,21 7,22 8,22 9,22 11,22">
            <text:p/>
          </draw:polyline>
          <draw:polyline draw:style-name="gr1" draw:text-style-name="P1" draw:layer="layout" svg:width="0.01cm" svg:height="0.021cm" svg:x="25.267cm" svg:y="13.271cm" svg:viewBox="0 0 11 22" draw:points="0,22 0,22 1,22 2,22 3,22 4,22 5,21 6,20 7,20 8,19 9,18 9,17 10,17 10,16 11,15 11,13 11,12 11,11 11,10 11,9 11,8 10,7 10,6 9,5 9,4 8,3 7,3 6,2 5,1 4,1 3,1 2,0 1,0 0,0">
            <text:p/>
          </draw:polyline>
          <draw:polygon draw:style-name="gr2" draw:text-style-name="P1" draw:layer="layout" svg:width="0.133cm" svg:height="0.133cm" svg:x="19.073cm" svg:y="14.422cm" svg:viewBox="0 0 134 134" draw:points="67,134 74,134 81,133 87,131 93,129 99,126 104,123 110,119 114,114 119,110 123,104 126,99 129,93 131,87 133,81 134,74 134,67 134,60 133,53 131,47 129,41 126,35 123,30 119,24 114,20 110,15 104,11 99,8 93,5 87,3 81,1 74,0 67,0 60,0 53,1 47,3 41,5 35,8 30,11 24,15 20,20 15,24 11,30 8,35 5,41 3,47 1,53 0,60 0,67 0,74 1,81 3,87 5,93 8,99 11,104 15,110 20,114 24,119 30,123 35,126 41,129 47,131 53,133 60,134">
            <text:p/>
          </draw:polygon>
          <draw:line draw:style-name="gr1" draw:text-style-name="P1" draw:layer="layout" svg:x1="19.274cm" svg:y1="14.372cm" svg:x2="18.425cm" svg:y2="14.372cm">
            <text:p/>
          </draw:line>
          <draw:line draw:style-name="gr1" draw:text-style-name="P1" draw:layer="layout" svg:x1="19.274cm" svg:y1="14.337cm" svg:x2="18.425cm" svg:y2="14.337cm">
            <text:p/>
          </draw:line>
          <draw:polyline draw:style-name="gr1" draw:text-style-name="P1" draw:layer="layout" svg:width="0.017cm" svg:height="0.035cm" svg:x="18.407cm" svg:y="14.337cm" svg:viewBox="0 0 18 36" draw:points="18,0 18,0 16,0 14,0 12,1 11,1 9,2 8,3 6,4 5,5 4,7 3,8 2,9 1,11 1,13 0,14 0,16 0,18 0,20 0,22 1,23 1,25 2,26 3,28 4,29 5,31 6,32 8,33 9,34 11,34 12,35 14,35 16,36 18,36">
            <text:p/>
          </draw:polyline>
          <draw:polyline draw:style-name="gr1" draw:text-style-name="P1" draw:layer="layout" svg:width="0.017cm" svg:height="0.035cm" svg:x="19.273cm" svg:y="14.337cm" svg:viewBox="0 0 18 36" draw:points="0,36 0,36 2,36 4,35 6,35 7,34 9,34 10,33 12,32 13,31 14,29 15,28 16,26 17,25 17,23 18,22 18,20 18,18 18,16 18,14 17,13 17,11 16,9 15,8 14,7 13,5 12,4 10,3 9,2 7,1 6,1 4,0 2,0 0,0 0,0">
            <text:p/>
          </draw:polyline>
          <draw:line draw:style-name="gr1" draw:text-style-name="P1" draw:layer="layout" svg:x1="18.407cm" svg:y1="15.159cm" svg:x2="18.407cm" svg:y2="14.354cm">
            <text:p/>
          </draw:line>
          <draw:line draw:style-name="gr1" draw:text-style-name="P1" draw:layer="layout" svg:x1="18.442cm" svg:y1="15.159cm" svg:x2="18.442cm" svg:y2="14.354cm">
            <text:p/>
          </draw:line>
          <draw:polyline draw:style-name="gr1" draw:text-style-name="P1" draw:layer="layout" svg:width="0.034cm" svg:height="0.017cm" svg:x="18.407cm" svg:y="14.337cm" svg:viewBox="0 0 35 18" draw:points="35,18 35,18 35,16 35,14 35,13 34,11 33,9 32,8 31,7 30,5 29,4 28,3 26,2 25,1 23,1 21,0 20,0 18,0 16,0 14,0 12,1 11,1 9,2 8,3 6,4 5,5 4,7 3,8 2,9 1,11 1,13 0,14 0,16 0,18">
            <text:p/>
          </draw:polyline>
          <draw:polyline draw:style-name="gr1" draw:text-style-name="P1" draw:layer="layout" svg:width="0.034cm" svg:height="0.016cm" svg:x="18.407cm" svg:y="15.16cm" svg:viewBox="0 0 35 17" draw:points="0,0 0,2 0,3 1,5 2,7 2,8 3,10 4,11 5,12 7,13 8,14 9,15 11,16 13,16 14,17 16,17 18,17 19,17 21,17 23,16 24,16 26,15 27,14 29,13 30,12 31,11 32,10 33,8 34,7 34,5 35,3 35,2 35,0">
            <text:p/>
          </draw:polyline>
          <draw:line draw:style-name="gr1" draw:text-style-name="P1" draw:layer="layout" svg:x1="19.274cm" svg:y1="15.177cm" svg:x2="18.425cm" svg:y2="15.177cm">
            <text:p/>
          </draw:line>
          <draw:line draw:style-name="gr1" draw:text-style-name="P1" draw:layer="layout" svg:x1="19.274cm" svg:y1="15.141cm" svg:x2="18.425cm" svg:y2="15.141cm">
            <text:p/>
          </draw:line>
          <draw:polyline draw:style-name="gr1" draw:text-style-name="P1" draw:layer="layout" svg:width="0.017cm" svg:height="0.034cm" svg:x="18.407cm" svg:y="15.142cm" svg:viewBox="0 0 18 35" draw:points="18,0 18,0 16,0 14,0 12,1 11,1 9,2 8,3 6,4 5,5 4,6 3,8 2,9 1,11 1,12 0,14 0,16 0,17 0,19 0,21 1,23 1,24 2,26 3,27 4,29 5,30 6,31 8,32 9,33 11,34 12,34 14,35 16,35 18,35">
            <text:p/>
          </draw:polyline>
          <draw:polyline draw:style-name="gr1" draw:text-style-name="P1" draw:layer="layout" svg:width="0.017cm" svg:height="0.034cm" svg:x="19.273cm" svg:y="15.142cm" svg:viewBox="0 0 18 35" draw:points="0,35 0,35 2,35 4,35 6,34 7,34 9,33 10,32 12,31 13,30 14,29 15,27 16,26 17,24 17,23 18,21 18,19 18,17 18,16 18,14 17,12 17,11 16,9 15,8 14,6 13,5 12,4 10,3 9,2 7,1 6,1 4,0 2,0 0,0 0,0">
            <text:p/>
          </draw:polyline>
          <draw:line draw:style-name="gr1" draw:text-style-name="P1" draw:layer="layout" svg:x1="19.256cm" svg:y1="15.159cm" svg:x2="19.256cm" svg:y2="14.354cm">
            <text:p/>
          </draw:line>
          <draw:line draw:style-name="gr1" draw:text-style-name="P1" draw:layer="layout" svg:x1="19.291cm" svg:y1="15.159cm" svg:x2="19.291cm" svg:y2="14.354cm">
            <text:p/>
          </draw:line>
          <draw:polyline draw:style-name="gr1" draw:text-style-name="P1" draw:layer="layout" svg:width="0.034cm" svg:height="0.017cm" svg:x="19.256cm" svg:y="14.337cm" svg:viewBox="0 0 35 18" draw:points="35,18 35,18 35,16 35,14 35,13 34,11 33,9 32,8 31,7 30,5 29,4 28,3 26,2 25,1 23,1 21,0 20,0 18,0 16,0 14,0 12,1 11,1 9,2 8,3 6,4 5,5 4,7 3,8 2,9 1,11 1,13 0,14 0,16 0,18">
            <text:p/>
          </draw:polyline>
          <draw:polyline draw:style-name="gr1" draw:text-style-name="P1" draw:layer="layout" svg:width="0.034cm" svg:height="0.016cm" svg:x="19.256cm" svg:y="15.16cm" svg:viewBox="0 0 35 17" draw:points="0,0 0,2 0,3 1,5 2,7 2,8 3,10 4,11 5,12 7,13 8,14 9,15 11,16 13,16 14,17 16,17 18,17 19,17 21,17 23,16 24,16 26,15 27,14 29,13 30,12 31,11 32,10 33,8 34,7 34,5 35,3 35,2 35,0">
            <text:p/>
          </draw:polyline>
          <draw:polygon draw:style-name="gr2" draw:text-style-name="P1" draw:layer="layout" svg:width="0.044cm" svg:height="0.044cm" svg:x="21.785cm" svg:y="14.498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1.796cm" svg:y1="14.721cm" svg:x2="21.796cm" svg:y2="14.542cm">
            <text:p/>
          </draw:line>
          <draw:line draw:style-name="gr1" draw:text-style-name="P1" draw:layer="layout" svg:x1="21.819cm" svg:y1="14.721cm" svg:x2="21.819cm" svg:y2="14.542cm">
            <text:p/>
          </draw:line>
          <draw:polyline draw:style-name="gr1" draw:text-style-name="P1" draw:layer="layout" svg:width="0.021cm" svg:height="0.01cm" svg:x="21.797cm" svg:y="14.531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797cm" svg:y="14.721cm" svg:viewBox="0 0 22 11" draw:points="0,0 0,1 0,2 1,3 1,4 1,5 2,6 3,7 3,8 4,9 5,9 6,10 7,10 8,11 9,11 10,11 11,11 12,11 13,11 15,11 16,10 17,10 17,9 18,9 19,8 20,7 20,6 21,5 22,4 22,3 22,2 22,1 22,0">
            <text:p/>
          </draw:polyline>
          <draw:line draw:style-name="gr1" draw:text-style-name="P1" draw:layer="layout" svg:x1="22.076cm" svg:y1="14.553cm" svg:x2="21.808cm" svg:y2="14.553cm">
            <text:p/>
          </draw:line>
          <draw:line draw:style-name="gr1" draw:text-style-name="P1" draw:layer="layout" svg:x1="22.076cm" svg:y1="14.531cm" svg:x2="21.808cm" svg:y2="14.531cm">
            <text:p/>
          </draw:line>
          <draw:polyline draw:style-name="gr1" draw:text-style-name="P1" draw:layer="layout" svg:width="0.01cm" svg:height="0.021cm" svg:x="21.797cm" svg:y="14.531cm" svg:viewBox="0 0 11 22" draw:points="11,0 11,0 10,0 9,0 8,1 7,1 6,1 5,2 4,3 3,3 3,4 2,5 1,6 1,7 1,8 0,9 0,10 0,11 0,12 0,13 1,15 1,16 1,17 2,17 3,18 3,19 4,20 5,20 6,21 7,22 8,22 9,22 10,22 11,22">
            <text:p/>
          </draw:polyline>
          <draw:polyline draw:style-name="gr1" draw:text-style-name="P1" draw:layer="layout" svg:width="0.01cm" svg:height="0.021cm" svg:x="22.076cm" svg:y="14.531cm" svg:viewBox="0 0 11 22" draw:points="0,22 0,22 1,22 2,22 3,22 4,22 5,21 6,20 7,20 8,19 9,18 9,17 10,17 10,16 11,15 11,13 11,12 11,11 11,10 11,9 11,8 10,7 10,6 9,5 9,4 8,3 7,3 6,2 5,1 4,1 3,1 2,0 1,0 0,0">
            <text:p/>
          </draw:polyline>
          <draw:line draw:style-name="gr1" draw:text-style-name="P1" draw:layer="layout" svg:x1="22.065cm" svg:y1="14.721cm" svg:x2="22.065cm" svg:y2="14.542cm">
            <text:p/>
          </draw:line>
          <draw:line draw:style-name="gr1" draw:text-style-name="P1" draw:layer="layout" svg:x1="22.087cm" svg:y1="14.721cm" svg:x2="22.087cm" svg:y2="14.542cm">
            <text:p/>
          </draw:line>
          <draw:polyline draw:style-name="gr1" draw:text-style-name="P1" draw:layer="layout" svg:width="0.021cm" svg:height="0.01cm" svg:x="22.065cm" svg:y="14.531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065cm" svg:y="14.721cm" svg:viewBox="0 0 22 11" draw:points="0,0 0,1 0,2 1,3 1,4 1,5 2,6 3,7 3,8 4,9 5,9 6,10 7,10 8,11 9,11 10,11 11,11 12,11 13,11 15,11 16,10 17,10 17,9 18,9 19,8 20,7 20,6 21,5 22,4 22,3 22,2 22,1 22,0">
            <text:p/>
          </draw:polyline>
          <draw:line draw:style-name="gr1" draw:text-style-name="P1" draw:layer="layout" svg:x1="22.065cm" svg:y1="15.079cm" svg:x2="22.065cm" svg:y2="14.9cm">
            <text:p/>
          </draw:line>
          <draw:line draw:style-name="gr1" draw:text-style-name="P1" draw:layer="layout" svg:x1="22.087cm" svg:y1="15.079cm" svg:x2="22.087cm" svg:y2="14.9cm">
            <text:p/>
          </draw:line>
          <draw:polyline draw:style-name="gr1" draw:text-style-name="P1" draw:layer="layout" svg:width="0.021cm" svg:height="0.01cm" svg:x="22.065cm" svg:y="14.889cm" svg:viewBox="0 0 22 11" draw:points="22,11 22,11 22,10 22,9 22,8 22,7 21,6 20,5 20,4 19,3 18,3 17,2 17,1 16,1 15,1 13,0 12,0 11,0 10,0 9,0 8,1 7,1 6,1 5,2 4,3 3,3 3,4 2,5 1,6 1,7 1,8 0,9 0,10 0,11">
            <text:p/>
          </draw:polyline>
          <draw:polyline draw:style-name="gr1" draw:text-style-name="P1" draw:layer="layout" svg:width="0.021cm" svg:height="0.01cm" svg:x="22.065cm" svg:y="15.079cm" svg:viewBox="0 0 22 11" draw:points="0,0 0,1 0,2 1,3 1,4 1,5 2,6 3,7 3,8 4,9 5,9 6,10 7,10 8,11 9,11 10,11 11,11 12,11 13,11 15,11 16,10 17,10 17,9 18,9 19,8 20,7 20,6 21,5 22,4 22,3 22,2 22,1 22,0">
            <text:p/>
          </draw:polyline>
          <draw:line draw:style-name="gr1" draw:text-style-name="P1" draw:layer="layout" svg:x1="22.076cm" svg:y1="15.09cm" svg:x2="21.808cm" svg:y2="15.09cm">
            <text:p/>
          </draw:line>
          <draw:line draw:style-name="gr1" draw:text-style-name="P1" draw:layer="layout" svg:x1="22.076cm" svg:y1="15.067cm" svg:x2="21.808cm" svg:y2="15.067cm">
            <text:p/>
          </draw:line>
          <draw:polyline draw:style-name="gr1" draw:text-style-name="P1" draw:layer="layout" svg:width="0.01cm" svg:height="0.021cm" svg:x="21.797cm" svg:y="15.068cm" svg:viewBox="0 0 11 22" draw:points="11,0 11,0 10,0 9,0 8,1 7,1 6,1 5,2 4,3 3,3 3,4 2,5 1,6 1,7 1,8 0,9 0,10 0,11 0,12 0,13 1,15 1,16 1,17 2,17 3,18 3,19 4,20 5,20 6,21 7,22 8,22 9,22 10,22 11,22">
            <text:p/>
          </draw:polyline>
          <draw:polyline draw:style-name="gr1" draw:text-style-name="P1" draw:layer="layout" svg:width="0.01cm" svg:height="0.021cm" svg:x="22.076cm" svg:y="15.068cm" svg:viewBox="0 0 11 22" draw:points="0,22 0,22 1,22 2,22 3,22 4,22 5,21 6,20 7,20 8,19 9,18 9,17 10,17 10,16 11,15 11,13 11,12 11,11 11,10 11,9 11,8 10,7 10,6 9,5 9,4 8,3 7,3 6,2 5,1 4,1 3,1 2,0 1,0 0,0">
            <text:p/>
          </draw:polyline>
          <draw:line draw:style-name="gr1" draw:text-style-name="P1" draw:layer="layout" svg:x1="21.796cm" svg:y1="15.079cm" svg:x2="21.796cm" svg:y2="14.9cm">
            <text:p/>
          </draw:line>
          <draw:line draw:style-name="gr1" draw:text-style-name="P1" draw:layer="layout" svg:x1="21.819cm" svg:y1="15.079cm" svg:x2="21.819cm" svg:y2="14.9cm">
            <text:p/>
          </draw:line>
          <draw:polyline draw:style-name="gr1" draw:text-style-name="P1" draw:layer="layout" svg:width="0.021cm" svg:height="0.01cm" svg:x="21.797cm" svg:y="14.889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797cm" svg:y="15.079cm" svg:viewBox="0 0 22 11" draw:points="0,0 0,1 0,2 1,3 1,4 1,5 2,6 3,7 3,8 4,9 5,9 6,10 7,10 8,11 9,11 10,11 11,11 12,11 13,11 15,11 16,10 17,10 17,9 18,9 19,8 20,7 20,6 21,5 22,4 22,3 22,2 22,1 22,0">
            <text:p/>
          </draw:polyline>
          <draw:polygon draw:style-name="gr2" draw:text-style-name="P1" draw:layer="layout" svg:width="0.044cm" svg:height="0.044cm" svg:x="20.78cm" svg:y="16.173cm" svg:viewBox="0 0 45 45" draw:points="22,45 25,45 27,44 29,44 31,43 33,42 35,41 37,40 38,38 40,37 41,35 42,33 43,31 44,29 44,27 45,25 45,22 45,20 44,18 44,16 43,14 42,12 41,10 40,8 38,7 37,5 35,4 33,3 31,2 29,1 27,0 25,0 22,0 20,0 18,0 16,1 14,2 12,3 10,4 8,5 7,7 5,8 4,10 3,12 2,14 1,16 0,18 0,20 0,22 0,25 0,27 1,29 2,31 3,33 4,35 5,37 7,38 8,40 10,41 12,42 14,43 16,44 18,44 20,45">
            <text:p/>
          </draw:polygon>
          <draw:line draw:style-name="gr1" draw:text-style-name="P1" draw:layer="layout" svg:x1="21.003cm" svg:y1="16.207cm" svg:x2="20.824cm" svg:y2="16.207cm">
            <text:p/>
          </draw:line>
          <draw:line draw:style-name="gr1" draw:text-style-name="P1" draw:layer="layout" svg:x1="21.003cm" svg:y1="16.185cm" svg:x2="20.824cm" svg:y2="16.185cm">
            <text:p/>
          </draw:line>
          <draw:polyline draw:style-name="gr1" draw:text-style-name="P1" draw:layer="layout" svg:width="0.01cm" svg:height="0.021cm" svg:x="20.813cm" svg:y="16.184cm" svg:viewBox="0 0 11 22" draw:points="11,0 11,0 10,0 9,0 8,1 7,1 6,1 5,2 4,3 3,3 3,4 2,5 1,6 1,7 1,8 0,9 0,10 0,11 0,12 0,13 1,15 1,16 1,17 2,17 3,18 3,19 4,20 5,20 6,21 7,22 8,22 9,22 10,22 11,22">
            <text:p/>
          </draw:polyline>
          <draw:polyline draw:style-name="gr1" draw:text-style-name="P1" draw:layer="layout" svg:width="0.01cm" svg:height="0.021cm" svg:x="21.003cm" svg:y="16.184cm" svg:viewBox="0 0 11 22" draw:points="0,22 0,22 1,22 2,22 3,22 4,22 5,21 6,20 7,20 8,19 9,18 9,17 10,17 10,16 11,15 11,13 11,12 11,11 11,10 11,9 11,8 10,7 10,6 9,5 9,4 8,3 7,3 6,2 5,1 4,1 3,1 2,0 1,0 0,0">
            <text:p/>
          </draw:polyline>
          <draw:line draw:style-name="gr1" draw:text-style-name="P1" draw:layer="layout" svg:x1="20.813cm" svg:y1="16.196cm" svg:x2="20.813cm" svg:y2="15.928cm">
            <text:p/>
          </draw:line>
          <draw:line draw:style-name="gr1" draw:text-style-name="P1" draw:layer="layout" svg:x1="20.836cm" svg:y1="16.196cm" svg:x2="20.836cm" svg:y2="15.928cm">
            <text:p/>
          </draw:line>
          <draw:polyline draw:style-name="gr1" draw:text-style-name="P1" draw:layer="layout" svg:width="0.021cm" svg:height="0.01cm" svg:x="20.813cm" svg:y="15.916cm" svg:viewBox="0 0 22 11" draw:points="22,11 22,11 22,10 22,9 22,8 22,7 21,6 20,5 20,4 19,3 18,3 17,2 17,1 16,1 15,1 13,0 12,0 11,0 10,0 9,0 8,1 7,1 6,1 5,2 4,3 3,3 3,4 2,5 1,6 1,7 1,8 0,9 0,10 0,11">
            <text:p/>
          </draw:polyline>
          <draw:polyline draw:style-name="gr1" draw:text-style-name="P1" draw:layer="layout" svg:width="0.021cm" svg:height="0.01cm" svg:x="20.813cm" svg:y="16.196cm" svg:viewBox="0 0 22 11" draw:points="0,0 0,1 0,2 1,3 1,4 1,5 2,6 3,7 3,8 4,9 5,9 6,10 7,10 8,11 9,11 10,11 11,11 12,11 13,11 15,11 16,10 17,10 17,9 18,9 19,8 20,7 20,6 21,5 22,4 22,3 22,2 22,1 22,0">
            <text:p/>
          </draw:polyline>
          <draw:line draw:style-name="gr1" draw:text-style-name="P1" draw:layer="layout" svg:x1="21.003cm" svg:y1="15.939cm" svg:x2="20.824cm" svg:y2="15.939cm">
            <text:p/>
          </draw:line>
          <draw:line draw:style-name="gr1" draw:text-style-name="P1" draw:layer="layout" svg:x1="21.003cm" svg:y1="15.917cm" svg:x2="20.824cm" svg:y2="15.917cm">
            <text:p/>
          </draw:line>
          <draw:polyline draw:style-name="gr1" draw:text-style-name="P1" draw:layer="layout" svg:width="0.01cm" svg:height="0.021cm" svg:x="20.813cm" svg:y="15.916cm" svg:viewBox="0 0 11 22" draw:points="11,0 11,0 10,0 9,0 8,1 7,1 6,1 5,2 4,3 3,3 3,4 2,5 1,6 1,7 1,8 0,9 0,10 0,11 0,12 0,13 1,15 1,16 1,17 2,17 3,18 3,19 4,20 5,20 6,21 7,22 8,22 9,22 10,22 11,22">
            <text:p/>
          </draw:polyline>
          <draw:polyline draw:style-name="gr1" draw:text-style-name="P1" draw:layer="layout" svg:width="0.01cm" svg:height="0.021cm" svg:x="21.003cm" svg:y="15.916cm" svg:viewBox="0 0 11 22" draw:points="0,22 0,22 1,22 2,22 3,22 4,22 5,21 6,20 7,20 8,19 9,18 9,17 10,17 10,16 11,15 11,13 11,12 11,11 11,10 11,9 11,8 10,7 10,6 9,5 9,4 8,3 7,3 6,2 5,1 4,1 3,1 2,0 1,0 0,0">
            <text:p/>
          </draw:polyline>
          <draw:line draw:style-name="gr1" draw:text-style-name="P1" draw:layer="layout" svg:x1="21.361cm" svg:y1="15.939cm" svg:x2="21.182cm" svg:y2="15.939cm">
            <text:p/>
          </draw:line>
          <draw:line draw:style-name="gr1" draw:text-style-name="P1" draw:layer="layout" svg:x1="21.361cm" svg:y1="15.917cm" svg:x2="21.182cm" svg:y2="15.917cm">
            <text:p/>
          </draw:line>
          <draw:polyline draw:style-name="gr1" draw:text-style-name="P1" draw:layer="layout" svg:width="0.01cm" svg:height="0.021cm" svg:x="21.171cm" svg:y="15.916cm" svg:viewBox="0 0 11 22" draw:points="11,0 11,0 10,0 9,0 8,1 7,1 6,1 5,2 4,3 3,3 3,4 2,5 1,6 1,7 1,8 0,9 0,10 0,11 0,12 0,13 1,15 1,16 1,17 2,17 3,18 3,19 4,20 5,20 6,21 7,22 8,22 9,22 10,22 11,22">
            <text:p/>
          </draw:polyline>
          <draw:polyline draw:style-name="gr1" draw:text-style-name="P1" draw:layer="layout" svg:width="0.01cm" svg:height="0.021cm" svg:x="21.361cm" svg:y="15.916cm" svg:viewBox="0 0 11 22" draw:points="0,22 0,22 1,22 2,22 3,22 4,22 5,21 6,20 7,20 8,19 9,18 9,17 10,17 10,16 11,15 11,13 11,12 11,11 11,10 11,9 11,8 10,7 10,6 9,5 9,4 8,3 7,3 6,2 5,1 4,1 3,1 2,0 1,0 0,0">
            <text:p/>
          </draw:polyline>
          <draw:line draw:style-name="gr1" draw:text-style-name="P1" draw:layer="layout" svg:x1="21.35cm" svg:y1="16.196cm" svg:x2="21.35cm" svg:y2="15.928cm">
            <text:p/>
          </draw:line>
          <draw:line draw:style-name="gr1" draw:text-style-name="P1" draw:layer="layout" svg:x1="21.372cm" svg:y1="16.196cm" svg:x2="21.372cm" svg:y2="15.928cm">
            <text:p/>
          </draw:line>
          <draw:polyline draw:style-name="gr1" draw:text-style-name="P1" draw:layer="layout" svg:width="0.021cm" svg:height="0.01cm" svg:x="21.35cm" svg:y="15.916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35cm" svg:y="16.196cm" svg:viewBox="0 0 22 11" draw:points="0,0 0,1 0,2 1,3 1,4 1,5 2,6 3,7 3,8 4,9 5,9 6,10 7,10 8,11 9,11 10,11 11,11 12,11 13,11 15,11 16,10 17,10 17,9 18,9 19,8 20,7 20,6 21,5 22,4 22,3 22,2 22,1 22,0">
            <text:p/>
          </draw:polyline>
          <draw:line draw:style-name="gr1" draw:text-style-name="P1" draw:layer="layout" svg:x1="21.361cm" svg:y1="16.207cm" svg:x2="21.182cm" svg:y2="16.207cm">
            <text:p/>
          </draw:line>
          <draw:line draw:style-name="gr1" draw:text-style-name="P1" draw:layer="layout" svg:x1="21.361cm" svg:y1="16.185cm" svg:x2="21.182cm" svg:y2="16.185cm">
            <text:p/>
          </draw:line>
          <draw:polyline draw:style-name="gr1" draw:text-style-name="P1" draw:layer="layout" svg:width="0.01cm" svg:height="0.021cm" svg:x="21.171cm" svg:y="16.184cm" svg:viewBox="0 0 11 22" draw:points="11,0 11,0 10,0 9,0 8,1 7,1 6,1 5,2 4,3 3,3 3,4 2,5 1,6 1,7 1,8 0,9 0,10 0,11 0,12 0,13 1,15 1,16 1,17 2,17 3,18 3,19 4,20 5,20 6,21 7,22 8,22 9,22 10,22 11,22">
            <text:p/>
          </draw:polyline>
          <draw:polyline draw:style-name="gr1" draw:text-style-name="P1" draw:layer="layout" svg:width="0.01cm" svg:height="0.021cm" svg:x="21.361cm" svg:y="16.184cm" svg:viewBox="0 0 11 22" draw:points="0,22 0,22 1,22 2,22 3,22 4,22 5,21 6,20 7,20 8,19 9,18 9,17 10,17 10,16 11,15 11,13 11,12 11,11 11,10 11,9 11,8 10,7 10,6 9,5 9,4 8,3 7,3 6,2 5,1 4,1 3,1 2,0 1,0 0,0">
            <text:p/>
          </draw:polyline>
          <draw:polygon draw:style-name="gr2" draw:text-style-name="P1" draw:layer="layout" svg:width="0.044cm" svg:height="0.043cm" svg:x="21.048cm" svg:y="13.984cm" svg:viewBox="0 0 45 44" draw:points="22,44 25,44 27,44 29,43 31,43 33,42 35,41 37,39 38,38 40,36 41,35 42,33 43,31 44,29 44,27 45,24 45,22 45,20 44,18 44,16 43,14 42,12 41,10 40,8 38,6 37,5 35,4 33,3 31,2 29,1 27,0 25,0 22,0 20,0 18,0 16,1 14,2 12,3 10,4 8,5 7,6 5,8 4,10 3,12 2,14 1,16 0,18 0,20 0,22 0,24 0,27 1,29 2,31 3,33 4,35 5,36 7,38 8,39 10,41 12,42 14,43 16,43 18,44 20,44">
            <text:p/>
          </draw:polygon>
          <draw:line draw:style-name="gr1" draw:text-style-name="P1" draw:layer="layout" svg:x1="21.048cm" svg:y1="14.017cm" svg:x2="20.869cm" svg:y2="14.017cm">
            <text:p/>
          </draw:line>
          <draw:line draw:style-name="gr1" draw:text-style-name="P1" draw:layer="layout" svg:x1="21.048cm" svg:y1="13.995cm" svg:x2="20.869cm" svg:y2="13.995cm">
            <text:p/>
          </draw:line>
          <draw:polyline draw:style-name="gr1" draw:text-style-name="P1" draw:layer="layout" svg:width="0.01cm" svg:height="0.021cm" svg:x="20.858cm" svg:y="13.995cm" svg:viewBox="0 0 11 22" draw:points="11,0 11,0 10,0 9,0 8,1 7,1 6,1 5,2 4,3 3,3 3,4 2,5 1,6 1,7 1,8 0,9 0,10 0,11 0,12 0,13 1,15 1,16 1,17 2,17 3,18 3,19 4,20 5,20 6,21 7,22 8,22 9,22 10,22 11,22">
            <text:p/>
          </draw:polyline>
          <draw:polyline draw:style-name="gr1" draw:text-style-name="P1" draw:layer="layout" svg:width="0.01cm" svg:height="0.021cm" svg:x="21.048cm" svg:y="13.995cm" svg:viewBox="0 0 11 22" draw:points="0,22 0,22 1,22 2,22 3,22 4,22 5,21 6,20 7,20 8,19 9,18 9,17 10,17 10,16 11,15 11,13 11,12 11,11 11,10 11,9 11,8 10,7 10,6 9,5 9,4 8,3 7,3 6,2 5,1 4,1 3,1 2,0 1,0 0,0">
            <text:p/>
          </draw:polyline>
          <draw:line draw:style-name="gr1" draw:text-style-name="P1" draw:layer="layout" svg:x1="21.037cm" svg:y1="14.274cm" svg:x2="21.037cm" svg:y2="14.006cm">
            <text:p/>
          </draw:line>
          <draw:line draw:style-name="gr1" draw:text-style-name="P1" draw:layer="layout" svg:x1="21.059cm" svg:y1="14.274cm" svg:x2="21.059cm" svg:y2="14.006cm">
            <text:p/>
          </draw:line>
          <draw:polyline draw:style-name="gr1" draw:text-style-name="P1" draw:layer="layout" svg:width="0.021cm" svg:height="0.01cm" svg:x="21.037cm" svg:y="13.99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1.037cm" svg:y="14.274cm" svg:viewBox="0 0 22 11" draw:points="0,0 0,1 0,2 1,3 1,4 1,5 2,6 3,7 3,8 4,9 5,9 6,10 7,10 8,11 9,11 10,11 11,11 12,11 13,11 15,11 16,10 17,10 17,9 18,9 19,8 20,7 20,6 21,5 22,4 22,3 22,2 22,1 22,0">
            <text:p/>
          </draw:polyline>
          <draw:line draw:style-name="gr1" draw:text-style-name="P1" draw:layer="layout" svg:x1="21.048cm" svg:y1="14.285cm" svg:x2="20.869cm" svg:y2="14.285cm">
            <text:p/>
          </draw:line>
          <draw:line draw:style-name="gr1" draw:text-style-name="P1" draw:layer="layout" svg:x1="21.048cm" svg:y1="14.263cm" svg:x2="20.869cm" svg:y2="14.263cm">
            <text:p/>
          </draw:line>
          <draw:polyline draw:style-name="gr1" draw:text-style-name="P1" draw:layer="layout" svg:width="0.01cm" svg:height="0.021cm" svg:x="20.858cm" svg:y="14.263cm" svg:viewBox="0 0 11 22" draw:points="11,0 11,0 10,0 9,0 8,1 7,1 6,1 5,2 4,3 3,3 3,4 2,5 1,6 1,7 1,8 0,9 0,10 0,11 0,12 0,13 1,15 1,16 1,17 2,17 3,18 3,19 4,20 5,20 6,21 7,22 8,22 9,22 10,22 11,22">
            <text:p/>
          </draw:polyline>
          <draw:polyline draw:style-name="gr1" draw:text-style-name="P1" draw:layer="layout" svg:width="0.01cm" svg:height="0.021cm" svg:x="21.048cm" svg:y="14.263cm" svg:viewBox="0 0 11 22" draw:points="0,22 0,22 1,22 2,22 3,22 4,22 5,21 6,20 7,20 8,19 9,18 9,17 10,17 10,16 11,15 11,13 11,12 11,11 11,10 11,9 11,8 10,7 10,6 9,5 9,4 8,3 7,3 6,2 5,1 4,1 3,1 2,0 1,0 0,0">
            <text:p/>
          </draw:polyline>
          <draw:line draw:style-name="gr1" draw:text-style-name="P1" draw:layer="layout" svg:x1="20.691cm" svg:y1="14.285cm" svg:x2="20.512cm" svg:y2="14.285cm">
            <text:p/>
          </draw:line>
          <draw:line draw:style-name="gr1" draw:text-style-name="P1" draw:layer="layout" svg:x1="20.691cm" svg:y1="14.263cm" svg:x2="20.512cm" svg:y2="14.263cm">
            <text:p/>
          </draw:line>
          <draw:polyline draw:style-name="gr1" draw:text-style-name="P1" draw:layer="layout" svg:width="0.01cm" svg:height="0.021cm" svg:x="20.5cm" svg:y="14.263cm" svg:viewBox="0 0 11 22" draw:points="11,0 11,0 10,0 9,0 8,1 7,1 6,1 5,2 4,3 3,3 3,4 2,5 1,6 1,7 1,8 0,9 0,10 0,11 0,12 0,13 1,15 1,16 1,17 2,17 3,18 3,19 4,20 5,20 6,21 7,22 8,22 9,22 10,22 11,22">
            <text:p/>
          </draw:polyline>
          <draw:polyline draw:style-name="gr1" draw:text-style-name="P1" draw:layer="layout" svg:width="0.01cm" svg:height="0.021cm" svg:x="20.69cm" svg:y="14.263cm" svg:viewBox="0 0 11 22" draw:points="0,22 0,22 1,22 2,22 3,22 4,22 5,21 6,20 7,20 8,19 9,18 9,17 10,17 10,16 11,15 11,13 11,12 11,11 11,10 11,9 11,8 10,7 10,6 9,5 9,4 8,3 7,3 6,2 5,1 4,1 3,1 2,0 1,0 0,0">
            <text:p/>
          </draw:polyline>
          <draw:line draw:style-name="gr1" draw:text-style-name="P1" draw:layer="layout" svg:x1="20.5cm" svg:y1="14.274cm" svg:x2="20.5cm" svg:y2="14.006cm">
            <text:p/>
          </draw:line>
          <draw:line draw:style-name="gr1" draw:text-style-name="P1" draw:layer="layout" svg:x1="20.523cm" svg:y1="14.274cm" svg:x2="20.523cm" svg:y2="14.006cm">
            <text:p/>
          </draw:line>
          <draw:polyline draw:style-name="gr1" draw:text-style-name="P1" draw:layer="layout" svg:width="0.021cm" svg:height="0.01cm" svg:x="20.5cm" svg:y="13.995cm" svg:viewBox="0 0 22 11" draw:points="22,11 22,11 22,10 22,9 22,8 22,7 21,6 20,5 20,4 19,3 18,3 17,2 17,1 16,1 15,1 13,0 12,0 11,0 10,0 9,0 8,1 7,1 6,1 5,2 4,3 3,3 3,4 2,5 1,6 1,7 1,8 0,9 0,10 0,11">
            <text:p/>
          </draw:polyline>
          <draw:polyline draw:style-name="gr1" draw:text-style-name="P1" draw:layer="layout" svg:width="0.021cm" svg:height="0.01cm" svg:x="20.5cm" svg:y="14.274cm" svg:viewBox="0 0 22 11" draw:points="0,0 0,1 0,2 1,3 1,4 1,5 2,6 3,7 3,8 4,9 5,9 6,10 7,10 8,11 9,11 10,11 11,11 12,11 13,11 15,11 16,10 17,10 17,9 18,9 19,8 20,7 20,6 21,5 22,4 22,3 22,2 22,1 22,0">
            <text:p/>
          </draw:polyline>
          <draw:line draw:style-name="gr1" draw:text-style-name="P1" draw:layer="layout" svg:x1="20.691cm" svg:y1="14.017cm" svg:x2="20.512cm" svg:y2="14.017cm">
            <text:p/>
          </draw:line>
          <draw:line draw:style-name="gr1" draw:text-style-name="P1" draw:layer="layout" svg:x1="20.691cm" svg:y1="13.995cm" svg:x2="20.512cm" svg:y2="13.995cm">
            <text:p/>
          </draw:line>
          <draw:polyline draw:style-name="gr1" draw:text-style-name="P1" draw:layer="layout" svg:width="0.01cm" svg:height="0.021cm" svg:x="20.5cm" svg:y="13.995cm" svg:viewBox="0 0 11 22" draw:points="11,0 11,0 10,0 9,0 8,1 7,1 6,1 5,2 4,3 3,3 3,4 2,5 1,6 1,7 1,8 0,9 0,10 0,11 0,12 0,13 1,15 1,16 1,17 2,17 3,18 3,19 4,20 5,20 6,21 7,22 8,22 9,22 10,22 11,22">
            <text:p/>
          </draw:polyline>
          <draw:polyline draw:style-name="gr1" draw:text-style-name="P1" draw:layer="layout" svg:width="0.01cm" svg:height="0.021cm" svg:x="20.69cm" svg:y="13.995cm" svg:viewBox="0 0 11 22" draw:points="0,22 0,22 1,22 2,22 3,22 4,22 5,21 6,20 7,20 8,19 9,18 9,17 10,17 10,16 11,15 11,13 11,12 11,11 11,10 11,9 11,8 10,7 10,6 9,5 9,4 8,3 7,3 6,2 5,1 4,1 3,1 2,0 1,0 0,0">
            <text:p/>
          </draw:polyline>
          <draw:polygon draw:style-name="gr2" draw:text-style-name="P1" draw:layer="layout" svg:width="0.044cm" svg:height="0.043cm" svg:x="20.355cm" svg:y="15.481cm" svg:viewBox="0 0 45 44" draw:points="22,44 25,44 27,44 29,43 31,43 33,42 35,41 37,39 38,38 40,36 41,35 42,33 43,31 44,29 44,27 45,24 45,22 45,20 44,18 44,16 43,14 42,12 41,10 40,8 38,6 37,5 35,4 33,3 31,2 29,1 27,0 25,0 22,0 20,0 18,0 16,1 14,2 12,3 10,4 8,5 7,6 5,8 4,10 3,12 2,14 1,16 0,18 0,20 0,22 0,24 0,27 1,29 2,31 3,33 4,35 5,36 7,38 8,39 10,41 12,42 14,43 16,43 18,44 20,44">
            <text:p/>
          </draw:polygon>
          <draw:line draw:style-name="gr1" draw:text-style-name="P1" draw:layer="layout" svg:x1="20.366cm" svg:y1="15.481cm" svg:x2="20.366cm" svg:y2="15.302cm">
            <text:p/>
          </draw:line>
          <draw:line draw:style-name="gr1" draw:text-style-name="P1" draw:layer="layout" svg:x1="20.389cm" svg:y1="15.481cm" svg:x2="20.389cm" svg:y2="15.302cm">
            <text:p/>
          </draw:line>
          <draw:polyline draw:style-name="gr1" draw:text-style-name="P1" draw:layer="layout" svg:width="0.021cm" svg:height="0.01cm" svg:x="20.366cm" svg:y="15.291cm" svg:viewBox="0 0 22 11" draw:points="22,11 22,11 22,10 22,9 22,8 22,7 21,6 20,5 20,4 19,3 18,3 17,2 17,1 16,1 15,1 13,0 12,0 11,0 10,0 9,0 8,1 7,1 6,1 5,2 4,3 3,3 3,4 2,5 1,6 1,7 1,8 0,9 0,10 0,11">
            <text:p/>
          </draw:polyline>
          <draw:polyline draw:style-name="gr1" draw:text-style-name="P1" draw:layer="layout" svg:width="0.021cm" svg:height="0.01cm" svg:x="20.366cm" svg:y="15.481cm" svg:viewBox="0 0 22 11" draw:points="0,0 0,1 0,2 1,3 1,4 1,5 2,6 3,7 3,8 4,9 5,9 6,10 7,10 8,11 9,11 10,11 11,11 12,11 13,11 15,11 16,10 17,10 17,9 18,9 19,8 20,7 20,6 21,5 22,4 22,3 22,2 22,1 22,0">
            <text:p/>
          </draw:polyline>
          <draw:line draw:style-name="gr1" draw:text-style-name="P1" draw:layer="layout" svg:x1="20.377cm" svg:y1="15.492cm" svg:x2="20.109cm" svg:y2="15.492cm">
            <text:p/>
          </draw:line>
          <draw:line draw:style-name="gr1" draw:text-style-name="P1" draw:layer="layout" svg:x1="20.377cm" svg:y1="15.47cm" svg:x2="20.109cm" svg:y2="15.47cm">
            <text:p/>
          </draw:line>
          <draw:polyline draw:style-name="gr1" draw:text-style-name="P1" draw:layer="layout" svg:width="0.01cm" svg:height="0.021cm" svg:x="20.098cm" svg:y="15.47cm" svg:viewBox="0 0 11 22" draw:points="11,0 11,0 10,0 9,0 8,1 7,1 6,1 5,2 4,3 3,3 3,4 2,5 1,6 1,7 1,8 0,9 0,10 0,11 0,12 0,13 1,15 1,16 1,17 2,17 3,18 3,19 4,20 5,20 6,21 7,22 8,22 9,22 10,22 11,22">
            <text:p/>
          </draw:polyline>
          <draw:polyline draw:style-name="gr1" draw:text-style-name="P1" draw:layer="layout" svg:width="0.01cm" svg:height="0.021cm" svg:x="20.378cm" svg:y="15.47cm" svg:viewBox="0 0 11 22" draw:points="0,22 0,22 1,22 2,22 3,22 4,22 5,21 6,20 7,20 8,19 9,18 9,17 10,17 10,16 11,15 11,13 11,12 11,11 11,10 11,9 11,8 10,7 10,6 9,5 9,4 8,3 7,3 6,2 5,1 4,1 3,1 2,0 1,0 0,0">
            <text:p/>
          </draw:polyline>
          <draw:line draw:style-name="gr1" draw:text-style-name="P1" draw:layer="layout" svg:x1="20.098cm" svg:y1="15.481cm" svg:x2="20.098cm" svg:y2="15.302cm">
            <text:p/>
          </draw:line>
          <draw:line draw:style-name="gr1" draw:text-style-name="P1" draw:layer="layout" svg:x1="20.12cm" svg:y1="15.481cm" svg:x2="20.12cm" svg:y2="15.302cm">
            <text:p/>
          </draw:line>
          <draw:polyline draw:style-name="gr1" draw:text-style-name="P1" draw:layer="layout" svg:width="0.021cm" svg:height="0.01cm" svg:x="20.098cm" svg:y="15.291cm" svg:viewBox="0 0 22 11" draw:points="22,11 22,11 22,10 22,9 22,8 22,7 21,6 20,5 20,4 19,3 18,3 17,2 17,1 16,1 15,1 13,0 12,0 11,0 10,0 9,0 8,1 7,1 6,1 5,2 4,3 3,3 3,4 2,5 1,6 1,7 1,8 0,9 0,10 0,11">
            <text:p/>
          </draw:polyline>
          <draw:polyline draw:style-name="gr1" draw:text-style-name="P1" draw:layer="layout" svg:width="0.021cm" svg:height="0.01cm" svg:x="20.098cm" svg:y="15.481cm" svg:viewBox="0 0 22 11" draw:points="0,0 0,1 0,2 1,3 1,4 1,5 2,6 3,7 3,8 4,9 5,9 6,10 7,10 8,11 9,11 10,11 11,11 12,11 13,11 15,11 16,10 17,10 17,9 18,9 19,8 20,7 20,6 21,5 22,4 22,3 22,2 22,1 22,0">
            <text:p/>
          </draw:polyline>
          <draw:line draw:style-name="gr1" draw:text-style-name="P1" draw:layer="layout" svg:x1="20.098cm" svg:y1="15.124cm" svg:x2="20.098cm" svg:y2="14.945cm">
            <text:p/>
          </draw:line>
          <draw:line draw:style-name="gr1" draw:text-style-name="P1" draw:layer="layout" svg:x1="20.12cm" svg:y1="15.124cm" svg:x2="20.12cm" svg:y2="14.945cm">
            <text:p/>
          </draw:line>
          <draw:polyline draw:style-name="gr1" draw:text-style-name="P1" draw:layer="layout" svg:width="0.021cm" svg:height="0.01cm" svg:x="20.098cm" svg:y="14.934cm" svg:viewBox="0 0 22 11" draw:points="22,11 22,11 22,10 22,9 22,8 22,7 21,6 20,5 20,4 19,3 18,3 17,2 17,1 16,1 15,1 13,0 12,0 11,0 10,0 9,0 8,1 7,1 6,1 5,2 4,3 3,3 3,4 2,5 1,6 1,7 1,8 0,9 0,10 0,11">
            <text:p/>
          </draw:polyline>
          <draw:polyline draw:style-name="gr1" draw:text-style-name="P1" draw:layer="layout" svg:width="0.021cm" svg:height="0.01cm" svg:x="20.098cm" svg:y="15.124cm" svg:viewBox="0 0 22 11" draw:points="0,0 0,1 0,2 1,3 1,4 1,5 2,6 3,7 3,8 4,9 5,9 6,10 7,10 8,11 9,11 10,11 11,11 12,11 13,11 15,11 16,10 17,10 17,9 18,9 19,8 20,7 20,6 21,5 22,4 22,3 22,2 22,1 22,0">
            <text:p/>
          </draw:polyline>
          <draw:line draw:style-name="gr1" draw:text-style-name="P1" draw:layer="layout" svg:x1="20.377cm" svg:y1="14.956cm" svg:x2="20.109cm" svg:y2="14.956cm">
            <text:p/>
          </draw:line>
          <draw:line draw:style-name="gr1" draw:text-style-name="P1" draw:layer="layout" svg:x1="20.377cm" svg:y1="14.933cm" svg:x2="20.109cm" svg:y2="14.933cm">
            <text:p/>
          </draw:line>
          <draw:polyline draw:style-name="gr1" draw:text-style-name="P1" draw:layer="layout" svg:width="0.01cm" svg:height="0.021cm" svg:x="20.098cm" svg:y="14.934cm" svg:viewBox="0 0 11 22" draw:points="11,0 11,0 10,0 9,0 8,1 7,1 6,1 5,2 4,3 3,3 3,4 2,5 1,6 1,7 1,8 0,9 0,10 0,11 0,12 0,13 1,15 1,16 1,17 2,17 3,18 3,19 4,20 5,20 6,21 7,22 8,22 9,22 10,22 11,22">
            <text:p/>
          </draw:polyline>
          <draw:polyline draw:style-name="gr1" draw:text-style-name="P1" draw:layer="layout" svg:width="0.01cm" svg:height="0.021cm" svg:x="20.378cm" svg:y="14.934cm" svg:viewBox="0 0 11 22" draw:points="0,22 0,22 1,22 2,22 3,22 4,22 5,21 6,20 7,20 8,19 9,18 9,17 10,17 10,16 11,15 11,13 11,12 11,11 11,10 11,9 11,8 10,7 10,6 9,5 9,4 8,3 7,3 6,2 5,1 4,1 3,1 2,0 1,0 0,0">
            <text:p/>
          </draw:polyline>
          <draw:line draw:style-name="gr1" draw:text-style-name="P1" draw:layer="layout" svg:x1="20.366cm" svg:y1="15.124cm" svg:x2="20.366cm" svg:y2="14.945cm">
            <text:p/>
          </draw:line>
          <draw:line draw:style-name="gr1" draw:text-style-name="P1" draw:layer="layout" svg:x1="20.389cm" svg:y1="15.124cm" svg:x2="20.389cm" svg:y2="14.945cm">
            <text:p/>
          </draw:line>
          <draw:polyline draw:style-name="gr1" draw:text-style-name="P1" draw:layer="layout" svg:width="0.021cm" svg:height="0.01cm" svg:x="20.366cm" svg:y="14.934cm" svg:viewBox="0 0 22 11" draw:points="22,11 22,11 22,10 22,9 22,8 22,7 21,6 20,5 20,4 19,3 18,3 17,2 17,1 16,1 15,1 13,0 12,0 11,0 10,0 9,0 8,1 7,1 6,1 5,2 4,3 3,3 3,4 2,5 1,6 1,7 1,8 0,9 0,10 0,11">
            <text:p/>
          </draw:polyline>
          <draw:polyline draw:style-name="gr1" draw:text-style-name="P1" draw:layer="layout" svg:width="0.021cm" svg:height="0.01cm" svg:x="20.366cm" svg:y="15.124cm" svg:viewBox="0 0 22 11" draw:points="0,0 0,1 0,2 1,3 1,4 1,5 2,6 3,7 3,8 4,9 5,9 6,10 7,10 8,11 9,11 10,11 11,11 12,11 13,11 15,11 16,10 17,10 17,9 18,9 19,8 20,7 20,6 21,5 22,4 22,3 22,2 22,1 22,0">
            <text:p/>
          </draw:polyline>
          <draw:polygon draw:style-name="gr2" draw:text-style-name="P1" draw:layer="layout" svg:width="0.21cm" svg:height="0.21cm" svg:x="20.567cm" svg:y="14.437cm" svg:viewBox="0 0 211 211" draw:points="105,211 116,211 127,209 137,206 146,203 156,198 164,193 172,187 180,180 187,173 193,165 198,156 202,147 206,137 208,127 210,116 211,106 210,95 208,84 206,74 202,64 198,55 193,47 187,38 180,31 172,24 164,18 156,13 146,8 137,5 127,2 116,1 105,0 95,1 84,2 74,5 64,8 55,13 46,18 38,24 31,31 24,38 18,47 13,55 8,64 5,74 2,84 1,95 0,106 1,116 2,127 5,137 8,147 13,156 18,165 24,173 31,180 38,187 46,193 55,198 64,203 74,206 84,209 95,211">
            <text:p/>
          </draw:polygon>
          <draw:polygon draw:style-name="gr2" draw:text-style-name="P1" draw:layer="layout" svg:width="0.21cm" svg:height="0.21cm" svg:x="20.21cm" svg:y="14.437cm" svg:viewBox="0 0 211 211" draw:points="106,211 116,211 127,209 137,206 147,203 156,198 165,193 173,187 180,180 187,173 193,165 198,156 203,147 206,137 209,127 211,116 211,106 211,95 209,84 206,74 203,64 198,55 193,47 187,38 180,31 173,24 165,18 156,13 147,8 137,5 127,2 116,1 106,0 95,1 84,2 74,5 64,8 55,13 47,18 38,24 31,31 24,38 18,47 13,55 8,64 5,74 2,84 1,95 0,106 1,116 2,127 5,137 8,147 13,156 18,165 24,173 31,180 38,187 47,193 55,198 64,203 74,206 84,209 95,211">
            <text:p/>
          </draw:polygon>
          <draw:polyline draw:style-name="gr1" draw:text-style-name="P1" draw:layer="layout" svg:width="0.245cm" svg:height="0.155cm" svg:x="21.121cm" svg:y="12.594cm" svg:viewBox="0 0 246 156" draw:points="246,156 0,156 0,0 246,0 246,156">
            <text:p/>
          </draw:polyline>
          <draw:polyline draw:style-name="gr1" draw:text-style-name="P1" draw:layer="layout" svg:width="0.245cm" svg:height="0.155cm" svg:x="21.121cm" svg:y="12.259cm" svg:viewBox="0 0 246 156" draw:points="246,156 0,156 0,0 246,0 246,156">
            <text:p/>
          </draw:polyline>
          <draw:polyline draw:style-name="gr1" draw:text-style-name="P1" draw:layer="layout" svg:width="0.245cm" svg:height="0.155cm" svg:x="27.057cm" svg:y="12.594cm" svg:viewBox="0 0 246 156" draw:points="246,156 0,156 0,0 246,0 246,156">
            <text:p/>
          </draw:polyline>
          <draw:polyline draw:style-name="gr1" draw:text-style-name="P1" draw:layer="layout" svg:width="0.245cm" svg:height="0.155cm" svg:x="27.057cm" svg:y="12.259cm" svg:viewBox="0 0 246 156" draw:points="246,156 0,156 0,0 246,0 246,156">
            <text:p/>
          </draw:polyline>
          <draw:polyline draw:style-name="gr1" draw:text-style-name="P1" draw:layer="layout" svg:width="0.245cm" svg:height="0.155cm" svg:x="23.982cm" svg:y="12.594cm" svg:viewBox="0 0 246 156" draw:points="246,156 0,156 0,0 246,0 246,156">
            <text:p/>
          </draw:polyline>
          <draw:polyline draw:style-name="gr1" draw:text-style-name="P1" draw:layer="layout" svg:width="0.245cm" svg:height="0.155cm" svg:x="23.982cm" svg:y="12.259cm" svg:viewBox="0 0 246 156" draw:points="246,156 0,156 0,0 246,0 246,156">
            <text:p/>
          </draw:polyline>
          <draw:polyline draw:style-name="gr1" draw:text-style-name="P1" draw:layer="layout" svg:width="0.245cm" svg:height="0.155cm" svg:x="21.587cm" svg:y="12.594cm" svg:viewBox="0 0 246 156" draw:points="246,156 0,156 0,0 246,0 246,156">
            <text:p/>
          </draw:polyline>
          <draw:polyline draw:style-name="gr1" draw:text-style-name="P1" draw:layer="layout" svg:width="0.245cm" svg:height="0.155cm" svg:x="21.587cm" svg:y="12.259cm" svg:viewBox="0 0 246 156" draw:points="246,156 0,156 0,0 246,0 246,156">
            <text:p/>
          </draw:polyline>
          <draw:polyline draw:style-name="gr1" draw:text-style-name="P1" draw:layer="layout" svg:width="0.245cm" svg:height="0.155cm" svg:x="18.547cm" svg:y="12.594cm" svg:viewBox="0 0 246 156" draw:points="246,156 0,156 0,0 246,0 246,156">
            <text:p/>
          </draw:polyline>
          <draw:polyline draw:style-name="gr1" draw:text-style-name="P1" draw:layer="layout" svg:width="0.245cm" svg:height="0.155cm" svg:x="18.547cm" svg:y="12.259cm" svg:viewBox="0 0 246 156" draw:points="246,156 0,156 0,0 246,0 246,156">
            <text:p/>
          </draw:polyline>
          <draw:polyline draw:style-name="gr1" draw:text-style-name="P1" draw:layer="layout" svg:width="0.245cm" svg:height="0.155cm" svg:x="26.592cm" svg:y="12.259cm" svg:viewBox="0 0 246 156" draw:points="0,0 246,0 246,156 0,156 0,0">
            <text:p/>
          </draw:polyline>
          <draw:polyline draw:style-name="gr1" draw:text-style-name="P1" draw:layer="layout" svg:width="0.245cm" svg:height="0.155cm" svg:x="26.592cm" svg:y="12.594cm" svg:viewBox="0 0 246 156" draw:points="0,0 246,0 246,156 0,156 0,0">
            <text:p/>
          </draw:polyline>
          <draw:polyline draw:style-name="gr1" draw:text-style-name="P1" draw:layer="layout" svg:width="0.245cm" svg:height="0.155cm" svg:x="26.127cm" svg:y="12.594cm" svg:viewBox="0 0 246 156" draw:points="246,156 0,156 0,0 246,0 246,156">
            <text:p/>
          </draw:polyline>
          <draw:polyline draw:style-name="gr1" draw:text-style-name="P1" draw:layer="layout" svg:width="0.245cm" svg:height="0.155cm" svg:x="26.127cm" svg:y="12.259cm" svg:viewBox="0 0 246 156" draw:points="246,156 0,156 0,0 246,0 246,156">
            <text:p/>
          </draw:polyline>
          <draw:polyline draw:style-name="gr1" draw:text-style-name="P1" draw:layer="layout" svg:width="0.245cm" svg:height="0.155cm" svg:x="23.517cm" svg:y="12.259cm" svg:viewBox="0 0 246 156" draw:points="0,0 246,0 246,156 0,156 0,0">
            <text:p/>
          </draw:polyline>
          <draw:polyline draw:style-name="gr1" draw:text-style-name="P1" draw:layer="layout" svg:width="0.245cm" svg:height="0.155cm" svg:x="23.517cm" svg:y="12.594cm" svg:viewBox="0 0 246 156" draw:points="0,0 246,0 246,156 0,156 0,0">
            <text:p/>
          </draw:polyline>
          <draw:polyline draw:style-name="gr1" draw:text-style-name="P1" draw:layer="layout" svg:width="0.245cm" svg:height="0.155cm" svg:x="23.052cm" svg:y="12.594cm" svg:viewBox="0 0 246 156" draw:points="246,156 0,156 0,0 246,0 246,156">
            <text:p/>
          </draw:polyline>
          <draw:polyline draw:style-name="gr1" draw:text-style-name="P1" draw:layer="layout" svg:width="0.245cm" svg:height="0.155cm" svg:x="23.052cm" svg:y="12.259cm" svg:viewBox="0 0 246 156" draw:points="246,156 0,156 0,0 246,0 246,156">
            <text:p/>
          </draw:polyline>
          <draw:polyline draw:style-name="gr1" draw:text-style-name="P1" draw:layer="layout" svg:width="0.245cm" svg:height="0.155cm" svg:x="22.051cm" svg:y="12.259cm" svg:viewBox="0 0 246 156" draw:points="0,0 246,0 246,156 0,156 0,0">
            <text:p/>
          </draw:polyline>
          <draw:polyline draw:style-name="gr1" draw:text-style-name="P1" draw:layer="layout" svg:width="0.245cm" svg:height="0.155cm" svg:x="22.051cm" svg:y="12.594cm" svg:viewBox="0 0 246 156" draw:points="0,0 246,0 246,156 0,156 0,0">
            <text:p/>
          </draw:polyline>
          <draw:polyline draw:style-name="gr1" draw:text-style-name="P1" draw:layer="layout" svg:width="0.245cm" svg:height="0.155cm" svg:x="22.516cm" svg:y="12.594cm" svg:viewBox="0 0 246 156" draw:points="246,156 0,156 0,0 246,0 246,156">
            <text:p/>
          </draw:polyline>
          <draw:polyline draw:style-name="gr1" draw:text-style-name="P1" draw:layer="layout" svg:width="0.245cm" svg:height="0.155cm" svg:x="22.516cm" svg:y="12.259cm" svg:viewBox="0 0 246 156" draw:points="246,156 0,156 0,0 246,0 246,156">
            <text:p/>
          </draw:polyline>
          <draw:polyline draw:style-name="gr1" draw:text-style-name="P1" draw:layer="layout" svg:width="0.245cm" svg:height="0.155cm" svg:x="19.012cm" svg:y="12.259cm" svg:viewBox="0 0 246 156" draw:points="0,0 246,0 246,156 0,156 0,0">
            <text:p/>
          </draw:polyline>
          <draw:polyline draw:style-name="gr1" draw:text-style-name="P1" draw:layer="layout" svg:width="0.245cm" svg:height="0.155cm" svg:x="19.012cm" svg:y="12.594cm" svg:viewBox="0 0 246 156" draw:points="0,0 246,0 246,156 0,156 0,0">
            <text:p/>
          </draw:polyline>
          <draw:polyline draw:style-name="gr1" draw:text-style-name="P1" draw:layer="layout" svg:width="0.245cm" svg:height="0.155cm" svg:x="19.477cm" svg:y="12.594cm" svg:viewBox="0 0 246 156" draw:points="246,156 0,156 0,0 246,0 246,156">
            <text:p/>
          </draw:polyline>
          <draw:polyline draw:style-name="gr1" draw:text-style-name="P1" draw:layer="layout" svg:width="0.245cm" svg:height="0.155cm" svg:x="19.477cm" svg:y="12.259cm" svg:viewBox="0 0 246 156" draw:points="246,156 0,156 0,0 246,0 246,156">
            <text:p/>
          </draw:polyline>
          <draw:polyline draw:style-name="gr1" draw:text-style-name="P1" draw:layer="layout" svg:width="0.069cm" svg:height="0.21cm" svg:x="23.28cm" svg:y="15.824cm" svg:viewBox="0 0 70 211" draw:points="0,211 0,0 70,0 70,211 0,211">
            <text:p/>
          </draw:polyline>
          <draw:polyline draw:style-name="gr1" draw:text-style-name="P1" draw:layer="layout" svg:width="0.068cm" svg:height="0.21cm" svg:x="23.421cm" svg:y="15.824cm" svg:viewBox="0 0 69 211" draw:points="0,211 0,0 69,0 69,211 0,211">
            <text:p/>
          </draw:polyline>
          <draw:polyline draw:style-name="gr1" draw:text-style-name="P1" draw:layer="layout" svg:width="0.068cm" svg:height="0.21cm" svg:x="23.562cm" svg:y="15.824cm" svg:viewBox="0 0 69 211" draw:points="0,211 0,0 69,0 69,211 0,211">
            <text:p/>
          </draw:polyline>
          <draw:polyline draw:style-name="gr1" draw:text-style-name="P1" draw:layer="layout" svg:width="0.068cm" svg:height="0.21cm" svg:x="23.703cm" svg:y="15.824cm" svg:viewBox="0 0 69 211" draw:points="0,211 0,0 69,0 69,211 0,211">
            <text:p/>
          </draw:polyline>
          <draw:polyline draw:style-name="gr1" draw:text-style-name="P1" draw:layer="layout" svg:width="0.069cm" svg:height="0.21cm" svg:x="23.843cm" svg:y="15.824cm" svg:viewBox="0 0 70 211" draw:points="0,211 0,0 70,0 70,211 0,211">
            <text:p/>
          </draw:polyline>
          <draw:polyline draw:style-name="gr1" draw:text-style-name="P1" draw:layer="layout" svg:width="0.069cm" svg:height="0.21cm" svg:x="23.984cm" svg:y="15.824cm" svg:viewBox="0 0 70 211" draw:points="0,211 0,0 70,0 70,211 0,211">
            <text:p/>
          </draw:polyline>
          <draw:polyline draw:style-name="gr1" draw:text-style-name="P1" draw:layer="layout" svg:width="0.069cm" svg:height="0.21cm" svg:x="24.125cm" svg:y="15.824cm" svg:viewBox="0 0 70 211" draw:points="0,211 0,0 70,0 70,211 0,211">
            <text:p/>
          </draw:polyline>
          <draw:polyline draw:style-name="gr1" draw:text-style-name="P1" draw:layer="layout" svg:width="0.069cm" svg:height="0.21cm" svg:x="24.266cm" svg:y="15.824cm" svg:viewBox="0 0 70 211" draw:points="0,211 0,0 70,0 70,211 0,211">
            <text:p/>
          </draw:polyline>
          <draw:polyline draw:style-name="gr1" draw:text-style-name="P1" draw:layer="layout" svg:width="0.068cm" svg:height="0.21cm" svg:x="24.407cm" svg:y="15.824cm" svg:viewBox="0 0 69 211" draw:points="0,211 0,0 69,0 69,211 0,211">
            <text:p/>
          </draw:polyline>
          <draw:polyline draw:style-name="gr1" draw:text-style-name="P1" draw:layer="layout" svg:width="0.068cm" svg:height="0.21cm" svg:x="24.548cm" svg:y="15.824cm" svg:viewBox="0 0 69 211" draw:points="0,211 0,0 69,0 69,211 0,211">
            <text:p/>
          </draw:polyline>
          <draw:polyline draw:style-name="gr1" draw:text-style-name="P1" draw:layer="layout" svg:width="0.068cm" svg:height="0.21cm" svg:x="24.688cm" svg:y="15.824cm" svg:viewBox="0 0 69 211" draw:points="0,211 0,0 69,0 69,211 0,211">
            <text:p/>
          </draw:polyline>
          <draw:polyline draw:style-name="gr1" draw:text-style-name="P1" draw:layer="layout" svg:width="0.069cm" svg:height="0.21cm" svg:x="24.828cm" svg:y="15.824cm" svg:viewBox="0 0 70 211" draw:points="0,211 0,0 70,0 70,211 0,211">
            <text:p/>
          </draw:polyline>
          <draw:polyline draw:style-name="gr1" draw:text-style-name="P1" draw:layer="layout" svg:width="0.069cm" svg:height="0.21cm" svg:x="24.969cm" svg:y="15.824cm" svg:viewBox="0 0 70 211" draw:points="0,211 0,0 70,0 70,211 0,211">
            <text:p/>
          </draw:polyline>
          <draw:polyline draw:style-name="gr1" draw:text-style-name="P1" draw:layer="layout" svg:width="0.069cm" svg:height="0.21cm" svg:x="25.11cm" svg:y="15.824cm" svg:viewBox="0 0 70 211" draw:points="0,211 0,0 70,0 70,211 0,211">
            <text:p/>
          </draw:polyline>
          <draw:polyline draw:style-name="gr1" draw:text-style-name="P1" draw:layer="layout" svg:width="0.068cm" svg:height="0.21cm" svg:x="25.251cm" svg:y="15.824cm" svg:viewBox="0 0 69 211" draw:points="0,211 0,0 69,0 69,211 0,211">
            <text:p/>
          </draw:polyline>
          <draw:polyline draw:style-name="gr1" draw:text-style-name="P1" draw:layer="layout" svg:width="0.068cm" svg:height="0.21cm" svg:x="25.392cm" svg:y="15.824cm" svg:viewBox="0 0 69 211" draw:points="0,211 0,0 69,0 69,211 0,211">
            <text:p/>
          </draw:polyline>
          <draw:polyline draw:style-name="gr1" draw:text-style-name="P1" draw:layer="layout" svg:width="0.068cm" svg:height="0.21cm" svg:x="25.533cm" svg:y="15.824cm" svg:viewBox="0 0 69 211" draw:points="0,211 0,0 69,0 69,211 0,211">
            <text:p/>
          </draw:polyline>
          <draw:polyline draw:style-name="gr1" draw:text-style-name="P1" draw:layer="layout" svg:width="0.069cm" svg:height="0.21cm" svg:x="25.673cm" svg:y="15.824cm" svg:viewBox="0 0 70 211" draw:points="0,211 0,0 70,0 70,211 0,211">
            <text:p/>
          </draw:polyline>
          <draw:polyline draw:style-name="gr1" draw:text-style-name="P1" draw:layer="layout" svg:width="0.069cm" svg:height="0.21cm" svg:x="25.814cm" svg:y="15.824cm" svg:viewBox="0 0 70 211" draw:points="0,211 0,0 70,0 70,211 0,211">
            <text:p/>
          </draw:polyline>
          <draw:polyline draw:style-name="gr1" draw:text-style-name="P1" draw:layer="layout" svg:width="0.069cm" svg:height="0.21cm" svg:x="25.955cm" svg:y="15.824cm" svg:viewBox="0 0 70 211" draw:points="0,211 0,0 70,0 70,211 0,211">
            <text:p/>
          </draw:polyline>
          <draw:polyline draw:style-name="gr1" draw:text-style-name="P1" draw:layer="layout" svg:width="0.069cm" svg:height="0.21cm" svg:x="26.095cm" svg:y="15.824cm" svg:viewBox="0 0 70 211" draw:points="0,211 0,0 70,0 70,211 0,211">
            <text:p/>
          </draw:polyline>
          <draw:polyline draw:style-name="gr1" draw:text-style-name="P1" draw:layer="layout" svg:width="0.068cm" svg:height="0.21cm" svg:x="26.237cm" svg:y="15.824cm" svg:viewBox="0 0 69 211" draw:points="0,211 0,0 69,0 69,211 0,211">
            <text:p/>
          </draw:polyline>
          <draw:polyline draw:style-name="gr1" draw:text-style-name="P1" draw:layer="layout" svg:width="0.068cm" svg:height="0.21cm" svg:x="26.237cm" svg:y="13.747cm" svg:viewBox="0 0 69 211" draw:points="0,211 0,0 69,0 69,211 0,211">
            <text:p/>
          </draw:polyline>
          <draw:polyline draw:style-name="gr1" draw:text-style-name="P1" draw:layer="layout" svg:width="0.069cm" svg:height="0.21cm" svg:x="26.095cm" svg:y="13.747cm" svg:viewBox="0 0 70 211" draw:points="0,211 0,0 70,0 70,211 0,211">
            <text:p/>
          </draw:polyline>
          <draw:polyline draw:style-name="gr1" draw:text-style-name="P1" draw:layer="layout" svg:width="0.069cm" svg:height="0.21cm" svg:x="25.955cm" svg:y="13.747cm" svg:viewBox="0 0 70 211" draw:points="0,211 0,0 70,0 70,211 0,211">
            <text:p/>
          </draw:polyline>
          <draw:polyline draw:style-name="gr1" draw:text-style-name="P1" draw:layer="layout" svg:width="0.069cm" svg:height="0.21cm" svg:x="25.814cm" svg:y="13.747cm" svg:viewBox="0 0 70 211" draw:points="0,211 0,0 70,0 70,211 0,211">
            <text:p/>
          </draw:polyline>
          <draw:polyline draw:style-name="gr1" draw:text-style-name="P1" draw:layer="layout" svg:width="0.069cm" svg:height="0.21cm" svg:x="25.673cm" svg:y="13.747cm" svg:viewBox="0 0 70 211" draw:points="0,211 0,0 70,0 70,211 0,211">
            <text:p/>
          </draw:polyline>
          <draw:polyline draw:style-name="gr1" draw:text-style-name="P1" draw:layer="layout" svg:width="0.068cm" svg:height="0.21cm" svg:x="25.533cm" svg:y="13.747cm" svg:viewBox="0 0 69 211" draw:points="0,211 0,0 69,0 69,211 0,211">
            <text:p/>
          </draw:polyline>
          <draw:polyline draw:style-name="gr1" draw:text-style-name="P1" draw:layer="layout" svg:width="0.068cm" svg:height="0.21cm" svg:x="25.392cm" svg:y="13.747cm" svg:viewBox="0 0 69 211" draw:points="0,211 0,0 69,0 69,211 0,211">
            <text:p/>
          </draw:polyline>
          <draw:polyline draw:style-name="gr1" draw:text-style-name="P1" draw:layer="layout" svg:width="0.068cm" svg:height="0.21cm" svg:x="25.251cm" svg:y="13.747cm" svg:viewBox="0 0 69 211" draw:points="0,211 0,0 69,0 69,211 0,211">
            <text:p/>
          </draw:polyline>
          <draw:polyline draw:style-name="gr1" draw:text-style-name="P1" draw:layer="layout" svg:width="0.069cm" svg:height="0.21cm" svg:x="25.11cm" svg:y="13.747cm" svg:viewBox="0 0 70 211" draw:points="0,211 0,0 70,0 70,211 0,211">
            <text:p/>
          </draw:polyline>
          <draw:polyline draw:style-name="gr1" draw:text-style-name="P1" draw:layer="layout" svg:width="0.069cm" svg:height="0.21cm" svg:x="24.969cm" svg:y="13.747cm" svg:viewBox="0 0 70 211" draw:points="0,211 0,0 70,0 70,211 0,211">
            <text:p/>
          </draw:polyline>
          <draw:polyline draw:style-name="gr1" draw:text-style-name="P1" draw:layer="layout" svg:width="0.069cm" svg:height="0.21cm" svg:x="24.828cm" svg:y="13.747cm" svg:viewBox="0 0 70 211" draw:points="0,211 0,0 70,0 70,211 0,211">
            <text:p/>
          </draw:polyline>
          <draw:polyline draw:style-name="gr1" draw:text-style-name="P1" draw:layer="layout" svg:width="0.068cm" svg:height="0.21cm" svg:x="24.688cm" svg:y="13.747cm" svg:viewBox="0 0 69 211" draw:points="0,211 0,0 69,0 69,211 0,211">
            <text:p/>
          </draw:polyline>
          <draw:polyline draw:style-name="gr1" draw:text-style-name="P1" draw:layer="layout" svg:width="0.068cm" svg:height="0.21cm" svg:x="24.548cm" svg:y="13.747cm" svg:viewBox="0 0 69 211" draw:points="0,211 0,0 69,0 69,211 0,211">
            <text:p/>
          </draw:polyline>
          <draw:polyline draw:style-name="gr1" draw:text-style-name="P1" draw:layer="layout" svg:width="0.068cm" svg:height="0.21cm" svg:x="24.407cm" svg:y="13.747cm" svg:viewBox="0 0 69 211" draw:points="0,211 0,0 69,0 69,211 0,211">
            <text:p/>
          </draw:polyline>
          <draw:polyline draw:style-name="gr1" draw:text-style-name="P1" draw:layer="layout" svg:width="0.069cm" svg:height="0.21cm" svg:x="24.266cm" svg:y="13.747cm" svg:viewBox="0 0 70 211" draw:points="0,211 0,0 70,0 70,211 0,211">
            <text:p/>
          </draw:polyline>
          <draw:polyline draw:style-name="gr1" draw:text-style-name="P1" draw:layer="layout" svg:width="0.069cm" svg:height="0.21cm" svg:x="24.125cm" svg:y="13.747cm" svg:viewBox="0 0 70 211" draw:points="0,211 0,0 70,0 70,211 0,211">
            <text:p/>
          </draw:polyline>
          <draw:polyline draw:style-name="gr1" draw:text-style-name="P1" draw:layer="layout" svg:width="0.069cm" svg:height="0.21cm" svg:x="23.984cm" svg:y="13.747cm" svg:viewBox="0 0 70 211" draw:points="0,211 0,0 70,0 70,211 0,211">
            <text:p/>
          </draw:polyline>
          <draw:polyline draw:style-name="gr1" draw:text-style-name="P1" draw:layer="layout" svg:width="0.069cm" svg:height="0.21cm" svg:x="23.843cm" svg:y="13.747cm" svg:viewBox="0 0 70 211" draw:points="0,211 0,0 70,0 70,211 0,211">
            <text:p/>
          </draw:polyline>
          <draw:polyline draw:style-name="gr1" draw:text-style-name="P1" draw:layer="layout" svg:width="0.068cm" svg:height="0.21cm" svg:x="23.703cm" svg:y="13.747cm" svg:viewBox="0 0 69 211" draw:points="0,211 0,0 69,0 69,211 0,211">
            <text:p/>
          </draw:polyline>
          <draw:polyline draw:style-name="gr1" draw:text-style-name="P1" draw:layer="layout" svg:width="0.068cm" svg:height="0.21cm" svg:x="23.562cm" svg:y="13.747cm" svg:viewBox="0 0 69 211" draw:points="0,211 0,0 69,0 69,211 0,211">
            <text:p/>
          </draw:polyline>
          <draw:polyline draw:style-name="gr1" draw:text-style-name="P1" draw:layer="layout" svg:width="0.068cm" svg:height="0.21cm" svg:x="23.421cm" svg:y="13.747cm" svg:viewBox="0 0 69 211" draw:points="0,211 0,0 69,0 69,211 0,211">
            <text:p/>
          </draw:polyline>
          <draw:polyline draw:style-name="gr1" draw:text-style-name="P1" draw:layer="layout" svg:width="0.069cm" svg:height="0.21cm" svg:x="23.28cm" svg:y="13.747cm" svg:viewBox="0 0 70 211" draw:points="0,211 0,0 70,0 70,211 0,211">
            <text:p/>
          </draw:polyline>
          <draw:polyline draw:style-name="gr1" draw:text-style-name="P1" draw:layer="layout" svg:width="0.155cm" svg:height="0.245cm" svg:x="24.883cm" svg:y="16.332cm" svg:viewBox="0 0 156 246" draw:points="156,0 156,246 0,246 0,0 156,0">
            <text:p/>
          </draw:polyline>
          <draw:polyline draw:style-name="gr1" draw:text-style-name="P1" draw:layer="layout" svg:width="0.155cm" svg:height="0.245cm" svg:x="24.548cm" svg:y="16.332cm" svg:viewBox="0 0 156 246" draw:points="156,0 156,246 0,246 0,0 156,0">
            <text:p/>
          </draw:polyline>
          <draw:polyline draw:style-name="gr1" draw:text-style-name="P1" draw:layer="layout" svg:width="0.155cm" svg:height="0.245cm" svg:x="24.753cm" svg:y="13.025cm" svg:viewBox="0 0 156 246" draw:points="0,246 0,0 156,0 156,246 0,246">
            <text:p/>
          </draw:polyline>
          <draw:polyline draw:style-name="gr1" draw:text-style-name="P1" draw:layer="layout" svg:width="0.156cm" svg:height="0.245cm" svg:x="25.088cm" svg:y="13.025cm" svg:viewBox="0 0 157 246" draw:points="0,246 0,0 157,0 157,246 0,246">
            <text:p/>
          </draw:polyline>
          <draw:polyline draw:style-name="gr1" draw:text-style-name="P1" draw:layer="layout" svg:width="0.075cm" svg:height="0.245cm" svg:x="19.151cm" svg:y="14.142cm" svg:viewBox="0 0 76 246" draw:points="76,0 76,246 0,246 0,0 76,0">
            <text:p/>
          </draw:polyline>
          <draw:polyline draw:style-name="gr1" draw:text-style-name="P1" draw:layer="layout" svg:width="0.075cm" svg:height="0.245cm" svg:x="19.039cm" svg:y="14.142cm" svg:viewBox="0 0 76 246" draw:points="76,0 76,246 0,246 0,0 76,0">
            <text:p/>
          </draw:polyline>
          <draw:polyline draw:style-name="gr1" draw:text-style-name="P1" draw:layer="layout" svg:width="0.075cm" svg:height="0.245cm" svg:x="18.923cm" svg:y="14.142cm" svg:viewBox="0 0 76 246" draw:points="76,0 76,246 0,246 0,0 76,0">
            <text:p/>
          </draw:polyline>
          <draw:polyline draw:style-name="gr1" draw:text-style-name="P1" draw:layer="layout" svg:width="0.075cm" svg:height="0.245cm" svg:x="18.811cm" svg:y="14.142cm" svg:viewBox="0 0 76 246" draw:points="76,0 76,246 0,246 0,0 76,0">
            <text:p/>
          </draw:polyline>
          <draw:polyline draw:style-name="gr1" draw:text-style-name="P1" draw:layer="layout" svg:width="0.075cm" svg:height="0.245cm" svg:x="18.695cm" svg:y="14.142cm" svg:viewBox="0 0 76 246" draw:points="76,0 76,246 0,246 0,0 76,0">
            <text:p/>
          </draw:polyline>
          <draw:polyline draw:style-name="gr1" draw:text-style-name="P1" draw:layer="layout" svg:width="0.075cm" svg:height="0.245cm" svg:x="18.581cm" svg:y="14.142cm" svg:viewBox="0 0 76 246" draw:points="76,0 76,246 0,246 0,0 76,0">
            <text:p/>
          </draw:polyline>
          <draw:polyline draw:style-name="gr1" draw:text-style-name="P1" draw:layer="layout" svg:width="0.075cm" svg:height="0.245cm" svg:x="18.467cm" svg:y="14.142cm" svg:viewBox="0 0 76 246" draw:points="76,0 76,246 0,246 0,0 76,0">
            <text:p/>
          </draw:polyline>
          <draw:polyline draw:style-name="gr1" draw:text-style-name="P1" draw:layer="layout" svg:width="0.075cm" svg:height="0.245cm" svg:x="18.467cm" svg:y="15.126cm" svg:viewBox="0 0 76 246" draw:points="76,0 76,246 0,246 0,0 76,0">
            <text:p/>
          </draw:polyline>
          <draw:polyline draw:style-name="gr1" draw:text-style-name="P1" draw:layer="layout" svg:width="0.075cm" svg:height="0.245cm" svg:x="18.581cm" svg:y="15.126cm" svg:viewBox="0 0 76 246" draw:points="76,0 76,246 0,246 0,0 76,0">
            <text:p/>
          </draw:polyline>
          <draw:polyline draw:style-name="gr1" draw:text-style-name="P1" draw:layer="layout" svg:width="0.075cm" svg:height="0.245cm" svg:x="18.695cm" svg:y="15.126cm" svg:viewBox="0 0 76 246" draw:points="76,0 76,246 0,246 0,0 76,0">
            <text:p/>
          </draw:polyline>
          <draw:polyline draw:style-name="gr1" draw:text-style-name="P1" draw:layer="layout" svg:width="0.075cm" svg:height="0.245cm" svg:x="18.811cm" svg:y="15.126cm" svg:viewBox="0 0 76 246" draw:points="76,0 76,246 0,246 0,0 76,0">
            <text:p/>
          </draw:polyline>
          <draw:polyline draw:style-name="gr1" draw:text-style-name="P1" draw:layer="layout" svg:width="0.075cm" svg:height="0.245cm" svg:x="18.925cm" svg:y="15.126cm" svg:viewBox="0 0 76 246" draw:points="76,0 76,246 0,246 0,0 76,0">
            <text:p/>
          </draw:polyline>
          <draw:polyline draw:style-name="gr1" draw:text-style-name="P1" draw:layer="layout" svg:width="0.075cm" svg:height="0.245cm" svg:x="19.039cm" svg:y="15.126cm" svg:viewBox="0 0 76 246" draw:points="76,0 76,246 0,246 0,0 76,0">
            <text:p/>
          </draw:polyline>
          <draw:polyline draw:style-name="gr1" draw:text-style-name="P1" draw:layer="layout" svg:width="0.075cm" svg:height="0.245cm" svg:x="19.153cm" svg:y="15.126cm" svg:viewBox="0 0 76 246" draw:points="76,0 76,246 0,246 0,0 76,0">
            <text:p/>
          </draw:polyline>
          <draw:polyline draw:style-name="gr1" draw:text-style-name="P1" draw:layer="layout" svg:width="0.245cm" svg:height="0.155cm" svg:x="21.819cm" svg:y="14.565cm" svg:viewBox="0 0 246 156" draw:points="0,0 246,0 246,156 0,156 0,0">
            <text:p/>
          </draw:polyline>
          <draw:polyline draw:style-name="gr1" draw:text-style-name="P1" draw:layer="layout" svg:width="0.245cm" svg:height="0.155cm" svg:x="21.819cm" svg:y="14.9cm" svg:viewBox="0 0 246 156" draw:points="0,0 246,0 246,156 0,156 0,0">
            <text:p/>
          </draw:polyline>
          <draw:polyline draw:style-name="gr1" draw:text-style-name="P1" draw:layer="layout" svg:width="0.155cm" svg:height="0.245cm" svg:x="20.847cm" svg:y="15.939cm" svg:viewBox="0 0 156 246" draw:points="0,246 0,0 156,0 156,246 0,246">
            <text:p/>
          </draw:polyline>
          <draw:polyline draw:style-name="gr1" draw:text-style-name="P1" draw:layer="layout" svg:width="0.155cm" svg:height="0.245cm" svg:x="21.182cm" svg:y="15.939cm" svg:viewBox="0 0 156 246" draw:points="0,246 0,0 156,0 156,246 0,246">
            <text:p/>
          </draw:polyline>
          <draw:polyline draw:style-name="gr1" draw:text-style-name="P1" draw:layer="layout" svg:width="0.155cm" svg:height="0.245cm" svg:x="20.869cm" svg:y="14.017cm" svg:viewBox="0 0 156 246" draw:points="156,0 156,246 0,246 0,0 156,0">
            <text:p/>
          </draw:polyline>
          <draw:polyline draw:style-name="gr1" draw:text-style-name="P1" draw:layer="layout" svg:width="0.155cm" svg:height="0.245cm" svg:x="20.534cm" svg:y="14.017cm" svg:viewBox="0 0 156 246" draw:points="156,0 156,246 0,246 0,0 156,0">
            <text:p/>
          </draw:polyline>
          <draw:polyline draw:style-name="gr1" draw:text-style-name="P1" draw:layer="layout" svg:width="0.245cm" svg:height="0.155cm" svg:x="20.12cm" svg:y="15.302cm" svg:viewBox="0 0 246 156" draw:points="246,156 0,156 0,0 246,0 246,156">
            <text:p/>
          </draw:polyline>
          <draw:polyline draw:style-name="gr1" draw:text-style-name="P1" draw:layer="layout" svg:width="0.245cm" svg:height="0.155cm" svg:x="20.12cm" svg:y="14.967cm" svg:viewBox="0 0 246 156" draw:points="246,156 0,156 0,0 246,0 246,156">
            <text:p/>
          </draw:polyline>
          <draw:polyline draw:style-name="gr1" draw:text-style-name="P1" draw:layer="layout" svg:width="0.178cm" svg:height="0.178cm" svg:x="18.344cm" svg:y="13.13cm" svg:viewBox="0 0 179 179" draw:points="0,179 0,0 179,0 179,179 0,179">
            <text:p/>
          </draw:polyline>
          <draw:polygon draw:style-name="gr2" draw:text-style-name="P1" draw:layer="layout" svg:width="0.178cm" svg:height="0.178cm" svg:x="18.568cm" svg:y="13.13cm" svg:viewBox="0 0 179 179" draw:points="89,179 99,178 107,177 116,175 124,172 132,168 139,164 146,158 153,153 158,146 164,139 168,132 172,124 175,116 177,107 178,99 179,89 178,80 177,71 175,63 172,55 168,47 164,39 158,33 153,26 146,20 139,15 132,11 124,7 116,4 107,2 99,0 89,0 80,0 71,2 63,4 55,7 47,11 39,15 33,20 26,26 20,33 15,39 11,47 7,55 4,63 2,71 0,80 0,89 0,99 2,107 4,116 7,124 11,132 15,139 20,146 26,153 33,158 39,164 47,168 55,172 63,175 71,177 80,178">
            <text:p/>
          </draw:polygon>
          <draw:polygon draw:style-name="gr2" draw:text-style-name="P1" draw:layer="layout" svg:width="0.178cm" svg:height="0.178cm" svg:x="18.791cm" svg:y="13.13cm" svg:viewBox="0 0 179 179" draw:points="89,179 99,178 107,177 116,175 124,172 132,168 139,164 146,158 153,153 158,146 164,139 168,132 172,124 175,116 177,107 178,99 179,89 178,80 177,71 175,63 172,55 168,47 164,39 158,33 153,26 146,20 139,15 132,11 124,7 116,4 107,2 99,0 89,0 80,0 71,2 63,4 55,7 47,11 39,15 33,20 26,26 20,33 15,39 11,47 7,55 4,63 2,71 0,80 0,89 0,99 2,107 4,116 7,124 11,132 15,139 20,146 26,153 33,158 39,164 47,168 55,172 63,175 71,177 80,178">
            <text:p/>
          </draw:polygon>
          <draw:polygon draw:style-name="gr2" draw:text-style-name="P1" draw:layer="layout" svg:width="0.178cm" svg:height="0.178cm" svg:x="19.014cm" svg:y="13.13cm" svg:viewBox="0 0 179 179" draw:points="89,179 99,178 107,177 116,175 124,172 132,168 139,164 146,158 153,153 158,146 164,139 168,132 172,124 175,116 177,107 178,99 179,89 178,80 177,71 175,63 172,55 168,47 164,39 158,33 153,26 146,20 139,15 132,11 124,7 116,4 107,2 99,0 89,0 80,0 71,2 63,4 55,7 47,11 39,15 33,20 26,26 20,33 15,39 11,47 7,55 4,63 2,71 0,80 0,89 0,99 2,107 4,116 7,124 11,132 15,139 20,146 26,153 33,158 39,164 47,168 55,172 63,175 71,177 80,178">
            <text:p/>
          </draw:polygon>
          <draw:polygon draw:style-name="gr2" draw:text-style-name="P1" draw:layer="layout" svg:width="0.178cm" svg:height="0.178cm" svg:x="19.238cm" svg:y="13.13cm" svg:viewBox="0 0 179 179" draw:points="89,179 99,178 107,177 116,175 124,172 132,168 139,164 146,158 153,153 158,146 164,139 168,132 172,124 175,116 177,107 178,99 179,89 178,80 177,71 175,63 172,55 168,47 164,39 158,33 153,26 146,20 139,15 132,11 124,7 116,4 107,2 99,0 89,0 80,0 71,2 63,4 55,7 47,11 39,15 33,20 26,26 20,33 15,39 11,47 7,55 4,63 2,71 0,80 0,89 0,99 2,107 4,116 7,124 11,132 15,139 20,146 26,153 33,158 39,164 47,168 55,172 63,175 71,177 80,178">
            <text:p/>
          </draw:polygon>
          <draw:polygon draw:style-name="gr2" draw:text-style-name="P1" draw:layer="layout" svg:width="0.178cm" svg:height="0.178cm" svg:x="19.461cm" svg:y="13.13cm" svg:viewBox="0 0 179 179" draw:points="89,179 99,178 107,177 116,175 124,172 132,168 139,164 146,158 153,153 158,146 164,139 168,132 172,124 175,116 177,107 178,99 179,89 178,80 177,71 175,63 172,55 168,47 164,39 158,33 153,26 146,20 139,15 132,11 124,7 116,4 107,2 99,0 89,0 80,0 71,2 63,4 55,7 47,11 39,15 33,20 26,26 20,33 15,39 11,47 7,55 4,63 2,71 0,80 0,89 0,99 2,107 4,116 7,124 11,132 15,139 20,146 26,153 33,158 39,164 47,168 55,172 63,175 71,177 80,178">
            <text:p/>
          </draw:polygon>
          <draw:line draw:style-name="gr1" draw:text-style-name="P1" draw:layer="layout" svg:x1="27.163cm" svg:y1="11.501cm" svg:x2="27.076cm" svg:y2="11.501cm">
            <text:p/>
          </draw:line>
          <draw:line draw:style-name="gr1" draw:text-style-name="P1" draw:layer="layout" svg:x1="27.163cm" svg:y1="11.237cm" svg:x2="27.076cm" svg:y2="11.237cm">
            <text:p/>
          </draw:line>
          <draw:polyline draw:style-name="gr1" draw:text-style-name="P1" draw:layer="layout" svg:width="0.131cm" svg:height="0.263cm" svg:x="26.944cm" svg:y="11.237cm" svg:viewBox="0 0 132 264" draw:points="132,0 132,0 118,1 105,3 93,6 81,10 69,16 58,23 48,30 39,39 30,48 23,58 16,69 10,80 6,93 3,105 1,118 0,132 1,145 3,158 6,171 10,183 16,195 23,205 30,216 39,225 48,233 58,241 69,248 81,253 93,258 105,261 118,263 132,264">
            <text:p/>
          </draw:polyline>
          <draw:polyline draw:style-name="gr1" draw:text-style-name="P1" draw:layer="layout" svg:width="0.131cm" svg:height="0.263cm" svg:x="27.164cm" svg:y="11.237cm" svg:viewBox="0 0 132 264" draw:points="0,264 0,264 13,263 27,261 39,258 51,253 63,248 74,241 84,233 93,225 102,216 109,205 116,195 121,183 126,171 129,158 131,145 132,132 131,118 129,105 126,93 121,80 116,69 109,58 102,48 93,39 84,30 74,23 63,16 51,10 39,6 27,3 13,1 0,0">
            <text:p/>
          </draw:polyline>
          <draw:line draw:style-name="gr1" draw:text-style-name="P1" draw:layer="layout" svg:x1="26.372cm" svg:y1="11.501cm" svg:x2="26.284cm" svg:y2="11.501cm">
            <text:p/>
          </draw:line>
          <draw:line draw:style-name="gr1" draw:text-style-name="P1" draw:layer="layout" svg:x1="26.372cm" svg:y1="11.237cm" svg:x2="26.284cm" svg:y2="11.237cm">
            <text:p/>
          </draw:line>
          <draw:polyline draw:style-name="gr1" draw:text-style-name="P1" draw:layer="layout" svg:width="0.131cm" svg:height="0.263cm" svg:x="26.152cm" svg:y="11.237cm" svg:viewBox="0 0 132 264" draw:points="132,0 118,1 105,3 92,6 80,10 69,16 58,23 48,30 39,39 30,48 22,58 16,69 10,81 6,93 3,105 1,118 0,132 1,145 3,158 6,171 10,183 16,194 22,205 30,215 39,225 48,233 58,241 69,247 80,253 92,257 105,261 118,263 132,264">
            <text:p/>
          </draw:polyline>
          <draw:polyline draw:style-name="gr1" draw:text-style-name="P1" draw:layer="layout" svg:width="0.131cm" svg:height="0.263cm" svg:x="26.372cm" svg:y="11.237cm" svg:viewBox="0 0 132 264" draw:points="0,264 0,264 13,263 27,261 39,258 51,253 63,248 74,241 84,233 93,225 102,216 109,205 116,195 121,183 126,171 129,158 131,145 132,132 131,118 129,105 126,93 121,80 116,69 109,58 102,48 93,39 84,30 74,23 63,16 51,10 39,6 27,3 13,1 0,0">
            <text:p/>
          </draw:polyline>
          <draw:polygon draw:style-name="gr2" draw:text-style-name="P1" draw:layer="layout" svg:width="0.357cm" svg:height="0.356cm" svg:x="25.929cm" svg:y="11.63cm" svg:viewBox="0 0 358 357" draw:points="179,357 197,356 215,354 232,349 248,343 264,336 279,327 293,316 305,305 317,292 327,278 336,264 344,248 350,232 354,215 357,197 358,179 357,160 354,143 350,125 344,109 336,93 327,79 317,65 305,52 293,41 279,31 264,22 248,14 232,8 215,4 197,1 179,0 161,1 143,4 126,8 109,14 94,22 79,31 65,41 52,52 41,65 31,79 22,93 14,109 8,125 4,143 1,160 0,179 1,197 4,215 8,232 14,248 22,264 31,278 41,292 52,305 65,316 79,327 94,336 109,343 126,349 143,354 161,356">
            <text:p/>
          </draw:polygon>
          <draw:polygon draw:style-name="gr2" draw:text-style-name="P1" draw:layer="layout" svg:width="0.357cm" svg:height="0.356cm" svg:x="27.161cm" svg:y="11.63cm" svg:viewBox="0 0 358 357" draw:points="179,357 197,356 215,354 232,349 248,343 264,336 279,327 293,316 305,305 317,292 327,278 336,264 344,248 350,232 354,215 357,197 358,179 357,160 354,143 350,125 344,109 336,93 327,79 317,65 305,52 293,41 279,31 264,22 248,14 232,8 215,4 197,1 179,0 161,1 143,4 126,8 109,14 94,22 79,31 65,41 52,52 41,65 31,79 22,93 14,109 8,125 4,143 1,160 0,179 1,197 4,215 8,232 14,248 22,264 31,278 41,292 52,305 65,316 79,327 94,336 109,343 126,349 143,354 161,356">
            <text:p/>
          </draw:polygon>
          <draw:line draw:style-name="gr1" draw:text-style-name="P1" draw:layer="layout" svg:x1="24.928cm" svg:y1="11.501cm" svg:x2="24.841cm" svg:y2="11.501cm">
            <text:p/>
          </draw:line>
          <draw:line draw:style-name="gr1" draw:text-style-name="P1" draw:layer="layout" svg:x1="24.928cm" svg:y1="11.237cm" svg:x2="24.841cm" svg:y2="11.237cm">
            <text:p/>
          </draw:line>
          <draw:polyline draw:style-name="gr1" draw:text-style-name="P1" draw:layer="layout" svg:width="0.131cm" svg:height="0.263cm" svg:x="24.71cm" svg:y="11.237cm" svg:viewBox="0 0 132 264" draw:points="132,0 132,0 118,1 105,3 93,6 80,10 69,16 58,23 48,30 39,39 30,48 23,58 16,69 10,80 6,93 3,105 1,118 0,132 1,145 3,158 6,171 10,183 16,195 23,205 30,216 39,225 48,233 58,241 69,248 80,253 93,258 105,261 118,263 132,264">
            <text:p/>
          </draw:polyline>
          <draw:polyline draw:style-name="gr1" draw:text-style-name="P1" draw:layer="layout" svg:width="0.131cm" svg:height="0.263cm" svg:x="24.929cm" svg:y="11.237cm" svg:viewBox="0 0 132 264" draw:points="0,264 0,264 14,263 27,261 40,258 52,253 63,248 74,241 84,233 94,225 102,216 110,205 117,195 122,183 127,171 130,158 132,145 132,132 132,118 130,105 127,93 122,80 117,69 110,58 102,48 94,39 84,30 74,23 63,16 52,10 40,6 27,3 14,1 0,0 0,0">
            <text:p/>
          </draw:polyline>
          <draw:line draw:style-name="gr1" draw:text-style-name="P1" draw:layer="layout" svg:x1="24.137cm" svg:y1="11.501cm" svg:x2="24.05cm" svg:y2="11.501cm">
            <text:p/>
          </draw:line>
          <draw:line draw:style-name="gr1" draw:text-style-name="P1" draw:layer="layout" svg:x1="24.137cm" svg:y1="11.237cm" svg:x2="24.05cm" svg:y2="11.237cm">
            <text:p/>
          </draw:line>
          <draw:polyline draw:style-name="gr1" draw:text-style-name="P1" draw:layer="layout" svg:width="0.131cm" svg:height="0.263cm" svg:x="23.918cm" svg:y="11.237cm" svg:viewBox="0 0 132 264" draw:points="132,0 132,0 118,1 105,3 93,6 80,10 69,16 58,23 48,30 39,39 30,48 23,58 16,69 10,80 6,93 3,105 1,118 0,132 1,145 3,158 6,171 10,183 16,195 23,205 30,216 39,225 48,233 58,241 69,248 80,253 93,258 105,261 118,263 132,264">
            <text:p/>
          </draw:polyline>
          <draw:polyline draw:style-name="gr1" draw:text-style-name="P1" draw:layer="layout" svg:width="0.131cm" svg:height="0.263cm" svg:x="24.137cm" svg:y="11.237cm" svg:viewBox="0 0 132 264" draw:points="0,264 0,264 13,263 27,261 39,258 51,253 63,248 74,241 84,233 93,225 102,216 109,205 116,195 121,183 126,171 129,158 131,145 132,132 131,118 129,105 126,93 121,80 116,69 109,58 102,48 93,39 84,30 74,23 63,16 51,10 39,6 27,3 13,1 0,0">
            <text:p/>
          </draw:polyline>
          <draw:polygon draw:style-name="gr2" draw:text-style-name="P1" draw:layer="layout" svg:width="0.357cm" svg:height="0.356cm" svg:x="23.694cm" svg:y="11.63cm" svg:viewBox="0 0 358 357" draw:points="179,357 197,356 215,354 232,349 248,343 264,336 279,327 293,316 305,305 317,292 327,278 336,264 344,248 350,232 354,215 357,197 358,179 357,160 354,143 350,125 344,109 336,93 327,79 317,65 305,52 293,41 279,31 264,22 248,14 232,8 215,4 197,1 179,0 161,1 143,4 126,8 109,14 94,22 79,31 65,41 52,52 41,65 31,79 22,93 14,109 8,125 4,143 1,160 0,179 1,197 4,215 8,232 14,248 22,264 31,278 41,292 52,305 65,316 79,327 94,336 109,343 126,349 143,354 161,356">
            <text:p/>
          </draw:polygon>
          <draw:polygon draw:style-name="gr2" draw:text-style-name="P1" draw:layer="layout" svg:width="0.357cm" svg:height="0.356cm" svg:x="24.926cm" svg:y="11.63cm" svg:viewBox="0 0 358 357" draw:points="179,357 197,356 215,354 232,349 248,343 264,336 279,327 293,316 305,305 317,292 327,278 336,264 344,248 350,232 354,215 357,197 358,179 357,160 354,143 350,125 344,109 336,93 327,79 317,65 305,52 293,41 279,31 264,22 248,14 232,8 215,4 197,1 179,0 161,1 143,4 126,8 109,14 94,22 79,31 65,41 52,52 41,65 31,79 22,93 14,109 8,125 4,143 1,160 0,179 1,197 4,215 8,232 14,248 22,264 31,278 41,292 52,305 65,316 79,327 94,336 109,343 126,349 143,354 161,356">
            <text:p/>
          </draw:polygon>
          <draw:line draw:style-name="gr1" draw:text-style-name="P1" draw:layer="layout" svg:x1="21.8cm" svg:y1="11.501cm" svg:x2="21.713cm" svg:y2="11.501cm">
            <text:p/>
          </draw:line>
          <draw:line draw:style-name="gr1" draw:text-style-name="P1" draw:layer="layout" svg:x1="21.8cm" svg:y1="11.237cm" svg:x2="21.713cm" svg:y2="11.237cm">
            <text:p/>
          </draw:line>
          <draw:polyline draw:style-name="gr1" draw:text-style-name="P1" draw:layer="layout" svg:width="0.131cm" svg:height="0.263cm" svg:x="21.581cm" svg:y="11.237cm" svg:viewBox="0 0 132 264" draw:points="132,0 132,0 118,1 105,3 93,6 80,10 69,16 58,23 48,30 39,39 30,48 23,58 16,69 10,80 6,93 3,105 1,118 0,132 1,145 3,158 6,171 10,183 16,195 23,205 30,216 39,225 48,233 58,241 69,248 80,253 93,258 105,261 118,263 132,264">
            <text:p/>
          </draw:polyline>
          <draw:polyline draw:style-name="gr1" draw:text-style-name="P1" draw:layer="layout" svg:width="0.131cm" svg:height="0.263cm" svg:x="21.801cm" svg:y="11.237cm" svg:viewBox="0 0 132 264" draw:points="0,264 0,264 13,263 27,261 39,258 51,253 63,248 74,241 84,233 93,225 102,216 109,205 116,195 121,183 126,171 129,158 131,145 132,132 131,118 129,105 126,93 121,80 116,69 109,58 102,48 93,39 84,30 74,23 63,16 51,10 39,6 27,3 13,1 0,0">
            <text:p/>
          </draw:polyline>
          <draw:line draw:style-name="gr1" draw:text-style-name="P1" draw:layer="layout" svg:x1="21.008cm" svg:y1="11.501cm" svg:x2="20.921cm" svg:y2="11.501cm">
            <text:p/>
          </draw:line>
          <draw:line draw:style-name="gr1" draw:text-style-name="P1" draw:layer="layout" svg:x1="21.008cm" svg:y1="11.237cm" svg:x2="20.921cm" svg:y2="11.237cm">
            <text:p/>
          </draw:line>
          <draw:polyline draw:style-name="gr1" draw:text-style-name="P1" draw:layer="layout" svg:width="0.131cm" svg:height="0.263cm" svg:x="20.789cm" svg:y="11.237cm" svg:viewBox="0 0 132 264" draw:points="132,0 132,0 118,1 105,3 93,6 81,10 69,16 58,23 48,30 39,39 30,48 23,58 16,69 10,80 6,93 3,105 1,118 0,132 1,145 3,158 6,171 10,183 16,195 23,205 30,216 39,225 48,233 58,241 69,248 81,253 93,258 105,261 118,263 132,264">
            <text:p/>
          </draw:polyline>
          <draw:polyline draw:style-name="gr1" draw:text-style-name="P1" draw:layer="layout" svg:width="0.131cm" svg:height="0.263cm" svg:x="21.009cm" svg:y="11.237cm" svg:viewBox="0 0 132 264" draw:points="0,264 0,264 13,263 27,261 39,258 51,253 63,248 74,241 84,233 93,225 102,216 109,205 116,195 121,183 126,171 129,158 131,145 132,132 131,118 129,105 126,93 121,80 116,69 109,58 102,48 93,39 84,30 74,23 63,16 51,10 39,6 27,3 13,1 0,0">
            <text:p/>
          </draw:polyline>
          <draw:polygon draw:style-name="gr2" draw:text-style-name="P1" draw:layer="layout" svg:width="0.357cm" svg:height="0.356cm" svg:x="20.566cm" svg:y="11.63cm" svg:viewBox="0 0 358 357" draw:points="179,357 197,356 215,354 232,349 248,343 264,336 279,327 293,316 305,305 317,292 327,278 336,264 344,248 350,232 354,215 357,197 358,179 357,160 354,143 350,125 344,109 336,93 327,79 317,65 305,52 293,41 279,31 264,22 248,14 232,8 215,4 197,1 179,0 161,1 143,4 126,8 109,14 94,22 79,31 65,41 52,52 41,65 31,79 22,93 14,109 8,125 4,143 1,160 0,179 1,197 4,215 8,232 14,248 22,264 31,278 41,292 52,305 65,316 79,327 94,336 109,343 126,349 143,354 161,356">
            <text:p/>
          </draw:polygon>
          <draw:polygon draw:style-name="gr2" draw:text-style-name="P1" draw:layer="layout" svg:width="0.357cm" svg:height="0.356cm" svg:x="21.798cm" svg:y="11.63cm" svg:viewBox="0 0 358 357" draw:points="179,357 197,356 215,354 232,349 248,343 264,336 279,327 293,316 305,305 317,292 327,278 336,264 344,248 350,232 354,215 357,197 358,179 357,160 354,143 350,125 344,109 336,93 327,79 317,65 305,52 293,41 279,31 264,22 248,14 232,8 215,4 197,1 179,0 161,1 143,4 126,8 109,14 94,22 79,31 65,41 52,52 41,65 31,79 22,93 14,109 8,125 4,143 1,160 0,179 1,197 4,215 8,232 14,248 22,264 31,278 41,292 52,305 65,316 79,327 94,336 109,343 126,349 143,354 161,356">
            <text:p/>
          </draw:polygon>
          <draw:line draw:style-name="gr1" draw:text-style-name="P1" draw:layer="layout" svg:x1="19.566cm" svg:y1="11.501cm" svg:x2="19.478cm" svg:y2="11.501cm">
            <text:p/>
          </draw:line>
          <draw:line draw:style-name="gr1" draw:text-style-name="P1" draw:layer="layout" svg:x1="19.566cm" svg:y1="11.237cm" svg:x2="19.478cm" svg:y2="11.237cm">
            <text:p/>
          </draw:line>
          <draw:polyline draw:style-name="gr1" draw:text-style-name="P1" draw:layer="layout" svg:width="0.131cm" svg:height="0.263cm" svg:x="19.346cm" svg:y="11.237cm" svg:viewBox="0 0 132 264" draw:points="132,0 132,0 118,1 105,3 93,6 80,10 69,16 58,23 48,30 39,39 30,48 23,58 16,69 10,80 6,93 3,105 1,118 0,132 1,145 3,158 6,171 10,183 16,195 23,205 30,216 39,225 48,233 58,241 69,248 80,253 93,258 105,261 118,263 132,264">
            <text:p/>
          </draw:polyline>
          <draw:polyline draw:style-name="gr1" draw:text-style-name="P1" draw:layer="layout" svg:width="0.131cm" svg:height="0.263cm" svg:x="19.566cm" svg:y="11.237cm" svg:viewBox="0 0 132 264" draw:points="0,264 0,264 13,263 27,261 39,258 51,253 63,248 74,241 84,233 93,225 102,216 109,205 116,195 122,183 126,171 129,158 131,145 132,132 131,118 129,105 126,93 122,80 116,69 109,58 102,48 93,39 84,30 74,23 63,16 51,10 39,6 27,3 13,1 0,0">
            <text:p/>
          </draw:polyline>
          <draw:line draw:style-name="gr1" draw:text-style-name="P1" draw:layer="layout" svg:x1="18.773cm" svg:y1="11.501cm" svg:x2="18.686cm" svg:y2="11.501cm">
            <text:p/>
          </draw:line>
          <draw:line draw:style-name="gr1" draw:text-style-name="P1" draw:layer="layout" svg:x1="18.773cm" svg:y1="11.237cm" svg:x2="18.686cm" svg:y2="11.237cm">
            <text:p/>
          </draw:line>
          <draw:polyline draw:style-name="gr1" draw:text-style-name="P1" draw:layer="layout" svg:width="0.131cm" svg:height="0.263cm" svg:x="18.555cm" svg:y="11.237cm" svg:viewBox="0 0 132 264" draw:points="132,0 132,0 118,1 105,3 93,6 80,10 69,16 58,23 48,30 39,39 30,48 23,58 16,69 10,80 6,93 3,105 1,118 0,132 1,145 3,158 6,171 10,183 16,195 23,205 30,216 39,225 48,233 58,241 69,248 80,253 93,258 105,261 118,263 132,264">
            <text:p/>
          </draw:polyline>
          <draw:polyline draw:style-name="gr1" draw:text-style-name="P1" draw:layer="layout" svg:width="0.131cm" svg:height="0.263cm" svg:x="18.773cm" svg:y="11.237cm" svg:viewBox="0 0 132 264" draw:points="0,264 0,264 14,263 27,261 40,258 52,253 63,248 74,241 84,233 94,225 102,216 110,205 117,195 122,183 127,171 130,158 132,145 132,132 132,118 130,105 127,93 122,80 117,69 110,58 102,48 94,39 84,30 74,23 63,16 52,10 40,6 27,3 14,1 0,0 0,0">
            <text:p/>
          </draw:polyline>
          <draw:polygon draw:style-name="gr2" draw:text-style-name="P1" draw:layer="layout" svg:width="0.357cm" svg:height="0.356cm" svg:x="18.331cm" svg:y="11.63cm" svg:viewBox="0 0 358 357" draw:points="179,357 197,356 215,354 232,349 248,343 264,336 279,327 293,316 305,305 317,292 327,278 336,264 344,248 350,232 354,215 357,197 358,179 357,160 354,143 350,125 344,109 336,93 327,79 317,65 305,52 293,41 279,31 264,22 248,14 232,8 215,4 197,1 179,0 161,1 143,4 126,8 109,14 94,22 79,31 65,41 52,52 41,65 31,79 22,93 14,109 8,125 4,143 1,160 0,179 1,197 4,215 8,232 14,248 22,264 31,278 41,292 52,305 65,316 79,327 94,336 109,343 126,349 143,354 161,356">
            <text:p/>
          </draw:polygon>
          <draw:polygon draw:style-name="gr2" draw:text-style-name="P1" draw:layer="layout" svg:width="0.357cm" svg:height="0.356cm" svg:x="19.563cm" svg:y="11.63cm" svg:viewBox="0 0 358 357" draw:points="179,357 197,356 215,354 232,349 248,343 264,336 279,327 293,316 305,305 317,292 327,278 336,264 344,248 350,232 354,215 357,197 358,179 357,160 354,143 350,125 344,109 336,93 327,79 317,65 305,52 293,41 279,31 264,22 248,14 232,8 215,4 197,1 179,0 161,1 143,4 126,8 109,14 94,22 79,31 65,41 52,52 41,65 31,79 22,93 14,109 8,125 4,143 1,160 0,179 1,197 4,215 8,232 14,248 22,264 31,278 41,292 52,305 65,316 79,327 94,336 109,343 126,349 143,354 161,356">
            <text:p/>
          </draw:polygon>
          <draw:line draw:style-name="gr1" draw:text-style-name="P1" draw:layer="layout" svg:x1="27.752cm" svg:y1="18.207cm" svg:x2="27.752cm" svg:y2="19.056cm">
            <text:p/>
          </draw:line>
          <draw:line draw:style-name="gr1" draw:text-style-name="P1" draw:layer="layout" svg:x1="27.484cm" svg:y1="18.207cm" svg:x2="27.484cm" svg:y2="19.056cm">
            <text:p/>
          </draw:line>
          <draw:polyline draw:style-name="gr1" draw:text-style-name="P1" draw:layer="layout" svg:width="0.267cm" svg:height="0.133cm" svg:x="27.484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7.484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7.305cm" svg:y1="18.207cm" svg:x2="27.305cm" svg:y2="19.056cm">
            <text:p/>
          </draw:line>
          <draw:line draw:style-name="gr1" draw:text-style-name="P1" draw:layer="layout" svg:x1="27.037cm" svg:y1="18.207cm" svg:x2="27.037cm" svg:y2="19.056cm">
            <text:p/>
          </draw:line>
          <draw:polyline draw:style-name="gr1" draw:text-style-name="P1" draw:layer="layout" svg:width="0.267cm" svg:height="0.133cm" svg:x="27.037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7.037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6.858cm" svg:y1="18.207cm" svg:x2="26.858cm" svg:y2="19.056cm">
            <text:p/>
          </draw:line>
          <draw:line draw:style-name="gr1" draw:text-style-name="P1" draw:layer="layout" svg:x1="26.59cm" svg:y1="18.207cm" svg:x2="26.59cm" svg:y2="19.056cm">
            <text:p/>
          </draw:line>
          <draw:polyline draw:style-name="gr1" draw:text-style-name="P1" draw:layer="layout" svg:width="0.267cm" svg:height="0.133cm" svg:x="26.59cm" svg:y="19.056cm" svg:viewBox="0 0 268 134" draw:points="0,0 1,14 3,27 6,40 11,52 16,64 23,75 31,85 39,95 49,103 59,111 70,118 82,123 94,128 107,131 121,133 134,134 148,133 161,131 174,128 186,123 198,118 209,111 220,103 229,95 238,85 246,75 252,64 258,52 262,40 266,27 268,14 268,0">
            <text:p/>
          </draw:polyline>
          <draw:polyline draw:style-name="gr1" draw:text-style-name="P1" draw:layer="layout" svg:width="0.267cm" svg:height="0.133cm" svg:x="26.59cm" svg:y="18.073cm" svg:viewBox="0 0 268 134" draw:points="268,134 268,134 268,120 266,107 262,94 258,82 252,70 246,59 238,49 229,39 220,31 209,23 198,16 186,11 174,6 161,3 148,1 134,0 121,1 107,3 94,6 82,11 70,16 59,23 49,31 39,39 31,49 23,59 16,70 11,82 6,94 3,107 1,120 0,134">
            <text:p/>
          </draw:polyline>
          <draw:line draw:style-name="gr1" draw:text-style-name="P1" draw:layer="layout" svg:x1="26.411cm" svg:y1="18.207cm" svg:x2="26.411cm" svg:y2="19.056cm">
            <text:p/>
          </draw:line>
          <draw:line draw:style-name="gr1" draw:text-style-name="P1" draw:layer="layout" svg:x1="26.143cm" svg:y1="18.207cm" svg:x2="26.143cm" svg:y2="19.056cm">
            <text:p/>
          </draw:line>
          <draw:polyline draw:style-name="gr1" draw:text-style-name="P1" draw:layer="layout" svg:width="0.267cm" svg:height="0.133cm" svg:x="26.143cm" svg:y="19.056cm" svg:viewBox="0 0 268 134" draw:points="0,0 1,14 3,27 6,40 11,52 16,64 23,75 31,85 39,95 49,103 59,111 70,118 82,123 94,128 107,131 121,133 134,134 148,133 161,131 174,128 186,123 198,118 209,111 220,103 229,95 238,85 246,75 252,64 258,52 262,40 266,27 268,14 268,0">
            <text:p/>
          </draw:polyline>
          <draw:polyline draw:style-name="gr1" draw:text-style-name="P1" draw:layer="layout" svg:width="0.267cm" svg:height="0.133cm" svg:x="26.143cm" svg:y="18.073cm" svg:viewBox="0 0 268 134" draw:points="268,134 268,134 268,120 266,107 262,94 258,82 252,70 246,59 238,49 229,39 220,31 209,23 198,16 186,11 174,6 161,3 148,1 134,0 121,1 107,3 94,6 82,11 70,16 59,23 49,31 39,39 31,49 23,59 16,70 11,82 6,94 3,107 1,120 0,134">
            <text:p/>
          </draw:polyline>
          <draw:line draw:style-name="gr1" draw:text-style-name="P1" draw:layer="layout" svg:x1="25.964cm" svg:y1="18.207cm" svg:x2="25.964cm" svg:y2="19.056cm">
            <text:p/>
          </draw:line>
          <draw:line draw:style-name="gr1" draw:text-style-name="P1" draw:layer="layout" svg:x1="25.696cm" svg:y1="18.207cm" svg:x2="25.696cm" svg:y2="19.056cm">
            <text:p/>
          </draw:line>
          <draw:polyline draw:style-name="gr1" draw:text-style-name="P1" draw:layer="layout" svg:width="0.267cm" svg:height="0.133cm" svg:x="25.696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5.696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5.517cm" svg:y1="18.207cm" svg:x2="25.517cm" svg:y2="19.056cm">
            <text:p/>
          </draw:line>
          <draw:line draw:style-name="gr1" draw:text-style-name="P1" draw:layer="layout" svg:x1="25.249cm" svg:y1="18.207cm" svg:x2="25.249cm" svg:y2="19.056cm">
            <text:p/>
          </draw:line>
          <draw:polyline draw:style-name="gr1" draw:text-style-name="P1" draw:layer="layout" svg:width="0.267cm" svg:height="0.133cm" svg:x="25.249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5.249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5.07cm" svg:y1="18.207cm" svg:x2="25.07cm" svg:y2="19.056cm">
            <text:p/>
          </draw:line>
          <draw:line draw:style-name="gr1" draw:text-style-name="P1" draw:layer="layout" svg:x1="24.802cm" svg:y1="18.207cm" svg:x2="24.802cm" svg:y2="19.056cm">
            <text:p/>
          </draw:line>
          <draw:polyline draw:style-name="gr1" draw:text-style-name="P1" draw:layer="layout" svg:width="0.267cm" svg:height="0.133cm" svg:x="24.802cm" svg:y="19.056cm" svg:viewBox="0 0 268 134" draw:points="0,0 1,14 3,27 6,40 11,52 16,64 23,75 31,85 39,95 49,103 59,111 70,118 82,123 94,128 107,131 121,133 134,134 148,133 161,131 174,128 186,123 198,118 209,111 220,103 229,95 238,85 246,75 252,64 258,52 262,40 266,27 268,14 268,0">
            <text:p/>
          </draw:polyline>
          <draw:polyline draw:style-name="gr1" draw:text-style-name="P1" draw:layer="layout" svg:width="0.267cm" svg:height="0.133cm" svg:x="24.802cm" svg:y="18.073cm" svg:viewBox="0 0 268 134" draw:points="268,134 268,134 268,120 266,107 262,94 258,82 252,70 246,59 238,49 229,39 220,31 209,23 198,16 186,11 174,6 161,3 148,1 134,0 121,1 107,3 94,6 82,11 70,16 59,23 49,31 39,39 31,49 23,59 16,70 11,82 6,94 3,107 1,120 0,134">
            <text:p/>
          </draw:polyline>
          <draw:line draw:style-name="gr1" draw:text-style-name="P1" draw:layer="layout" svg:x1="24.623cm" svg:y1="18.207cm" svg:x2="24.623cm" svg:y2="19.056cm">
            <text:p/>
          </draw:line>
          <draw:line draw:style-name="gr1" draw:text-style-name="P1" draw:layer="layout" svg:x1="24.355cm" svg:y1="18.207cm" svg:x2="24.355cm" svg:y2="19.056cm">
            <text:p/>
          </draw:line>
          <draw:polyline draw:style-name="gr1" draw:text-style-name="P1" draw:layer="layout" svg:width="0.267cm" svg:height="0.133cm" svg:x="24.355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4.355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4.176cm" svg:y1="18.207cm" svg:x2="24.176cm" svg:y2="19.056cm">
            <text:p/>
          </draw:line>
          <draw:line draw:style-name="gr1" draw:text-style-name="P1" draw:layer="layout" svg:x1="23.908cm" svg:y1="18.207cm" svg:x2="23.908cm" svg:y2="19.056cm">
            <text:p/>
          </draw:line>
          <draw:polyline draw:style-name="gr1" draw:text-style-name="P1" draw:layer="layout" svg:width="0.267cm" svg:height="0.133cm" svg:x="23.908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3.908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3.73cm" svg:y1="18.207cm" svg:x2="23.73cm" svg:y2="19.056cm">
            <text:p/>
          </draw:line>
          <draw:line draw:style-name="gr1" draw:text-style-name="P1" draw:layer="layout" svg:x1="23.461cm" svg:y1="18.207cm" svg:x2="23.461cm" svg:y2="19.056cm">
            <text:p/>
          </draw:line>
          <draw:polyline draw:style-name="gr1" draw:text-style-name="P1" draw:layer="layout" svg:width="0.267cm" svg:height="0.133cm" svg:x="23.461cm" svg:y="19.056cm" svg:viewBox="0 0 268 134" draw:points="0,0 1,14 3,27 6,40 11,52 16,64 23,75 31,85 39,95 49,103 59,111 70,118 82,123 94,128 107,131 121,133 134,134 148,133 161,131 174,128 186,123 198,118 209,111 220,103 229,95 238,85 246,75 252,64 258,52 262,40 266,27 268,14 268,0">
            <text:p/>
          </draw:polyline>
          <draw:polyline draw:style-name="gr1" draw:text-style-name="P1" draw:layer="layout" svg:width="0.267cm" svg:height="0.133cm" svg:x="23.461cm" svg:y="18.073cm" svg:viewBox="0 0 268 134" draw:points="268,134 268,134 268,120 266,107 262,94 258,82 252,70 246,59 238,49 229,39 220,31 209,23 198,16 186,11 174,6 161,3 148,1 134,0 121,1 107,3 94,6 82,11 70,16 59,23 49,31 39,39 31,49 23,59 16,70 11,82 6,94 3,107 1,120 0,134">
            <text:p/>
          </draw:polyline>
          <draw:line draw:style-name="gr1" draw:text-style-name="P1" draw:layer="layout" svg:x1="23.282cm" svg:y1="18.207cm" svg:x2="23.282cm" svg:y2="19.056cm">
            <text:p/>
          </draw:line>
          <draw:line draw:style-name="gr1" draw:text-style-name="P1" draw:layer="layout" svg:x1="23.014cm" svg:y1="18.207cm" svg:x2="23.014cm" svg:y2="19.056cm">
            <text:p/>
          </draw:line>
          <draw:polyline draw:style-name="gr1" draw:text-style-name="P1" draw:layer="layout" svg:width="0.267cm" svg:height="0.133cm" svg:x="23.014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3.014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2.836cm" svg:y1="18.207cm" svg:x2="22.836cm" svg:y2="19.056cm">
            <text:p/>
          </draw:line>
          <draw:line draw:style-name="gr1" draw:text-style-name="P1" draw:layer="layout" svg:x1="22.568cm" svg:y1="18.207cm" svg:x2="22.568cm" svg:y2="19.056cm">
            <text:p/>
          </draw:line>
          <draw:polyline draw:style-name="gr1" draw:text-style-name="P1" draw:layer="layout" svg:width="0.267cm" svg:height="0.133cm" svg:x="22.568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2.568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2.389cm" svg:y1="18.207cm" svg:x2="22.389cm" svg:y2="19.056cm">
            <text:p/>
          </draw:line>
          <draw:line draw:style-name="gr1" draw:text-style-name="P1" draw:layer="layout" svg:x1="22.12cm" svg:y1="18.207cm" svg:x2="22.12cm" svg:y2="19.056cm">
            <text:p/>
          </draw:line>
          <draw:polyline draw:style-name="gr1" draw:text-style-name="P1" draw:layer="layout" svg:width="0.267cm" svg:height="0.133cm" svg:x="22.121cm" svg:y="19.056cm" svg:viewBox="0 0 268 134" draw:points="0,0 1,14 3,27 6,40 11,52 16,64 23,75 31,85 39,95 49,103 59,111 70,118 82,123 94,128 107,131 121,133 134,134 148,133 161,131 174,128 186,123 198,118 209,111 220,103 229,95 238,85 246,75 252,64 258,52 262,40 266,27 268,14 268,0">
            <text:p/>
          </draw:polyline>
          <draw:polyline draw:style-name="gr1" draw:text-style-name="P1" draw:layer="layout" svg:width="0.267cm" svg:height="0.133cm" svg:x="22.121cm" svg:y="18.073cm" svg:viewBox="0 0 268 134" draw:points="268,134 268,134 268,120 266,107 262,94 258,82 252,70 246,59 238,49 229,39 220,31 209,23 198,16 186,11 174,6 161,3 148,1 134,0 121,1 107,3 94,6 82,11 70,16 59,23 49,31 39,39 31,49 23,59 16,70 11,82 6,94 3,107 1,120 0,134">
            <text:p/>
          </draw:polyline>
          <draw:line draw:style-name="gr1" draw:text-style-name="P1" draw:layer="layout" svg:x1="21.942cm" svg:y1="18.207cm" svg:x2="21.942cm" svg:y2="19.056cm">
            <text:p/>
          </draw:line>
          <draw:line draw:style-name="gr1" draw:text-style-name="P1" draw:layer="layout" svg:x1="21.674cm" svg:y1="18.207cm" svg:x2="21.674cm" svg:y2="19.056cm">
            <text:p/>
          </draw:line>
          <draw:polyline draw:style-name="gr1" draw:text-style-name="P1" draw:layer="layout" svg:width="0.267cm" svg:height="0.133cm" svg:x="21.674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1.674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1.495cm" svg:y1="18.207cm" svg:x2="21.495cm" svg:y2="19.056cm">
            <text:p/>
          </draw:line>
          <draw:line draw:style-name="gr1" draw:text-style-name="P1" draw:layer="layout" svg:x1="21.227cm" svg:y1="18.207cm" svg:x2="21.227cm" svg:y2="19.056cm">
            <text:p/>
          </draw:line>
          <draw:polyline draw:style-name="gr1" draw:text-style-name="P1" draw:layer="layout" svg:width="0.267cm" svg:height="0.133cm" svg:x="21.227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1.227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1.048cm" svg:y1="18.207cm" svg:x2="21.048cm" svg:y2="19.056cm">
            <text:p/>
          </draw:line>
          <draw:line draw:style-name="gr1" draw:text-style-name="P1" draw:layer="layout" svg:x1="20.78cm" svg:y1="18.207cm" svg:x2="20.78cm" svg:y2="19.056cm">
            <text:p/>
          </draw:line>
          <draw:polyline draw:style-name="gr1" draw:text-style-name="P1" draw:layer="layout" svg:width="0.267cm" svg:height="0.133cm" svg:x="20.78cm" svg:y="19.056cm" svg:viewBox="0 0 268 134" draw:points="0,0 1,14 3,27 6,40 11,52 16,64 23,75 31,85 39,95 49,103 59,111 70,118 82,123 94,128 107,131 121,133 134,134 148,133 161,131 174,128 186,123 198,118 209,111 220,103 229,95 238,85 246,75 252,64 258,52 262,40 266,27 268,14 268,0">
            <text:p/>
          </draw:polyline>
          <draw:polyline draw:style-name="gr1" draw:text-style-name="P1" draw:layer="layout" svg:width="0.267cm" svg:height="0.133cm" svg:x="20.78cm" svg:y="18.073cm" svg:viewBox="0 0 268 134" draw:points="268,134 268,134 268,120 266,107 262,94 258,82 252,70 246,59 238,49 229,39 220,31 209,23 198,16 186,11 174,6 161,3 148,1 134,0 121,1 107,3 94,6 82,11 70,16 59,23 49,31 39,39 31,49 23,59 16,70 11,82 6,94 3,107 1,120 0,134">
            <text:p/>
          </draw:polyline>
          <draw:line draw:style-name="gr1" draw:text-style-name="P1" draw:layer="layout" svg:x1="20.601cm" svg:y1="18.207cm" svg:x2="20.601cm" svg:y2="19.056cm">
            <text:p/>
          </draw:line>
          <draw:line draw:style-name="gr1" draw:text-style-name="P1" draw:layer="layout" svg:x1="20.333cm" svg:y1="18.207cm" svg:x2="20.333cm" svg:y2="19.056cm">
            <text:p/>
          </draw:line>
          <draw:polyline draw:style-name="gr1" draw:text-style-name="P1" draw:layer="layout" svg:width="0.267cm" svg:height="0.133cm" svg:x="20.333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20.333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20.154cm" svg:y1="18.207cm" svg:x2="20.154cm" svg:y2="19.056cm">
            <text:p/>
          </draw:line>
          <draw:line draw:style-name="gr1" draw:text-style-name="P1" draw:layer="layout" svg:x1="19.886cm" svg:y1="18.207cm" svg:x2="19.886cm" svg:y2="19.056cm">
            <text:p/>
          </draw:line>
          <draw:polyline draw:style-name="gr1" draw:text-style-name="P1" draw:layer="layout" svg:width="0.267cm" svg:height="0.133cm" svg:x="19.886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19.886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19.707cm" svg:y1="18.207cm" svg:x2="19.707cm" svg:y2="19.056cm">
            <text:p/>
          </draw:line>
          <draw:line draw:style-name="gr1" draw:text-style-name="P1" draw:layer="layout" svg:x1="19.439cm" svg:y1="18.207cm" svg:x2="19.439cm" svg:y2="19.056cm">
            <text:p/>
          </draw:line>
          <draw:polyline draw:style-name="gr1" draw:text-style-name="P1" draw:layer="layout" svg:width="0.267cm" svg:height="0.133cm" svg:x="19.439cm" svg:y="19.056cm" svg:viewBox="0 0 268 134" draw:points="0,0 1,14 3,27 6,40 11,52 16,64 23,75 31,85 39,95 49,103 59,111 70,118 82,123 94,128 107,131 121,133 134,134 148,133 161,131 174,128 186,123 198,118 209,111 220,103 229,95 238,85 246,75 252,64 258,52 262,40 266,27 268,14 268,0">
            <text:p/>
          </draw:polyline>
          <draw:polyline draw:style-name="gr1" draw:text-style-name="P1" draw:layer="layout" svg:width="0.267cm" svg:height="0.133cm" svg:x="19.439cm" svg:y="18.073cm" svg:viewBox="0 0 268 134" draw:points="268,134 268,134 268,120 266,107 262,94 258,82 252,70 246,59 238,49 229,39 220,31 209,23 198,16 186,11 174,6 161,3 148,1 134,0 121,1 107,3 94,6 82,11 70,16 59,23 49,31 39,39 31,49 23,59 16,70 11,82 6,94 3,107 1,120 0,134">
            <text:p/>
          </draw:polyline>
          <draw:line draw:style-name="gr1" draw:text-style-name="P1" draw:layer="layout" svg:x1="19.26cm" svg:y1="18.207cm" svg:x2="19.26cm" svg:y2="19.056cm">
            <text:p/>
          </draw:line>
          <draw:line draw:style-name="gr1" draw:text-style-name="P1" draw:layer="layout" svg:x1="18.992cm" svg:y1="18.207cm" svg:x2="18.992cm" svg:y2="19.056cm">
            <text:p/>
          </draw:line>
          <draw:polyline draw:style-name="gr1" draw:text-style-name="P1" draw:layer="layout" svg:width="0.267cm" svg:height="0.133cm" svg:x="18.992cm" svg:y="19.056cm" svg:viewBox="0 0 268 134" draw:points="0,0 1,14 3,27 6,40 11,52 16,64 23,75 31,85 39,95 49,103 59,111 70,118 82,123 94,128 107,131 121,133 134,134 148,133 161,131 174,128 186,123 198,118 209,111 220,103 229,95 238,85 246,75 252,64 258,52 262,40 266,27 268,14 268,0">
            <text:p/>
          </draw:polyline>
          <draw:polyline draw:style-name="gr1" draw:text-style-name="P1" draw:layer="layout" svg:width="0.267cm" svg:height="0.133cm" svg:x="18.992cm" svg:y="18.073cm" svg:viewBox="0 0 268 134" draw:points="268,134 268,134 268,120 266,107 262,94 258,82 252,70 246,59 238,49 229,39 220,31 209,23 198,16 186,11 174,6 161,3 148,1 134,0 121,1 107,3 94,6 82,11 70,16 59,23 49,31 39,39 31,49 23,59 16,70 11,82 6,94 3,107 1,120 0,134">
            <text:p/>
          </draw:polyline>
          <draw:line draw:style-name="gr1" draw:text-style-name="P1" draw:layer="layout" svg:x1="18.813cm" svg:y1="18.207cm" svg:x2="18.813cm" svg:y2="19.056cm">
            <text:p/>
          </draw:line>
          <draw:line draw:style-name="gr1" draw:text-style-name="P1" draw:layer="layout" svg:x1="18.545cm" svg:y1="18.207cm" svg:x2="18.545cm" svg:y2="19.056cm">
            <text:p/>
          </draw:line>
          <draw:polyline draw:style-name="gr1" draw:text-style-name="P1" draw:layer="layout" svg:width="0.267cm" svg:height="0.133cm" svg:x="18.545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18.545cm" svg:y="18.073cm" svg:viewBox="0 0 268 134" draw:points="268,134 268,134 267,120 265,107 262,94 257,82 252,70 245,59 237,49 229,39 219,31 209,23 198,16 186,11 174,6 161,3 148,1 134,0 120,1 107,3 94,6 82,11 70,16 59,23 49,31 39,39 31,49 23,59 16,70 11,82 6,94 3,107 1,120 0,134">
            <text:p/>
          </draw:polyline>
          <draw:line draw:style-name="gr1" draw:text-style-name="P1" draw:layer="layout" svg:x1="18.366cm" svg:y1="18.207cm" svg:x2="18.366cm" svg:y2="19.056cm">
            <text:p/>
          </draw:line>
          <draw:line draw:style-name="gr1" draw:text-style-name="P1" draw:layer="layout" svg:x1="18.098cm" svg:y1="18.207cm" svg:x2="18.098cm" svg:y2="19.056cm">
            <text:p/>
          </draw:line>
          <draw:polyline draw:style-name="gr1" draw:text-style-name="P1" draw:layer="layout" svg:width="0.267cm" svg:height="0.133cm" svg:x="18.098cm" svg:y="19.056cm" svg:viewBox="0 0 268 134" draw:points="0,0 1,14 3,27 6,40 11,52 16,64 23,75 31,85 39,95 49,103 59,111 70,118 82,123 94,128 107,131 120,133 134,134 148,133 161,131 174,128 186,123 198,118 209,111 219,103 229,95 237,85 245,75 252,64 257,52 262,40 265,27 267,14 268,0">
            <text:p/>
          </draw:polyline>
          <draw:polyline draw:style-name="gr1" draw:text-style-name="P1" draw:layer="layout" svg:width="0.267cm" svg:height="0.133cm" svg:x="18.098cm" svg:y="18.073cm" svg:viewBox="0 0 268 134" draw:points="268,134 268,134 267,120 265,107 262,94 257,82 252,70 245,59 237,49 229,39 219,31 209,23 198,16 186,11 174,6 161,3 148,1 134,0 120,1 107,3 94,6 82,11 70,16 59,23 49,31 39,39 31,49 23,59 16,70 11,82 6,94 3,107 1,120 0,134">
            <text:p/>
          </draw:polyline>
          <draw:polyline draw:style-name="gr1" draw:text-style-name="P1" draw:layer="layout" svg:width="0.073cm" svg:height="0.111cm" svg:x="20.585cm" svg:y="14.699cm" svg:viewBox="0 0 74 112" draw:points="0,112 0,0 48,0 63,5 69,11 74,22 74,38 69,48 63,53 48,59 0,59">
            <text:p/>
          </draw:polyline>
          <draw:polyline draw:style-name="gr1" draw:text-style-name="P1" draw:layer="layout" svg:width="0.073cm" svg:height="0.111cm" svg:x="20.691cm" svg:y="14.699cm" svg:viewBox="0 0 74 112" draw:points="11,0 69,0 37,43 53,43 64,48 69,53 74,69 74,80 69,96 59,107 43,112 26,112 11,107 5,101 0,91">
            <text:p/>
          </draw:polyline>
          <draw:polyline draw:style-name="gr1" draw:text-style-name="P1" draw:layer="layout" svg:width="0.073cm" svg:height="0.111cm" svg:x="20.638cm" svg:y="14.252cm" svg:viewBox="0 0 74 112" draw:points="0,112 0,0 48,0 64,5 69,11 74,22 74,38 69,48 64,53 48,59 0,59">
            <text:p/>
          </draw:polyline>
          <draw:polyline draw:style-name="gr1" draw:text-style-name="P1" draw:layer="layout" svg:width="0.073cm" svg:height="0.111cm" svg:x="20.227cm" svg:y="14.699cm" svg:viewBox="0 0 74 112" draw:points="0,112 0,0 48,0 63,5 69,11 74,22 74,38 69,48 63,53 48,59 0,59">
            <text:p/>
          </draw:polyline>
          <draw:polyline draw:style-name="gr1" draw:text-style-name="P1" draw:layer="layout" svg:width="0.073cm" svg:height="0.111cm" svg:x="20.334cm" svg:y="14.699cm" svg:viewBox="0 0 74 112" draw:points="5,27 5,22 11,11 16,5 26,0 48,0 59,5 64,11 69,22 69,32 64,43 53,59 0,112 74,112">
            <text:p/>
          </draw:polyline>
          <draw:polyline draw:style-name="gr1" draw:text-style-name="P1" draw:layer="layout" svg:width="0.073cm" svg:height="0.111cm" svg:x="20.28cm" svg:y="14.252cm" svg:viewBox="0 0 74 112" draw:points="0,112 0,0 48,0 64,5 69,11 74,22 74,38 69,48 64,53 48,59 0,59">
            <text:p/>
          </draw:polyline>
          <draw:polyline draw:style-name="gr1" draw:text-style-name="P1" draw:layer="layout" svg:width="0.073cm" svg:height="0.111cm" svg:x="21.157cm" svg:y="12.831cm" svg:viewBox="0 0 74 112" draw:points="0,112 0,0 48,0 64,5 69,11 74,22 74,32 69,43 64,48 48,53 0,53">
            <text:p/>
          </draw:polyline>
          <draw:line draw:style-name="gr1" draw:text-style-name="P1" draw:layer="layout" svg:x1="21.194cm" svg:y1="12.884cm" svg:x2="21.231cm" svg:y2="12.943cm">
            <text:p/>
          </draw:line>
          <draw:polyline draw:style-name="gr1" draw:text-style-name="P1" draw:layer="layout" svg:width="0.026cm" svg:height="0.111cm" svg:x="21.279cm" svg:y="12.831cm" svg:viewBox="0 0 27 112" draw:points="0,22 11,16 27,0 27,112">
            <text:p/>
          </draw:polyline>
          <draw:polyline draw:style-name="gr1" draw:text-style-name="P1" draw:layer="layout" svg:width="0.111cm" svg:height="0.073cm" svg:x="21.199cm" svg:y="12.361cm" svg:viewBox="0 0 112 74" draw:points="112,0 112,74 0,21">
            <text:p/>
          </draw:polyline>
          <draw:polyline draw:style-name="gr1" draw:text-style-name="P1" draw:layer="layout" svg:width="0.111cm" svg:height="0.073cm" svg:x="21.199cm" svg:y="12.467cm" svg:viewBox="0 0 112 74" draw:points="112,64 112,11 64,5 69,11 74,26 74,42 69,58 59,69 43,74 32,74 16,69 5,58 0,42 0,26 5,11 11,5 21,0">
            <text:p/>
          </draw:polyline>
          <draw:polyline draw:style-name="gr1" draw:text-style-name="P1" draw:layer="layout" svg:width="0.111cm" svg:height="0.073cm" svg:x="21.199cm" svg:y="12.574cm" svg:viewBox="0 0 112 74" draw:points="112,32 106,16 90,5 64,0 48,0 21,5 5,16 0,32 0,43 5,59 21,69 48,74 64,74 90,69 106,59 112,43 112,32">
            <text:p/>
          </draw:polyline>
          <draw:polyline draw:style-name="gr1" draw:text-style-name="P1" draw:layer="layout" svg:width="0.078cm" svg:height="0.111cm" svg:x="27.034cm" svg:y="12.831cm" svg:viewBox="0 0 79 112" draw:points="79,27 74,16 64,5 53,0 32,0 21,5 11,16 5,27 0,43 0,69 5,86 11,96 21,107 32,112 53,112 64,107 74,96 79,86">
            <text:p/>
          </draw:polyline>
          <draw:polyline draw:style-name="gr1" draw:text-style-name="P1" draw:layer="layout" svg:width="0.026cm" svg:height="0.111cm" svg:x="27.161cm" svg:y="12.831cm" svg:viewBox="0 0 27 112" draw:points="0,22 11,16 27,0 27,112">
            <text:p/>
          </draw:polyline>
          <draw:polyline draw:style-name="gr1" draw:text-style-name="P1" draw:layer="layout" svg:width="0.026cm" svg:height="0.111cm" svg:x="27.267cm" svg:y="12.831cm" svg:viewBox="0 0 27 112" draw:points="0,22 11,16 27,0 27,112">
            <text:p/>
          </draw:polyline>
          <draw:polyline draw:style-name="gr1" draw:text-style-name="P1" draw:layer="layout" svg:width="0.111cm" svg:height="0.026cm" svg:x="27.135cm" svg:y="12.432cm" svg:viewBox="0 0 112 27" draw:points="91,0 96,11 112,27 0,27">
            <text:p/>
          </draw:polyline>
          <draw:polyline draw:style-name="gr1" draw:text-style-name="P1" draw:layer="layout" svg:width="0.073cm" svg:height="0.058cm" svg:x="27.135cm" svg:y="12.528cm" svg:viewBox="0 0 74 59" draw:points="74,0 21,0 5,5 0,16 0,32 5,43 21,59">
            <text:p/>
          </draw:polyline>
          <draw:line draw:style-name="gr1" draw:text-style-name="P1" draw:layer="layout" svg:x1="27.209cm" svg:y1="12.587cm" svg:x2="27.135cm" svg:y2="12.587cm">
            <text:p/>
          </draw:line>
          <draw:polyline draw:style-name="gr1" draw:text-style-name="P1" draw:layer="layout" svg:width="0.079cm" svg:height="0.111cm" svg:x="23.959cm" svg:y="12.831cm" svg:viewBox="0 0 80 112" draw:points="80,27 74,16 64,5 53,0 32,0 21,5 11,16 5,27 0,43 0,69 5,86 11,96 21,107 32,112 53,112 64,107 74,96 80,86">
            <text:p/>
          </draw:polyline>
          <draw:polyline draw:style-name="gr1" draw:text-style-name="P1" draw:layer="layout" svg:width="0.025cm" svg:height="0.111cm" svg:x="24.086cm" svg:y="12.831cm" svg:viewBox="0 0 26 112" draw:points="0,22 10,16 26,0 26,112">
            <text:p/>
          </draw:polyline>
          <draw:polyline draw:style-name="gr1" draw:text-style-name="P1" draw:layer="layout" svg:width="0.073cm" svg:height="0.111cm" svg:x="24.177cm" svg:y="12.831cm" svg:viewBox="0 0 74 112" draw:points="5,27 5,22 11,11 16,5 26,0 48,0 59,5 64,11 69,22 69,32 64,43 53,59 0,112 74,112">
            <text:p/>
          </draw:polyline>
          <draw:polyline draw:style-name="gr1" draw:text-style-name="P1" draw:layer="layout" svg:width="0.111cm" svg:height="0.026cm" svg:x="24.06cm" svg:y="12.432cm" svg:viewBox="0 0 112 27" draw:points="90,0 95,11 112,27 0,27">
            <text:p/>
          </draw:polyline>
          <draw:polyline draw:style-name="gr1" draw:text-style-name="P1" draw:layer="layout" svg:width="0.073cm" svg:height="0.058cm" svg:x="24.06cm" svg:y="12.528cm" svg:viewBox="0 0 74 59" draw:points="74,0 21,0 5,5 0,16 0,32 5,43 21,59">
            <text:p/>
          </draw:polyline>
          <draw:line draw:style-name="gr1" draw:text-style-name="P1" draw:layer="layout" svg:x1="24.134cm" svg:y1="12.587cm" svg:x2="24.06cm" svg:y2="12.587cm">
            <text:p/>
          </draw:line>
          <draw:polyline draw:style-name="gr1" draw:text-style-name="P1" draw:layer="layout" svg:width="0.078cm" svg:height="0.111cm" svg:x="21.563cm" svg:y="12.831cm" svg:viewBox="0 0 79 112" draw:points="79,27 74,16 64,5 53,0 31,0 21,5 11,16 5,27 0,43 0,69 5,86 11,96 21,107 31,112 53,112 64,107 74,96 79,86">
            <text:p/>
          </draw:polyline>
          <draw:polyline draw:style-name="gr1" draw:text-style-name="P1" draw:layer="layout" svg:width="0.026cm" svg:height="0.111cm" svg:x="21.691cm" svg:y="12.831cm" svg:viewBox="0 0 27 112" draw:points="0,22 11,16 27,0 27,112">
            <text:p/>
          </draw:polyline>
          <draw:polyline draw:style-name="gr1" draw:text-style-name="P1" draw:layer="layout" svg:width="0.073cm" svg:height="0.111cm" svg:x="21.781cm" svg:y="12.831cm" svg:viewBox="0 0 74 112" draw:points="11,0 69,0 37,43 53,43 64,48 69,53 74,69 74,80 69,96 59,107 43,112 26,112 11,107 5,101 0,91">
            <text:p/>
          </draw:polyline>
          <draw:polyline draw:style-name="gr1" draw:text-style-name="P1" draw:layer="layout" svg:width="0.111cm" svg:height="0.026cm" svg:x="21.664cm" svg:y="12.432cm" svg:viewBox="0 0 112 27" draw:points="91,0 96,11 112,27 0,27">
            <text:p/>
          </draw:polyline>
          <draw:polyline draw:style-name="gr1" draw:text-style-name="P1" draw:layer="layout" svg:width="0.073cm" svg:height="0.058cm" svg:x="21.664cm" svg:y="12.528cm" svg:viewBox="0 0 74 59" draw:points="74,0 21,0 5,5 0,16 0,32 5,43 21,59">
            <text:p/>
          </draw:polyline>
          <draw:line draw:style-name="gr1" draw:text-style-name="P1" draw:layer="layout" svg:x1="21.738cm" svg:y1="12.587cm" svg:x2="21.664cm" svg:y2="12.587cm">
            <text:p/>
          </draw:line>
          <draw:polyline draw:style-name="gr1" draw:text-style-name="P1" draw:layer="layout" svg:width="0.078cm" svg:height="0.111cm" svg:x="18.524cm" svg:y="12.831cm" svg:viewBox="0 0 79 112" draw:points="79,27 74,16 64,5 53,0 32,0 21,5 11,16 5,27 0,43 0,69 5,86 11,96 21,107 32,112 53,112 64,107 74,96 79,86">
            <text:p/>
          </draw:polyline>
          <draw:polyline draw:style-name="gr1" draw:text-style-name="P1" draw:layer="layout" svg:width="0.026cm" svg:height="0.111cm" svg:x="18.651cm" svg:y="12.831cm" svg:viewBox="0 0 27 112" draw:points="0,22 11,16 27,0 27,112">
            <text:p/>
          </draw:polyline>
          <draw:polyline draw:style-name="gr1" draw:text-style-name="P1" draw:layer="layout" svg:width="0.078cm" svg:height="0.111cm" svg:x="18.742cm" svg:y="12.831cm" svg:viewBox="0 0 79 112" draw:points="79,75 0,75 53,0 53,112">
            <text:p/>
          </draw:polyline>
          <draw:polyline draw:style-name="gr1" draw:text-style-name="P1" draw:layer="layout" svg:width="0.111cm" svg:height="0.026cm" svg:x="18.625cm" svg:y="12.432cm" svg:viewBox="0 0 112 27" draw:points="91,0 96,11 112,27 0,27">
            <text:p/>
          </draw:polyline>
          <draw:polyline draw:style-name="gr1" draw:text-style-name="P1" draw:layer="layout" svg:width="0.073cm" svg:height="0.058cm" svg:x="18.625cm" svg:y="12.528cm" svg:viewBox="0 0 74 59" draw:points="74,0 21,0 5,5 0,16 0,32 5,43 21,59">
            <text:p/>
          </draw:polyline>
          <draw:line draw:style-name="gr1" draw:text-style-name="P1" draw:layer="layout" svg:x1="18.699cm" svg:y1="12.587cm" svg:x2="18.625cm" svg:y2="12.587cm">
            <text:p/>
          </draw:line>
          <draw:polyline draw:style-name="gr1" draw:text-style-name="P1" draw:layer="layout" svg:width="0.073cm" svg:height="0.111cm" svg:x="26.627cm" svg:y="12.831cm" svg:viewBox="0 0 74 112" draw:points="0,112 0,0 48,0 64,5 69,11 74,22 74,32 69,43 64,48 48,53 0,53">
            <text:p/>
          </draw:polyline>
          <draw:line draw:style-name="gr1" draw:text-style-name="P1" draw:layer="layout" svg:x1="26.665cm" svg:y1="12.884cm" svg:x2="26.702cm" svg:y2="12.943cm">
            <text:p/>
          </draw:line>
          <draw:polyline draw:style-name="gr1" draw:text-style-name="P1" draw:layer="layout" svg:width="0.073cm" svg:height="0.111cm" svg:x="26.734cm" svg:y="12.831cm" svg:viewBox="0 0 74 112" draw:points="5,27 5,22 11,11 16,5 26,0 48,0 58,5 64,11 69,22 69,32 64,43 53,59 0,112 74,112">
            <text:p/>
          </draw:polyline>
          <draw:polyline draw:style-name="gr1" draw:text-style-name="P1" draw:layer="layout" svg:width="0.111cm" svg:height="0.026cm" svg:x="26.67cm" svg:y="12.438cm" svg:viewBox="0 0 112 27" draw:points="90,0 95,11 112,27 0,27">
            <text:p/>
          </draw:polyline>
          <draw:line draw:style-name="gr1" draw:text-style-name="P1" draw:layer="layout" svg:x1="26.782cm" svg:y1="12.534cm" svg:x2="26.67cm" svg:y2="12.534cm">
            <text:p/>
          </draw:line>
          <draw:line draw:style-name="gr1" draw:text-style-name="P1" draw:layer="layout" svg:x1="26.744cm" svg:y1="12.587cm" svg:x2="26.691cm" svg:y2="12.534cm">
            <text:p/>
          </draw:line>
          <draw:line draw:style-name="gr1" draw:text-style-name="P1" draw:layer="layout" svg:x1="26.713cm" svg:y1="12.555cm" svg:x2="26.67cm" svg:y2="12.593cm">
            <text:p/>
          </draw:line>
          <draw:polyline draw:style-name="gr1" draw:text-style-name="P1" draw:layer="layout" svg:width="0.073cm" svg:height="0.111cm" svg:x="26.163cm" svg:y="12.831cm" svg:viewBox="0 0 74 112" draw:points="0,112 0,0 48,0 64,5 69,11 74,22 74,32 69,43 64,48 48,53 0,53">
            <text:p/>
          </draw:polyline>
          <draw:line draw:style-name="gr1" draw:text-style-name="P1" draw:layer="layout" svg:x1="26.2cm" svg:y1="12.884cm" svg:x2="26.237cm" svg:y2="12.943cm">
            <text:p/>
          </draw:line>
          <draw:polyline draw:style-name="gr1" draw:text-style-name="P1" draw:layer="layout" svg:width="0.073cm" svg:height="0.111cm" svg:x="26.269cm" svg:y="12.831cm" svg:viewBox="0 0 74 112" draw:points="11,0 69,0 37,43 53,43 64,48 69,53 74,69 74,80 69,96 59,107 43,112 26,112 11,107 5,101 0,91">
            <text:p/>
          </draw:polyline>
          <draw:polyline draw:style-name="gr1" draw:text-style-name="P1" draw:layer="layout" svg:width="0.111cm" svg:height="0.073cm" svg:x="26.205cm" svg:y="12.369cm" svg:viewBox="0 0 112 74" draw:points="112,11 112,69 69,37 69,53 64,64 58,69 43,74 32,74 16,69 5,59 0,43 0,26 5,11 11,5 21,0">
            <text:p/>
          </draw:polyline>
          <draw:polyline draw:style-name="gr1" draw:text-style-name="P1" draw:layer="layout" svg:width="0.111cm" svg:height="0.073cm" svg:x="26.205cm" svg:y="12.475cm" svg:viewBox="0 0 112 74" draw:points="112,11 112,69 69,37 69,53 64,64 58,69 43,74 32,74 16,69 5,58 0,42 0,26 5,11 11,5 21,0">
            <text:p/>
          </draw:polyline>
          <draw:line draw:style-name="gr1" draw:text-style-name="P1" draw:layer="layout" svg:x1="26.317cm" svg:y1="12.587cm" svg:x2="26.205cm" svg:y2="12.587cm">
            <text:p/>
          </draw:line>
          <draw:line draw:style-name="gr1" draw:text-style-name="P1" draw:layer="layout" svg:x1="26.279cm" svg:y1="12.64cm" svg:x2="26.226cm" svg:y2="12.587cm">
            <text:p/>
          </draw:line>
          <draw:line draw:style-name="gr1" draw:text-style-name="P1" draw:layer="layout" svg:x1="26.248cm" svg:y1="12.608cm" svg:x2="26.205cm" svg:y2="12.646cm">
            <text:p/>
          </draw:line>
          <draw:polyline draw:style-name="gr1" draw:text-style-name="P1" draw:layer="layout" svg:width="0.073cm" svg:height="0.111cm" svg:x="23.553cm" svg:y="12.831cm" svg:viewBox="0 0 74 112" draw:points="0,112 0,0 48,0 63,5 69,11 74,22 74,32 69,43 63,48 48,53 0,53">
            <text:p/>
          </draw:polyline>
          <draw:line draw:style-name="gr1" draw:text-style-name="P1" draw:layer="layout" svg:x1="23.59cm" svg:y1="12.884cm" svg:x2="23.627cm" svg:y2="12.943cm">
            <text:p/>
          </draw:line>
          <draw:polyline draw:style-name="gr1" draw:text-style-name="P1" draw:layer="layout" svg:width="0.079cm" svg:height="0.111cm" svg:x="23.659cm" svg:y="12.831cm" svg:viewBox="0 0 80 112" draw:points="80,75 0,75 53,0 53,112">
            <text:p/>
          </draw:polyline>
          <draw:polyline draw:style-name="gr1" draw:text-style-name="P1" draw:layer="layout" svg:width="0.111cm" svg:height="0.026cm" svg:x="23.595cm" svg:y="12.438cm" svg:viewBox="0 0 112 27" draw:points="91,0 96,11 112,27 0,27">
            <text:p/>
          </draw:polyline>
          <draw:line draw:style-name="gr1" draw:text-style-name="P1" draw:layer="layout" svg:x1="23.707cm" svg:y1="12.534cm" svg:x2="23.595cm" svg:y2="12.534cm">
            <text:p/>
          </draw:line>
          <draw:line draw:style-name="gr1" draw:text-style-name="P1" draw:layer="layout" svg:x1="23.669cm" svg:y1="12.587cm" svg:x2="23.616cm" svg:y2="12.534cm">
            <text:p/>
          </draw:line>
          <draw:line draw:style-name="gr1" draw:text-style-name="P1" draw:layer="layout" svg:x1="23.638cm" svg:y1="12.555cm" svg:x2="23.595cm" svg:y2="12.593cm">
            <text:p/>
          </draw:line>
          <draw:polyline draw:style-name="gr1" draw:text-style-name="P1" draw:layer="layout" svg:width="0.073cm" svg:height="0.111cm" svg:x="23.088cm" svg:y="12.831cm" svg:viewBox="0 0 74 112" draw:points="0,112 0,0 48,0 63,5 69,11 74,22 74,32 69,43 63,48 48,53 0,53">
            <text:p/>
          </draw:polyline>
          <draw:line draw:style-name="gr1" draw:text-style-name="P1" draw:layer="layout" svg:x1="23.125cm" svg:y1="12.884cm" svg:x2="23.162cm" svg:y2="12.943cm">
            <text:p/>
          </draw:line>
          <draw:polyline draw:style-name="gr1" draw:text-style-name="P1" draw:layer="layout" svg:width="0.073cm" svg:height="0.111cm" svg:x="23.194cm" svg:y="12.831cm" svg:viewBox="0 0 74 112" draw:points="64,0 11,0 5,48 11,43 26,38 43,38 59,43 69,53 74,69 74,80 69,96 59,107 43,112 26,112 11,107 5,101 0,91">
            <text:p/>
          </draw:polyline>
          <draw:polyline draw:style-name="gr1" draw:text-style-name="P1" draw:layer="layout" svg:width="0.111cm" svg:height="0.073cm" svg:x="23.13cm" svg:y="12.369cm" svg:viewBox="0 0 112 74" draw:points="112,11 112,69 69,37 69,53 64,64 59,69 43,74 32,74 16,69 5,59 0,43 0,26 5,11 11,5 21,0">
            <text:p/>
          </draw:polyline>
          <draw:polyline draw:style-name="gr1" draw:text-style-name="P1" draw:layer="layout" svg:width="0.111cm" svg:height="0.073cm" svg:x="23.13cm" svg:y="12.475cm" svg:viewBox="0 0 112 74" draw:points="112,11 112,69 69,37 69,53 64,64 59,69 43,74 32,74 16,69 5,58 0,42 0,26 5,11 11,5 21,0">
            <text:p/>
          </draw:polyline>
          <draw:line draw:style-name="gr1" draw:text-style-name="P1" draw:layer="layout" svg:x1="23.242cm" svg:y1="12.587cm" svg:x2="23.13cm" svg:y2="12.587cm">
            <text:p/>
          </draw:line>
          <draw:line draw:style-name="gr1" draw:text-style-name="P1" draw:layer="layout" svg:x1="23.204cm" svg:y1="12.64cm" svg:x2="23.151cm" svg:y2="12.587cm">
            <text:p/>
          </draw:line>
          <draw:line draw:style-name="gr1" draw:text-style-name="P1" draw:layer="layout" svg:x1="23.173cm" svg:y1="12.608cm" svg:x2="23.13cm" svg:y2="12.646cm">
            <text:p/>
          </draw:line>
          <draw:polyline draw:style-name="gr1" draw:text-style-name="P1" draw:layer="layout" svg:width="0.073cm" svg:height="0.111cm" svg:x="22.087cm" svg:y="12.831cm" svg:viewBox="0 0 74 112" draw:points="0,112 0,0 48,0 63,5 69,11 74,22 74,32 69,43 63,48 48,53 0,53">
            <text:p/>
          </draw:polyline>
          <draw:line draw:style-name="gr1" draw:text-style-name="P1" draw:layer="layout" svg:x1="22.123cm" svg:y1="12.884cm" svg:x2="22.16cm" svg:y2="12.943cm">
            <text:p/>
          </draw:line>
          <draw:polyline draw:style-name="gr1" draw:text-style-name="P1" draw:layer="layout" svg:width="0.068cm" svg:height="0.111cm" svg:x="22.198cm" svg:y="12.831cm" svg:viewBox="0 0 69 112" draw:points="63,16 59,5 43,0 32,0 16,5 5,22 0,48 0,75 5,96 16,107 32,112 37,112 53,107 63,96 69,80 69,75 63,59 53,48 37,43 32,43 16,48 5,59 0,75">
            <text:p/>
          </draw:polyline>
          <draw:polyline draw:style-name="gr1" draw:text-style-name="P1" draw:layer="layout" svg:width="0.111cm" svg:height="0.026cm" svg:x="22.129cm" svg:y="12.438cm" svg:viewBox="0 0 112 27" draw:points="91,0 96,11 112,27 0,27">
            <text:p/>
          </draw:polyline>
          <draw:line draw:style-name="gr1" draw:text-style-name="P1" draw:layer="layout" svg:x1="22.241cm" svg:y1="12.534cm" svg:x2="22.129cm" svg:y2="12.534cm">
            <text:p/>
          </draw:line>
          <draw:line draw:style-name="gr1" draw:text-style-name="P1" draw:layer="layout" svg:x1="22.203cm" svg:y1="12.587cm" svg:x2="22.15cm" svg:y2="12.534cm">
            <text:p/>
          </draw:line>
          <draw:line draw:style-name="gr1" draw:text-style-name="P1" draw:layer="layout" svg:x1="22.172cm" svg:y1="12.555cm" svg:x2="22.129cm" svg:y2="12.593cm">
            <text:p/>
          </draw:line>
          <draw:polyline draw:style-name="gr1" draw:text-style-name="P1" draw:layer="layout" svg:width="0.073cm" svg:height="0.111cm" svg:x="22.551cm" svg:y="12.831cm" svg:viewBox="0 0 74 112" draw:points="0,112 0,0 48,0 63,5 69,11 74,22 74,32 69,43 63,48 48,53 0,53">
            <text:p/>
          </draw:polyline>
          <draw:line draw:style-name="gr1" draw:text-style-name="P1" draw:layer="layout" svg:x1="22.589cm" svg:y1="12.884cm" svg:x2="22.626cm" svg:y2="12.943cm">
            <text:p/>
          </draw:line>
          <draw:polyline draw:style-name="gr1" draw:text-style-name="P1" draw:layer="layout" svg:width="0.073cm" svg:height="0.111cm" svg:x="22.658cm" svg:y="12.831cm" svg:viewBox="0 0 74 112" draw:points="0,0 74,0 21,112">
            <text:p/>
          </draw:polyline>
          <draw:polyline draw:style-name="gr1" draw:text-style-name="P1" draw:layer="layout" svg:width="0.111cm" svg:height="0.073cm" svg:x="22.594cm" svg:y="12.369cm" svg:viewBox="0 0 112 74" draw:points="112,11 112,69 69,37 69,53 64,64 59,69 43,74 32,74 16,69 5,59 0,43 0,26 5,11 11,5 21,0">
            <text:p/>
          </draw:polyline>
          <draw:polyline draw:style-name="gr1" draw:text-style-name="P1" draw:layer="layout" svg:width="0.111cm" svg:height="0.073cm" svg:x="22.594cm" svg:y="12.475cm" svg:viewBox="0 0 112 74" draw:points="112,11 112,69 69,37 69,53 64,64 59,69 43,74 32,74 16,69 5,58 0,42 0,26 5,11 11,5 21,0">
            <text:p/>
          </draw:polyline>
          <draw:line draw:style-name="gr1" draw:text-style-name="P1" draw:layer="layout" svg:x1="22.706cm" svg:y1="12.587cm" svg:x2="22.594cm" svg:y2="12.587cm">
            <text:p/>
          </draw:line>
          <draw:line draw:style-name="gr1" draw:text-style-name="P1" draw:layer="layout" svg:x1="22.668cm" svg:y1="12.64cm" svg:x2="22.615cm" svg:y2="12.587cm">
            <text:p/>
          </draw:line>
          <draw:line draw:style-name="gr1" draw:text-style-name="P1" draw:layer="layout" svg:x1="22.637cm" svg:y1="12.608cm" svg:x2="22.594cm" svg:y2="12.646cm">
            <text:p/>
          </draw:line>
          <draw:polyline draw:style-name="gr1" draw:text-style-name="P1" draw:layer="layout" svg:width="0.073cm" svg:height="0.111cm" svg:x="19.047cm" svg:y="12.831cm" svg:viewBox="0 0 74 112" draw:points="0,112 0,0 48,0 63,5 69,11 74,22 74,32 69,43 63,48 48,53 0,53">
            <text:p/>
          </draw:polyline>
          <draw:line draw:style-name="gr1" draw:text-style-name="P1" draw:layer="layout" svg:x1="19.085cm" svg:y1="12.884cm" svg:x2="19.122cm" svg:y2="12.943cm">
            <text:p/>
          </draw:line>
          <draw:polyline draw:style-name="gr1" draw:text-style-name="P1" draw:layer="layout" svg:width="0.073cm" svg:height="0.111cm" svg:x="19.154cm" svg:y="12.831cm" svg:viewBox="0 0 74 112" draw:points="26,0 11,5 5,16 5,27 11,38 21,43 43,48 59,53 69,64 74,75 74,91 69,101 64,107 48,112 26,112 11,107 5,101 0,91 0,75 5,64 16,53 32,48 53,43 64,38 69,27 69,16 64,5 48,0 26,0">
            <text:p/>
          </draw:polyline>
          <draw:polyline draw:style-name="gr1" draw:text-style-name="P1" draw:layer="layout" svg:width="0.111cm" svg:height="0.026cm" svg:x="19.09cm" svg:y="12.438cm" svg:viewBox="0 0 112 27" draw:points="90,0 95,11 112,27 0,27">
            <text:p/>
          </draw:polyline>
          <draw:line draw:style-name="gr1" draw:text-style-name="P1" draw:layer="layout" svg:x1="19.202cm" svg:y1="12.534cm" svg:x2="19.09cm" svg:y2="12.534cm">
            <text:p/>
          </draw:line>
          <draw:line draw:style-name="gr1" draw:text-style-name="P1" draw:layer="layout" svg:x1="19.164cm" svg:y1="12.587cm" svg:x2="19.111cm" svg:y2="12.534cm">
            <text:p/>
          </draw:line>
          <draw:line draw:style-name="gr1" draw:text-style-name="P1" draw:layer="layout" svg:x1="19.132cm" svg:y1="12.555cm" svg:x2="19.09cm" svg:y2="12.593cm">
            <text:p/>
          </draw:line>
          <draw:polyline draw:style-name="gr1" draw:text-style-name="P1" draw:layer="layout" svg:width="0.073cm" svg:height="0.111cm" svg:x="19.512cm" svg:y="12.831cm" svg:viewBox="0 0 74 112" draw:points="0,112 0,0 48,0 64,5 69,11 74,22 74,32 69,43 64,48 48,53 0,53">
            <text:p/>
          </draw:polyline>
          <draw:line draw:style-name="gr1" draw:text-style-name="P1" draw:layer="layout" svg:x1="19.549cm" svg:y1="12.884cm" svg:x2="19.586cm" svg:y2="12.943cm">
            <text:p/>
          </draw:line>
          <draw:polyline draw:style-name="gr1" draw:text-style-name="P1" draw:layer="layout" svg:width="0.068cm" svg:height="0.111cm" svg:x="19.618cm" svg:y="12.831cm" svg:viewBox="0 0 69 112" draw:points="69,38 64,53 53,64 37,69 32,69 16,64 5,53 0,38 0,32 5,16 16,5 32,0 37,0 53,5 64,16 69,38 69,64 64,91 53,107 37,112 26,112 11,107 5,96">
            <text:p/>
          </draw:polyline>
          <draw:polyline draw:style-name="gr1" draw:text-style-name="P1" draw:layer="layout" svg:width="0.111cm" svg:height="0.073cm" svg:x="19.555cm" svg:y="12.369cm" svg:viewBox="0 0 112 74" draw:points="112,11 112,69 69,37 69,53 64,64 58,69 42,74 32,74 16,69 5,59 0,43 0,26 5,11 11,5 21,0">
            <text:p/>
          </draw:polyline>
          <draw:polyline draw:style-name="gr1" draw:text-style-name="P1" draw:layer="layout" svg:width="0.111cm" svg:height="0.073cm" svg:x="19.555cm" svg:y="12.475cm" svg:viewBox="0 0 112 74" draw:points="112,11 112,69 69,37 69,53 64,64 58,69 42,74 32,74 16,69 5,58 0,42 0,26 5,11 11,5 21,0">
            <text:p/>
          </draw:polyline>
          <draw:line draw:style-name="gr1" draw:text-style-name="P1" draw:layer="layout" svg:x1="19.667cm" svg:y1="12.587cm" svg:x2="19.555cm" svg:y2="12.587cm">
            <text:p/>
          </draw:line>
          <draw:line draw:style-name="gr1" draw:text-style-name="P1" draw:layer="layout" svg:x1="19.629cm" svg:y1="12.64cm" svg:x2="19.576cm" svg:y2="12.587cm">
            <text:p/>
          </draw:line>
          <draw:line draw:style-name="gr1" draw:text-style-name="P1" draw:layer="layout" svg:x1="19.597cm" svg:y1="12.608cm" svg:x2="19.555cm" svg:y2="12.646cm">
            <text:p/>
          </draw:line>
          <draw:polyline draw:style-name="gr1" draw:text-style-name="P1" draw:layer="layout" svg:width="0.111cm" svg:height="0.073cm" svg:x="23.059cm" svg:y="15.56cm" svg:viewBox="0 0 112 74" draw:points="112,0 32,0 16,5 5,16 0,32 0,43 5,59 16,69 32,74 112,74">
            <text:p/>
          </draw:polyline>
          <draw:polyline draw:style-name="gr1" draw:text-style-name="P1" draw:layer="layout" svg:width="0.111cm" svg:height="0.073cm" svg:x="23.059cm" svg:y="15.672cm" svg:viewBox="0 0 112 74" draw:points="112,11 112,69 69,37 69,53 64,64 58,69 42,74 32,74 16,69 5,59 0,43 0,26 5,11 11,5 21,0">
            <text:p/>
          </draw:polyline>
          <draw:polyline draw:style-name="gr1" draw:text-style-name="P1" draw:layer="layout" svg:width="0.079cm" svg:height="0.111cm" svg:x="23.772cm" svg:y="14.489cm" svg:viewBox="0 0 80 112" draw:points="80,26 74,16 64,5 53,0 32,0 21,5 11,16 5,26 0,42 0,69 5,85 11,95 21,106 32,112 53,112 64,106 74,95 80,85">
            <text:p/>
          </draw:polyline>
          <draw:polyline draw:style-name="gr1" draw:text-style-name="P1" draw:layer="layout" svg:width="0.042cm" svg:height="0.111cm" svg:x="23.873cm" svg:y="14.489cm" svg:viewBox="0 0 43 112" draw:points="0,0 43,53 43,112">
            <text:p/>
          </draw:polyline>
          <draw:line draw:style-name="gr1" draw:text-style-name="P1" draw:layer="layout" svg:x1="23.958cm" svg:y1="14.489cm" svg:x2="23.916cm" svg:y2="14.542cm">
            <text:p/>
          </draw:line>
          <draw:polyline draw:style-name="gr1" draw:text-style-name="P1" draw:layer="layout" svg:width="0.073cm" svg:height="0.111cm" svg:x="23.98cm" svg:y="14.489cm" svg:viewBox="0 0 74 112" draw:points="0,0 74,0 21,112">
            <text:p/>
          </draw:polyline>
          <draw:polyline draw:style-name="gr1" draw:text-style-name="P1" draw:layer="layout" svg:width="0.078cm" svg:height="0.111cm" svg:x="24.086cm" svg:y="14.489cm" svg:viewBox="0 0 79 112" draw:points="79,26 74,16 64,5 53,0 31,0 21,5 10,16 5,26 0,42 0,69 5,85 10,95 21,106 31,112 53,112 64,106 74,95 79,85">
            <text:p/>
          </draw:polyline>
          <draw:polyline draw:style-name="gr1" draw:text-style-name="P1" draw:layer="layout" svg:width="0.026cm" svg:height="0.111cm" svg:x="24.214cm" svg:y="14.489cm" svg:viewBox="0 0 27 112" draw:points="0,21 11,16 27,0 27,112">
            <text:p/>
          </draw:polyline>
          <draw:polyline draw:style-name="gr1" draw:text-style-name="P1" draw:layer="layout" svg:width="0.073cm" svg:height="0.111cm" svg:x="24.304cm" svg:y="14.489cm" svg:viewBox="0 0 74 112" draw:points="32,0 16,5 5,21 0,48 0,64 5,91 16,106 32,112 43,112 59,106 69,91 74,64 74,48 69,21 59,5 43,0 32,0">
            <text:p/>
          </draw:polyline>
          <draw:polyline draw:style-name="gr1" draw:text-style-name="P1" draw:layer="layout" svg:width="0.078cm" svg:height="0.111cm" svg:x="24.411cm" svg:y="14.489cm" svg:viewBox="0 0 79 112" draw:points="79,74 0,74 53,0 53,112">
            <text:p/>
          </draw:polyline>
          <draw:polyline draw:style-name="gr1" draw:text-style-name="P1" draw:layer="layout" svg:width="0.068cm" svg:height="0.111cm" svg:x="24.517cm" svg:y="14.489cm" svg:viewBox="0 0 69 112" draw:points="69,37 64,53 53,64 37,69 32,69 16,64 5,53 0,37 0,32 5,16 16,5 32,0 37,0 53,5 64,16 69,37 69,64 64,91 53,106 37,112 26,112 11,106 5,95">
            <text:p/>
          </draw:polyline>
          <draw:polyline draw:style-name="gr1" draw:text-style-name="P1" draw:layer="layout" svg:width="0.073cm" svg:height="0.111cm" svg:x="24.629cm" svg:y="14.489cm" svg:viewBox="0 0 74 112" draw:points="0,112 0,0 37,0 53,5 64,16 69,26 74,42 74,69 69,85 64,95 53,106 37,112 0,112">
            <text:p/>
          </draw:polyline>
          <draw:polyline draw:style-name="gr1" draw:text-style-name="P1" draw:layer="layout" svg:width="0.084cm" svg:height="0.111cm" svg:x="24.725cm" svg:y="14.489cm" svg:viewBox="0 0 85 112" draw:points="0,0 42,112 85,0">
            <text:p/>
          </draw:polyline>
          <draw:polyline draw:style-name="gr1" draw:text-style-name="P1" draw:layer="layout" svg:width="0.073cm" svg:height="0.111cm" svg:x="24.831cm" svg:y="14.489cm" svg:viewBox="0 0 74 112" draw:points="11,0 69,0 37,42 53,42 64,48 69,53 74,69 74,80 69,95 59,106 43,112 26,112 11,106 5,101 0,91">
            <text:p/>
          </draw:polyline>
          <draw:polyline draw:style-name="gr1" draw:text-style-name="P1" draw:layer="layout" svg:width="0.073cm" svg:height="0.111cm" svg:x="24.937cm" svg:y="14.489cm" svg:viewBox="0 0 74 112" draw:points="11,0 69,0 37,42 53,42 64,48 69,53 74,69 74,80 69,95 59,106 43,112 26,112 11,106 5,101 0,91">
            <text:p/>
          </draw:polyline>
          <draw:line draw:style-name="gr1" draw:text-style-name="P1" draw:layer="layout" svg:x1="25.027cm" svg:y1="14.612cm" svg:x2="25.112cm" svg:y2="14.612cm">
            <text:p/>
          </draw:line>
          <draw:line draw:style-name="gr1" draw:text-style-name="P1" draw:layer="layout" svg:x1="25.155cm" svg:y1="14.489cm" svg:x2="25.155cm" svg:y2="14.601cm">
            <text:p/>
          </draw:line>
          <draw:line draw:style-name="gr1" draw:text-style-name="P1" draw:layer="layout" svg:x1="25.118cm" svg:y1="14.489cm" svg:x2="25.193cm" svg:y2="14.489cm">
            <text:p/>
          </draw:line>
          <draw:polyline draw:style-name="gr1" draw:text-style-name="P1" draw:layer="layout" svg:width="0.073cm" svg:height="0.111cm" svg:x="25.213cm" svg:y="14.489cm" svg:viewBox="0 0 74 112" draw:points="74,16 64,5 48,0 26,0 11,5 0,16 0,26 5,37 11,42 21,48 53,58 64,64 69,69 74,80 74,95 64,106 48,112 26,112 11,106 0,95">
            <text:p/>
          </draw:polyline>
          <draw:polyline draw:style-name="gr1" draw:text-style-name="P1" draw:layer="layout" svg:width="0.084cm" svg:height="0.111cm" svg:x="25.32cm" svg:y="14.489cm" svg:viewBox="0 0 85 112" draw:points="32,0 21,5 11,16 5,26 0,42 0,69 5,85 11,95 21,106 32,112 53,112 64,106 74,95 80,85 85,69 85,42 80,26 74,16 64,5 53,0 32,0">
            <text:p/>
          </draw:polyline>
          <draw:polyline draw:style-name="gr1" draw:text-style-name="P1" draw:layer="layout" svg:width="0.073cm" svg:height="0.111cm" svg:x="25.442cm" svg:y="14.489cm" svg:viewBox="0 0 74 112" draw:points="0,112 0,0 48,0 64,5 69,10 74,21 74,37 69,48 64,53 48,58 0,58">
            <text:p/>
          </draw:polyline>
          <draw:polyline draw:style-name="gr1" draw:text-style-name="P1" draw:layer="layout" svg:width="0.078cm" svg:height="0.111cm" svg:x="25.549cm" svg:y="14.489cm" svg:viewBox="0 0 79 112" draw:points="79,74 0,74 53,0 53,112">
            <text:p/>
          </draw:polyline>
          <draw:polyline draw:style-name="gr1" draw:text-style-name="P1" draw:layer="layout" svg:width="0.079cm" svg:height="0.111cm" svg:x="25.655cm" svg:y="14.489cm" svg:viewBox="0 0 80 112" draw:points="80,74 0,74 53,0 53,112">
            <text:p/>
          </draw:polyline>
          <draw:line draw:style-name="gr1" draw:text-style-name="P1" draw:layer="layout" svg:x1="25.766cm" svg:y1="14.489cm" svg:x2="25.766cm" svg:y2="14.601cm">
            <text:p/>
          </draw:line>
          <draw:line draw:style-name="gr1" draw:text-style-name="P1" draw:layer="layout" svg:x1="25.809cm" svg:y1="14.489cm" svg:x2="25.809cm" svg:y2="14.601cm">
            <text:p/>
          </draw:line>
          <draw:polyline draw:style-name="gr1" draw:text-style-name="P1" draw:layer="layout" svg:width="0.078cm" svg:height="0.111cm" svg:x="24.691cm" svg:y="16.657cm" svg:viewBox="0 0 79 112" draw:points="79,26 74,16 64,5 53,0 32,0 21,5 11,16 5,26 0,42 0,69 5,85 11,95 21,106 32,112 53,112 64,106 74,95 79,85">
            <text:p/>
          </draw:polyline>
          <draw:polyline draw:style-name="gr1" draw:text-style-name="P1" draw:layer="layout" svg:width="0.073cm" svg:height="0.111cm" svg:x="24.803cm" svg:y="16.657cm" svg:viewBox="0 0 74 112" draw:points="26,0 11,5 5,16 5,26 11,37 21,42 43,48 59,53 69,64 74,74 74,91 69,101 64,106 48,112 26,112 11,106 5,101 0,91 0,74 5,64 16,53 32,48 53,42 64,37 69,26 69,16 64,5 48,0 26,0">
            <text:p/>
          </draw:polyline>
          <draw:polyline draw:style-name="gr1" draw:text-style-name="P1" draw:layer="layout" svg:width="0.026cm" svg:height="0.111cm" svg:x="24.615cm" svg:y="16.389cm" svg:viewBox="0 0 27 112" draw:points="0,22 11,16 27,0 27,112">
            <text:p/>
          </draw:polyline>
          <draw:polyline draw:style-name="gr1" draw:text-style-name="P1" draw:layer="layout" svg:width="0.073cm" svg:height="0.111cm" svg:x="24.706cm" svg:y="16.389cm" svg:viewBox="0 0 74 112" draw:points="32,0 16,5 5,22 0,48 0,64 5,91 16,106 32,112 43,112 58,106 69,91 74,64 74,48 69,22 58,5 43,0 32,0">
            <text:p/>
          </draw:polyline>
          <draw:polyline draw:style-name="gr1" draw:text-style-name="P1" draw:layer="layout" svg:width="0.073cm" svg:height="0.111cm" svg:x="24.812cm" svg:y="16.389cm" svg:viewBox="0 0 74 112" draw:points="32,0 16,5 5,22 0,48 0,64 5,91 16,106 32,112 43,112 59,106 69,91 74,64 74,48 69,22 59,5 43,0 32,0">
            <text:p/>
          </draw:polyline>
          <draw:line draw:style-name="gr1" draw:text-style-name="P1" draw:layer="layout" svg:x1="24.923cm" svg:y1="16.426cm" svg:x2="24.923cm" svg:y2="16.5cm">
            <text:p/>
          </draw:line>
          <draw:polyline draw:style-name="gr1" draw:text-style-name="P1" draw:layer="layout" svg:width="0.058cm" svg:height="0.073cm" svg:x="24.923cm" svg:y="16.426cm" svg:viewBox="0 0 59 74" draw:points="0,21 16,5 26,0 43,0 53,5 59,21 59,74">
            <text:p/>
          </draw:polyline>
          <draw:polyline draw:style-name="gr1" draw:text-style-name="P1" draw:layer="layout" svg:width="0.078cm" svg:height="0.111cm" svg:x="24.843cm" svg:y="13.367cm" svg:viewBox="0 0 79 112" draw:points="79,27 74,16 64,5 53,0 32,0 21,5 11,16 5,27 0,43 0,69 5,86 11,96 21,107 32,112 53,112 64,107 74,96 79,86">
            <text:p/>
          </draw:polyline>
          <draw:polyline draw:style-name="gr1" draw:text-style-name="P1" draw:layer="layout" svg:width="0.068cm" svg:height="0.111cm" svg:x="24.955cm" svg:y="13.367cm" svg:viewBox="0 0 69 112" draw:points="69,38 64,53 53,64 37,69 32,69 16,64 5,53 0,38 0,32 5,16 16,5 32,0 37,0 53,5 64,16 69,38 69,64 64,91 53,107 37,112 26,112 11,107 5,96">
            <text:p/>
          </draw:polyline>
          <draw:polyline draw:style-name="gr1" draw:text-style-name="P1" draw:layer="layout" svg:width="0.026cm" svg:height="0.111cm" svg:x="24.82cm" svg:y="13.081cm" svg:viewBox="0 0 27 112" draw:points="0,22 11,16 27,0 27,112">
            <text:p/>
          </draw:polyline>
          <draw:polyline draw:style-name="gr1" draw:text-style-name="P1" draw:layer="layout" svg:width="0.073cm" svg:height="0.111cm" svg:x="24.911cm" svg:y="13.081cm" svg:viewBox="0 0 74 112" draw:points="31,0 15,5 5,22 0,48 0,64 5,91 15,106 31,112 42,112 58,106 69,91 74,64 74,48 69,22 58,5 42,0 31,0">
            <text:p/>
          </draw:polyline>
          <draw:polyline draw:style-name="gr1" draw:text-style-name="P1" draw:layer="layout" svg:width="0.073cm" svg:height="0.111cm" svg:x="25.018cm" svg:y="13.081cm" svg:viewBox="0 0 74 112" draw:points="32,0 16,5 5,22 0,48 0,64 5,91 16,106 32,112 43,112 59,106 69,91 74,64 74,48 69,22 59,5 43,0 32,0">
            <text:p/>
          </draw:polyline>
          <draw:line draw:style-name="gr1" draw:text-style-name="P1" draw:layer="layout" svg:x1="25.129cm" svg:y1="13.119cm" svg:x2="25.129cm" svg:y2="13.193cm">
            <text:p/>
          </draw:line>
          <draw:polyline draw:style-name="gr1" draw:text-style-name="P1" draw:layer="layout" svg:width="0.058cm" svg:height="0.073cm" svg:x="25.129cm" svg:y="13.119cm" svg:viewBox="0 0 59 74" draw:points="0,21 16,5 26,0 43,0 53,5 59,21 59,74">
            <text:p/>
          </draw:polyline>
          <draw:polyline draw:style-name="gr1" draw:text-style-name="P1" draw:layer="layout" svg:width="0.073cm" svg:height="0.111cm" svg:x="18.759cm" svg:y="15.477cm" svg:viewBox="0 0 74 112" draw:points="0,0 0,80 5,95 15,106 31,112 42,112 58,106 69,95 74,80 74,0">
            <text:p/>
          </draw:polyline>
          <draw:polyline draw:style-name="gr1" draw:text-style-name="P1" draw:layer="layout" svg:width="0.073cm" svg:height="0.111cm" svg:x="18.87cm" svg:y="15.477cm" svg:viewBox="0 0 74 112" draw:points="64,0 11,0 5,48 11,42 26,37 43,37 59,42 69,53 74,69 74,80 69,95 59,106 43,112 26,112 11,106 5,101 0,91">
            <text:p/>
          </draw:polyline>
          <draw:polyline draw:style-name="gr1" draw:text-style-name="P1" draw:layer="layout" svg:width="0.089cm" svg:height="0.133cm" svg:x="18.433cm" svg:y="14.588cm" svg:viewBox="0 0 90 134" draw:points="0,0 90,0 26,134">
            <text:p/>
          </draw:polyline>
          <draw:polyline draw:style-name="gr1" draw:text-style-name="P1" draw:layer="layout" svg:width="0.094cm" svg:height="0.133cm" svg:x="18.562cm" svg:y="14.588cm" svg:viewBox="0 0 95 134" draw:points="95,89 0,89 64,0 64,134">
            <text:p/>
          </draw:polyline>
          <draw:polyline draw:style-name="gr1" draw:text-style-name="P1" draw:layer="layout" svg:width="0.076cm" svg:height="0.133cm" svg:x="18.696cm" svg:y="14.588cm" svg:viewBox="0 0 77 134" draw:points="0,0 0,134 77,134">
            <text:p/>
          </draw:polyline>
          <draw:polyline draw:style-name="gr1" draw:text-style-name="P1" draw:layer="layout" svg:width="0.102cm" svg:height="0.133cm" svg:x="18.785cm" svg:y="14.588cm" svg:viewBox="0 0 103 134" draw:points="0,0 52,134 103,0">
            <text:p/>
          </draw:polyline>
          <draw:polyline draw:style-name="gr1" draw:text-style-name="P1" draw:layer="layout" svg:width="0.094cm" svg:height="0.133cm" svg:x="18.913cm" svg:y="14.588cm" svg:viewBox="0 0 95 134" draw:points="95,32 89,19 76,7 64,0 38,0 25,7 13,19 6,32 0,52 0,83 6,102 13,115 25,128 38,134 64,134 76,128 89,115 95,102">
            <text:p/>
          </draw:polyline>
          <draw:polyline draw:style-name="gr1" draw:text-style-name="P1" draw:layer="layout" svg:width="0.03cm" svg:height="0.133cm" svg:x="19.066cm" svg:y="14.588cm" svg:viewBox="0 0 31 134" draw:points="0,26 13,19 31,0 31,134">
            <text:p/>
          </draw:polyline>
          <draw:polyline draw:style-name="gr1" draw:text-style-name="P1" draw:layer="layout" svg:width="0.094cm" svg:height="0.133cm" svg:x="19.175cm" svg:y="14.588cm" svg:viewBox="0 0 95 134" draw:points="95,89 0,89 64,0 64,134">
            <text:p/>
          </draw:polyline>
          <draw:polyline draw:style-name="gr1" draw:text-style-name="P1" draw:layer="layout" svg:width="0.111cm" svg:height="0.079cm" svg:x="21.628cm" svg:y="14.7cm" svg:viewBox="0 0 112 80" draw:points="85,80 96,74 107,64 112,53 112,32 107,21 96,11 85,5 69,0 43,0 26,5 16,11 5,21 0,32 0,53 5,64 16,74 26,80">
            <text:p/>
          </draw:polyline>
          <draw:polyline draw:style-name="gr1" draw:text-style-name="P1" draw:layer="layout" svg:width="0.111cm" svg:height="0.073cm" svg:x="21.628cm" svg:y="14.812cm" svg:viewBox="0 0 112 74" draw:points="112,64 112,11 64,5 69,11 74,26 74,42 69,58 59,69 43,74 32,74 16,69 5,58 0,42 0,26 5,11 11,5 21,0">
            <text:p/>
          </draw:polyline>
          <draw:polyline draw:style-name="gr1" draw:text-style-name="P1" draw:layer="layout" svg:width="0.111cm" svg:height="0.025cm" svg:x="21.897cm" svg:y="14.632cm" svg:viewBox="0 0 112 26" draw:points="90,0 95,11 112,26 0,26">
            <text:p/>
          </draw:polyline>
          <draw:polyline draw:style-name="gr1" draw:text-style-name="P1" draw:layer="layout" svg:width="0.111cm" svg:height="0.073cm" svg:x="21.897cm" svg:y="14.723cm" svg:viewBox="0 0 112 74" draw:points="112,32 106,16 90,5 64,0 48,0 21,5 5,16 0,32 0,43 5,59 21,69 48,74 64,74 90,69 106,59 112,43 112,32">
            <text:p/>
          </draw:polyline>
          <draw:polyline draw:style-name="gr1" draw:text-style-name="P1" draw:layer="layout" svg:width="0.111cm" svg:height="0.073cm" svg:x="21.897cm" svg:y="14.829cm" svg:viewBox="0 0 112 74" draw:points="112,32 106,16 90,5 64,0 48,0 21,5 5,16 0,32 0,43 5,59 21,69 48,74 64,74 90,69 106,59 112,43 112,32">
            <text:p/>
          </draw:polyline>
          <draw:line draw:style-name="gr1" draw:text-style-name="P1" draw:layer="layout" svg:x1="21.971cm" svg:y1="14.941cm" svg:x2="21.897cm" svg:y2="14.941cm">
            <text:p/>
          </draw:line>
          <draw:polyline draw:style-name="gr1" draw:text-style-name="P1" draw:layer="layout" svg:width="0.073cm" svg:height="0.057cm" svg:x="21.897cm" svg:y="14.941cm" svg:viewBox="0 0 74 58" draw:points="53,0 69,16 74,26 74,43 69,53 53,58 0,58">
            <text:p/>
          </draw:polyline>
          <draw:polyline draw:style-name="gr1" draw:text-style-name="P1" draw:layer="layout" svg:width="0.079cm" svg:height="0.111cm" svg:x="20.973cm" svg:y="15.763cm" svg:viewBox="0 0 80 112" draw:points="80,27 74,16 64,5 53,0 32,0 21,5 11,16 5,27 0,43 0,69 5,85 11,95 21,106 32,112 53,112 64,106 74,95 80,85">
            <text:p/>
          </draw:polyline>
          <draw:polyline draw:style-name="gr1" draw:text-style-name="P1" draw:layer="layout" svg:width="0.068cm" svg:height="0.111cm" svg:x="21.09cm" svg:y="15.763cm" svg:viewBox="0 0 69 112" draw:points="63,16 58,5 42,0 31,0 15,5 5,22 0,48 0,74 5,95 15,106 31,112 37,112 53,106 63,95 69,80 69,74 63,59 53,48 37,43 31,43 15,48 5,59 0,74">
            <text:p/>
          </draw:polyline>
          <draw:polyline draw:style-name="gr1" draw:text-style-name="P1" draw:layer="layout" svg:width="0.025cm" svg:height="0.111cm" svg:x="20.914cm" svg:y="15.995cm" svg:viewBox="0 0 26 112" draw:points="0,22 11,16 26,0 26,112">
            <text:p/>
          </draw:polyline>
          <draw:polyline draw:style-name="gr1" draw:text-style-name="P1" draw:layer="layout" svg:width="0.073cm" svg:height="0.111cm" svg:x="21.005cm" svg:y="15.995cm" svg:viewBox="0 0 74 112" draw:points="32,0 16,5 5,22 0,48 0,64 5,91 16,107 32,112 43,112 59,107 69,91 74,64 74,48 69,22 59,5 43,0 32,0">
            <text:p/>
          </draw:polyline>
          <draw:polyline draw:style-name="gr1" draw:text-style-name="P1" draw:layer="layout" svg:width="0.073cm" svg:height="0.111cm" svg:x="21.111cm" svg:y="15.995cm" svg:viewBox="0 0 74 112" draw:points="32,0 16,5 5,22 0,48 0,64 5,91 16,107 32,112 43,112 59,107 69,91 74,64 74,48 69,22 59,5 43,0 32,0">
            <text:p/>
          </draw:polyline>
          <draw:line draw:style-name="gr1" draw:text-style-name="P1" draw:layer="layout" svg:x1="21.223cm" svg:y1="16.033cm" svg:x2="21.223cm" svg:y2="16.107cm">
            <text:p/>
          </draw:line>
          <draw:polyline draw:style-name="gr1" draw:text-style-name="P1" draw:layer="layout" svg:width="0.057cm" svg:height="0.073cm" svg:x="21.223cm" svg:y="16.033cm" svg:viewBox="0 0 58 74" draw:points="0,21 16,5 26,0 42,0 53,5 58,21 58,74">
            <text:p/>
          </draw:polyline>
          <draw:polyline draw:style-name="gr1" draw:text-style-name="P1" draw:layer="layout" svg:width="0.078cm" svg:height="0.111cm" svg:x="20.222cm" svg:y="14.082cm" svg:viewBox="0 0 79 112" draw:points="79,27 74,16 64,5 53,0 32,0 21,5 11,16 5,27 0,43 0,69 5,85 11,95 21,106 32,112 53,112 64,106 74,95 79,85">
            <text:p/>
          </draw:polyline>
          <draw:polyline draw:style-name="gr1" draw:text-style-name="P1" draw:layer="layout" svg:width="0.073cm" svg:height="0.111cm" svg:x="20.334cm" svg:y="14.082cm" svg:viewBox="0 0 74 112" draw:points="11,0 69,0 37,43 53,43 64,48 69,53 74,69 74,80 69,95 59,106 43,112 26,112 11,106 5,101 0,91">
            <text:p/>
          </draw:polyline>
          <draw:polyline draw:style-name="gr1" draw:text-style-name="P1" draw:layer="layout" svg:width="0.026cm" svg:height="0.111cm" svg:x="20.601cm" svg:y="14.073cm" svg:viewBox="0 0 27 112" draw:points="0,22 11,16 27,0 27,112">
            <text:p/>
          </draw:polyline>
          <draw:polyline draw:style-name="gr1" draw:text-style-name="P1" draw:layer="layout" svg:width="0.073cm" svg:height="0.111cm" svg:x="20.692cm" svg:y="14.073cm" svg:viewBox="0 0 74 112" draw:points="32,0 16,5 5,22 0,48 0,64 5,91 16,106 32,112 43,112 59,106 69,91 74,64 74,48 69,22 59,5 43,0 32,0">
            <text:p/>
          </draw:polyline>
          <draw:polyline draw:style-name="gr1" draw:text-style-name="P1" draw:layer="layout" svg:width="0.073cm" svg:height="0.111cm" svg:x="20.798cm" svg:y="14.073cm" svg:viewBox="0 0 74 112" draw:points="32,0 16,5 5,22 0,48 0,64 5,91 16,106 32,112 43,112 59,106 69,91 74,64 74,48 69,22 59,5 43,0 32,0">
            <text:p/>
          </draw:polyline>
          <draw:line draw:style-name="gr1" draw:text-style-name="P1" draw:layer="layout" svg:x1="20.91cm" svg:y1="14.111cm" svg:x2="20.91cm" svg:y2="14.185cm">
            <text:p/>
          </draw:line>
          <draw:polyline draw:style-name="gr1" draw:text-style-name="P1" draw:layer="layout" svg:width="0.057cm" svg:height="0.073cm" svg:x="20.91cm" svg:y="14.111cm" svg:viewBox="0 0 58 74" draw:points="0,21 16,5 26,0 42,0 53,5 58,21 58,74">
            <text:p/>
          </draw:polyline>
          <draw:polyline draw:style-name="gr1" draw:text-style-name="P1" draw:layer="layout" svg:width="0.111cm" svg:height="0.079cm" svg:x="19.948cm" svg:y="15.2cm" svg:viewBox="0 0 112 80" draw:points="85,80 96,74 107,64 112,53 112,32 107,21 96,11 85,5 69,0 43,0 26,5 16,11 5,21 0,32 0,53 5,64 16,74 26,80">
            <text:p/>
          </draw:polyline>
          <draw:polyline draw:style-name="gr1" draw:text-style-name="P1" draw:layer="layout" svg:width="0.111cm" svg:height="0.078cm" svg:x="19.948cm" svg:y="15.312cm" svg:viewBox="0 0 112 79" draw:points="37,79 37,0 112,53 0,53">
            <text:p/>
          </draw:polyline>
          <draw:polyline draw:style-name="gr1" draw:text-style-name="P1" draw:layer="layout" svg:width="0.111cm" svg:height="0.026cm" svg:x="20.198cm" svg:y="15.034cm" svg:viewBox="0 0 112 27" draw:points="90,0 95,11 112,27 0,27">
            <text:p/>
          </draw:polyline>
          <draw:polyline draw:style-name="gr1" draw:text-style-name="P1" draw:layer="layout" svg:width="0.111cm" svg:height="0.073cm" svg:x="20.198cm" svg:y="15.125cm" svg:viewBox="0 0 112 74" draw:points="112,32 106,16 90,5 64,0 48,0 21,5 5,16 0,32 0,42 5,58 21,69 48,74 64,74 90,69 106,58 112,42 112,32">
            <text:p/>
          </draw:polyline>
          <draw:polyline draw:style-name="gr1" draw:text-style-name="P1" draw:layer="layout" svg:width="0.111cm" svg:height="0.073cm" svg:x="20.198cm" svg:y="15.231cm" svg:viewBox="0 0 112 74" draw:points="112,32 106,16 90,5 64,0 48,0 21,5 5,16 0,32 0,43 5,59 21,69 48,74 64,74 90,69 106,59 112,43 112,32">
            <text:p/>
          </draw:polyline>
          <draw:line draw:style-name="gr1" draw:text-style-name="P1" draw:layer="layout" svg:x1="20.272cm" svg:y1="15.343cm" svg:x2="20.198cm" svg:y2="15.343cm">
            <text:p/>
          </draw:line>
          <draw:polyline draw:style-name="gr1" draw:text-style-name="P1" draw:layer="layout" svg:width="0.073cm" svg:height="0.058cm" svg:x="20.198cm" svg:y="15.343cm" svg:viewBox="0 0 74 59" draw:points="53,0 69,16 74,26 74,43 69,53 53,59 0,59">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koe </meta:initial-creator>
    <meta:creation-date>2009-12-06T01:05:41</meta:creation-date>
    <dc:date>2010-01-06T00:02:07</dc:date>
    <dc:creator>Skoe </dc:creator>
    <meta:editing-duration>PT00H29M10S</meta:editing-duration>
    <meta:editing-cycles>6</meta:editing-cycles>
    <meta:generator>OpenOffice.org/3.1$Unix OpenOffice.org_project/310m19$Build-9420</meta:generator>
    <meta:document-statistic meta:object-count="1867"/>
  </office:meta>
</office:document-meta>
</file>